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2.6193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3.27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5228in"/>
    </style:style>
    <style:style style:name="co9" style:family="table-column">
      <style:table-column-properties fo:break-before="auto" style:column-width="2.5547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6783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0.5819in"/>
    </style:style>
    <style:style style:name="co17" style:family="table-column">
      <style:table-column-properties fo:break-before="auto" style:column-width="0.9575in"/>
    </style:style>
    <style:style style:name="co18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="0.74pt solid #000000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0.74pt solid #000000"/>
      <style:text-properties style:text-line-through-style="solid" style:text-line-through-type="single"/>
    </style:style>
    <style:style style:name="ce12" style:family="table-cell" style:parent-style-name="Default" style:data-style-name="N100">
      <style:table-cell-properties fo:background-color="#ffffd7" fo:border="0.74pt solid #00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10" style:family="table-cell" style:parent-style-name="Default" style:data-style-name="N100">
      <style:table-cell-properties fo:border="0.74pt solid #000000"/>
      <style:text-properties style:text-line-through-style="solid" style:text-line-through-type="single"/>
    </style:style>
    <style:style style:name="ce16" style:family="table-cell" style:parent-style-name="Default">
      <style:text-properties fo:font-weight="bold"/>
    </style:style>
    <style:style style:name="ce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3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B_BB01</text:p>
          </table:table-cell>
          <table:table-cell table:style-name="ce12" table:formula="of:=VLOOKUP([.$A2];[$T_Others.$A:.$H];2)" office:value-type="string" office:string-value="Other" calcext:value-type="string">
            <text:p>Other</text:p>
          </table:table-cell>
          <table:table-cell table:style-name="ce12" table:formula="of:=VLOOKUP([.$A2];[$T_Others.$A:.$H];3)" office:value-type="string" office:string-value="CustomBoard" calcext:value-type="string">
            <text:p>CustomBoard</text:p>
          </table:table-cell>
          <table:table-cell table:style-name="ce12" table:formula="of:=VLOOKUP([.$A2];[$T_Others.$A:.$H];4)" office:value-type="string" office:string-value="PCB Panel" calcext:value-type="string">
            <text:p>PCB Panel</text:p>
          </table:table-cell>
          <table:table-cell table:style-name="ce12" table:formula="of:=VLOOKUP([.$A2];[$T_Others.$A:.$H];7)" office:value-type="string" office:string-value="TODO" calcext:value-type="string">
            <text:p>TODO</text:p>
          </table:table-cell>
          <table:table-cell table:style-name="ce12" table:formula="of:=VLOOKUP([.$A2];[$T_Others.$A:.$H];8)" office:value-type="string" office:string-value="Assemble Custom Board PCB" calcext:value-type="string">
            <text:p>Assemble Custom Board P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1</text:p>
          </table:table-cell>
          <table:table-cell table:style-name="ce12" table:formula="of:=VLOOKUP([.$A3];[$T_Connectors.$A:.$H];2)" office:value-type="string" office:string-value="Conn" calcext:value-type="string">
            <text:p>Conn</text:p>
          </table:table-cell>
          <table:table-cell table:style-name="ce12" table:formula="of:=VLOOKUP([.$A3];[$T_Connectors.$A:.$H];3)" office:value-type="string" office:string-value="CustomBoard" calcext:value-type="string">
            <text:p>CustomBoard</text:p>
          </table:table-cell>
          <table:table-cell table:style-name="ce12" table:formula="of:=VLOOKUP([.$A3];[$T_Connectors.$A:.$H];4)" office:value-type="string" office:string-value="Connector from DC/DC (vite)" calcext:value-type="string">
            <text:p>Connector from DC/DC (vite)</text:p>
          </table:table-cell>
          <table:table-cell table:style-name="ce12" table:formula="of:=VLOOKUP([.$A3];[$T_Connectors.$A:.$H];7)" office:value-type="string" office:string-value="OK" calcext:value-type="string">
            <text:p>OK</text:p>
          </table:table-cell>
          <table:table-cell table:style-name="ce12" table:formula="of:=VLOOKUP([.$A3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2</text:p>
          </table:table-cell>
          <table:table-cell table:style-name="ce12" table:formula="of:=VLOOKUP([.$A4];[$T_Connectors.$A:.$H];2)" office:value-type="string" office:string-value="Conn" calcext:value-type="string">
            <text:p>Conn</text:p>
          </table:table-cell>
          <table:table-cell table:style-name="ce12" table:formula="of:=VLOOKUP([.$A4];[$T_Connectors.$A:.$H];3)" office:value-type="string" office:string-value="CustomBoard" calcext:value-type="string">
            <text:p>CustomBoard</text:p>
          </table:table-cell>
          <table:table-cell table:style-name="ce12" table:formula="of:=VLOOKUP([.$A4];[$T_Connectors.$A:.$H];4)" office:value-type="string" office:string-value="Connector to UPS (vite)" calcext:value-type="string">
            <text:p>Connector to UPS (vite)</text:p>
          </table:table-cell>
          <table:table-cell table:style-name="ce12" table:formula="of:=VLOOKUP([.$A4];[$T_Connectors.$A:.$H];7)" office:value-type="string" office:string-value="OK" calcext:value-type="string">
            <text:p>OK</text:p>
          </table:table-cell>
          <table:table-cell table:style-name="ce12" table:formula="of:=VLOOKUP([.$A4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3</text:p>
          </table:table-cell>
          <table:table-cell table:style-name="ce12" table:formula="of:=VLOOKUP([.$A5];[$T_Connectors.$A:.$H];2)" office:value-type="string" office:string-value="Conn" calcext:value-type="string">
            <text:p>Conn</text:p>
          </table:table-cell>
          <table:table-cell table:style-name="ce12" table:formula="of:=VLOOKUP([.$A5];[$T_Connectors.$A:.$H];3)" office:value-type="string" office:string-value="CustomBoard" calcext:value-type="string">
            <text:p>CustomBoard</text:p>
          </table:table-cell>
          <table:table-cell table:style-name="ce12" table:formula="of:=VLOOKUP([.$A5];[$T_Connectors.$A:.$H];4)" office:value-type="string" office:string-value="Connector to RaspberryPi Ribbon 40PIN" calcext:value-type="string">
            <text:p>Connector to RaspberryPi Ribbon 40PIN</text:p>
          </table:table-cell>
          <table:table-cell table:style-name="ce12" table:formula="of:=VLOOKUP([.$A5];[$T_Connectors.$A:.$H];7)" office:value-type="string" office:string-value="OK" calcext:value-type="string">
            <text:p>OK</text:p>
          </table:table-cell>
          <table:table-cell table:style-name="ce12" table:formula="of:=VLOOKUP([.$A5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4</text:p>
          </table:table-cell>
          <table:table-cell table:style-name="ce12" table:formula="of:=VLOOKUP([.$A6];[$T_Connectors.$A:.$H];2)" office:value-type="string" office:string-value="Conn" calcext:value-type="string">
            <text:p>Conn</text:p>
          </table:table-cell>
          <table:table-cell table:style-name="ce12" table:formula="of:=VLOOKUP([.$A6];[$T_Connectors.$A:.$H];3)" office:value-type="string" office:string-value="CustomBoard" calcext:value-type="string">
            <text:p>CustomBoard</text:p>
          </table:table-cell>
          <table:table-cell table:style-name="ce12" table:formula="of:=VLOOKUP([.$A6];[$T_Connectors.$A:.$H];4)" office:value-type="string" office:string-value="Connector from UPS ???-5P" calcext:value-type="string">
            <text:p>Connector from UPS ???-5P</text:p>
          </table:table-cell>
          <table:table-cell table:style-name="ce12" table:formula="of:=VLOOKUP([.$A6];[$T_Connectors.$A:.$H];7)" office:value-type="string" office:string-value="OK" calcext:value-type="string">
            <text:p>OK</text:p>
          </table:table-cell>
          <table:table-cell table:style-name="ce12" table:formula="of:=VLOOKUP([.$A6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5</text:p>
          </table:table-cell>
          <table:table-cell table:style-name="ce12" table:formula="of:=VLOOKUP([.$A7];[$T_Connectors.$A:.$H];2)" office:value-type="string" office:string-value="Conn" calcext:value-type="string">
            <text:p>Conn</text:p>
          </table:table-cell>
          <table:table-cell table:style-name="ce12" table:formula="of:=VLOOKUP([.$A7];[$T_Connectors.$A:.$H];3)" office:value-type="string" office:string-value="CustomBoard" calcext:value-type="string">
            <text:p>CustomBoard</text:p>
          </table:table-cell>
          <table:table-cell table:style-name="ce12" table:formula="of:=VLOOKUP([.$A7];[$T_Connectors.$A:.$H];4)" office:value-type="string" office:string-value="Connector for GPIO Expansion JSL-6P" calcext:value-type="string">
            <text:p>Connector for GPIO Expansion JSL-6P</text:p>
          </table:table-cell>
          <table:table-cell table:style-name="ce12" table:formula="of:=VLOOKUP([.$A7];[$T_Connectors.$A:.$H];7)" office:value-type="string" office:string-value="TODO" calcext:value-type="string">
            <text:p>TODO</text:p>
          </table:table-cell>
          <table:table-cell table:style-name="ce12" table:formula="of:=VLOOKUP([.$A7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6</text:p>
          </table:table-cell>
          <table:table-cell table:style-name="ce12" table:formula="of:=VLOOKUP([.$A8];[$T_Connectors.$A:.$H];2)" office:value-type="string" office:string-value="Conn" calcext:value-type="string">
            <text:p>Conn</text:p>
          </table:table-cell>
          <table:table-cell table:style-name="ce12" table:formula="of:=VLOOKUP([.$A8];[$T_Connectors.$A:.$H];3)" office:value-type="string" office:string-value="CustomBoard" calcext:value-type="string">
            <text:p>CustomBoard</text:p>
          </table:table-cell>
          <table:table-cell table:style-name="ce12" table:formula="of:=VLOOKUP([.$A8];[$T_Connectors.$A:.$H];4)" office:value-type="string" office:string-value="Connector for Serial Comm JSL-3P" calcext:value-type="string">
            <text:p>Connector for Serial Comm JSL-3P</text:p>
          </table:table-cell>
          <table:table-cell table:style-name="ce12" table:formula="of:=VLOOKUP([.$A8];[$T_Connectors.$A:.$H];7)" office:value-type="string" office:string-value="TODO" calcext:value-type="string">
            <text:p>TODO</text:p>
          </table:table-cell>
          <table:table-cell table:style-name="ce12" table:formula="of:=VLOOKUP([.$A8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7</text:p>
          </table:table-cell>
          <table:table-cell table:style-name="ce12" table:formula="of:=VLOOKUP([.$A9];[$T_Connectors.$A:.$H];2)" office:value-type="string" office:string-value="Conn" calcext:value-type="string">
            <text:p>Conn</text:p>
          </table:table-cell>
          <table:table-cell table:style-name="ce12" table:formula="of:=VLOOKUP([.$A9];[$T_Connectors.$A:.$H];3)" office:value-type="string" office:string-value="CustomBoard" calcext:value-type="string">
            <text:p>CustomBoard</text:p>
          </table:table-cell>
          <table:table-cell table:style-name="ce12" table:formula="of:=VLOOKUP([.$A9];[$T_Connectors.$A:.$H];4)" office:value-type="string" office:string-value="Connector for Weight Sensor JSL-4P" calcext:value-type="string">
            <text:p>Connector for Weight Sensor JSL-4P</text:p>
          </table:table-cell>
          <table:table-cell table:style-name="ce12" table:formula="of:=VLOOKUP([.$A9];[$T_Connectors.$A:.$H];7)" office:value-type="string" office:string-value="TODO" calcext:value-type="string">
            <text:p>TODO</text:p>
          </table:table-cell>
          <table:table-cell table:style-name="ce12" table:formula="of:=VLOOKUP([.$A9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1</text:p>
          </table:table-cell>
          <table:table-cell table:style-name="ce12" table:formula="of:=VLOOKUP([.$A10];[$T_Wires.$A:.$P];2)" office:value-type="string" office:string-value="Wire" calcext:value-type="string">
            <text:p>Wire</text:p>
          </table:table-cell>
          <table:table-cell table:style-name="ce12" table:formula="of:=VLOOKUP([.$A10];[$T_Wires.$A:.$P];3)" office:value-type="string" office:string-value="CustomBoard" calcext:value-type="string">
            <text:p>CustomBoard</text:p>
          </table:table-cell>
          <table:table-cell table:style-name="ce12" table:formula="of:=VLOOKUP([.$A10];[$T_Wires.$A:.$P];4)" office:value-type="string" office:string-value="CB_DCDCConn - CB_UPSConn (x2)" calcext:value-type="string">
            <text:p>CB_DCDCConn - CB_UPSConn (x2)</text:p>
          </table:table-cell>
          <table:table-cell table:style-name="ce12" table:formula="of:=VLOOKUP([.$A10];[$T_Wires.$A:.$P];15)" office:value-type="string" office:string-value="TODO" calcext:value-type="string">
            <text:p>TODO</text:p>
          </table:table-cell>
          <table:table-cell table:style-name="ce12" table:formula="of:=VLOOKUP([.$A10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2</text:p>
          </table:table-cell>
          <table:table-cell table:style-name="ce12" table:formula="of:=VLOOKUP([.$A11];[$T_Wires.$A:.$P];2)" office:value-type="string" office:string-value="Wire" calcext:value-type="string">
            <text:p>Wire</text:p>
          </table:table-cell>
          <table:table-cell table:style-name="ce12" table:formula="of:=VLOOKUP([.$A11];[$T_Wires.$A:.$P];3)" office:value-type="string" office:string-value="CustomBoard" calcext:value-type="string">
            <text:p>CustomBoard</text:p>
          </table:table-cell>
          <table:table-cell table:style-name="ce12" table:formula="of:=VLOOKUP([.$A11];[$T_Wires.$A:.$P];4)" office:value-type="string" office:string-value="CB_RpiHeader - CB_WeightConn (x4)" calcext:value-type="string">
            <text:p>CB_RpiHeader - CB_WeightConn (x4)</text:p>
          </table:table-cell>
          <table:table-cell table:style-name="ce12" table:formula="of:=VLOOKUP([.$A11];[$T_Wires.$A:.$P];15)" office:value-type="string" office:string-value="TODO" calcext:value-type="string">
            <text:p>TODO</text:p>
          </table:table-cell>
          <table:table-cell table:style-name="ce12" table:formula="of:=VLOOKUP([.$A11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3</text:p>
          </table:table-cell>
          <table:table-cell table:style-name="ce12" table:formula="of:=VLOOKUP([.$A12];[$T_Wires.$A:.$P];2)" office:value-type="string" office:string-value="Wire" calcext:value-type="string">
            <text:p>Wire</text:p>
          </table:table-cell>
          <table:table-cell table:style-name="ce12" table:formula="of:=VLOOKUP([.$A12];[$T_Wires.$A:.$P];3)" office:value-type="string" office:string-value="CustomBoard" calcext:value-type="string">
            <text:p>CustomBoard</text:p>
          </table:table-cell>
          <table:table-cell table:style-name="ce12" table:formula="of:=VLOOKUP([.$A12];[$T_Wires.$A:.$P];4)" office:value-type="string" office:string-value="CB_RpiHeader - CB_SerialConn (x3)" calcext:value-type="string">
            <text:p>CB_RpiHeader - CB_SerialConn (x3)</text:p>
          </table:table-cell>
          <table:table-cell table:style-name="ce12" table:formula="of:=VLOOKUP([.$A12];[$T_Wires.$A:.$P];15)" office:value-type="string" office:string-value="TODO" calcext:value-type="string">
            <text:p>TODO</text:p>
          </table:table-cell>
          <table:table-cell table:style-name="ce12" table:formula="of:=VLOOKUP([.$A12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4</text:p>
          </table:table-cell>
          <table:table-cell table:style-name="ce12" table:formula="of:=VLOOKUP([.$A13];[$T_Wires.$A:.$P];2)" office:value-type="string" office:string-value="Wire" calcext:value-type="string">
            <text:p>Wire</text:p>
          </table:table-cell>
          <table:table-cell table:style-name="ce12" table:formula="of:=VLOOKUP([.$A13];[$T_Wires.$A:.$P];3)" office:value-type="string" office:string-value="CustomBoard" calcext:value-type="string">
            <text:p>CustomBoard</text:p>
          </table:table-cell>
          <table:table-cell table:style-name="ce12" table:formula="of:=VLOOKUP([.$A13];[$T_Wires.$A:.$P];4)" office:value-type="string" office:string-value="CB_RpiHeader - CB_GPIOConn (x6)" calcext:value-type="string">
            <text:p>CB_RpiHeader - CB_GPIOConn (x6)</text:p>
          </table:table-cell>
          <table:table-cell table:style-name="ce12" table:formula="of:=VLOOKUP([.$A13];[$T_Wires.$A:.$P];15)" office:value-type="string" office:string-value="TODO" calcext:value-type="string">
            <text:p>TODO</text:p>
          </table:table-cell>
          <table:table-cell table:style-name="ce12" table:formula="of:=VLOOKUP([.$A13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5</text:p>
          </table:table-cell>
          <table:table-cell table:style-name="ce12" table:formula="of:=VLOOKUP([.$A14];[$T_Wires.$A:.$P];2)" office:value-type="string" office:string-value="Wire" calcext:value-type="string">
            <text:p>Wire</text:p>
          </table:table-cell>
          <table:table-cell table:style-name="ce12" table:formula="of:=VLOOKUP([.$A14];[$T_Wires.$A:.$P];3)" office:value-type="string" office:string-value="CustomBoard" calcext:value-type="string">
            <text:p>CustomBoard</text:p>
          </table:table-cell>
          <table:table-cell table:style-name="ce12" table:formula="of:=VLOOKUP([.$A14];[$T_Wires.$A:.$P];4)" office:value-type="string" office:string-value="CB_RpiHeader - CB_UPSConn (x5)" calcext:value-type="string">
            <text:p>CB_RpiHeader - CB_UPSConn (x5)</text:p>
          </table:table-cell>
          <table:table-cell table:style-name="ce12" table:formula="of:=VLOOKUP([.$A14];[$T_Wires.$A:.$P];15)" office:value-type="string" office:string-value="TODO" calcext:value-type="string">
            <text:p>TODO</text:p>
          </table:table-cell>
          <table:table-cell table:style-name="ce12" table:formula="of:=VLOOKUP([.$A14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xt_D01</text:p>
          </table:table-cell>
          <table:table-cell table:style-name="ce12" table:formula="of:=VLOOKUP([.$A15];[$T_Devices.$A:.$H];2)" office:value-type="string" office:string-value="Device" calcext:value-type="string">
            <text:p>Device</text:p>
          </table:table-cell>
          <table:table-cell table:style-name="ce12" table:formula="of:=VLOOKUP([.$A15];[$T_Devices.$A:.$H];3)" office:value-type="string" office:string-value="External" calcext:value-type="string">
            <text:p>External</text:p>
          </table:table-cell>
          <table:table-cell table:style-name="ce12" table:formula="of:=VLOOKUP([.$A15];[$T_Devices.$A:.$H];4)" office:value-type="string" office:string-value="Service Battery" calcext:value-type="string">
            <text:p>Service Battery</text:p>
          </table:table-cell>
          <table:table-cell table:style-name="ce12" table:formula="of:=VLOOKUP([.$A15];[$T_Devices.$A:.$H];7)" office:value-type="string" office:string-value="OK" calcext:value-type="string">
            <text:p>OK</text:p>
          </table:table-cell>
          <table:table-cell table:style-name="ce12" table:formula="of:=VLOOKUP([.$A15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xt_D02</text:p>
          </table:table-cell>
          <table:table-cell table:style-name="ce12" table:formula="of:=VLOOKUP([.$A16];[$T_Devices.$A:.$H];2)" office:value-type="string" office:string-value="Device" calcext:value-type="string">
            <text:p>Device</text:p>
          </table:table-cell>
          <table:table-cell table:style-name="ce12" table:formula="of:=VLOOKUP([.$A16];[$T_Devices.$A:.$H];3)" office:value-type="string" office:string-value="External" calcext:value-type="string">
            <text:p>External</text:p>
          </table:table-cell>
          <table:table-cell table:style-name="ce12" table:formula="of:=VLOOKUP([.$A16];[$T_Devices.$A:.$H];4)" office:value-type="string" office:string-value="Solar Panels" calcext:value-type="string">
            <text:p>Solar Panels</text:p>
          </table:table-cell>
          <table:table-cell table:style-name="ce12" table:formula="of:=VLOOKUP([.$A16];[$T_Devices.$A:.$H];7)" office:value-type="string" office:string-value="OK" calcext:value-type="string">
            <text:p>OK</text:p>
          </table:table-cell>
          <table:table-cell table:style-name="ce12" table:formula="of:=VLOOKUP([.$A16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xt_D03</text:p>
          </table:table-cell>
          <table:table-cell table:style-name="ce12" table:formula="of:=VLOOKUP([.$A17];[$T_Devices.$A:.$H];2)" office:value-type="string" office:string-value="Device" calcext:value-type="string">
            <text:p>Device</text:p>
          </table:table-cell>
          <table:table-cell table:style-name="ce12" table:formula="of:=VLOOKUP([.$A17];[$T_Devices.$A:.$H];3)" office:value-type="string" office:string-value="External" calcext:value-type="string">
            <text:p>External</text:p>
          </table:table-cell>
          <table:table-cell table:style-name="ce12" table:formula="of:=VLOOKUP([.$A17];[$T_Devices.$A:.$H];4)" office:value-type="string" office:string-value="Vehicle Battery" calcext:value-type="string">
            <text:p>Vehicle Battery</text:p>
          </table:table-cell>
          <table:table-cell table:style-name="ce12" table:formula="of:=VLOOKUP([.$A17];[$T_Devices.$A:.$H];7)" office:value-type="string" office:string-value="OK" calcext:value-type="string">
            <text:p>OK</text:p>
          </table:table-cell>
          <table:table-cell table:style-name="ce12" table:formula="of:=VLOOKUP([.$A17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1</text:p>
          </table:table-cell>
          <table:table-cell table:style-name="ce12" table:formula="of:=VLOOKUP([.$A18];[$T_Wires.$A:.$P];2)" office:value-type="string" office:string-value="Wire" calcext:value-type="string">
            <text:p>Wire</text:p>
          </table:table-cell>
          <table:table-cell table:style-name="ce12" table:formula="of:=VLOOKUP([.$A18];[$T_Wires.$A:.$P];3)" office:value-type="string" office:string-value="External" calcext:value-type="string">
            <text:p>External</text:p>
          </table:table-cell>
          <table:table-cell table:style-name="ce12" table:formula="of:=VLOOKUP([.$A18];[$T_Wires.$A:.$P];4)" office:value-type="string" office:string-value="Ext_D1 - Pow_C1 (+)" calcext:value-type="string">
            <text:p>Ext_D1 - Pow_C1 (+)</text:p>
          </table:table-cell>
          <table:table-cell table:style-name="ce12" table:formula="of:=VLOOKUP([.$A18];[$T_Wires.$A:.$P];15)" office:value-type="string" office:string-value="OK" calcext:value-type="string">
            <text:p>OK</text:p>
          </table:table-cell>
          <table:table-cell table:style-name="ce12" table:formula="of:=VLOOKUP([.$A1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2</text:p>
          </table:table-cell>
          <table:table-cell table:style-name="ce12" table:formula="of:=VLOOKUP([.$A19];[$T_Wires.$A:.$P];2)" office:value-type="string" office:string-value="Wire" calcext:value-type="string">
            <text:p>Wire</text:p>
          </table:table-cell>
          <table:table-cell table:style-name="ce12" table:formula="of:=VLOOKUP([.$A19];[$T_Wires.$A:.$P];3)" office:value-type="string" office:string-value="External" calcext:value-type="string">
            <text:p>External</text:p>
          </table:table-cell>
          <table:table-cell table:style-name="ce12" table:formula="of:=VLOOKUP([.$A19];[$T_Wires.$A:.$P];4)" office:value-type="string" office:string-value="Ext_D1 - Pow_C1 (-)" calcext:value-type="string">
            <text:p>Ext_D1 - Pow_C1 (-)</text:p>
          </table:table-cell>
          <table:table-cell table:style-name="ce12" table:formula="of:=VLOOKUP([.$A19];[$T_Wires.$A:.$P];15)" office:value-type="string" office:string-value="OK" calcext:value-type="string">
            <text:p>OK</text:p>
          </table:table-cell>
          <table:table-cell table:style-name="ce12" table:formula="of:=VLOOKUP([.$A1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3</text:p>
          </table:table-cell>
          <table:table-cell table:style-name="ce12" table:formula="of:=VLOOKUP([.$A20];[$T_Wires.$A:.$P];2)" office:value-type="string" office:string-value="Wire" calcext:value-type="string">
            <text:p>Wire</text:p>
          </table:table-cell>
          <table:table-cell table:style-name="ce12" table:formula="of:=VLOOKUP([.$A20];[$T_Wires.$A:.$P];3)" office:value-type="string" office:string-value="External" calcext:value-type="string">
            <text:p>External</text:p>
          </table:table-cell>
          <table:table-cell table:style-name="ce12" table:formula="of:=VLOOKUP([.$A20];[$T_Wires.$A:.$P];4)" office:value-type="string" office:string-value="Ext_D2 - Pow_C2 (+)" calcext:value-type="string">
            <text:p>Ext_D2 - Pow_C2 (+)</text:p>
          </table:table-cell>
          <table:table-cell table:style-name="ce12" table:formula="of:=VLOOKUP([.$A20];[$T_Wires.$A:.$P];15)" office:value-type="string" office:string-value="TODO" calcext:value-type="string">
            <text:p>TODO</text:p>
          </table:table-cell>
          <table:table-cell table:style-name="ce12" table:formula="of:=VLOOKUP([.$A20];[$T_Wires.$A:.$P];16)" office:value-type="string" office:string-value="Fix Cables" calcext:value-type="string">
            <text:p>Fix C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4</text:p>
          </table:table-cell>
          <table:table-cell table:style-name="ce12" table:formula="of:=VLOOKUP([.$A21];[$T_Wires.$A:.$P];2)" office:value-type="string" office:string-value="Wire" calcext:value-type="string">
            <text:p>Wire</text:p>
          </table:table-cell>
          <table:table-cell table:style-name="ce12" table:formula="of:=VLOOKUP([.$A21];[$T_Wires.$A:.$P];3)" office:value-type="string" office:string-value="External" calcext:value-type="string">
            <text:p>External</text:p>
          </table:table-cell>
          <table:table-cell table:style-name="ce12" table:formula="of:=VLOOKUP([.$A21];[$T_Wires.$A:.$P];4)" office:value-type="string" office:string-value="Ext_D2 - Pow_C2 (-)" calcext:value-type="string">
            <text:p>Ext_D2 - Pow_C2 (-)</text:p>
          </table:table-cell>
          <table:table-cell table:style-name="ce12" table:formula="of:=VLOOKUP([.$A21];[$T_Wires.$A:.$P];15)" office:value-type="string" office:string-value="TODO" calcext:value-type="string">
            <text:p>TODO</text:p>
          </table:table-cell>
          <table:table-cell table:style-name="ce12" table:formula="of:=VLOOKUP([.$A21];[$T_Wires.$A:.$P];16)" office:value-type="string" office:string-value="Fix Cables" calcext:value-type="string">
            <text:p>Fix C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5</text:p>
          </table:table-cell>
          <table:table-cell table:style-name="ce12" table:formula="of:=VLOOKUP([.$A22];[$T_Wires.$A:.$P];2)" office:value-type="string" office:string-value="Wire" calcext:value-type="string">
            <text:p>Wire</text:p>
          </table:table-cell>
          <table:table-cell table:style-name="ce12" table:formula="of:=VLOOKUP([.$A22];[$T_Wires.$A:.$P];3)" office:value-type="string" office:string-value="External" calcext:value-type="string">
            <text:p>External</text:p>
          </table:table-cell>
          <table:table-cell table:style-name="ce12" table:formula="of:=VLOOKUP([.$A22];[$T_Wires.$A:.$P];4)" office:value-type="string" office:string-value="Ext_D3 - Pow_C3 (+)" calcext:value-type="string">
            <text:p>Ext_D3 - Pow_C3 (+)</text:p>
          </table:table-cell>
          <table:table-cell table:style-name="ce12" table:formula="of:=VLOOKUP([.$A22];[$T_Wires.$A:.$P];15)" office:value-type="string" office:string-value="OK" calcext:value-type="string">
            <text:p>OK</text:p>
          </table:table-cell>
          <table:table-cell table:style-name="ce12" table:formula="of:=VLOOKUP([.$A2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6</text:p>
          </table:table-cell>
          <table:table-cell table:style-name="ce12" table:formula="of:=VLOOKUP([.$A23];[$T_Wires.$A:.$P];2)" office:value-type="string" office:string-value="Wire" calcext:value-type="string">
            <text:p>Wire</text:p>
          </table:table-cell>
          <table:table-cell table:style-name="ce12" table:formula="of:=VLOOKUP([.$A23];[$T_Wires.$A:.$P];3)" office:value-type="string" office:string-value="External" calcext:value-type="string">
            <text:p>External</text:p>
          </table:table-cell>
          <table:table-cell table:style-name="ce12" table:formula="of:=VLOOKUP([.$A23];[$T_Wires.$A:.$P];4)" office:value-type="string" office:string-value="Ext_D3 - Pow_C3 (-)" calcext:value-type="string">
            <text:p>Ext_D3 - Pow_C3 (-)</text:p>
          </table:table-cell>
          <table:table-cell table:style-name="ce12" table:formula="of:=VLOOKUP([.$A23];[$T_Wires.$A:.$P];15)" office:value-type="string" office:string-value="OK" calcext:value-type="string">
            <text:p>OK</text:p>
          </table:table-cell>
          <table:table-cell table:style-name="ce12" table:formula="of:=VLOOKUP([.$A2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1</text:p>
          </table:table-cell>
          <table:table-cell table:style-name="ce12" table:formula="of:=VLOOKUP([.$A24];[$T_Connectors.$A:.$H];2)" office:value-type="string" office:string-value="Conn" calcext:value-type="string">
            <text:p>Conn</text:p>
          </table:table-cell>
          <table:table-cell table:style-name="ce12" table:formula="of:=VLOOKUP([.$A24];[$T_Connectors.$A:.$H];3)" office:value-type="string" office:string-value="IntBlock" calcext:value-type="string">
            <text:p>IntBlock</text:p>
          </table:table-cell>
          <table:table-cell table:style-name="ce12" table:formula="of:=VLOOKUP([.$A24];[$T_Connectors.$A:.$H];4)" office:value-type="string" office:string-value="Connector for Light 1 (2x1)" calcext:value-type="string">
            <text:p>Connector for Light 1 (2x1)</text:p>
          </table:table-cell>
          <table:table-cell table:style-name="ce12" table:formula="of:=VLOOKUP([.$A24];[$T_Connectors.$A:.$H];7)" office:value-type="string" office:string-value="TODO" calcext:value-type="string">
            <text:p>TODO</text:p>
          </table:table-cell>
          <table:table-cell table:style-name="ce12" table:formula="of:=VLOOKUP([.$A24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2</text:p>
          </table:table-cell>
          <table:table-cell table:style-name="ce12" table:formula="of:=VLOOKUP([.$A25];[$T_Connectors.$A:.$H];2)" office:value-type="string" office:string-value="Conn" calcext:value-type="string">
            <text:p>Conn</text:p>
          </table:table-cell>
          <table:table-cell table:style-name="ce12" table:formula="of:=VLOOKUP([.$A25];[$T_Connectors.$A:.$H];3)" office:value-type="string" office:string-value="IntBlock" calcext:value-type="string">
            <text:p>IntBlock</text:p>
          </table:table-cell>
          <table:table-cell table:style-name="ce12" table:formula="of:=VLOOKUP([.$A25];[$T_Connectors.$A:.$H];4)" office:value-type="string" office:string-value="Connector for Light 2 (2x1)" calcext:value-type="string">
            <text:p>Connector for Light 2 (2x1)</text:p>
          </table:table-cell>
          <table:table-cell table:style-name="ce12" table:formula="of:=VLOOKUP([.$A25];[$T_Connectors.$A:.$H];7)" office:value-type="string" office:string-value="TODO" calcext:value-type="string">
            <text:p>TODO</text:p>
          </table:table-cell>
          <table:table-cell table:style-name="ce12" table:formula="of:=VLOOKUP([.$A25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3</text:p>
          </table:table-cell>
          <table:table-cell table:style-name="ce12" table:formula="of:=VLOOKUP([.$A26];[$T_Connectors.$A:.$H];2)" office:value-type="string" office:string-value="Conn" calcext:value-type="string">
            <text:p>Conn</text:p>
          </table:table-cell>
          <table:table-cell table:style-name="ce12" table:formula="of:=VLOOKUP([.$A26];[$T_Connectors.$A:.$H];3)" office:value-type="string" office:string-value="IntBlock" calcext:value-type="string">
            <text:p>IntBlock</text:p>
          </table:table-cell>
          <table:table-cell table:style-name="ce12" table:formula="of:=VLOOKUP([.$A26];[$T_Connectors.$A:.$H];4)" office:value-type="string" office:string-value="Connector for Fan 1 (2x1)" calcext:value-type="string">
            <text:p>Connector for Fan 1 (2x1)</text:p>
          </table:table-cell>
          <table:table-cell table:style-name="ce12" table:formula="of:=VLOOKUP([.$A26];[$T_Connectors.$A:.$H];7)" office:value-type="string" office:string-value="TODO" calcext:value-type="string">
            <text:p>TODO</text:p>
          </table:table-cell>
          <table:table-cell table:style-name="ce12" table:formula="of:=VLOOKUP([.$A26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4</text:p>
          </table:table-cell>
          <table:table-cell table:style-name="ce12" table:formula="of:=VLOOKUP([.$A27];[$T_Connectors.$A:.$H];2)" office:value-type="string" office:string-value="Conn" calcext:value-type="string">
            <text:p>Conn</text:p>
          </table:table-cell>
          <table:table-cell table:style-name="ce12" table:formula="of:=VLOOKUP([.$A27];[$T_Connectors.$A:.$H];3)" office:value-type="string" office:string-value="IntBlock" calcext:value-type="string">
            <text:p>IntBlock</text:p>
          </table:table-cell>
          <table:table-cell table:style-name="ce12" table:formula="of:=VLOOKUP([.$A27];[$T_Connectors.$A:.$H];4)" office:value-type="string" office:string-value="Connector for Fan 2 (2x1)" calcext:value-type="string">
            <text:p>Connector for Fan 2 (2x1)</text:p>
          </table:table-cell>
          <table:table-cell table:style-name="ce12" table:formula="of:=VLOOKUP([.$A27];[$T_Connectors.$A:.$H];7)" office:value-type="string" office:string-value="TODO" calcext:value-type="string">
            <text:p>TODO</text:p>
          </table:table-cell>
          <table:table-cell table:style-name="ce12" table:formula="of:=VLOOKUP([.$A27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5</text:p>
          </table:table-cell>
          <table:table-cell table:style-name="ce12" table:formula="of:=VLOOKUP([.$A28];[$T_Connectors.$A:.$H];2)" office:value-type="string" office:string-value="Conn" calcext:value-type="string">
            <text:p>Conn</text:p>
          </table:table-cell>
          <table:table-cell table:style-name="ce12" table:formula="of:=VLOOKUP([.$A28];[$T_Connectors.$A:.$H];3)" office:value-type="string" office:string-value="IntBlock" calcext:value-type="string">
            <text:p>IntBlock</text:p>
          </table:table-cell>
          <table:table-cell table:style-name="ce12" table:formula="of:=VLOOKUP([.$A28];[$T_Connectors.$A:.$H];4)" office:value-type="string" office:string-value="Connector for Fridge (2x1)" calcext:value-type="string">
            <text:p>Connector for Fridge (2x1)</text:p>
          </table:table-cell>
          <table:table-cell table:style-name="ce12" table:formula="of:=VLOOKUP([.$A28];[$T_Connectors.$A:.$H];7)" office:value-type="string" office:string-value="TODO" calcext:value-type="string">
            <text:p>TODO</text:p>
          </table:table-cell>
          <table:table-cell table:style-name="ce12" table:formula="of:=VLOOKUP([.$A28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6</text:p>
          </table:table-cell>
          <table:table-cell table:style-name="ce12" table:formula="of:=VLOOKUP([.$A29];[$T_Connectors.$A:.$H];2)" office:value-type="string" office:string-value="Conn" calcext:value-type="string">
            <text:p>Conn</text:p>
          </table:table-cell>
          <table:table-cell table:style-name="ce12" table:formula="of:=VLOOKUP([.$A29];[$T_Connectors.$A:.$H];3)" office:value-type="string" office:string-value="IntBlock" calcext:value-type="string">
            <text:p>IntBlock</text:p>
          </table:table-cell>
          <table:table-cell table:style-name="ce12" table:formula="of:=VLOOKUP([.$A29];[$T_Connectors.$A:.$H];4)" office:value-type="string" office:string-value="Connector for Heating (2x1)" calcext:value-type="string">
            <text:p>Connector for Heating (2x1)</text:p>
          </table:table-cell>
          <table:table-cell table:style-name="ce12" table:formula="of:=VLOOKUP([.$A29];[$T_Connectors.$A:.$H];7)" office:value-type="string" office:string-value="TODO" calcext:value-type="string">
            <text:p>TODO</text:p>
          </table:table-cell>
          <table:table-cell table:style-name="ce12" table:formula="of:=VLOOKUP([.$A29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7</text:p>
          </table:table-cell>
          <table:table-cell table:style-name="ce12" table:formula="of:=VLOOKUP([.$A30];[$T_Connectors.$A:.$H];2)" office:value-type="string" office:string-value="Conn" calcext:value-type="string">
            <text:p>Conn</text:p>
          </table:table-cell>
          <table:table-cell table:style-name="ce12" table:formula="of:=VLOOKUP([.$A30];[$T_Connectors.$A:.$H];3)" office:value-type="string" office:string-value="IntBlock" calcext:value-type="string">
            <text:p>IntBlock</text:p>
          </table:table-cell>
          <table:table-cell table:style-name="ce12" table:formula="of:=VLOOKUP([.$A30];[$T_Connectors.$A:.$H];4)" office:value-type="string" office:string-value="Connector for Motor 1 - UP (2x1)" calcext:value-type="string">
            <text:p>Connector for Motor 1 - UP (2x1)</text:p>
          </table:table-cell>
          <table:table-cell table:style-name="ce12" table:formula="of:=VLOOKUP([.$A30];[$T_Connectors.$A:.$H];7)" office:value-type="string" office:string-value="TODO" calcext:value-type="string">
            <text:p>TODO</text:p>
          </table:table-cell>
          <table:table-cell table:style-name="ce12" table:formula="of:=VLOOKUP([.$A30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8</text:p>
          </table:table-cell>
          <table:table-cell table:style-name="ce12" table:formula="of:=VLOOKUP([.$A31];[$T_Connectors.$A:.$H];2)" office:value-type="string" office:string-value="Conn" calcext:value-type="string">
            <text:p>Conn</text:p>
          </table:table-cell>
          <table:table-cell table:style-name="ce12" table:formula="of:=VLOOKUP([.$A31];[$T_Connectors.$A:.$H];3)" office:value-type="string" office:string-value="IntBlock" calcext:value-type="string">
            <text:p>IntBlock</text:p>
          </table:table-cell>
          <table:table-cell table:style-name="ce12" table:formula="of:=VLOOKUP([.$A31];[$T_Connectors.$A:.$H];4)" office:value-type="string" office:string-value="Connector for Motor 1 – DOWN (2x1)" calcext:value-type="string">
            <text:p>Connector for Motor 1 – DOWN (2x1)</text:p>
          </table:table-cell>
          <table:table-cell table:style-name="ce12" table:formula="of:=VLOOKUP([.$A31];[$T_Connectors.$A:.$H];7)" office:value-type="string" office:string-value="TODO" calcext:value-type="string">
            <text:p>TODO</text:p>
          </table:table-cell>
          <table:table-cell table:style-name="ce12" table:formula="of:=VLOOKUP([.$A31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9</text:p>
          </table:table-cell>
          <table:table-cell table:style-name="ce12" table:formula="of:=VLOOKUP([.$A32];[$T_Connectors.$A:.$H];2)" office:value-type="string" office:string-value="Conn" calcext:value-type="string">
            <text:p>Conn</text:p>
          </table:table-cell>
          <table:table-cell table:style-name="ce12" table:formula="of:=VLOOKUP([.$A32];[$T_Connectors.$A:.$H];3)" office:value-type="string" office:string-value="IntBlock" calcext:value-type="string">
            <text:p>IntBlock</text:p>
          </table:table-cell>
          <table:table-cell table:style-name="ce12" table:formula="of:=VLOOKUP([.$A32];[$T_Connectors.$A:.$H];4)" office:value-type="string" office:string-value="Connector for IoT Power line JSL-2P" calcext:value-type="string">
            <text:p>Connector for IoT Power line JSL-2P</text:p>
          </table:table-cell>
          <table:table-cell table:style-name="ce12" table:formula="of:=VLOOKUP([.$A32];[$T_Connectors.$A:.$H];7)" office:value-type="string" office:string-value="TODO" calcext:value-type="string">
            <text:p>TODO</text:p>
          </table:table-cell>
          <table:table-cell table:style-name="ce12" table:formula="of:=VLOOKUP([.$A32];[$T_Connectors.$A:.$H];8)" office:value-type="string" office:string-value="Use a JST Connector (2p)" calcext:value-type="string">
            <text:p>Use a JST Connector (2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10</text:p>
          </table:table-cell>
          <table:table-cell table:style-name="ce12" table:formula="of:=VLOOKUP([.$A33];[$T_Connectors.$A:.$H];2)" office:value-type="string" office:string-value="Conn" calcext:value-type="string">
            <text:p>Conn</text:p>
          </table:table-cell>
          <table:table-cell table:style-name="ce12" table:formula="of:=VLOOKUP([.$A33];[$T_Connectors.$A:.$H];3)" office:value-type="string" office:string-value="IntBlock" calcext:value-type="string">
            <text:p>IntBlock</text:p>
          </table:table-cell>
          <table:table-cell table:style-name="ce12" table:formula="of:=VLOOKUP([.$A33];[$T_Connectors.$A:.$H];4)" office:value-type="string" office:string-value="Connector for GPIO Expansion JSL-6P" calcext:value-type="string">
            <text:p>Connector for GPIO Expansion JSL-6P</text:p>
          </table:table-cell>
          <table:table-cell table:style-name="ce12" table:formula="of:=VLOOKUP([.$A33];[$T_Connectors.$A:.$H];7)" office:value-type="string" office:string-value="TODO" calcext:value-type="string">
            <text:p>TODO</text:p>
          </table:table-cell>
          <table:table-cell table:style-name="ce12" table:formula="of:=VLOOKUP([.$A33];[$T_Connectors.$A:.$H];8)" office:value-type="string" office:string-value="Use a JST Connector (6p)" calcext:value-type="string">
            <text:p>Use a JST Connector (6p)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0</text:p>
          </table:table-cell>
          <table:table-cell table:style-name="ce12" table:formula="of:=VLOOKUP([.$A34];[$T_Devices.$A:.$H];2)" office:value-type="string" office:string-value="Device" calcext:value-type="string">
            <text:p>Device</text:p>
          </table:table-cell>
          <table:table-cell table:style-name="ce12" table:formula="of:=VLOOKUP([.$A34];[$T_Devices.$A:.$H];3)" office:value-type="string" office:string-value="IntBlock" calcext:value-type="string">
            <text:p>IntBlock</text:p>
          </table:table-cell>
          <table:table-cell table:style-name="ce12" table:formula="of:=VLOOKUP([.$A34];[$T_Devices.$A:.$H];4)" office:value-type="string" office:string-value="Fuses Box (x12 poles)" calcext:value-type="string">
            <text:p>Fuses Box (x12 poles)</text:p>
          </table:table-cell>
          <table:table-cell table:style-name="ce12" table:formula="of:=VLOOKUP([.$A34];[$T_Devices.$A:.$H];7)" office:value-type="string" office:string-value="OK" calcext:value-type="string">
            <text:p>OK</text:p>
          </table:table-cell>
          <table:table-cell table:style-name="ce12" table:formula="of:=VLOOKUP([.$A34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1</text:p>
          </table:table-cell>
          <table:table-cell table:style-name="ce12" table:formula="of:=VLOOKUP([.$A35];[$T_Devices.$A:.$H];2)" office:value-type="string" office:string-value="Device" calcext:value-type="string">
            <text:p>Device</text:p>
          </table:table-cell>
          <table:table-cell table:style-name="ce12" table:formula="of:=VLOOKUP([.$A35];[$T_Devices.$A:.$H];3)" office:value-type="string" office:string-value="IntBlock" calcext:value-type="string">
            <text:p>IntBlock</text:p>
          </table:table-cell>
          <table:table-cell table:style-name="ce12" table:formula="of:=VLOOKUP([.$A35];[$T_Devices.$A:.$H];4)" office:value-type="string" office:string-value="GPIO Expansion" calcext:value-type="string">
            <text:p>GPIO Expansion</text:p>
          </table:table-cell>
          <table:table-cell table:style-name="ce12" table:formula="of:=VLOOKUP([.$A35];[$T_Devices.$A:.$H];7)" office:value-type="string" office:string-value="OK" calcext:value-type="string">
            <text:p>OK</text:p>
          </table:table-cell>
          <table:table-cell table:style-name="ce12" table:formula="of:=VLOOKUP([.$A35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2</text:p>
          </table:table-cell>
          <table:table-cell table:style-name="ce12" table:formula="of:=VLOOKUP([.$A36];[$T_Devices.$A:.$H];2)" office:value-type="string" office:string-value="Device" calcext:value-type="string">
            <text:p>Device</text:p>
          </table:table-cell>
          <table:table-cell table:style-name="ce12" table:formula="of:=VLOOKUP([.$A36];[$T_Devices.$A:.$H];3)" office:value-type="string" office:string-value="IntBlock" calcext:value-type="string">
            <text:p>IntBlock</text:p>
          </table:table-cell>
          <table:table-cell table:style-name="ce12" table:formula="of:=VLOOKUP([.$A36];[$T_Devices.$A:.$H];4)" office:value-type="string" office:string-value="Relays Module (x8)" calcext:value-type="string">
            <text:p>Relays Module (x8)</text:p>
          </table:table-cell>
          <table:table-cell table:style-name="ce12" table:formula="of:=VLOOKUP([.$A36];[$T_Devices.$A:.$H];7)" office:value-type="string" office:string-value="TODO" calcext:value-type="string">
            <text:p>TODO</text:p>
          </table:table-cell>
          <table:table-cell table:style-name="ce12" table:formula="of:=VLOOKUP([.$A36];[$T_Devices.$A:.$H];8)" office:value-type="string" office:string-value="Find how to connect 2mm2 cables" calcext:value-type="string">
            <text:p>Find how to connect 2mm2 cable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3</text:p>
          </table:table-cell>
          <table:table-cell table:style-name="ce12" table:formula="of:=VLOOKUP([.$A37];[$T_Devices.$A:.$H];2)" office:value-type="string" office:string-value="Device" calcext:value-type="string">
            <text:p>Device</text:p>
          </table:table-cell>
          <table:table-cell table:style-name="ce12" table:formula="of:=VLOOKUP([.$A37];[$T_Devices.$A:.$H];3)" office:value-type="string" office:string-value="IntBlock" calcext:value-type="string">
            <text:p>IntBlock</text:p>
          </table:table-cell>
          <table:table-cell table:style-name="ce12" table:formula="of:=VLOOKUP([.$A37];[$T_Devices.$A:.$H];4)" office:value-type="string" office:string-value="Buttons Box (x8)" calcext:value-type="string">
            <text:p>Buttons Box (x8)</text:p>
          </table:table-cell>
          <table:table-cell table:style-name="ce12" table:formula="of:=VLOOKUP([.$A37];[$T_Devices.$A:.$H];7)" office:value-type="string" office:string-value="OK" calcext:value-type="string">
            <text:p>OK</text:p>
          </table:table-cell>
          <table:table-cell table:style-name="ce12" table:formula="of:=VLOOKUP([.$A37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0</text:p>
          </table:table-cell>
          <table:table-cell table:style-name="ce12" table:formula="of:=VLOOKUP([.$A38];[$T_Fuses.$A:.$H];2)" office:value-type="string" office:string-value="Fuse" calcext:value-type="string">
            <text:p>Fuse</text:p>
          </table:table-cell>
          <table:table-cell table:style-name="ce12" table:formula="of:=VLOOKUP([.$A38];[$T_Fuses.$A:.$H];3)" office:value-type="string" office:string-value="IntBlock" calcext:value-type="string">
            <text:p>IntBlock</text:p>
          </table:table-cell>
          <table:table-cell table:style-name="ce12" table:formula="of:=VLOOKUP([.$A38];[$T_Fuses.$A:.$H];4)" office:value-type="string" office:string-value="Fuse Integration Block" calcext:value-type="string">
            <text:p>Fuse Integration Block</text:p>
          </table:table-cell>
          <table:table-cell table:style-name="ce12" table:formula="of:=VLOOKUP([.$A38];[$T_Fuses.$A:.$H];7)" office:value-type="string" office:string-value="OK" calcext:value-type="string">
            <text:p>OK</text:p>
          </table:table-cell>
          <table:table-cell table:style-name="ce12" table:formula="of:=VLOOKUP([.$A38];[$T_Fuses.$A:.$H];8)" office:value-type="float" office:value="0" calcext:value-type="float">
            <text:p/>
          </table:table-cell>
          <table:table-cell/>
          <table:table-cell table:style-name="ce19"/>
          <table:table-cell/>
        </table:table-row>
        <table:table-row table:style-name="ro1">
          <table:table-cell table:style-name="ce9" office:value-type="string" calcext:value-type="string">
            <text:p>Int_F01</text:p>
          </table:table-cell>
          <table:table-cell table:style-name="ce12" table:formula="of:=VLOOKUP([.$A39];[$T_Fuses.$A:.$H];2)" office:value-type="string" office:string-value="Fuse" calcext:value-type="string">
            <text:p>Fuse</text:p>
          </table:table-cell>
          <table:table-cell table:style-name="ce12" table:formula="of:=VLOOKUP([.$A39];[$T_Fuses.$A:.$H];3)" office:value-type="string" office:string-value="IntBlock" calcext:value-type="string">
            <text:p>IntBlock</text:p>
          </table:table-cell>
          <table:table-cell table:style-name="ce12" table:formula="of:=VLOOKUP([.$A39];[$T_Fuses.$A:.$H];4)" office:value-type="string" office:string-value="Fuse DC/DC for RaspberryPi" calcext:value-type="string">
            <text:p>Fuse DC/DC for RaspberryPi</text:p>
          </table:table-cell>
          <table:table-cell table:style-name="ce12" table:formula="of:=VLOOKUP([.$A39];[$T_Fuses.$A:.$H];7)" office:value-type="string" office:string-value="OK" calcext:value-type="string">
            <text:p>OK</text:p>
          </table:table-cell>
          <table:table-cell table:style-name="ce12" table:formula="of:=VLOOKUP([.$A39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2</text:p>
          </table:table-cell>
          <table:table-cell table:style-name="ce12" table:formula="of:=VLOOKUP([.$A40];[$T_Fuses.$A:.$H];2)" office:value-type="string" office:string-value="Fuse" calcext:value-type="string">
            <text:p>Fuse</text:p>
          </table:table-cell>
          <table:table-cell table:style-name="ce12" table:formula="of:=VLOOKUP([.$A40];[$T_Fuses.$A:.$H];3)" office:value-type="string" office:string-value="IntBlock" calcext:value-type="string">
            <text:p>IntBlock</text:p>
          </table:table-cell>
          <table:table-cell table:style-name="ce12" table:formula="of:=VLOOKUP([.$A40];[$T_Fuses.$A:.$H];4)" office:value-type="string" office:string-value="Fuse Light 1" calcext:value-type="string">
            <text:p>Fuse Light 1</text:p>
          </table:table-cell>
          <table:table-cell table:style-name="ce12" table:formula="of:=VLOOKUP([.$A40];[$T_Fuses.$A:.$H];7)" office:value-type="string" office:string-value="OK" calcext:value-type="string">
            <text:p>OK</text:p>
          </table:table-cell>
          <table:table-cell table:style-name="ce12" table:formula="of:=VLOOKUP([.$A40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3</text:p>
          </table:table-cell>
          <table:table-cell table:style-name="ce12" table:formula="of:=VLOOKUP([.$A41];[$T_Fuses.$A:.$H];2)" office:value-type="string" office:string-value="Fuse" calcext:value-type="string">
            <text:p>Fuse</text:p>
          </table:table-cell>
          <table:table-cell table:style-name="ce12" table:formula="of:=VLOOKUP([.$A41];[$T_Fuses.$A:.$H];3)" office:value-type="string" office:string-value="IntBlock" calcext:value-type="string">
            <text:p>IntBlock</text:p>
          </table:table-cell>
          <table:table-cell table:style-name="ce12" table:formula="of:=VLOOKUP([.$A41];[$T_Fuses.$A:.$H];4)" office:value-type="string" office:string-value="Fuse Light 2" calcext:value-type="string">
            <text:p>Fuse Light 2</text:p>
          </table:table-cell>
          <table:table-cell table:style-name="ce12" table:formula="of:=VLOOKUP([.$A41];[$T_Fuses.$A:.$H];7)" office:value-type="string" office:string-value="OK" calcext:value-type="string">
            <text:p>OK</text:p>
          </table:table-cell>
          <table:table-cell table:style-name="ce12" table:formula="of:=VLOOKUP([.$A41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4</text:p>
          </table:table-cell>
          <table:table-cell table:style-name="ce12" table:formula="of:=VLOOKUP([.$A42];[$T_Fuses.$A:.$H];2)" office:value-type="string" office:string-value="Fuse" calcext:value-type="string">
            <text:p>Fuse</text:p>
          </table:table-cell>
          <table:table-cell table:style-name="ce12" table:formula="of:=VLOOKUP([.$A42];[$T_Fuses.$A:.$H];3)" office:value-type="string" office:string-value="IntBlock" calcext:value-type="string">
            <text:p>IntBlock</text:p>
          </table:table-cell>
          <table:table-cell table:style-name="ce12" table:formula="of:=VLOOKUP([.$A42];[$T_Fuses.$A:.$H];4)" office:value-type="string" office:string-value="Fuse Fan 1" calcext:value-type="string">
            <text:p>Fuse Fan 1</text:p>
          </table:table-cell>
          <table:table-cell table:style-name="ce12" table:formula="of:=VLOOKUP([.$A42];[$T_Fuses.$A:.$H];7)" office:value-type="string" office:string-value="OK" calcext:value-type="string">
            <text:p>OK</text:p>
          </table:table-cell>
          <table:table-cell table:style-name="ce12" table:formula="of:=VLOOKUP([.$A42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5</text:p>
          </table:table-cell>
          <table:table-cell table:style-name="ce12" table:formula="of:=VLOOKUP([.$A43];[$T_Fuses.$A:.$H];2)" office:value-type="string" office:string-value="Fuse" calcext:value-type="string">
            <text:p>Fuse</text:p>
          </table:table-cell>
          <table:table-cell table:style-name="ce12" table:formula="of:=VLOOKUP([.$A43];[$T_Fuses.$A:.$H];3)" office:value-type="string" office:string-value="IntBlock" calcext:value-type="string">
            <text:p>IntBlock</text:p>
          </table:table-cell>
          <table:table-cell table:style-name="ce12" table:formula="of:=VLOOKUP([.$A43];[$T_Fuses.$A:.$H];4)" office:value-type="string" office:string-value="Fuse Fan 2" calcext:value-type="string">
            <text:p>Fuse Fan 2</text:p>
          </table:table-cell>
          <table:table-cell table:style-name="ce12" table:formula="of:=VLOOKUP([.$A43];[$T_Fuses.$A:.$H];7)" office:value-type="string" office:string-value="OK" calcext:value-type="string">
            <text:p>OK</text:p>
          </table:table-cell>
          <table:table-cell table:style-name="ce12" table:formula="of:=VLOOKUP([.$A43];[$T_Fuses.$A:.$H];8)" office:value-type="float" office:value="0" calcext:value-type="float">
            <text:p/>
          </table:table-cell>
          <table:table-cell table:number-columns-repeated="2"/>
          <table:table-cell table:style-name="ce5"/>
        </table:table-row>
        <table:table-row table:style-name="ro1">
          <table:table-cell table:style-name="ce9" office:value-type="string" calcext:value-type="string">
            <text:p>Int_F06</text:p>
          </table:table-cell>
          <table:table-cell table:style-name="ce12" table:formula="of:=VLOOKUP([.$A44];[$T_Fuses.$A:.$H];2)" office:value-type="string" office:string-value="Fuse" calcext:value-type="string">
            <text:p>Fuse</text:p>
          </table:table-cell>
          <table:table-cell table:style-name="ce12" table:formula="of:=VLOOKUP([.$A44];[$T_Fuses.$A:.$H];3)" office:value-type="string" office:string-value="IntBlock" calcext:value-type="string">
            <text:p>IntBlock</text:p>
          </table:table-cell>
          <table:table-cell table:style-name="ce12" table:formula="of:=VLOOKUP([.$A44];[$T_Fuses.$A:.$H];4)" office:value-type="string" office:string-value="Fuse Fridge" calcext:value-type="string">
            <text:p>Fuse Fridge</text:p>
          </table:table-cell>
          <table:table-cell table:style-name="ce12" table:formula="of:=VLOOKUP([.$A44];[$T_Fuses.$A:.$H];7)" office:value-type="string" office:string-value="OK" calcext:value-type="string">
            <text:p>OK</text:p>
          </table:table-cell>
          <table:table-cell table:style-name="ce12" table:formula="of:=VLOOKUP([.$A44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7</text:p>
          </table:table-cell>
          <table:table-cell table:style-name="ce12" table:formula="of:=VLOOKUP([.$A45];[$T_Fuses.$A:.$H];2)" office:value-type="string" office:string-value="Fuse" calcext:value-type="string">
            <text:p>Fuse</text:p>
          </table:table-cell>
          <table:table-cell table:style-name="ce12" table:formula="of:=VLOOKUP([.$A45];[$T_Fuses.$A:.$H];3)" office:value-type="string" office:string-value="IntBlock" calcext:value-type="string">
            <text:p>IntBlock</text:p>
          </table:table-cell>
          <table:table-cell table:style-name="ce12" table:formula="of:=VLOOKUP([.$A45];[$T_Fuses.$A:.$H];4)" office:value-type="string" office:string-value="Fuse Heating" calcext:value-type="string">
            <text:p>Fuse Heating</text:p>
          </table:table-cell>
          <table:table-cell table:style-name="ce12" table:formula="of:=VLOOKUP([.$A45];[$T_Fuses.$A:.$H];7)" office:value-type="string" office:string-value="OK" calcext:value-type="string">
            <text:p>OK</text:p>
          </table:table-cell>
          <table:table-cell table:style-name="ce12" table:formula="of:=VLOOKUP([.$A45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8</text:p>
          </table:table-cell>
          <table:table-cell table:style-name="ce12" table:formula="of:=VLOOKUP([.$A46];[$T_Fuses.$A:.$H];2)" office:value-type="string" office:string-value="Fuse" calcext:value-type="string">
            <text:p>Fuse</text:p>
          </table:table-cell>
          <table:table-cell table:style-name="ce12" table:formula="of:=VLOOKUP([.$A46];[$T_Fuses.$A:.$H];3)" office:value-type="string" office:string-value="IntBlock" calcext:value-type="string">
            <text:p>IntBlock</text:p>
          </table:table-cell>
          <table:table-cell table:style-name="ce12" table:formula="of:=VLOOKUP([.$A46];[$T_Fuses.$A:.$H];4)" office:value-type="string" office:string-value="Fuse Motor 1 – UP" calcext:value-type="string">
            <text:p>Fuse Motor 1 – UP</text:p>
          </table:table-cell>
          <table:table-cell table:style-name="ce12" table:formula="of:=VLOOKUP([.$A46];[$T_Fuses.$A:.$H];7)" office:value-type="string" office:string-value="OK" calcext:value-type="string">
            <text:p>OK</text:p>
          </table:table-cell>
          <table:table-cell table:style-name="ce12" table:formula="of:=VLOOKUP([.$A46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9</text:p>
          </table:table-cell>
          <table:table-cell table:style-name="ce12" table:formula="of:=VLOOKUP([.$A47];[$T_Fuses.$A:.$H];2)" office:value-type="string" office:string-value="Fuse" calcext:value-type="string">
            <text:p>Fuse</text:p>
          </table:table-cell>
          <table:table-cell table:style-name="ce12" table:formula="of:=VLOOKUP([.$A47];[$T_Fuses.$A:.$H];3)" office:value-type="string" office:string-value="IntBlock" calcext:value-type="string">
            <text:p>IntBlock</text:p>
          </table:table-cell>
          <table:table-cell table:style-name="ce12" table:formula="of:=VLOOKUP([.$A47];[$T_Fuses.$A:.$H];4)" office:value-type="string" office:string-value="Fuse Motor 1 – DOWN" calcext:value-type="string">
            <text:p>Fuse Motor 1 – DOWN</text:p>
          </table:table-cell>
          <table:table-cell table:style-name="ce12" table:formula="of:=VLOOKUP([.$A47];[$T_Fuses.$A:.$H];7)" office:value-type="string" office:string-value="OK" calcext:value-type="string">
            <text:p>OK</text:p>
          </table:table-cell>
          <table:table-cell table:style-name="ce12" table:formula="of:=VLOOKUP([.$A47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10</text:p>
          </table:table-cell>
          <table:table-cell table:style-name="ce12" table:formula="of:=VLOOKUP([.$A48];[$T_Fuses.$A:.$H];2)" office:value-type="string" office:string-value="Fuse" calcext:value-type="string">
            <text:p>Fuse</text:p>
          </table:table-cell>
          <table:table-cell table:style-name="ce12" table:formula="of:=VLOOKUP([.$A48];[$T_Fuses.$A:.$H];3)" office:value-type="string" office:string-value="IntBlock" calcext:value-type="string">
            <text:p>IntBlock</text:p>
          </table:table-cell>
          <table:table-cell table:style-name="ce12" table:formula="of:=VLOOKUP([.$A48];[$T_Fuses.$A:.$H];4)" office:value-type="string" office:string-value="FREE" calcext:value-type="string">
            <text:p>FREE</text:p>
          </table:table-cell>
          <table:table-cell table:style-name="ce12" table:formula="of:=VLOOKUP([.$A48];[$T_Fuses.$A:.$H];7)" office:value-type="string" office:string-value="OK" calcext:value-type="string">
            <text:p>OK</text:p>
          </table:table-cell>
          <table:table-cell table:style-name="ce12" table:formula="of:=VLOOKUP([.$A48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11</text:p>
          </table:table-cell>
          <table:table-cell table:style-name="ce12" table:formula="of:=VLOOKUP([.$A49];[$T_Fuses.$A:.$H];2)" office:value-type="string" office:string-value="Fuse" calcext:value-type="string">
            <text:p>Fuse</text:p>
          </table:table-cell>
          <table:table-cell table:style-name="ce12" table:formula="of:=VLOOKUP([.$A49];[$T_Fuses.$A:.$H];3)" office:value-type="string" office:string-value="IntBlock" calcext:value-type="string">
            <text:p>IntBlock</text:p>
          </table:table-cell>
          <table:table-cell table:style-name="ce12" table:formula="of:=VLOOKUP([.$A49];[$T_Fuses.$A:.$H];4)" office:value-type="string" office:string-value="FREE" calcext:value-type="string">
            <text:p>FREE</text:p>
          </table:table-cell>
          <table:table-cell table:style-name="ce12" table:formula="of:=VLOOKUP([.$A49];[$T_Fuses.$A:.$H];7)" office:value-type="string" office:string-value="OK" calcext:value-type="string">
            <text:p>OK</text:p>
          </table:table-cell>
          <table:table-cell table:style-name="ce12" table:formula="of:=VLOOKUP([.$A49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12</text:p>
          </table:table-cell>
          <table:table-cell table:style-name="ce12" table:formula="of:=VLOOKUP([.$A50];[$T_Fuses.$A:.$H];2)" office:value-type="string" office:string-value="Fuse" calcext:value-type="string">
            <text:p>Fuse</text:p>
          </table:table-cell>
          <table:table-cell table:style-name="ce12" table:formula="of:=VLOOKUP([.$A50];[$T_Fuses.$A:.$H];3)" office:value-type="string" office:string-value="IntBlock" calcext:value-type="string">
            <text:p>IntBlock</text:p>
          </table:table-cell>
          <table:table-cell table:style-name="ce12" table:formula="of:=VLOOKUP([.$A50];[$T_Fuses.$A:.$H];4)" office:value-type="string" office:string-value="FREE" calcext:value-type="string">
            <text:p>FREE</text:p>
          </table:table-cell>
          <table:table-cell table:style-name="ce12" table:formula="of:=VLOOKUP([.$A50];[$T_Fuses.$A:.$H];7)" office:value-type="string" office:string-value="OK" calcext:value-type="string">
            <text:p>OK</text:p>
          </table:table-cell>
          <table:table-cell table:style-name="ce12" table:formula="of:=VLOOKUP([.$A50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B00</text:p>
          </table:table-cell>
          <table:table-cell table:style-name="ce12" table:formula="of:=VLOOKUP([.$A51];[$T_Fuses.$A:.$H];2)" office:value-type="string" office:string-value="Fuse" calcext:value-type="string">
            <text:p>Fuse</text:p>
          </table:table-cell>
          <table:table-cell table:style-name="ce12" table:formula="of:=VLOOKUP([.$A51];[$T_Fuses.$A:.$H];3)" office:value-type="string" office:string-value="IntBlock" calcext:value-type="string">
            <text:p>IntBlock</text:p>
          </table:table-cell>
          <table:table-cell table:style-name="ce12" table:formula="of:=VLOOKUP([.$A51];[$T_Fuses.$A:.$H];4)" office:value-type="string" office:string-value="FREE" calcext:value-type="string">
            <text:p>FREE</text:p>
          </table:table-cell>
          <table:table-cell table:style-name="ce12" table:formula="of:=VLOOKUP([.$A51];[$T_Fuses.$A:.$H];7)" office:value-type="string" office:string-value="OK" calcext:value-type="string">
            <text:p>OK</text:p>
          </table:table-cell>
          <table:table-cell table:style-name="ce12" table:formula="of:=VLOOKUP([.$A51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1</text:p>
          </table:table-cell>
          <table:table-cell table:style-name="ce12" table:formula="of:=VLOOKUP([.$A52];[$T_Wires.$A:.$P];2)" office:value-type="string" office:string-value="Wire" calcext:value-type="string">
            <text:p>Wire</text:p>
          </table:table-cell>
          <table:table-cell table:style-name="ce12" table:formula="of:=VLOOKUP([.$A52];[$T_Wires.$A:.$P];3)" office:value-type="string" office:string-value="IntBlock" calcext:value-type="string">
            <text:p>IntBlock</text:p>
          </table:table-cell>
          <table:table-cell table:style-name="ce12" table:formula="of:=VLOOKUP([.$A52];[$T_Wires.$A:.$P];4)" office:value-type="string" office:string-value="Int_F0 - Int_FB0 (+)" calcext:value-type="string">
            <text:p>Int_F0 - Int_FB0 (+)</text:p>
          </table:table-cell>
          <table:table-cell table:style-name="ce12" table:formula="of:=VLOOKUP([.$A52];[$T_Wires.$A:.$P];15)" office:value-type="string" office:string-value="OK" calcext:value-type="string">
            <text:p>OK</text:p>
          </table:table-cell>
          <table:table-cell table:style-name="ce12" table:formula="of:=VLOOKUP([.$A5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2</text:p>
          </table:table-cell>
          <table:table-cell table:style-name="ce12" table:formula="of:=VLOOKUP([.$A53];[$T_Wires.$A:.$P];2)" office:value-type="string" office:string-value="Wire" calcext:value-type="string">
            <text:p>Wire</text:p>
          </table:table-cell>
          <table:table-cell table:style-name="ce12" table:formula="of:=VLOOKUP([.$A53];[$T_Wires.$A:.$P];3)" office:value-type="string" office:string-value="IntBlock" calcext:value-type="string">
            <text:p>IntBlock</text:p>
          </table:table-cell>
          <table:table-cell table:style-name="ce12" table:formula="of:=VLOOKUP([.$A53];[$T_Wires.$A:.$P];4)" office:value-type="string" office:string-value="Int_FB0 (1) - IoT_D2 (+)" calcext:value-type="string">
            <text:p>Int_FB0 (1) - IoT_D2 (+)</text:p>
          </table:table-cell>
          <table:table-cell table:style-name="ce12" table:formula="of:=VLOOKUP([.$A53];[$T_Wires.$A:.$P];15)" office:value-type="string" office:string-value="TODO" calcext:value-type="string">
            <text:p>TODO</text:p>
          </table:table-cell>
          <table:table-cell table:style-name="ce12" table:formula="of:=VLOOKUP([.$A53];[$T_Wires.$A:.$P];16)" office:value-type="string" office:string-value="Create wire FusesBox to DC/DC" calcext:value-type="string">
            <text:p>Create wire FusesBox to DC/D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3</text:p>
          </table:table-cell>
          <table:table-cell table:style-name="ce12" table:formula="of:=VLOOKUP([.$A54];[$T_Wires.$A:.$P];2)" office:value-type="string" office:string-value="Wire" calcext:value-type="string">
            <text:p>Wire</text:p>
          </table:table-cell>
          <table:table-cell table:style-name="ce12" table:formula="of:=VLOOKUP([.$A54];[$T_Wires.$A:.$P];3)" office:value-type="string" office:string-value="IntBlock" calcext:value-type="string">
            <text:p>IntBlock</text:p>
          </table:table-cell>
          <table:table-cell table:style-name="ce12" table:formula="of:=VLOOKUP([.$A54];[$T_Wires.$A:.$P];4)" office:value-type="string" office:string-value="Int_FB0 (1) - IoT_D2 (-)" calcext:value-type="string">
            <text:p>Int_FB0 (1) - IoT_D2 (-)</text:p>
          </table:table-cell>
          <table:table-cell table:style-name="ce12" table:formula="of:=VLOOKUP([.$A54];[$T_Wires.$A:.$P];15)" office:value-type="string" office:string-value="TODO" calcext:value-type="string">
            <text:p>TODO</text:p>
          </table:table-cell>
          <table:table-cell table:style-name="ce12" table:formula="of:=VLOOKUP([.$A54];[$T_Wires.$A:.$P];16)" office:value-type="string" office:string-value="Create wire FusesBox to DC/DC" calcext:value-type="string">
            <text:p>Create wire FusesBox to DC/D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4</text:p>
          </table:table-cell>
          <table:table-cell table:style-name="ce12" table:formula="of:=VLOOKUP([.$A55];[$T_Wires.$A:.$P];2)" office:value-type="string" office:string-value="Wire" calcext:value-type="string">
            <text:p>Wire</text:p>
          </table:table-cell>
          <table:table-cell table:style-name="ce12" table:formula="of:=VLOOKUP([.$A55];[$T_Wires.$A:.$P];3)" office:value-type="string" office:string-value="IntBlock" calcext:value-type="string">
            <text:p>IntBlock</text:p>
          </table:table-cell>
          <table:table-cell table:style-name="ce12" table:formula="of:=VLOOKUP([.$A55];[$T_Wires.$A:.$P];4)" office:value-type="string" office:string-value="Int_FB0 (2) - Int_D2 (1) (+)" calcext:value-type="string">
            <text:p>Int_FB0 (2) - Int_D2 (1) (+)</text:p>
          </table:table-cell>
          <table:table-cell table:style-name="ce12" table:formula="of:=VLOOKUP([.$A55];[$T_Wires.$A:.$P];15)" office:value-type="string" office:string-value="TODO" calcext:value-type="string">
            <text:p>TODO</text:p>
          </table:table-cell>
          <table:table-cell table:style-name="ce12" table:formula="of:=VLOOKUP([.$A55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5</text:p>
          </table:table-cell>
          <table:table-cell table:style-name="ce12" table:formula="of:=VLOOKUP([.$A56];[$T_Wires.$A:.$P];2)" office:value-type="string" office:string-value="Wire" calcext:value-type="string">
            <text:p>Wire</text:p>
          </table:table-cell>
          <table:table-cell table:style-name="ce12" table:formula="of:=VLOOKUP([.$A56];[$T_Wires.$A:.$P];3)" office:value-type="string" office:string-value="IntBlock" calcext:value-type="string">
            <text:p>IntBlock</text:p>
          </table:table-cell>
          <table:table-cell table:style-name="ce12" table:formula="of:=VLOOKUP([.$A56];[$T_Wires.$A:.$P];4)" office:value-type="string" office:string-value="Int_D2 (1) - Int_C1 (+)" calcext:value-type="string">
            <text:p>Int_D2 (1) - Int_C1 (+)</text:p>
          </table:table-cell>
          <table:table-cell table:style-name="ce12" table:formula="of:=VLOOKUP([.$A56];[$T_Wires.$A:.$P];15)" office:value-type="string" office:string-value="TODO" calcext:value-type="string">
            <text:p>TODO</text:p>
          </table:table-cell>
          <table:table-cell table:style-name="ce12" table:formula="of:=VLOOKUP([.$A56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6</text:p>
          </table:table-cell>
          <table:table-cell table:style-name="ce12" table:formula="of:=VLOOKUP([.$A57];[$T_Wires.$A:.$P];2)" office:value-type="string" office:string-value="Wire" calcext:value-type="string">
            <text:p>Wire</text:p>
          </table:table-cell>
          <table:table-cell table:style-name="ce12" table:formula="of:=VLOOKUP([.$A57];[$T_Wires.$A:.$P];3)" office:value-type="string" office:string-value="IntBlock" calcext:value-type="string">
            <text:p>IntBlock</text:p>
          </table:table-cell>
          <table:table-cell table:style-name="ce12" table:formula="of:=VLOOKUP([.$A57];[$T_Wires.$A:.$P];4)" office:value-type="string" office:string-value="Int_FB0 (2) - Int_C1 (-)" calcext:value-type="string">
            <text:p>Int_FB0 (2) - Int_C1 (-)</text:p>
          </table:table-cell>
          <table:table-cell table:style-name="ce12" table:formula="of:=VLOOKUP([.$A57];[$T_Wires.$A:.$P];15)" office:value-type="string" office:string-value="TODO" calcext:value-type="string">
            <text:p>TODO</text:p>
          </table:table-cell>
          <table:table-cell table:style-name="ce12" table:formula="of:=VLOOKUP([.$A57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7</text:p>
          </table:table-cell>
          <table:table-cell table:style-name="ce12" table:formula="of:=VLOOKUP([.$A58];[$T_Wires.$A:.$P];2)" office:value-type="string" office:string-value="Wire" calcext:value-type="string">
            <text:p>Wire</text:p>
          </table:table-cell>
          <table:table-cell table:style-name="ce12" table:formula="of:=VLOOKUP([.$A58];[$T_Wires.$A:.$P];3)" office:value-type="string" office:string-value="IntBlock" calcext:value-type="string">
            <text:p>IntBlock</text:p>
          </table:table-cell>
          <table:table-cell table:style-name="ce12" table:formula="of:=VLOOKUP([.$A58];[$T_Wires.$A:.$P];4)" office:value-type="string" office:string-value="Int_FB0 (3) - Int_D2 (2) (+)" calcext:value-type="string">
            <text:p>Int_FB0 (3) - Int_D2 (2) (+)</text:p>
          </table:table-cell>
          <table:table-cell table:style-name="ce12" table:formula="of:=VLOOKUP([.$A58];[$T_Wires.$A:.$P];15)" office:value-type="string" office:string-value="TODO" calcext:value-type="string">
            <text:p>TODO</text:p>
          </table:table-cell>
          <table:table-cell table:style-name="ce12" table:formula="of:=VLOOKUP([.$A58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8</text:p>
          </table:table-cell>
          <table:table-cell table:style-name="ce12" table:formula="of:=VLOOKUP([.$A59];[$T_Wires.$A:.$P];2)" office:value-type="string" office:string-value="Wire" calcext:value-type="string">
            <text:p>Wire</text:p>
          </table:table-cell>
          <table:table-cell table:style-name="ce12" table:formula="of:=VLOOKUP([.$A59];[$T_Wires.$A:.$P];3)" office:value-type="string" office:string-value="IntBlock" calcext:value-type="string">
            <text:p>IntBlock</text:p>
          </table:table-cell>
          <table:table-cell table:style-name="ce12" table:formula="of:=VLOOKUP([.$A59];[$T_Wires.$A:.$P];4)" office:value-type="string" office:string-value="Int_D2 (2) - Int_C2 (+)" calcext:value-type="string">
            <text:p>Int_D2 (2) - Int_C2 (+)</text:p>
          </table:table-cell>
          <table:table-cell table:style-name="ce12" table:formula="of:=VLOOKUP([.$A59];[$T_Wires.$A:.$P];15)" office:value-type="string" office:string-value="TODO" calcext:value-type="string">
            <text:p>TODO</text:p>
          </table:table-cell>
          <table:table-cell table:style-name="ce12" table:formula="of:=VLOOKUP([.$A59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9</text:p>
          </table:table-cell>
          <table:table-cell table:style-name="ce12" table:formula="of:=VLOOKUP([.$A60];[$T_Wires.$A:.$P];2)" office:value-type="string" office:string-value="Wire" calcext:value-type="string">
            <text:p>Wire</text:p>
          </table:table-cell>
          <table:table-cell table:style-name="ce12" table:formula="of:=VLOOKUP([.$A60];[$T_Wires.$A:.$P];3)" office:value-type="string" office:string-value="IntBlock" calcext:value-type="string">
            <text:p>IntBlock</text:p>
          </table:table-cell>
          <table:table-cell table:style-name="ce12" table:formula="of:=VLOOKUP([.$A60];[$T_Wires.$A:.$P];4)" office:value-type="string" office:string-value="Int_FB0 (3) - Int_C2 (-)" calcext:value-type="string">
            <text:p>Int_FB0 (3) - Int_C2 (-)</text:p>
          </table:table-cell>
          <table:table-cell table:style-name="ce12" table:formula="of:=VLOOKUP([.$A60];[$T_Wires.$A:.$P];15)" office:value-type="string" office:string-value="TODO" calcext:value-type="string">
            <text:p>TODO</text:p>
          </table:table-cell>
          <table:table-cell table:style-name="ce12" table:formula="of:=VLOOKUP([.$A60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0</text:p>
          </table:table-cell>
          <table:table-cell table:style-name="ce12" table:formula="of:=VLOOKUP([.$A61];[$T_Wires.$A:.$P];2)" office:value-type="string" office:string-value="Wire" calcext:value-type="string">
            <text:p>Wire</text:p>
          </table:table-cell>
          <table:table-cell table:style-name="ce12" table:formula="of:=VLOOKUP([.$A61];[$T_Wires.$A:.$P];3)" office:value-type="string" office:string-value="IntBlock" calcext:value-type="string">
            <text:p>IntBlock</text:p>
          </table:table-cell>
          <table:table-cell table:style-name="ce12" table:formula="of:=VLOOKUP([.$A61];[$T_Wires.$A:.$P];4)" office:value-type="string" office:string-value="Int_FB0 (4) - Int_D2 (3) (+)" calcext:value-type="string">
            <text:p>Int_FB0 (4) - Int_D2 (3) (+)</text:p>
          </table:table-cell>
          <table:table-cell table:style-name="ce12" table:formula="of:=VLOOKUP([.$A61];[$T_Wires.$A:.$P];15)" office:value-type="string" office:string-value="TODO" calcext:value-type="string">
            <text:p>TODO</text:p>
          </table:table-cell>
          <table:table-cell table:style-name="ce12" table:formula="of:=VLOOKUP([.$A61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1</text:p>
          </table:table-cell>
          <table:table-cell table:style-name="ce12" table:formula="of:=VLOOKUP([.$A62];[$T_Wires.$A:.$P];2)" office:value-type="string" office:string-value="Wire" calcext:value-type="string">
            <text:p>Wire</text:p>
          </table:table-cell>
          <table:table-cell table:style-name="ce12" table:formula="of:=VLOOKUP([.$A62];[$T_Wires.$A:.$P];3)" office:value-type="string" office:string-value="IntBlock" calcext:value-type="string">
            <text:p>IntBlock</text:p>
          </table:table-cell>
          <table:table-cell table:style-name="ce12" table:formula="of:=VLOOKUP([.$A62];[$T_Wires.$A:.$P];4)" office:value-type="string" office:string-value="Int_D2 (3) - Int_C3 (+)" calcext:value-type="string">
            <text:p>Int_D2 (3) - Int_C3 (+)</text:p>
          </table:table-cell>
          <table:table-cell table:style-name="ce12" table:formula="of:=VLOOKUP([.$A62];[$T_Wires.$A:.$P];15)" office:value-type="string" office:string-value="TODO" calcext:value-type="string">
            <text:p>TODO</text:p>
          </table:table-cell>
          <table:table-cell table:style-name="ce12" table:formula="of:=VLOOKUP([.$A62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2</text:p>
          </table:table-cell>
          <table:table-cell table:style-name="ce12" table:formula="of:=VLOOKUP([.$A63];[$T_Wires.$A:.$P];2)" office:value-type="string" office:string-value="Wire" calcext:value-type="string">
            <text:p>Wire</text:p>
          </table:table-cell>
          <table:table-cell table:style-name="ce12" table:formula="of:=VLOOKUP([.$A63];[$T_Wires.$A:.$P];3)" office:value-type="string" office:string-value="IntBlock" calcext:value-type="string">
            <text:p>IntBlock</text:p>
          </table:table-cell>
          <table:table-cell table:style-name="ce12" table:formula="of:=VLOOKUP([.$A63];[$T_Wires.$A:.$P];4)" office:value-type="string" office:string-value="Int_FB0 (4) - Int_C3 (-)" calcext:value-type="string">
            <text:p>Int_FB0 (4) - Int_C3 (-)</text:p>
          </table:table-cell>
          <table:table-cell table:style-name="ce12" table:formula="of:=VLOOKUP([.$A63];[$T_Wires.$A:.$P];15)" office:value-type="string" office:string-value="TODO" calcext:value-type="string">
            <text:p>TODO</text:p>
          </table:table-cell>
          <table:table-cell table:style-name="ce12" table:formula="of:=VLOOKUP([.$A63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3</text:p>
          </table:table-cell>
          <table:table-cell table:style-name="ce12" table:formula="of:=VLOOKUP([.$A64];[$T_Wires.$A:.$P];2)" office:value-type="string" office:string-value="Wire" calcext:value-type="string">
            <text:p>Wire</text:p>
          </table:table-cell>
          <table:table-cell table:style-name="ce12" table:formula="of:=VLOOKUP([.$A64];[$T_Wires.$A:.$P];3)" office:value-type="string" office:string-value="IntBlock" calcext:value-type="string">
            <text:p>IntBlock</text:p>
          </table:table-cell>
          <table:table-cell table:style-name="ce12" table:formula="of:=VLOOKUP([.$A64];[$T_Wires.$A:.$P];4)" office:value-type="string" office:string-value="Int_FB0 (5) - Int_D2 (4) (+)" calcext:value-type="string">
            <text:p>Int_FB0 (5) - Int_D2 (4) (+)</text:p>
          </table:table-cell>
          <table:table-cell table:style-name="ce12" table:formula="of:=VLOOKUP([.$A64];[$T_Wires.$A:.$P];15)" office:value-type="string" office:string-value="TODO" calcext:value-type="string">
            <text:p>TODO</text:p>
          </table:table-cell>
          <table:table-cell table:style-name="ce12" table:formula="of:=VLOOKUP([.$A64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4</text:p>
          </table:table-cell>
          <table:table-cell table:style-name="ce12" table:formula="of:=VLOOKUP([.$A65];[$T_Wires.$A:.$P];2)" office:value-type="string" office:string-value="Wire" calcext:value-type="string">
            <text:p>Wire</text:p>
          </table:table-cell>
          <table:table-cell table:style-name="ce12" table:formula="of:=VLOOKUP([.$A65];[$T_Wires.$A:.$P];3)" office:value-type="string" office:string-value="IntBlock" calcext:value-type="string">
            <text:p>IntBlock</text:p>
          </table:table-cell>
          <table:table-cell table:style-name="ce12" table:formula="of:=VLOOKUP([.$A65];[$T_Wires.$A:.$P];4)" office:value-type="string" office:string-value="Int_D2 (4) - Int_C4 (+)" calcext:value-type="string">
            <text:p>Int_D2 (4) - Int_C4 (+)</text:p>
          </table:table-cell>
          <table:table-cell table:style-name="ce12" table:formula="of:=VLOOKUP([.$A65];[$T_Wires.$A:.$P];15)" office:value-type="string" office:string-value="TODO" calcext:value-type="string">
            <text:p>TODO</text:p>
          </table:table-cell>
          <table:table-cell table:style-name="ce12" table:formula="of:=VLOOKUP([.$A65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5</text:p>
          </table:table-cell>
          <table:table-cell table:style-name="ce12" table:formula="of:=VLOOKUP([.$A66];[$T_Wires.$A:.$P];2)" office:value-type="string" office:string-value="Wire" calcext:value-type="string">
            <text:p>Wire</text:p>
          </table:table-cell>
          <table:table-cell table:style-name="ce12" table:formula="of:=VLOOKUP([.$A66];[$T_Wires.$A:.$P];3)" office:value-type="string" office:string-value="IntBlock" calcext:value-type="string">
            <text:p>IntBlock</text:p>
          </table:table-cell>
          <table:table-cell table:style-name="ce12" table:formula="of:=VLOOKUP([.$A66];[$T_Wires.$A:.$P];4)" office:value-type="string" office:string-value="Int_FB0 (5) - Int_C4 (-)" calcext:value-type="string">
            <text:p>Int_FB0 (5) - Int_C4 (-)</text:p>
          </table:table-cell>
          <table:table-cell table:style-name="ce12" table:formula="of:=VLOOKUP([.$A66];[$T_Wires.$A:.$P];15)" office:value-type="string" office:string-value="TODO" calcext:value-type="string">
            <text:p>TODO</text:p>
          </table:table-cell>
          <table:table-cell table:style-name="ce12" table:formula="of:=VLOOKUP([.$A66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6</text:p>
          </table:table-cell>
          <table:table-cell table:style-name="ce12" table:formula="of:=VLOOKUP([.$A67];[$T_Wires.$A:.$P];2)" office:value-type="string" office:string-value="Wire" calcext:value-type="string">
            <text:p>Wire</text:p>
          </table:table-cell>
          <table:table-cell table:style-name="ce12" table:formula="of:=VLOOKUP([.$A67];[$T_Wires.$A:.$P];3)" office:value-type="string" office:string-value="IntBlock" calcext:value-type="string">
            <text:p>IntBlock</text:p>
          </table:table-cell>
          <table:table-cell table:style-name="ce12" table:formula="of:=VLOOKUP([.$A67];[$T_Wires.$A:.$P];4)" office:value-type="string" office:string-value="Int_FB0 (6) - Int_D2 (5) (+)" calcext:value-type="string">
            <text:p>Int_FB0 (6) - Int_D2 (5) (+)</text:p>
          </table:table-cell>
          <table:table-cell table:style-name="ce12" table:formula="of:=VLOOKUP([.$A67];[$T_Wires.$A:.$P];15)" office:value-type="string" office:string-value="TODO" calcext:value-type="string">
            <text:p>TODO</text:p>
          </table:table-cell>
          <table:table-cell table:style-name="ce12" table:formula="of:=VLOOKUP([.$A67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7</text:p>
          </table:table-cell>
          <table:table-cell table:style-name="ce12" table:formula="of:=VLOOKUP([.$A68];[$T_Wires.$A:.$P];2)" office:value-type="string" office:string-value="Wire" calcext:value-type="string">
            <text:p>Wire</text:p>
          </table:table-cell>
          <table:table-cell table:style-name="ce12" table:formula="of:=VLOOKUP([.$A68];[$T_Wires.$A:.$P];3)" office:value-type="string" office:string-value="IntBlock" calcext:value-type="string">
            <text:p>IntBlock</text:p>
          </table:table-cell>
          <table:table-cell table:style-name="ce12" table:formula="of:=VLOOKUP([.$A68];[$T_Wires.$A:.$P];4)" office:value-type="string" office:string-value="Int_D2 (5) - Int_C5 (+)" calcext:value-type="string">
            <text:p>Int_D2 (5) - Int_C5 (+)</text:p>
          </table:table-cell>
          <table:table-cell table:style-name="ce12" table:formula="of:=VLOOKUP([.$A68];[$T_Wires.$A:.$P];15)" office:value-type="string" office:string-value="TODO" calcext:value-type="string">
            <text:p>TODO</text:p>
          </table:table-cell>
          <table:table-cell table:style-name="ce12" table:formula="of:=VLOOKUP([.$A68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8</text:p>
          </table:table-cell>
          <table:table-cell table:style-name="ce12" table:formula="of:=VLOOKUP([.$A69];[$T_Wires.$A:.$P];2)" office:value-type="string" office:string-value="Wire" calcext:value-type="string">
            <text:p>Wire</text:p>
          </table:table-cell>
          <table:table-cell table:style-name="ce12" table:formula="of:=VLOOKUP([.$A69];[$T_Wires.$A:.$P];3)" office:value-type="string" office:string-value="IntBlock" calcext:value-type="string">
            <text:p>IntBlock</text:p>
          </table:table-cell>
          <table:table-cell table:style-name="ce12" table:formula="of:=VLOOKUP([.$A69];[$T_Wires.$A:.$P];4)" office:value-type="string" office:string-value="Int_FB0 (6) - Int_C5 (-)" calcext:value-type="string">
            <text:p>Int_FB0 (6) - Int_C5 (-)</text:p>
          </table:table-cell>
          <table:table-cell table:style-name="ce12" table:formula="of:=VLOOKUP([.$A69];[$T_Wires.$A:.$P];15)" office:value-type="string" office:string-value="TODO" calcext:value-type="string">
            <text:p>TODO</text:p>
          </table:table-cell>
          <table:table-cell table:style-name="ce12" table:formula="of:=VLOOKUP([.$A69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9</text:p>
          </table:table-cell>
          <table:table-cell table:style-name="ce12" table:formula="of:=VLOOKUP([.$A70];[$T_Wires.$A:.$P];2)" office:value-type="string" office:string-value="Wire" calcext:value-type="string">
            <text:p>Wire</text:p>
          </table:table-cell>
          <table:table-cell table:style-name="ce12" table:formula="of:=VLOOKUP([.$A70];[$T_Wires.$A:.$P];3)" office:value-type="string" office:string-value="IntBlock" calcext:value-type="string">
            <text:p>IntBlock</text:p>
          </table:table-cell>
          <table:table-cell table:style-name="ce12" table:formula="of:=VLOOKUP([.$A70];[$T_Wires.$A:.$P];4)" office:value-type="string" office:string-value="Int_FB0 (7) - Int_D2 (6) (+)" calcext:value-type="string">
            <text:p>Int_FB0 (7) - Int_D2 (6) (+)</text:p>
          </table:table-cell>
          <table:table-cell table:style-name="ce12" table:formula="of:=VLOOKUP([.$A70];[$T_Wires.$A:.$P];15)" office:value-type="string" office:string-value="TODO" calcext:value-type="string">
            <text:p>TODO</text:p>
          </table:table-cell>
          <table:table-cell table:style-name="ce12" table:formula="of:=VLOOKUP([.$A70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0</text:p>
          </table:table-cell>
          <table:table-cell table:style-name="ce12" table:formula="of:=VLOOKUP([.$A71];[$T_Wires.$A:.$P];2)" office:value-type="string" office:string-value="Wire" calcext:value-type="string">
            <text:p>Wire</text:p>
          </table:table-cell>
          <table:table-cell table:style-name="ce12" table:formula="of:=VLOOKUP([.$A71];[$T_Wires.$A:.$P];3)" office:value-type="string" office:string-value="IntBlock" calcext:value-type="string">
            <text:p>IntBlock</text:p>
          </table:table-cell>
          <table:table-cell table:style-name="ce12" table:formula="of:=VLOOKUP([.$A71];[$T_Wires.$A:.$P];4)" office:value-type="string" office:string-value="Int_D2 (6) - Int_C6 (+)" calcext:value-type="string">
            <text:p>Int_D2 (6) - Int_C6 (+)</text:p>
          </table:table-cell>
          <table:table-cell table:style-name="ce12" table:formula="of:=VLOOKUP([.$A71];[$T_Wires.$A:.$P];15)" office:value-type="string" office:string-value="TODO" calcext:value-type="string">
            <text:p>TODO</text:p>
          </table:table-cell>
          <table:table-cell table:style-name="ce12" table:formula="of:=VLOOKUP([.$A71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1</text:p>
          </table:table-cell>
          <table:table-cell table:style-name="ce12" table:formula="of:=VLOOKUP([.$A72];[$T_Wires.$A:.$P];2)" office:value-type="string" office:string-value="Wire" calcext:value-type="string">
            <text:p>Wire</text:p>
          </table:table-cell>
          <table:table-cell table:style-name="ce12" table:formula="of:=VLOOKUP([.$A72];[$T_Wires.$A:.$P];3)" office:value-type="string" office:string-value="IntBlock" calcext:value-type="string">
            <text:p>IntBlock</text:p>
          </table:table-cell>
          <table:table-cell table:style-name="ce12" table:formula="of:=VLOOKUP([.$A72];[$T_Wires.$A:.$P];4)" office:value-type="string" office:string-value="Int_FB0 (7) - Int_C6 (-)" calcext:value-type="string">
            <text:p>Int_FB0 (7) - Int_C6 (-)</text:p>
          </table:table-cell>
          <table:table-cell table:style-name="ce12" table:formula="of:=VLOOKUP([.$A72];[$T_Wires.$A:.$P];15)" office:value-type="string" office:string-value="TODO" calcext:value-type="string">
            <text:p>TODO</text:p>
          </table:table-cell>
          <table:table-cell table:style-name="ce12" table:formula="of:=VLOOKUP([.$A72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2</text:p>
          </table:table-cell>
          <table:table-cell table:style-name="ce12" table:formula="of:=VLOOKUP([.$A73];[$T_Wires.$A:.$P];2)" office:value-type="string" office:string-value="Wire" calcext:value-type="string">
            <text:p>Wire</text:p>
          </table:table-cell>
          <table:table-cell table:style-name="ce12" table:formula="of:=VLOOKUP([.$A73];[$T_Wires.$A:.$P];3)" office:value-type="string" office:string-value="IntBlock" calcext:value-type="string">
            <text:p>IntBlock</text:p>
          </table:table-cell>
          <table:table-cell table:style-name="ce12" table:formula="of:=VLOOKUP([.$A73];[$T_Wires.$A:.$P];4)" office:value-type="string" office:string-value="Int_FB0 (8) - Int_D2 (7) (+)" calcext:value-type="string">
            <text:p>Int_FB0 (8) - Int_D2 (7) (+)</text:p>
          </table:table-cell>
          <table:table-cell table:style-name="ce12" table:formula="of:=VLOOKUP([.$A73];[$T_Wires.$A:.$P];15)" office:value-type="string" office:string-value="TODO" calcext:value-type="string">
            <text:p>TODO</text:p>
          </table:table-cell>
          <table:table-cell table:style-name="ce12" table:formula="of:=VLOOKUP([.$A73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3</text:p>
          </table:table-cell>
          <table:table-cell table:style-name="ce12" table:formula="of:=VLOOKUP([.$A74];[$T_Wires.$A:.$P];2)" office:value-type="string" office:string-value="Wire" calcext:value-type="string">
            <text:p>Wire</text:p>
          </table:table-cell>
          <table:table-cell table:style-name="ce12" table:formula="of:=VLOOKUP([.$A74];[$T_Wires.$A:.$P];3)" office:value-type="string" office:string-value="IntBlock" calcext:value-type="string">
            <text:p>IntBlock</text:p>
          </table:table-cell>
          <table:table-cell table:style-name="ce12" table:formula="of:=VLOOKUP([.$A74];[$T_Wires.$A:.$P];4)" office:value-type="string" office:string-value="Int_D2 (7) - Int_C7 (+)" calcext:value-type="string">
            <text:p>Int_D2 (7) - Int_C7 (+)</text:p>
          </table:table-cell>
          <table:table-cell table:style-name="ce12" table:formula="of:=VLOOKUP([.$A74];[$T_Wires.$A:.$P];15)" office:value-type="string" office:string-value="TODO" calcext:value-type="string">
            <text:p>TODO</text:p>
          </table:table-cell>
          <table:table-cell table:style-name="ce12" table:formula="of:=VLOOKUP([.$A74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4</text:p>
          </table:table-cell>
          <table:table-cell table:style-name="ce12" table:formula="of:=VLOOKUP([.$A75];[$T_Wires.$A:.$P];2)" office:value-type="string" office:string-value="Wire" calcext:value-type="string">
            <text:p>Wire</text:p>
          </table:table-cell>
          <table:table-cell table:style-name="ce12" table:formula="of:=VLOOKUP([.$A75];[$T_Wires.$A:.$P];3)" office:value-type="string" office:string-value="IntBlock" calcext:value-type="string">
            <text:p>IntBlock</text:p>
          </table:table-cell>
          <table:table-cell table:style-name="ce12" table:formula="of:=VLOOKUP([.$A75];[$T_Wires.$A:.$P];4)" office:value-type="string" office:string-value="Int_FB0 (8) - Int_C7 (-)" calcext:value-type="string">
            <text:p>Int_FB0 (8) - Int_C7 (-)</text:p>
          </table:table-cell>
          <table:table-cell table:style-name="ce12" table:formula="of:=VLOOKUP([.$A75];[$T_Wires.$A:.$P];15)" office:value-type="string" office:string-value="TODO" calcext:value-type="string">
            <text:p>TODO</text:p>
          </table:table-cell>
          <table:table-cell table:style-name="ce12" table:formula="of:=VLOOKUP([.$A75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5</text:p>
          </table:table-cell>
          <table:table-cell table:style-name="ce12" table:formula="of:=VLOOKUP([.$A76];[$T_Wires.$A:.$P];2)" office:value-type="string" office:string-value="Wire" calcext:value-type="string">
            <text:p>Wire</text:p>
          </table:table-cell>
          <table:table-cell table:style-name="ce12" table:formula="of:=VLOOKUP([.$A76];[$T_Wires.$A:.$P];3)" office:value-type="string" office:string-value="IntBlock" calcext:value-type="string">
            <text:p>IntBlock</text:p>
          </table:table-cell>
          <table:table-cell table:style-name="ce12" table:formula="of:=VLOOKUP([.$A76];[$T_Wires.$A:.$P];4)" office:value-type="string" office:string-value="Int_FB0 (9) - Int_D2 (8) (+)" calcext:value-type="string">
            <text:p>Int_FB0 (9) - Int_D2 (8) (+)</text:p>
          </table:table-cell>
          <table:table-cell table:style-name="ce12" table:formula="of:=VLOOKUP([.$A76];[$T_Wires.$A:.$P];15)" office:value-type="string" office:string-value="TODO" calcext:value-type="string">
            <text:p>TODO</text:p>
          </table:table-cell>
          <table:table-cell table:style-name="ce12" table:formula="of:=VLOOKUP([.$A76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6</text:p>
          </table:table-cell>
          <table:table-cell table:style-name="ce12" table:formula="of:=VLOOKUP([.$A77];[$T_Wires.$A:.$P];2)" office:value-type="string" office:string-value="Wire" calcext:value-type="string">
            <text:p>Wire</text:p>
          </table:table-cell>
          <table:table-cell table:style-name="ce12" table:formula="of:=VLOOKUP([.$A77];[$T_Wires.$A:.$P];3)" office:value-type="string" office:string-value="IntBlock" calcext:value-type="string">
            <text:p>IntBlock</text:p>
          </table:table-cell>
          <table:table-cell table:style-name="ce12" table:formula="of:=VLOOKUP([.$A77];[$T_Wires.$A:.$P];4)" office:value-type="string" office:string-value="Int_D2 (8) - Int_C8 (+)" calcext:value-type="string">
            <text:p>Int_D2 (8) - Int_C8 (+)</text:p>
          </table:table-cell>
          <table:table-cell table:style-name="ce12" table:formula="of:=VLOOKUP([.$A77];[$T_Wires.$A:.$P];15)" office:value-type="string" office:string-value="TODO" calcext:value-type="string">
            <text:p>TODO</text:p>
          </table:table-cell>
          <table:table-cell table:style-name="ce12" table:formula="of:=VLOOKUP([.$A77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7</text:p>
          </table:table-cell>
          <table:table-cell table:style-name="ce12" table:formula="of:=VLOOKUP([.$A78];[$T_Wires.$A:.$P];2)" office:value-type="string" office:string-value="Wire" calcext:value-type="string">
            <text:p>Wire</text:p>
          </table:table-cell>
          <table:table-cell table:style-name="ce12" table:formula="of:=VLOOKUP([.$A78];[$T_Wires.$A:.$P];3)" office:value-type="string" office:string-value="IntBlock" calcext:value-type="string">
            <text:p>IntBlock</text:p>
          </table:table-cell>
          <table:table-cell table:style-name="ce12" table:formula="of:=VLOOKUP([.$A78];[$T_Wires.$A:.$P];4)" office:value-type="string" office:string-value="Int_FB0 (9) - Int_C8 (-)" calcext:value-type="string">
            <text:p>Int_FB0 (9) - Int_C8 (-)</text:p>
          </table:table-cell>
          <table:table-cell table:style-name="ce12" table:formula="of:=VLOOKUP([.$A78];[$T_Wires.$A:.$P];15)" office:value-type="string" office:string-value="TODO" calcext:value-type="string">
            <text:p>TODO</text:p>
          </table:table-cell>
          <table:table-cell table:style-name="ce12" table:formula="of:=VLOOKUP([.$A78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8</text:p>
          </table:table-cell>
          <table:table-cell table:style-name="ce12" table:formula="of:=VLOOKUP([.$A79];[$T_Wires.$A:.$P];2)" office:value-type="string" office:string-value="Wire" calcext:value-type="string">
            <text:p>Wire</text:p>
          </table:table-cell>
          <table:table-cell table:style-name="ce12" table:formula="of:=VLOOKUP([.$A79];[$T_Wires.$A:.$P];3)" office:value-type="string" office:string-value="IntBlock" calcext:value-type="string">
            <text:p>IntBlock</text:p>
          </table:table-cell>
          <table:table-cell table:style-name="ce12" table:formula="of:=VLOOKUP([.$A79];[$T_Wires.$A:.$P];4)" office:value-type="string" office:string-value="Int_D1 - Int_D2 (+)" calcext:value-type="string">
            <text:p>Int_D1 - Int_D2 (+)</text:p>
          </table:table-cell>
          <table:table-cell table:style-name="ce12" table:formula="of:=VLOOKUP([.$A79];[$T_Wires.$A:.$P];15)" office:value-type="string" office:string-value="OK" calcext:value-type="string">
            <text:p>OK</text:p>
          </table:table-cell>
          <table:table-cell table:style-name="ce12" table:formula="of:=VLOOKUP([.$A7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9</text:p>
          </table:table-cell>
          <table:table-cell table:style-name="ce12" table:formula="of:=VLOOKUP([.$A80];[$T_Wires.$A:.$P];2)" office:value-type="string" office:string-value="Wire" calcext:value-type="string">
            <text:p>Wire</text:p>
          </table:table-cell>
          <table:table-cell table:style-name="ce12" table:formula="of:=VLOOKUP([.$A80];[$T_Wires.$A:.$P];3)" office:value-type="string" office:string-value="IntBlock" calcext:value-type="string">
            <text:p>IntBlock</text:p>
          </table:table-cell>
          <table:table-cell table:style-name="ce12" table:formula="of:=VLOOKUP([.$A80];[$T_Wires.$A:.$P];4)" office:value-type="string" office:string-value="Int_D1 - Int_D2 (-)" calcext:value-type="string">
            <text:p>Int_D1 - Int_D2 (-)</text:p>
          </table:table-cell>
          <table:table-cell table:style-name="ce12" table:formula="of:=VLOOKUP([.$A80];[$T_Wires.$A:.$P];15)" office:value-type="string" office:string-value="OK" calcext:value-type="string">
            <text:p>OK</text:p>
          </table:table-cell>
          <table:table-cell table:style-name="ce12" table:formula="of:=VLOOKUP([.$A8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0</text:p>
          </table:table-cell>
          <table:table-cell table:style-name="ce12" table:formula="of:=VLOOKUP([.$A81];[$T_Wires.$A:.$P];2)" office:value-type="string" office:string-value="Wire" calcext:value-type="string">
            <text:p>Wire</text:p>
          </table:table-cell>
          <table:table-cell table:style-name="ce12" table:formula="of:=VLOOKUP([.$A81];[$T_Wires.$A:.$P];3)" office:value-type="string" office:string-value="IntBlock" calcext:value-type="string">
            <text:p>IntBlock</text:p>
          </table:table-cell>
          <table:table-cell table:style-name="ce12" table:formula="of:=VLOOKUP([.$A81];[$T_Wires.$A:.$P];4)" office:value-type="string" office:string-value="Int_D1 - Int_D2 (D1)" calcext:value-type="string">
            <text:p>Int_D1 - Int_D2 (D1)</text:p>
          </table:table-cell>
          <table:table-cell table:style-name="ce12" table:formula="of:=VLOOKUP([.$A81];[$T_Wires.$A:.$P];15)" office:value-type="string" office:string-value="OK" calcext:value-type="string">
            <text:p>OK</text:p>
          </table:table-cell>
          <table:table-cell table:style-name="ce12" table:formula="of:=VLOOKUP([.$A8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1</text:p>
          </table:table-cell>
          <table:table-cell table:style-name="ce12" table:formula="of:=VLOOKUP([.$A82];[$T_Wires.$A:.$P];2)" office:value-type="string" office:string-value="Wire" calcext:value-type="string">
            <text:p>Wire</text:p>
          </table:table-cell>
          <table:table-cell table:style-name="ce12" table:formula="of:=VLOOKUP([.$A82];[$T_Wires.$A:.$P];3)" office:value-type="string" office:string-value="IntBlock" calcext:value-type="string">
            <text:p>IntBlock</text:p>
          </table:table-cell>
          <table:table-cell table:style-name="ce12" table:formula="of:=VLOOKUP([.$A82];[$T_Wires.$A:.$P];4)" office:value-type="string" office:string-value="Int_D1 - Int_D2 (D2)" calcext:value-type="string">
            <text:p>Int_D1 - Int_D2 (D2)</text:p>
          </table:table-cell>
          <table:table-cell table:style-name="ce12" table:formula="of:=VLOOKUP([.$A82];[$T_Wires.$A:.$P];15)" office:value-type="string" office:string-value="OK" calcext:value-type="string">
            <text:p>OK</text:p>
          </table:table-cell>
          <table:table-cell table:style-name="ce12" table:formula="of:=VLOOKUP([.$A8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2</text:p>
          </table:table-cell>
          <table:table-cell table:style-name="ce12" table:formula="of:=VLOOKUP([.$A83];[$T_Wires.$A:.$P];2)" office:value-type="string" office:string-value="Wire" calcext:value-type="string">
            <text:p>Wire</text:p>
          </table:table-cell>
          <table:table-cell table:style-name="ce12" table:formula="of:=VLOOKUP([.$A83];[$T_Wires.$A:.$P];3)" office:value-type="string" office:string-value="IntBlock" calcext:value-type="string">
            <text:p>IntBlock</text:p>
          </table:table-cell>
          <table:table-cell table:style-name="ce12" table:formula="of:=VLOOKUP([.$A83];[$T_Wires.$A:.$P];4)" office:value-type="string" office:string-value="Int_D1 - Int_D2 (D3)" calcext:value-type="string">
            <text:p>Int_D1 - Int_D2 (D3)</text:p>
          </table:table-cell>
          <table:table-cell table:style-name="ce12" table:formula="of:=VLOOKUP([.$A83];[$T_Wires.$A:.$P];15)" office:value-type="string" office:string-value="OK" calcext:value-type="string">
            <text:p>OK</text:p>
          </table:table-cell>
          <table:table-cell table:style-name="ce12" table:formula="of:=VLOOKUP([.$A8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3</text:p>
          </table:table-cell>
          <table:table-cell table:style-name="ce12" table:formula="of:=VLOOKUP([.$A84];[$T_Wires.$A:.$P];2)" office:value-type="string" office:string-value="Wire" calcext:value-type="string">
            <text:p>Wire</text:p>
          </table:table-cell>
          <table:table-cell table:style-name="ce12" table:formula="of:=VLOOKUP([.$A84];[$T_Wires.$A:.$P];3)" office:value-type="string" office:string-value="IntBlock" calcext:value-type="string">
            <text:p>IntBlock</text:p>
          </table:table-cell>
          <table:table-cell table:style-name="ce12" table:formula="of:=VLOOKUP([.$A84];[$T_Wires.$A:.$P];4)" office:value-type="string" office:string-value="Int_D1 - Int_D2 (D4)" calcext:value-type="string">
            <text:p>Int_D1 - Int_D2 (D4)</text:p>
          </table:table-cell>
          <table:table-cell table:style-name="ce12" table:formula="of:=VLOOKUP([.$A84];[$T_Wires.$A:.$P];15)" office:value-type="string" office:string-value="OK" calcext:value-type="string">
            <text:p>OK</text:p>
          </table:table-cell>
          <table:table-cell table:style-name="ce12" table:formula="of:=VLOOKUP([.$A8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4</text:p>
          </table:table-cell>
          <table:table-cell table:style-name="ce12" table:formula="of:=VLOOKUP([.$A85];[$T_Wires.$A:.$P];2)" office:value-type="string" office:string-value="Wire" calcext:value-type="string">
            <text:p>Wire</text:p>
          </table:table-cell>
          <table:table-cell table:style-name="ce12" table:formula="of:=VLOOKUP([.$A85];[$T_Wires.$A:.$P];3)" office:value-type="string" office:string-value="IntBlock" calcext:value-type="string">
            <text:p>IntBlock</text:p>
          </table:table-cell>
          <table:table-cell table:style-name="ce12" table:formula="of:=VLOOKUP([.$A85];[$T_Wires.$A:.$P];4)" office:value-type="string" office:string-value="Int_D1 - Int_D2 (D5)" calcext:value-type="string">
            <text:p>Int_D1 - Int_D2 (D5)</text:p>
          </table:table-cell>
          <table:table-cell table:style-name="ce12" table:formula="of:=VLOOKUP([.$A85];[$T_Wires.$A:.$P];15)" office:value-type="string" office:string-value="OK" calcext:value-type="string">
            <text:p>OK</text:p>
          </table:table-cell>
          <table:table-cell table:style-name="ce12" table:formula="of:=VLOOKUP([.$A8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5</text:p>
          </table:table-cell>
          <table:table-cell table:style-name="ce12" table:formula="of:=VLOOKUP([.$A86];[$T_Wires.$A:.$P];2)" office:value-type="string" office:string-value="Wire" calcext:value-type="string">
            <text:p>Wire</text:p>
          </table:table-cell>
          <table:table-cell table:style-name="ce12" table:formula="of:=VLOOKUP([.$A86];[$T_Wires.$A:.$P];3)" office:value-type="string" office:string-value="IntBlock" calcext:value-type="string">
            <text:p>IntBlock</text:p>
          </table:table-cell>
          <table:table-cell table:style-name="ce12" table:formula="of:=VLOOKUP([.$A86];[$T_Wires.$A:.$P];4)" office:value-type="string" office:string-value="Int_D1 - Int_D2 (D6)" calcext:value-type="string">
            <text:p>Int_D1 - Int_D2 (D6)</text:p>
          </table:table-cell>
          <table:table-cell table:style-name="ce12" table:formula="of:=VLOOKUP([.$A86];[$T_Wires.$A:.$P];15)" office:value-type="string" office:string-value="OK" calcext:value-type="string">
            <text:p>OK</text:p>
          </table:table-cell>
          <table:table-cell table:style-name="ce12" table:formula="of:=VLOOKUP([.$A8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6</text:p>
          </table:table-cell>
          <table:table-cell table:style-name="ce12" table:formula="of:=VLOOKUP([.$A87];[$T_Wires.$A:.$P];2)" office:value-type="string" office:string-value="Wire" calcext:value-type="string">
            <text:p>Wire</text:p>
          </table:table-cell>
          <table:table-cell table:style-name="ce12" table:formula="of:=VLOOKUP([.$A87];[$T_Wires.$A:.$P];3)" office:value-type="string" office:string-value="IntBlock" calcext:value-type="string">
            <text:p>IntBlock</text:p>
          </table:table-cell>
          <table:table-cell table:style-name="ce12" table:formula="of:=VLOOKUP([.$A87];[$T_Wires.$A:.$P];4)" office:value-type="string" office:string-value="Int_D1 - Int_D2 (D7)" calcext:value-type="string">
            <text:p>Int_D1 - Int_D2 (D7)</text:p>
          </table:table-cell>
          <table:table-cell table:style-name="ce12" table:formula="of:=VLOOKUP([.$A87];[$T_Wires.$A:.$P];15)" office:value-type="string" office:string-value="OK" calcext:value-type="string">
            <text:p>OK</text:p>
          </table:table-cell>
          <table:table-cell table:style-name="ce12" table:formula="of:=VLOOKUP([.$A8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7</text:p>
          </table:table-cell>
          <table:table-cell table:style-name="ce12" table:formula="of:=VLOOKUP([.$A88];[$T_Wires.$A:.$P];2)" office:value-type="string" office:string-value="Wire" calcext:value-type="string">
            <text:p>Wire</text:p>
          </table:table-cell>
          <table:table-cell table:style-name="ce12" table:formula="of:=VLOOKUP([.$A88];[$T_Wires.$A:.$P];3)" office:value-type="string" office:string-value="IntBlock" calcext:value-type="string">
            <text:p>IntBlock</text:p>
          </table:table-cell>
          <table:table-cell table:style-name="ce12" table:formula="of:=VLOOKUP([.$A88];[$T_Wires.$A:.$P];4)" office:value-type="string" office:string-value="Int_D1 - Int_D2 (D8)" calcext:value-type="string">
            <text:p>Int_D1 - Int_D2 (D8)</text:p>
          </table:table-cell>
          <table:table-cell table:style-name="ce12" table:formula="of:=VLOOKUP([.$A88];[$T_Wires.$A:.$P];15)" office:value-type="string" office:string-value="OK" calcext:value-type="string">
            <text:p>OK</text:p>
          </table:table-cell>
          <table:table-cell table:style-name="ce12" table:formula="of:=VLOOKUP([.$A8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8</text:p>
          </table:table-cell>
          <table:table-cell table:style-name="ce12" table:formula="of:=VLOOKUP([.$A89];[$T_Wires.$A:.$P];2)" office:value-type="string" office:string-value="Wire" calcext:value-type="string">
            <text:p>Wire</text:p>
          </table:table-cell>
          <table:table-cell table:style-name="ce12" table:formula="of:=VLOOKUP([.$A89];[$T_Wires.$A:.$P];3)" office:value-type="string" office:string-value="IntBlock" calcext:value-type="string">
            <text:p>IntBlock</text:p>
          </table:table-cell>
          <table:table-cell table:style-name="ce12" table:formula="of:=VLOOKUP([.$A89];[$T_Wires.$A:.$P];4)" office:value-type="string" office:string-value="Int_D1 - Int_D3 (D1)" calcext:value-type="string">
            <text:p>Int_D1 - Int_D3 (D1)</text:p>
          </table:table-cell>
          <table:table-cell table:style-name="ce12" table:formula="of:=VLOOKUP([.$A89];[$T_Wires.$A:.$P];15)" office:value-type="string" office:string-value="OK" calcext:value-type="string">
            <text:p>OK</text:p>
          </table:table-cell>
          <table:table-cell table:style-name="ce12" table:formula="of:=VLOOKUP([.$A8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9</text:p>
          </table:table-cell>
          <table:table-cell table:style-name="ce12" table:formula="of:=VLOOKUP([.$A90];[$T_Wires.$A:.$P];2)" office:value-type="string" office:string-value="Wire" calcext:value-type="string">
            <text:p>Wire</text:p>
          </table:table-cell>
          <table:table-cell table:style-name="ce12" table:formula="of:=VLOOKUP([.$A90];[$T_Wires.$A:.$P];3)" office:value-type="string" office:string-value="IntBlock" calcext:value-type="string">
            <text:p>IntBlock</text:p>
          </table:table-cell>
          <table:table-cell table:style-name="ce12" table:formula="of:=VLOOKUP([.$A90];[$T_Wires.$A:.$P];4)" office:value-type="string" office:string-value="Int_D1 - Int_D3 (D2)" calcext:value-type="string">
            <text:p>Int_D1 - Int_D3 (D2)</text:p>
          </table:table-cell>
          <table:table-cell table:style-name="ce12" table:formula="of:=VLOOKUP([.$A90];[$T_Wires.$A:.$P];15)" office:value-type="string" office:string-value="OK" calcext:value-type="string">
            <text:p>OK</text:p>
          </table:table-cell>
          <table:table-cell table:style-name="ce12" table:formula="of:=VLOOKUP([.$A9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0</text:p>
          </table:table-cell>
          <table:table-cell table:style-name="ce12" table:formula="of:=VLOOKUP([.$A91];[$T_Wires.$A:.$P];2)" office:value-type="string" office:string-value="Wire" calcext:value-type="string">
            <text:p>Wire</text:p>
          </table:table-cell>
          <table:table-cell table:style-name="ce12" table:formula="of:=VLOOKUP([.$A91];[$T_Wires.$A:.$P];3)" office:value-type="string" office:string-value="IntBlock" calcext:value-type="string">
            <text:p>IntBlock</text:p>
          </table:table-cell>
          <table:table-cell table:style-name="ce12" table:formula="of:=VLOOKUP([.$A91];[$T_Wires.$A:.$P];4)" office:value-type="string" office:string-value="Int_D1 - Int_D3 (D3)" calcext:value-type="string">
            <text:p>Int_D1 - Int_D3 (D3)</text:p>
          </table:table-cell>
          <table:table-cell table:style-name="ce12" table:formula="of:=VLOOKUP([.$A91];[$T_Wires.$A:.$P];15)" office:value-type="string" office:string-value="OK" calcext:value-type="string">
            <text:p>OK</text:p>
          </table:table-cell>
          <table:table-cell table:style-name="ce12" table:formula="of:=VLOOKUP([.$A9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1</text:p>
          </table:table-cell>
          <table:table-cell table:style-name="ce12" table:formula="of:=VLOOKUP([.$A92];[$T_Wires.$A:.$P];2)" office:value-type="string" office:string-value="Wire" calcext:value-type="string">
            <text:p>Wire</text:p>
          </table:table-cell>
          <table:table-cell table:style-name="ce12" table:formula="of:=VLOOKUP([.$A92];[$T_Wires.$A:.$P];3)" office:value-type="string" office:string-value="IntBlock" calcext:value-type="string">
            <text:p>IntBlock</text:p>
          </table:table-cell>
          <table:table-cell table:style-name="ce12" table:formula="of:=VLOOKUP([.$A92];[$T_Wires.$A:.$P];4)" office:value-type="string" office:string-value="Int_D1 - Int_D3 (D4)" calcext:value-type="string">
            <text:p>Int_D1 - Int_D3 (D4)</text:p>
          </table:table-cell>
          <table:table-cell table:style-name="ce12" table:formula="of:=VLOOKUP([.$A92];[$T_Wires.$A:.$P];15)" office:value-type="string" office:string-value="OK" calcext:value-type="string">
            <text:p>OK</text:p>
          </table:table-cell>
          <table:table-cell table:style-name="ce12" table:formula="of:=VLOOKUP([.$A9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2</text:p>
          </table:table-cell>
          <table:table-cell table:style-name="ce12" table:formula="of:=VLOOKUP([.$A93];[$T_Wires.$A:.$P];2)" office:value-type="string" office:string-value="Wire" calcext:value-type="string">
            <text:p>Wire</text:p>
          </table:table-cell>
          <table:table-cell table:style-name="ce12" table:formula="of:=VLOOKUP([.$A93];[$T_Wires.$A:.$P];3)" office:value-type="string" office:string-value="IntBlock" calcext:value-type="string">
            <text:p>IntBlock</text:p>
          </table:table-cell>
          <table:table-cell table:style-name="ce12" table:formula="of:=VLOOKUP([.$A93];[$T_Wires.$A:.$P];4)" office:value-type="string" office:string-value="Int_D1 - Int_D3 (D5)" calcext:value-type="string">
            <text:p>Int_D1 - Int_D3 (D5)</text:p>
          </table:table-cell>
          <table:table-cell table:style-name="ce12" table:formula="of:=VLOOKUP([.$A93];[$T_Wires.$A:.$P];15)" office:value-type="string" office:string-value="OK" calcext:value-type="string">
            <text:p>OK</text:p>
          </table:table-cell>
          <table:table-cell table:style-name="ce12" table:formula="of:=VLOOKUP([.$A9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3</text:p>
          </table:table-cell>
          <table:table-cell table:style-name="ce12" table:formula="of:=VLOOKUP([.$A94];[$T_Wires.$A:.$P];2)" office:value-type="string" office:string-value="Wire" calcext:value-type="string">
            <text:p>Wire</text:p>
          </table:table-cell>
          <table:table-cell table:style-name="ce12" table:formula="of:=VLOOKUP([.$A94];[$T_Wires.$A:.$P];3)" office:value-type="string" office:string-value="IntBlock" calcext:value-type="string">
            <text:p>IntBlock</text:p>
          </table:table-cell>
          <table:table-cell table:style-name="ce12" table:formula="of:=VLOOKUP([.$A94];[$T_Wires.$A:.$P];4)" office:value-type="string" office:string-value="Int_D1 - Int_D3 (D6)" calcext:value-type="string">
            <text:p>Int_D1 - Int_D3 (D6)</text:p>
          </table:table-cell>
          <table:table-cell table:style-name="ce12" table:formula="of:=VLOOKUP([.$A94];[$T_Wires.$A:.$P];15)" office:value-type="string" office:string-value="OK" calcext:value-type="string">
            <text:p>OK</text:p>
          </table:table-cell>
          <table:table-cell table:style-name="ce12" table:formula="of:=VLOOKUP([.$A9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4</text:p>
          </table:table-cell>
          <table:table-cell table:style-name="ce12" table:formula="of:=VLOOKUP([.$A95];[$T_Wires.$A:.$P];2)" office:value-type="string" office:string-value="Wire" calcext:value-type="string">
            <text:p>Wire</text:p>
          </table:table-cell>
          <table:table-cell table:style-name="ce12" table:formula="of:=VLOOKUP([.$A95];[$T_Wires.$A:.$P];3)" office:value-type="string" office:string-value="IntBlock" calcext:value-type="string">
            <text:p>IntBlock</text:p>
          </table:table-cell>
          <table:table-cell table:style-name="ce12" table:formula="of:=VLOOKUP([.$A95];[$T_Wires.$A:.$P];4)" office:value-type="string" office:string-value="Int_D1 - Int_D3 (D7)" calcext:value-type="string">
            <text:p>Int_D1 - Int_D3 (D7)</text:p>
          </table:table-cell>
          <table:table-cell table:style-name="ce12" table:formula="of:=VLOOKUP([.$A95];[$T_Wires.$A:.$P];15)" office:value-type="string" office:string-value="OK" calcext:value-type="string">
            <text:p>OK</text:p>
          </table:table-cell>
          <table:table-cell table:style-name="ce12" table:formula="of:=VLOOKUP([.$A9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5</text:p>
          </table:table-cell>
          <table:table-cell table:style-name="ce12" table:formula="of:=VLOOKUP([.$A96];[$T_Wires.$A:.$P];2)" office:value-type="string" office:string-value="Wire" calcext:value-type="string">
            <text:p>Wire</text:p>
          </table:table-cell>
          <table:table-cell table:style-name="ce12" table:formula="of:=VLOOKUP([.$A96];[$T_Wires.$A:.$P];3)" office:value-type="string" office:string-value="IntBlock" calcext:value-type="string">
            <text:p>IntBlock</text:p>
          </table:table-cell>
          <table:table-cell table:style-name="ce12" table:formula="of:=VLOOKUP([.$A96];[$T_Wires.$A:.$P];4)" office:value-type="string" office:string-value="Int_D1 - Int_D3 (D8)" calcext:value-type="string">
            <text:p>Int_D1 - Int_D3 (D8)</text:p>
          </table:table-cell>
          <table:table-cell table:style-name="ce12" table:formula="of:=VLOOKUP([.$A96];[$T_Wires.$A:.$P];15)" office:value-type="string" office:string-value="OK" calcext:value-type="string">
            <text:p>OK</text:p>
          </table:table-cell>
          <table:table-cell table:style-name="ce12" table:formula="of:=VLOOKUP([.$A9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C01</text:p>
          </table:table-cell>
          <table:table-cell table:style-name="ce12" table:formula="of:=VLOOKUP([.$A97];[$T_Connectors.$A:.$H];2)" office:value-type="string" office:string-value="Conn" calcext:value-type="string">
            <text:p>Conn</text:p>
          </table:table-cell>
          <table:table-cell table:style-name="ce12" table:formula="of:=VLOOKUP([.$A97];[$T_Connectors.$A:.$H];3)" office:value-type="string" office:string-value="IoTBlock" calcext:value-type="string">
            <text:p>IoTBlock</text:p>
          </table:table-cell>
          <table:table-cell table:style-name="ce12" table:formula="of:=VLOOKUP([.$A97];[$T_Connectors.$A:.$H];4)" office:value-type="string" office:string-value="Connector for IoT Power line JSL-2P" calcext:value-type="string">
            <text:p>Connector for IoT Power line JSL-2P</text:p>
          </table:table-cell>
          <table:table-cell table:style-name="ce12" table:formula="of:=VLOOKUP([.$A97];[$T_Connectors.$A:.$H];7)" office:value-type="string" office:string-value="TODO" calcext:value-type="string">
            <text:p>TODO</text:p>
          </table:table-cell>
          <table:table-cell table:style-name="ce12" table:formula="of:=VLOOKUP([.$A97];[$T_Connectors.$A:.$H];8)" office:value-type="string" office:string-value="Use a JST Connector (2p)" calcext:value-type="string">
            <text:p>Use a JST Connector (2p)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1</text:p>
          </table:table-cell>
          <table:table-cell table:style-name="ce12" table:formula="of:=VLOOKUP([.$A98];[$T_Devices.$A:.$H];2)" office:value-type="string" office:string-value="Device" calcext:value-type="string">
            <text:p>Device</text:p>
          </table:table-cell>
          <table:table-cell table:style-name="ce12" table:formula="of:=VLOOKUP([.$A98];[$T_Devices.$A:.$H];3)" office:value-type="string" office:string-value="IoTBlock" calcext:value-type="string">
            <text:p>IoTBlock</text:p>
          </table:table-cell>
          <table:table-cell table:style-name="ce12" table:formula="of:=VLOOKUP([.$A98];[$T_Devices.$A:.$H];4)" office:value-type="string" office:string-value="RaspberryPi" calcext:value-type="string">
            <text:p>RaspberryPi</text:p>
          </table:table-cell>
          <table:table-cell table:style-name="ce12" table:formula="of:=VLOOKUP([.$A98];[$T_Devices.$A:.$H];7)" office:value-type="string" office:string-value="OK" calcext:value-type="string">
            <text:p>OK</text:p>
          </table:table-cell>
          <table:table-cell table:style-name="ce12" table:formula="of:=VLOOKUP([.$A98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2</text:p>
          </table:table-cell>
          <table:table-cell table:style-name="ce12" table:formula="of:=VLOOKUP([.$A99];[$T_Devices.$A:.$H];2)" office:value-type="string" office:string-value="Device" calcext:value-type="string">
            <text:p>Device</text:p>
          </table:table-cell>
          <table:table-cell table:style-name="ce12" table:formula="of:=VLOOKUP([.$A99];[$T_Devices.$A:.$H];3)" office:value-type="string" office:string-value="IoTBlock" calcext:value-type="string">
            <text:p>IoTBlock</text:p>
          </table:table-cell>
          <table:table-cell table:style-name="ce12" table:formula="of:=VLOOKUP([.$A99];[$T_Devices.$A:.$H];4)" office:value-type="string" office:string-value="DC/DC for RaspberryPi" calcext:value-type="string">
            <text:p>DC/DC for RaspberryPi</text:p>
          </table:table-cell>
          <table:table-cell table:style-name="ce12" table:formula="of:=VLOOKUP([.$A99];[$T_Devices.$A:.$H];7)" office:value-type="string" office:string-value="OK" calcext:value-type="string">
            <text:p>OK</text:p>
          </table:table-cell>
          <table:table-cell table:style-name="ce12" table:formula="of:=VLOOKUP([.$A99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3</text:p>
          </table:table-cell>
          <table:table-cell table:style-name="ce12" table:formula="of:=VLOOKUP([.$A100];[$T_Devices.$A:.$H];2)" office:value-type="string" office:string-value="Device" calcext:value-type="string">
            <text:p>Device</text:p>
          </table:table-cell>
          <table:table-cell table:style-name="ce12" table:formula="of:=VLOOKUP([.$A100];[$T_Devices.$A:.$H];3)" office:value-type="string" office:string-value="IoTBlock" calcext:value-type="string">
            <text:p>IoTBlock</text:p>
          </table:table-cell>
          <table:table-cell table:style-name="ce12" table:formula="of:=VLOOKUP([.$A100];[$T_Devices.$A:.$H];4)" office:value-type="string" office:string-value="UPS Pack" calcext:value-type="string">
            <text:p>UPS Pack</text:p>
          </table:table-cell>
          <table:table-cell table:style-name="ce12" table:formula="of:=VLOOKUP([.$A100];[$T_Devices.$A:.$H];7)" office:value-type="string" office:string-value="OK" calcext:value-type="string">
            <text:p>OK</text:p>
          </table:table-cell>
          <table:table-cell table:style-name="ce12" table:formula="of:=VLOOKUP([.$A100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4</text:p>
          </table:table-cell>
          <table:table-cell table:style-name="ce12" table:formula="of:=VLOOKUP([.$A101];[$T_Devices.$A:.$H];2)" office:value-type="string" office:string-value="Device" calcext:value-type="string">
            <text:p>Device</text:p>
          </table:table-cell>
          <table:table-cell table:style-name="ce12" table:formula="of:=VLOOKUP([.$A101];[$T_Devices.$A:.$H];3)" office:value-type="string" office:string-value="IoTBlock" calcext:value-type="string">
            <text:p>IoTBlock</text:p>
          </table:table-cell>
          <table:table-cell table:style-name="ce12" table:formula="of:=VLOOKUP([.$A101];[$T_Devices.$A:.$H];4)" office:value-type="string" office:string-value="UPS Battery" calcext:value-type="string">
            <text:p>UPS Battery</text:p>
          </table:table-cell>
          <table:table-cell table:style-name="ce12" table:formula="of:=VLOOKUP([.$A101];[$T_Devices.$A:.$H];7)" office:value-type="string" office:string-value="OK" calcext:value-type="string">
            <text:p>OK</text:p>
          </table:table-cell>
          <table:table-cell table:style-name="ce12" table:formula="of:=VLOOKUP([.$A101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5</text:p>
          </table:table-cell>
          <table:table-cell table:style-name="ce12" table:formula="of:=VLOOKUP([.$A102];[$T_Devices.$A:.$H];2)" office:value-type="string" office:string-value="Device" calcext:value-type="string">
            <text:p>Device</text:p>
          </table:table-cell>
          <table:table-cell table:style-name="ce12" table:formula="of:=VLOOKUP([.$A102];[$T_Devices.$A:.$H];3)" office:value-type="string" office:string-value="IoTBlock" calcext:value-type="string">
            <text:p>IoTBlock</text:p>
          </table:table-cell>
          <table:table-cell table:style-name="ce12" table:formula="of:=VLOOKUP([.$A102];[$T_Devices.$A:.$H];4)" office:value-type="string" office:string-value="SIM7600E-H" calcext:value-type="string">
            <text:p>SIM7600E-H</text:p>
          </table:table-cell>
          <table:table-cell table:style-name="ce12" table:formula="of:=VLOOKUP([.$A102];[$T_Devices.$A:.$H];7)" office:value-type="string" office:string-value="OK" calcext:value-type="string">
            <text:p>OK</text:p>
          </table:table-cell>
          <table:table-cell table:style-name="ce12" table:formula="of:=VLOOKUP([.$A102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6</text:p>
          </table:table-cell>
          <table:table-cell table:style-name="ce12" table:formula="of:=VLOOKUP([.$A103];[$T_Devices.$A:.$H];2)" office:value-type="string" office:string-value="Device" calcext:value-type="string">
            <text:p>Device</text:p>
          </table:table-cell>
          <table:table-cell table:style-name="ce12" table:formula="of:=VLOOKUP([.$A103];[$T_Devices.$A:.$H];3)" office:value-type="string" office:string-value="IoTBlock" calcext:value-type="string">
            <text:p>IoTBlock</text:p>
          </table:table-cell>
          <table:table-cell table:style-name="ce12" table:formula="of:=VLOOKUP([.$A103];[$T_Devices.$A:.$H];4)" office:value-type="string" office:string-value="Sense Hat (c)" calcext:value-type="string">
            <text:p>Sense Hat (c)</text:p>
          </table:table-cell>
          <table:table-cell table:style-name="ce12" table:formula="of:=VLOOKUP([.$A103];[$T_Devices.$A:.$H];7)" office:value-type="string" office:string-value="OK" calcext:value-type="string">
            <text:p>OK</text:p>
          </table:table-cell>
          <table:table-cell table:style-name="ce12" table:formula="of:=VLOOKUP([.$A103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7</text:p>
          </table:table-cell>
          <table:table-cell table:style-name="ce12" table:formula="of:=VLOOKUP([.$A104];[$T_Devices.$A:.$H];2)" office:value-type="string" office:string-value="Device" calcext:value-type="string">
            <text:p>Device</text:p>
          </table:table-cell>
          <table:table-cell table:style-name="ce12" table:formula="of:=VLOOKUP([.$A104];[$T_Devices.$A:.$H];3)" office:value-type="string" office:string-value="IoTBlock" calcext:value-type="string">
            <text:p>IoTBlock</text:p>
          </table:table-cell>
          <table:table-cell table:style-name="ce12" table:formula="of:=VLOOKUP([.$A104];[$T_Devices.$A:.$H];4)" office:value-type="string" office:string-value="Custom Board" calcext:value-type="string">
            <text:p>Custom Board</text:p>
          </table:table-cell>
          <table:table-cell table:style-name="ce12" table:formula="of:=VLOOKUP([.$A104];[$T_Devices.$A:.$H];7)" office:value-type="string" office:string-value="TODO" calcext:value-type="string">
            <text:p>TODO</text:p>
          </table:table-cell>
          <table:table-cell table:style-name="ce12" table:formula="of:=VLOOKUP([.$A104];[$T_Devices.$A:.$H];8)" office:value-type="string" office:string-value="Assemble PCB" calcext:value-type="string">
            <text:p>Assemble PCB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8</text:p>
          </table:table-cell>
          <table:table-cell table:style-name="ce12" table:formula="of:=VLOOKUP([.$A105];[$T_Devices.$A:.$H];2)" office:value-type="string" office:string-value="Device" calcext:value-type="string">
            <text:p>Device</text:p>
          </table:table-cell>
          <table:table-cell table:style-name="ce12" table:formula="of:=VLOOKUP([.$A105];[$T_Devices.$A:.$H];3)" office:value-type="string" office:string-value="IoTBlock" calcext:value-type="string">
            <text:p>IoTBlock</text:p>
          </table:table-cell>
          <table:table-cell table:style-name="ce12" table:formula="of:=VLOOKUP([.$A105];[$T_Devices.$A:.$H];4)" office:value-type="string" office:string-value="Weight sensor" calcext:value-type="string">
            <text:p>Weight sensor</text:p>
          </table:table-cell>
          <table:table-cell table:style-name="ce12" table:formula="of:=VLOOKUP([.$A105];[$T_Devices.$A:.$H];7)" office:value-type="string" office:string-value="TODO" calcext:value-type="string">
            <text:p>TODO</text:p>
          </table:table-cell>
          <table:table-cell table:style-name="ce12" table:formula="of:=VLOOKUP([.$A105];[$T_Devices.$A:.$H];8)" office:value-type="string" office:string-value="Create tank platform" calcext:value-type="string">
            <text:p>Create tank platform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9</text:p>
          </table:table-cell>
          <table:table-cell table:style-name="ce12" table:formula="of:=VLOOKUP([.$A106];[$T_Devices.$A:.$H];2)" office:value-type="string" office:string-value="Device" calcext:value-type="string">
            <text:p>Device</text:p>
          </table:table-cell>
          <table:table-cell table:style-name="ce12" table:formula="of:=VLOOKUP([.$A106];[$T_Devices.$A:.$H];3)" office:value-type="string" office:string-value="IoTBlock" calcext:value-type="string">
            <text:p>IoTBlock</text:p>
          </table:table-cell>
          <table:table-cell table:style-name="ce12" table:formula="of:=VLOOKUP([.$A106];[$T_Devices.$A:.$H];4)" office:value-type="string" office:string-value="Gas MQ-2 Propane Sensor" calcext:value-type="string">
            <text:p>Gas MQ-2 Propane Sensor</text:p>
          </table:table-cell>
          <table:table-cell table:style-name="ce12" table:formula="of:=VLOOKUP([.$A106];[$T_Devices.$A:.$H];7)" office:value-type="string" office:string-value="OK" calcext:value-type="string">
            <text:p>OK</text:p>
          </table:table-cell>
          <table:table-cell table:style-name="ce12" table:formula="of:=VLOOKUP([.$A106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10</text:p>
          </table:table-cell>
          <table:table-cell table:style-name="ce12" table:formula="of:=VLOOKUP([.$A107];[$T_Devices.$A:.$H];2)" office:value-type="string" office:string-value="Device" calcext:value-type="string">
            <text:p>Device</text:p>
          </table:table-cell>
          <table:table-cell table:style-name="ce12" table:formula="of:=VLOOKUP([.$A107];[$T_Devices.$A:.$H];3)" office:value-type="string" office:string-value="IoTBlock" calcext:value-type="string">
            <text:p>IoTBlock</text:p>
          </table:table-cell>
          <table:table-cell table:style-name="ce12" table:formula="of:=VLOOKUP([.$A107];[$T_Devices.$A:.$H];4)" office:value-type="string" office:string-value="Gas MQ-7 CO2 Sensor" calcext:value-type="string">
            <text:p>Gas MQ-7 CO2 Sensor</text:p>
          </table:table-cell>
          <table:table-cell table:style-name="ce12" table:formula="of:=VLOOKUP([.$A107];[$T_Devices.$A:.$H];7)" office:value-type="string" office:string-value="OK" calcext:value-type="string">
            <text:p>OK</text:p>
          </table:table-cell>
          <table:table-cell table:style-name="ce12" table:formula="of:=VLOOKUP([.$A107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0</text:p>
          </table:table-cell>
          <table:table-cell table:style-name="ce12" table:formula="of:=VLOOKUP([.$A108];[$T_Wires.$A:.$P];2)" office:value-type="string" office:string-value="Wire" calcext:value-type="string">
            <text:p>Wire</text:p>
          </table:table-cell>
          <table:table-cell table:style-name="ce12" table:formula="of:=VLOOKUP([.$A108];[$T_Wires.$A:.$P];3)" office:value-type="string" office:string-value="IoTBlock" calcext:value-type="string">
            <text:p>IoTBlock</text:p>
          </table:table-cell>
          <table:table-cell table:style-name="ce12" table:formula="of:=VLOOKUP([.$A108];[$T_Wires.$A:.$P];4)" office:value-type="string" office:string-value="IoT_D1 - IoT_D7 (40 PIN)" calcext:value-type="string">
            <text:p>IoT_D1 - IoT_D7 (40 PIN)</text:p>
          </table:table-cell>
          <table:table-cell table:style-name="ce12" table:formula="of:=VLOOKUP([.$A108];[$T_Wires.$A:.$P];15)" office:value-type="string" office:string-value="TODO" calcext:value-type="string">
            <text:p>TODO</text:p>
          </table:table-cell>
          <table:table-cell table:style-name="ce12" table:formula="of:=VLOOKUP([.$A108];[$T_Wires.$A:.$P];16)" office:value-type="string" office:string-value="Ribbon Cable" calcext:value-type="string">
            <text:p>Ribbon 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1</text:p>
          </table:table-cell>
          <table:table-cell table:style-name="ce12" table:formula="of:=VLOOKUP([.$A109];[$T_Wires.$A:.$P];2)" office:value-type="string" office:string-value="Wire" calcext:value-type="string">
            <text:p>Wire</text:p>
          </table:table-cell>
          <table:table-cell table:style-name="ce12" table:formula="of:=VLOOKUP([.$A109];[$T_Wires.$A:.$P];3)" office:value-type="string" office:string-value="IoTBlock" calcext:value-type="string">
            <text:p>IoTBlock</text:p>
          </table:table-cell>
          <table:table-cell table:style-name="ce12" table:formula="of:=VLOOKUP([.$A109];[$T_Wires.$A:.$P];4)" office:value-type="string" office:string-value="IoT_D2 - IoT_D7 (+)" calcext:value-type="string">
            <text:p>IoT_D2 - IoT_D7 (+)</text:p>
          </table:table-cell>
          <table:table-cell table:style-name="ce12" table:formula="of:=VLOOKUP([.$A109];[$T_Wires.$A:.$P];15)" office:value-type="string" office:string-value="TODO" calcext:value-type="string">
            <text:p>TODO</text:p>
          </table:table-cell>
          <table:table-cell table:style-name="ce12" table:formula="of:=VLOOKUP([.$A109];[$T_Wires.$A:.$P];16)" office:value-type="string" office:string-value="DC/DC to CustomBoard" calcext:value-type="string">
            <text:p>DC/DC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2</text:p>
          </table:table-cell>
          <table:table-cell table:style-name="ce12" table:formula="of:=VLOOKUP([.$A110];[$T_Wires.$A:.$P];2)" office:value-type="string" office:string-value="Wire" calcext:value-type="string">
            <text:p>Wire</text:p>
          </table:table-cell>
          <table:table-cell table:style-name="ce12" table:formula="of:=VLOOKUP([.$A110];[$T_Wires.$A:.$P];3)" office:value-type="string" office:string-value="IoTBlock" calcext:value-type="string">
            <text:p>IoTBlock</text:p>
          </table:table-cell>
          <table:table-cell table:style-name="ce12" table:formula="of:=VLOOKUP([.$A110];[$T_Wires.$A:.$P];4)" office:value-type="string" office:string-value="IoT_D2 - IoT_D7 (-)" calcext:value-type="string">
            <text:p>IoT_D2 - IoT_D7 (-)</text:p>
          </table:table-cell>
          <table:table-cell table:style-name="ce12" table:formula="of:=VLOOKUP([.$A110];[$T_Wires.$A:.$P];15)" office:value-type="string" office:string-value="TODO" calcext:value-type="string">
            <text:p>TODO</text:p>
          </table:table-cell>
          <table:table-cell table:style-name="ce12" table:formula="of:=VLOOKUP([.$A110];[$T_Wires.$A:.$P];16)" office:value-type="string" office:string-value="DC/DC to CustomBoard" calcext:value-type="string">
            <text:p>DC/DC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3</text:p>
          </table:table-cell>
          <table:table-cell table:style-name="ce12" table:formula="of:=VLOOKUP([.$A111];[$T_Wires.$A:.$P];2)" office:value-type="string" office:string-value="Wire" calcext:value-type="string">
            <text:p>Wire</text:p>
          </table:table-cell>
          <table:table-cell table:style-name="ce12" table:formula="of:=VLOOKUP([.$A111];[$T_Wires.$A:.$P];3)" office:value-type="string" office:string-value="IoTBlock" calcext:value-type="string">
            <text:p>IoTBlock</text:p>
          </table:table-cell>
          <table:table-cell table:style-name="ce12" table:formula="of:=VLOOKUP([.$A111];[$T_Wires.$A:.$P];4)" office:value-type="string" office:string-value="IoT_D7 - IoT_D3 (USB)" calcext:value-type="string">
            <text:p>IoT_D7 - IoT_D3 (USB)</text:p>
          </table:table-cell>
          <table:table-cell table:style-name="ce12" table:formula="of:=VLOOKUP([.$A111];[$T_Wires.$A:.$P];15)" office:value-type="string" office:string-value="TODO" calcext:value-type="string">
            <text:p>TODO</text:p>
          </table:table-cell>
          <table:table-cell table:style-name="ce12" table:formula="of:=VLOOKUP([.$A111];[$T_Wires.$A:.$P];16)" office:value-type="string" office:string-value="CustomBoard to UPS (USB-C)" calcext:value-type="string">
            <text:p>CustomBoard to UPS (USB-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4</text:p>
          </table:table-cell>
          <table:table-cell table:style-name="ce12" table:formula="of:=VLOOKUP([.$A112];[$T_Wires.$A:.$P];2)" office:value-type="string" office:string-value="Wire" calcext:value-type="string">
            <text:p>Wire</text:p>
          </table:table-cell>
          <table:table-cell table:style-name="ce12" table:formula="of:=VLOOKUP([.$A112];[$T_Wires.$A:.$P];3)" office:value-type="string" office:string-value="IoTBlock" calcext:value-type="string">
            <text:p>IoTBlock</text:p>
          </table:table-cell>
          <table:table-cell table:style-name="ce12" table:formula="of:=VLOOKUP([.$A112];[$T_Wires.$A:.$P];4)" office:value-type="string" office:string-value="IoT_D3 - IoT_D7 (+)" calcext:value-type="string">
            <text:p>IoT_D3 - IoT_D7 (+)</text:p>
          </table:table-cell>
          <table:table-cell table:style-name="ce12" table:formula="of:=VLOOKUP([.$A112];[$T_Wires.$A:.$P];15)" office:value-type="string" office:string-value="TODO" calcext:value-type="string">
            <text:p>TODO</text:p>
          </table:table-cell>
          <table:table-cell table:style-name="ce12" table:formula="of:=VLOOKUP([.$A112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5</text:p>
          </table:table-cell>
          <table:table-cell table:style-name="ce12" table:formula="of:=VLOOKUP([.$A113];[$T_Wires.$A:.$P];2)" office:value-type="string" office:string-value="Wire" calcext:value-type="string">
            <text:p>Wire</text:p>
          </table:table-cell>
          <table:table-cell table:style-name="ce12" table:formula="of:=VLOOKUP([.$A113];[$T_Wires.$A:.$P];3)" office:value-type="string" office:string-value="IoTBlock" calcext:value-type="string">
            <text:p>IoTBlock</text:p>
          </table:table-cell>
          <table:table-cell table:style-name="ce12" table:formula="of:=VLOOKUP([.$A113];[$T_Wires.$A:.$P];4)" office:value-type="string" office:string-value="IoT_D3 - IoT_D7 (-)" calcext:value-type="string">
            <text:p>IoT_D3 - IoT_D7 (-)</text:p>
          </table:table-cell>
          <table:table-cell table:style-name="ce12" table:formula="of:=VLOOKUP([.$A113];[$T_Wires.$A:.$P];15)" office:value-type="string" office:string-value="TODO" calcext:value-type="string">
            <text:p>TODO</text:p>
          </table:table-cell>
          <table:table-cell table:style-name="ce12" table:formula="of:=VLOOKUP([.$A113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6</text:p>
          </table:table-cell>
          <table:table-cell table:style-name="ce12" table:formula="of:=VLOOKUP([.$A114];[$T_Wires.$A:.$P];2)" office:value-type="string" office:string-value="Wire" calcext:value-type="string">
            <text:p>Wire</text:p>
          </table:table-cell>
          <table:table-cell table:style-name="ce12" table:formula="of:=VLOOKUP([.$A114];[$T_Wires.$A:.$P];3)" office:value-type="string" office:string-value="IoTBlock" calcext:value-type="string">
            <text:p>IoTBlock</text:p>
          </table:table-cell>
          <table:table-cell table:style-name="ce12" table:formula="of:=VLOOKUP([.$A114];[$T_Wires.$A:.$P];4)" office:value-type="string" office:string-value="IoT_D3 - IoT_D7 (Tx)" calcext:value-type="string">
            <text:p>IoT_D3 - IoT_D7 (Tx)</text:p>
          </table:table-cell>
          <table:table-cell table:style-name="ce12" table:formula="of:=VLOOKUP([.$A114];[$T_Wires.$A:.$P];15)" office:value-type="string" office:string-value="TODO" calcext:value-type="string">
            <text:p>TODO</text:p>
          </table:table-cell>
          <table:table-cell table:style-name="ce12" table:formula="of:=VLOOKUP([.$A114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7</text:p>
          </table:table-cell>
          <table:table-cell table:style-name="ce12" table:formula="of:=VLOOKUP([.$A115];[$T_Wires.$A:.$P];2)" office:value-type="string" office:string-value="Wire" calcext:value-type="string">
            <text:p>Wire</text:p>
          </table:table-cell>
          <table:table-cell table:style-name="ce12" table:formula="of:=VLOOKUP([.$A115];[$T_Wires.$A:.$P];3)" office:value-type="string" office:string-value="IoTBlock" calcext:value-type="string">
            <text:p>IoTBlock</text:p>
          </table:table-cell>
          <table:table-cell table:style-name="ce12" table:formula="of:=VLOOKUP([.$A115];[$T_Wires.$A:.$P];4)" office:value-type="string" office:string-value="IoT_D3 - IoT_D7 (Rx)" calcext:value-type="string">
            <text:p>IoT_D3 - IoT_D7 (Rx)</text:p>
          </table:table-cell>
          <table:table-cell table:style-name="ce12" table:formula="of:=VLOOKUP([.$A115];[$T_Wires.$A:.$P];15)" office:value-type="string" office:string-value="TODO" calcext:value-type="string">
            <text:p>TODO</text:p>
          </table:table-cell>
          <table:table-cell table:style-name="ce12" table:formula="of:=VLOOKUP([.$A115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8</text:p>
          </table:table-cell>
          <table:table-cell table:style-name="ce12" table:formula="of:=VLOOKUP([.$A116];[$T_Wires.$A:.$P];2)" office:value-type="string" office:string-value="Wire" calcext:value-type="string">
            <text:p>Wire</text:p>
          </table:table-cell>
          <table:table-cell table:style-name="ce12" table:formula="of:=VLOOKUP([.$A116];[$T_Wires.$A:.$P];3)" office:value-type="string" office:string-value="IoTBlock" calcext:value-type="string">
            <text:p>IoTBlock</text:p>
          </table:table-cell>
          <table:table-cell table:style-name="ce12" table:formula="of:=VLOOKUP([.$A116];[$T_Wires.$A:.$P];4)" office:value-type="string" office:string-value="IoT_D3 - IoT_D7 (STA)" calcext:value-type="string">
            <text:p>IoT_D3 - IoT_D7 (STA)</text:p>
          </table:table-cell>
          <table:table-cell table:style-name="ce12" table:formula="of:=VLOOKUP([.$A116];[$T_Wires.$A:.$P];15)" office:value-type="string" office:string-value="TODO" calcext:value-type="string">
            <text:p>TODO</text:p>
          </table:table-cell>
          <table:table-cell table:style-name="ce12" table:formula="of:=VLOOKUP([.$A116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9</text:p>
          </table:table-cell>
          <table:table-cell table:style-name="ce12" table:formula="of:=VLOOKUP([.$A117];[$T_Wires.$A:.$P];2)" office:value-type="string" office:string-value="Wire" calcext:value-type="string">
            <text:p>Wire</text:p>
          </table:table-cell>
          <table:table-cell table:style-name="ce12" table:formula="of:=VLOOKUP([.$A117];[$T_Wires.$A:.$P];3)" office:value-type="string" office:string-value="IoTBlock" calcext:value-type="string">
            <text:p>IoTBlock</text:p>
          </table:table-cell>
          <table:table-cell table:style-name="ce12" table:formula="of:=VLOOKUP([.$A117];[$T_Wires.$A:.$P];4)" office:value-type="string" office:string-value="IoT_D3 - IoT_D4 (+)" calcext:value-type="string">
            <text:p>IoT_D3 - IoT_D4 (+)</text:p>
          </table:table-cell>
          <table:table-cell table:style-name="ce12" table:formula="of:=VLOOKUP([.$A117];[$T_Wires.$A:.$P];15)" office:value-type="string" office:string-value="OK" calcext:value-type="string">
            <text:p>OK</text:p>
          </table:table-cell>
          <table:table-cell table:style-name="ce12" table:formula="of:=VLOOKUP([.$A11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0</text:p>
          </table:table-cell>
          <table:table-cell table:style-name="ce12" table:formula="of:=VLOOKUP([.$A118];[$T_Wires.$A:.$P];2)" office:value-type="string" office:string-value="Wire" calcext:value-type="string">
            <text:p>Wire</text:p>
          </table:table-cell>
          <table:table-cell table:style-name="ce12" table:formula="of:=VLOOKUP([.$A118];[$T_Wires.$A:.$P];3)" office:value-type="string" office:string-value="IoTBlock" calcext:value-type="string">
            <text:p>IoTBlock</text:p>
          </table:table-cell>
          <table:table-cell table:style-name="ce12" table:formula="of:=VLOOKUP([.$A118];[$T_Wires.$A:.$P];4)" office:value-type="string" office:string-value="IoT_D3 - IoT_D4 (-)" calcext:value-type="string">
            <text:p>IoT_D3 - IoT_D4 (-)</text:p>
          </table:table-cell>
          <table:table-cell table:style-name="ce12" table:formula="of:=VLOOKUP([.$A118];[$T_Wires.$A:.$P];15)" office:value-type="string" office:string-value="OK" calcext:value-type="string">
            <text:p>OK</text:p>
          </table:table-cell>
          <table:table-cell table:style-name="ce12" table:formula="of:=VLOOKUP([.$A11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1</text:p>
          </table:table-cell>
          <table:table-cell table:style-name="ce12" table:formula="of:=VLOOKUP([.$A119];[$T_Wires.$A:.$P];2)" office:value-type="string" office:string-value="Wire" calcext:value-type="string">
            <text:p>Wire</text:p>
          </table:table-cell>
          <table:table-cell table:style-name="ce12" table:formula="of:=VLOOKUP([.$A119];[$T_Wires.$A:.$P];3)" office:value-type="string" office:string-value="IoTBlock" calcext:value-type="string">
            <text:p>IoTBlock</text:p>
          </table:table-cell>
          <table:table-cell table:style-name="ce12" table:formula="of:=VLOOKUP([.$A119];[$T_Wires.$A:.$P];4)" office:value-type="string" office:string-value="IoT_D5 - IoT_D7 (40 PIN)" calcext:value-type="string">
            <text:p>IoT_D5 - IoT_D7 (40 PIN)</text:p>
          </table:table-cell>
          <table:table-cell table:style-name="ce12" table:formula="of:=VLOOKUP([.$A119];[$T_Wires.$A:.$P];15)" office:value-type="string" office:string-value="TODO" calcext:value-type="string">
            <text:p>TODO</text:p>
          </table:table-cell>
          <table:table-cell table:style-name="ce12" table:formula="of:=VLOOKUP([.$A119];[$T_Wires.$A:.$P];16)" office:value-type="string" office:string-value="Ribbon Cable" calcext:value-type="string">
            <text:p>Ribbon 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2</text:p>
          </table:table-cell>
          <table:table-cell table:style-name="ce12" table:formula="of:=VLOOKUP([.$A120];[$T_Wires.$A:.$P];2)" office:value-type="string" office:string-value="Wire" calcext:value-type="string">
            <text:p>Wire</text:p>
          </table:table-cell>
          <table:table-cell table:style-name="ce12" table:formula="of:=VLOOKUP([.$A120];[$T_Wires.$A:.$P];3)" office:value-type="string" office:string-value="IoTBlock" calcext:value-type="string">
            <text:p>IoTBlock</text:p>
          </table:table-cell>
          <table:table-cell table:style-name="ce12" table:formula="of:=VLOOKUP([.$A120];[$T_Wires.$A:.$P];4)" office:value-type="string" office:string-value="IoT_D6 - IoT_D7 (40 PIN)" calcext:value-type="string">
            <text:p>IoT_D6 - IoT_D7 (40 PIN)</text:p>
          </table:table-cell>
          <table:table-cell table:style-name="ce12" table:formula="of:=VLOOKUP([.$A120];[$T_Wires.$A:.$P];15)" office:value-type="string" office:string-value="TODO" calcext:value-type="string">
            <text:p>TODO</text:p>
          </table:table-cell>
          <table:table-cell table:style-name="ce12" table:formula="of:=VLOOKUP([.$A120];[$T_Wires.$A:.$P];16)" office:value-type="string" office:string-value="Ribbon Cable" calcext:value-type="string">
            <text:p>Ribbon 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3</text:p>
          </table:table-cell>
          <table:table-cell table:style-name="ce12" table:formula="of:=VLOOKUP([.$A121];[$T_Wires.$A:.$P];2)" office:value-type="string" office:string-value="Wire" calcext:value-type="string">
            <text:p>Wire</text:p>
          </table:table-cell>
          <table:table-cell table:style-name="ce12" table:formula="of:=VLOOKUP([.$A121];[$T_Wires.$A:.$P];3)" office:value-type="string" office:string-value="IoTBlock" calcext:value-type="string">
            <text:p>IoTBlock</text:p>
          </table:table-cell>
          <table:table-cell table:style-name="ce12" table:formula="of:=VLOOKUP([.$A121];[$T_Wires.$A:.$P];4)" office:value-type="string" office:string-value="IoT_D8 - IoT_D7 (+)" calcext:value-type="string">
            <text:p>IoT_D8 - IoT_D7 (+)</text:p>
          </table:table-cell>
          <table:table-cell table:style-name="ce12" table:formula="of:=VLOOKUP([.$A121];[$T_Wires.$A:.$P];15)" office:value-type="string" office:string-value="TODO" calcext:value-type="string">
            <text:p>TODO</text:p>
          </table:table-cell>
          <table:table-cell table:style-name="ce12" table:formula="of:=VLOOKUP([.$A121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4</text:p>
          </table:table-cell>
          <table:table-cell table:style-name="ce12" table:formula="of:=VLOOKUP([.$A122];[$T_Wires.$A:.$P];2)" office:value-type="string" office:string-value="Wire" calcext:value-type="string">
            <text:p>Wire</text:p>
          </table:table-cell>
          <table:table-cell table:style-name="ce12" table:formula="of:=VLOOKUP([.$A122];[$T_Wires.$A:.$P];3)" office:value-type="string" office:string-value="IoTBlock" calcext:value-type="string">
            <text:p>IoTBlock</text:p>
          </table:table-cell>
          <table:table-cell table:style-name="ce12" table:formula="of:=VLOOKUP([.$A122];[$T_Wires.$A:.$P];4)" office:value-type="string" office:string-value="IoT_D8 - IoT_D7 (-)" calcext:value-type="string">
            <text:p>IoT_D8 - IoT_D7 (-)</text:p>
          </table:table-cell>
          <table:table-cell table:style-name="ce12" table:formula="of:=VLOOKUP([.$A122];[$T_Wires.$A:.$P];15)" office:value-type="string" office:string-value="TODO" calcext:value-type="string">
            <text:p>TODO</text:p>
          </table:table-cell>
          <table:table-cell table:style-name="ce12" table:formula="of:=VLOOKUP([.$A122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5</text:p>
          </table:table-cell>
          <table:table-cell table:style-name="ce12" table:formula="of:=VLOOKUP([.$A123];[$T_Wires.$A:.$P];2)" office:value-type="string" office:string-value="Wire" calcext:value-type="string">
            <text:p>Wire</text:p>
          </table:table-cell>
          <table:table-cell table:style-name="ce12" table:formula="of:=VLOOKUP([.$A123];[$T_Wires.$A:.$P];3)" office:value-type="string" office:string-value="IoTBlock" calcext:value-type="string">
            <text:p>IoTBlock</text:p>
          </table:table-cell>
          <table:table-cell table:style-name="ce12" table:formula="of:=VLOOKUP([.$A123];[$T_Wires.$A:.$P];4)" office:value-type="string" office:string-value="IoT_D8 - IoT_D7 (SCK)" calcext:value-type="string">
            <text:p>IoT_D8 - IoT_D7 (SCK)</text:p>
          </table:table-cell>
          <table:table-cell table:style-name="ce12" table:formula="of:=VLOOKUP([.$A123];[$T_Wires.$A:.$P];15)" office:value-type="string" office:string-value="TODO" calcext:value-type="string">
            <text:p>TODO</text:p>
          </table:table-cell>
          <table:table-cell table:style-name="ce12" table:formula="of:=VLOOKUP([.$A123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6</text:p>
          </table:table-cell>
          <table:table-cell table:style-name="ce12" table:formula="of:=VLOOKUP([.$A124];[$T_Wires.$A:.$P];2)" office:value-type="string" office:string-value="Wire" calcext:value-type="string">
            <text:p>Wire</text:p>
          </table:table-cell>
          <table:table-cell table:style-name="ce12" table:formula="of:=VLOOKUP([.$A124];[$T_Wires.$A:.$P];3)" office:value-type="string" office:string-value="IoTBlock" calcext:value-type="string">
            <text:p>IoTBlock</text:p>
          </table:table-cell>
          <table:table-cell table:style-name="ce12" table:formula="of:=VLOOKUP([.$A124];[$T_Wires.$A:.$P];4)" office:value-type="string" office:string-value="IoT_D8 - IoT_D7 (DT)" calcext:value-type="string">
            <text:p>IoT_D8 - IoT_D7 (DT)</text:p>
          </table:table-cell>
          <table:table-cell table:style-name="ce12" table:formula="of:=VLOOKUP([.$A124];[$T_Wires.$A:.$P];15)" office:value-type="string" office:string-value="TODO" calcext:value-type="string">
            <text:p>TODO</text:p>
          </table:table-cell>
          <table:table-cell table:style-name="ce12" table:formula="of:=VLOOKUP([.$A124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7</text:p>
          </table:table-cell>
          <table:table-cell table:style-name="ce12" table:formula="of:=VLOOKUP([.$A125];[$T_Wires.$A:.$P];2)" office:value-type="string" office:string-value="Wire" calcext:value-type="string">
            <text:p>Wire</text:p>
          </table:table-cell>
          <table:table-cell table:style-name="ce12" table:formula="of:=VLOOKUP([.$A125];[$T_Wires.$A:.$P];3)" office:value-type="string" office:string-value="IoTBlock" calcext:value-type="string">
            <text:p>IoTBlock</text:p>
          </table:table-cell>
          <table:table-cell table:style-name="ce12" table:formula="of:=VLOOKUP([.$A125];[$T_Wires.$A:.$P];4)" office:value-type="string" office:string-value="IoT_D9 - IoT_D6 (+)" calcext:value-type="string">
            <text:p>IoT_D9 - IoT_D6 (+)</text:p>
          </table:table-cell>
          <table:table-cell table:style-name="ce12" table:formula="of:=VLOOKUP([.$A125];[$T_Wires.$A:.$P];15)" office:value-type="string" office:string-value="OK" calcext:value-type="string">
            <text:p>OK</text:p>
          </table:table-cell>
          <table:table-cell table:style-name="ce12" table:formula="of:=VLOOKUP([.$A12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8</text:p>
          </table:table-cell>
          <table:table-cell table:style-name="ce12" table:formula="of:=VLOOKUP([.$A126];[$T_Wires.$A:.$P];2)" office:value-type="string" office:string-value="Wire" calcext:value-type="string">
            <text:p>Wire</text:p>
          </table:table-cell>
          <table:table-cell table:style-name="ce12" table:formula="of:=VLOOKUP([.$A126];[$T_Wires.$A:.$P];3)" office:value-type="string" office:string-value="IoTBlock" calcext:value-type="string">
            <text:p>IoTBlock</text:p>
          </table:table-cell>
          <table:table-cell table:style-name="ce12" table:formula="of:=VLOOKUP([.$A126];[$T_Wires.$A:.$P];4)" office:value-type="string" office:string-value="IoT_D9 - IoT_D6 (-)" calcext:value-type="string">
            <text:p>IoT_D9 - IoT_D6 (-)</text:p>
          </table:table-cell>
          <table:table-cell table:style-name="ce12" table:formula="of:=VLOOKUP([.$A126];[$T_Wires.$A:.$P];15)" office:value-type="string" office:string-value="OK" calcext:value-type="string">
            <text:p>OK</text:p>
          </table:table-cell>
          <table:table-cell table:style-name="ce12" table:formula="of:=VLOOKUP([.$A12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9</text:p>
          </table:table-cell>
          <table:table-cell table:style-name="ce12" table:formula="of:=VLOOKUP([.$A127];[$T_Wires.$A:.$P];2)" office:value-type="string" office:string-value="Wire" calcext:value-type="string">
            <text:p>Wire</text:p>
          </table:table-cell>
          <table:table-cell table:style-name="ce12" table:formula="of:=VLOOKUP([.$A127];[$T_Wires.$A:.$P];3)" office:value-type="string" office:string-value="IoTBlock" calcext:value-type="string">
            <text:p>IoTBlock</text:p>
          </table:table-cell>
          <table:table-cell table:style-name="ce12" table:formula="of:=VLOOKUP([.$A127];[$T_Wires.$A:.$P];4)" office:value-type="string" office:string-value="IoT_D9 - IoT_D6 (AOUT)" calcext:value-type="string">
            <text:p>IoT_D9 - IoT_D6 (AOUT)</text:p>
          </table:table-cell>
          <table:table-cell table:style-name="ce12" table:formula="of:=VLOOKUP([.$A127];[$T_Wires.$A:.$P];15)" office:value-type="string" office:string-value="OK" calcext:value-type="string">
            <text:p>OK</text:p>
          </table:table-cell>
          <table:table-cell table:style-name="ce12" table:formula="of:=VLOOKUP([.$A12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0</text:p>
          </table:table-cell>
          <table:table-cell table:style-name="ce12" table:formula="of:=VLOOKUP([.$A128];[$T_Wires.$A:.$P];2)" office:value-type="string" office:string-value="Wire" calcext:value-type="string">
            <text:p>Wire</text:p>
          </table:table-cell>
          <table:table-cell table:style-name="ce12" table:formula="of:=VLOOKUP([.$A128];[$T_Wires.$A:.$P];3)" office:value-type="string" office:string-value="IoTBlock" calcext:value-type="string">
            <text:p>IoTBlock</text:p>
          </table:table-cell>
          <table:table-cell table:style-name="ce12" table:formula="of:=VLOOKUP([.$A128];[$T_Wires.$A:.$P];4)" office:value-type="string" office:string-value="IoT_D9 - IoT_D6 (DOUT)" calcext:value-type="string">
            <text:p>IoT_D9 - IoT_D6 (DOUT)</text:p>
          </table:table-cell>
          <table:table-cell table:style-name="ce12" table:formula="of:=VLOOKUP([.$A128];[$T_Wires.$A:.$P];15)" office:value-type="string" office:string-value="OK" calcext:value-type="string">
            <text:p>OK</text:p>
          </table:table-cell>
          <table:table-cell table:style-name="ce12" table:formula="of:=VLOOKUP([.$A12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1</text:p>
          </table:table-cell>
          <table:table-cell table:style-name="ce12" table:formula="of:=VLOOKUP([.$A129];[$T_Wires.$A:.$P];2)" office:value-type="string" office:string-value="Wire" calcext:value-type="string">
            <text:p>Wire</text:p>
          </table:table-cell>
          <table:table-cell table:style-name="ce12" table:formula="of:=VLOOKUP([.$A129];[$T_Wires.$A:.$P];3)" office:value-type="string" office:string-value="IoTBlock" calcext:value-type="string">
            <text:p>IoTBlock</text:p>
          </table:table-cell>
          <table:table-cell table:style-name="ce12" table:formula="of:=VLOOKUP([.$A129];[$T_Wires.$A:.$P];4)" office:value-type="string" office:string-value="IoT_D10 - IoT_D6 (+)" calcext:value-type="string">
            <text:p>IoT_D10 - IoT_D6 (+)</text:p>
          </table:table-cell>
          <table:table-cell table:style-name="ce12" table:formula="of:=VLOOKUP([.$A129];[$T_Wires.$A:.$P];15)" office:value-type="string" office:string-value="OK" calcext:value-type="string">
            <text:p>OK</text:p>
          </table:table-cell>
          <table:table-cell table:style-name="ce12" table:formula="of:=VLOOKUP([.$A12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2</text:p>
          </table:table-cell>
          <table:table-cell table:style-name="ce12" table:formula="of:=VLOOKUP([.$A130];[$T_Wires.$A:.$P];2)" office:value-type="string" office:string-value="Wire" calcext:value-type="string">
            <text:p>Wire</text:p>
          </table:table-cell>
          <table:table-cell table:style-name="ce12" table:formula="of:=VLOOKUP([.$A130];[$T_Wires.$A:.$P];3)" office:value-type="string" office:string-value="IoTBlock" calcext:value-type="string">
            <text:p>IoTBlock</text:p>
          </table:table-cell>
          <table:table-cell table:style-name="ce12" table:formula="of:=VLOOKUP([.$A130];[$T_Wires.$A:.$P];4)" office:value-type="string" office:string-value="IoT_D10 - IoT_D6 (-)" calcext:value-type="string">
            <text:p>IoT_D10 - IoT_D6 (-)</text:p>
          </table:table-cell>
          <table:table-cell table:style-name="ce12" table:formula="of:=VLOOKUP([.$A130];[$T_Wires.$A:.$P];15)" office:value-type="string" office:string-value="OK" calcext:value-type="string">
            <text:p>OK</text:p>
          </table:table-cell>
          <table:table-cell table:style-name="ce12" table:formula="of:=VLOOKUP([.$A13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3</text:p>
          </table:table-cell>
          <table:table-cell table:style-name="ce12" table:formula="of:=VLOOKUP([.$A131];[$T_Wires.$A:.$P];2)" office:value-type="string" office:string-value="Wire" calcext:value-type="string">
            <text:p>Wire</text:p>
          </table:table-cell>
          <table:table-cell table:style-name="ce12" table:formula="of:=VLOOKUP([.$A131];[$T_Wires.$A:.$P];3)" office:value-type="string" office:string-value="IoTBlock" calcext:value-type="string">
            <text:p>IoTBlock</text:p>
          </table:table-cell>
          <table:table-cell table:style-name="ce12" table:formula="of:=VLOOKUP([.$A131];[$T_Wires.$A:.$P];4)" office:value-type="string" office:string-value="IoT_D10 - IoT_D6 (AOUT)" calcext:value-type="string">
            <text:p>IoT_D10 - IoT_D6 (AOUT)</text:p>
          </table:table-cell>
          <table:table-cell table:style-name="ce12" table:formula="of:=VLOOKUP([.$A131];[$T_Wires.$A:.$P];15)" office:value-type="string" office:string-value="OK" calcext:value-type="string">
            <text:p>OK</text:p>
          </table:table-cell>
          <table:table-cell table:style-name="ce12" table:formula="of:=VLOOKUP([.$A13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4</text:p>
          </table:table-cell>
          <table:table-cell table:style-name="ce12" table:formula="of:=VLOOKUP([.$A132];[$T_Wires.$A:.$P];2)" office:value-type="string" office:string-value="Wire" calcext:value-type="string">
            <text:p>Wire</text:p>
          </table:table-cell>
          <table:table-cell table:style-name="ce12" table:formula="of:=VLOOKUP([.$A132];[$T_Wires.$A:.$P];3)" office:value-type="string" office:string-value="IoTBlock" calcext:value-type="string">
            <text:p>IoTBlock</text:p>
          </table:table-cell>
          <table:table-cell table:style-name="ce12" table:formula="of:=VLOOKUP([.$A132];[$T_Wires.$A:.$P];4)" office:value-type="string" office:string-value="IoT_D10 - IoT_D6 (DOUT)" calcext:value-type="string">
            <text:p>IoT_D10 - IoT_D6 (DOUT)</text:p>
          </table:table-cell>
          <table:table-cell table:style-name="ce12" table:formula="of:=VLOOKUP([.$A132];[$T_Wires.$A:.$P];15)" office:value-type="string" office:string-value="OK" calcext:value-type="string">
            <text:p>OK</text:p>
          </table:table-cell>
          <table:table-cell table:style-name="ce12" table:formula="of:=VLOOKUP([.$A13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5</text:p>
          </table:table-cell>
          <table:table-cell table:style-name="ce12" table:formula="of:=VLOOKUP([.$A133];[$T_Wires.$A:.$P];2)" office:value-type="string" office:string-value="Wire" calcext:value-type="string">
            <text:p>Wire</text:p>
          </table:table-cell>
          <table:table-cell table:style-name="ce12" table:formula="of:=VLOOKUP([.$A133];[$T_Wires.$A:.$P];3)" office:value-type="string" office:string-value="IoTBlock" calcext:value-type="string">
            <text:p>IoTBlock</text:p>
          </table:table-cell>
          <table:table-cell table:style-name="ce12" table:formula="of:=VLOOKUP([.$A133];[$T_Wires.$A:.$P];4)" office:value-type="string" office:string-value="IoT_D7 - Int_D1 (+)" calcext:value-type="string">
            <text:p>IoT_D7 - Int_D1 (+)</text:p>
          </table:table-cell>
          <table:table-cell table:style-name="ce12" table:formula="of:=VLOOKUP([.$A133];[$T_Wires.$A:.$P];15)" office:value-type="string" office:string-value="TODO" calcext:value-type="string">
            <text:p>TODO</text:p>
          </table:table-cell>
          <table:table-cell table:style-name="ce12" table:formula="of:=VLOOKUP([.$A133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6</text:p>
          </table:table-cell>
          <table:table-cell table:style-name="ce12" table:formula="of:=VLOOKUP([.$A134];[$T_Wires.$A:.$P];2)" office:value-type="string" office:string-value="Wire" calcext:value-type="string">
            <text:p>Wire</text:p>
          </table:table-cell>
          <table:table-cell table:style-name="ce12" table:formula="of:=VLOOKUP([.$A134];[$T_Wires.$A:.$P];3)" office:value-type="string" office:string-value="IoTBlock" calcext:value-type="string">
            <text:p>IoTBlock</text:p>
          </table:table-cell>
          <table:table-cell table:style-name="ce12" table:formula="of:=VLOOKUP([.$A134];[$T_Wires.$A:.$P];4)" office:value-type="string" office:string-value="IoT_D7 - Int_D1 (-)" calcext:value-type="string">
            <text:p>IoT_D7 - Int_D1 (-)</text:p>
          </table:table-cell>
          <table:table-cell table:style-name="ce12" table:formula="of:=VLOOKUP([.$A134];[$T_Wires.$A:.$P];15)" office:value-type="string" office:string-value="TODO" calcext:value-type="string">
            <text:p>TODO</text:p>
          </table:table-cell>
          <table:table-cell table:style-name="ce12" table:formula="of:=VLOOKUP([.$A134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7</text:p>
          </table:table-cell>
          <table:table-cell table:style-name="ce12" table:formula="of:=VLOOKUP([.$A135];[$T_Wires.$A:.$P];2)" office:value-type="string" office:string-value="Wire" calcext:value-type="string">
            <text:p>Wire</text:p>
          </table:table-cell>
          <table:table-cell table:style-name="ce12" table:formula="of:=VLOOKUP([.$A135];[$T_Wires.$A:.$P];3)" office:value-type="string" office:string-value="IoTBlock" calcext:value-type="string">
            <text:p>IoTBlock</text:p>
          </table:table-cell>
          <table:table-cell table:style-name="ce12" table:formula="of:=VLOOKUP([.$A135];[$T_Wires.$A:.$P];4)" office:value-type="string" office:string-value="IoT_D7 - Int_D1 (SDA)" calcext:value-type="string">
            <text:p>IoT_D7 - Int_D1 (SDA)</text:p>
          </table:table-cell>
          <table:table-cell table:style-name="ce12" table:formula="of:=VLOOKUP([.$A135];[$T_Wires.$A:.$P];15)" office:value-type="string" office:string-value="TODO" calcext:value-type="string">
            <text:p>TODO</text:p>
          </table:table-cell>
          <table:table-cell table:style-name="ce12" table:formula="of:=VLOOKUP([.$A135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8</text:p>
          </table:table-cell>
          <table:table-cell table:style-name="ce12" table:formula="of:=VLOOKUP([.$A136];[$T_Wires.$A:.$P];2)" office:value-type="string" office:string-value="Wire" calcext:value-type="string">
            <text:p>Wire</text:p>
          </table:table-cell>
          <table:table-cell table:style-name="ce12" table:formula="of:=VLOOKUP([.$A136];[$T_Wires.$A:.$P];3)" office:value-type="string" office:string-value="IoTBlock" calcext:value-type="string">
            <text:p>IoTBlock</text:p>
          </table:table-cell>
          <table:table-cell table:style-name="ce12" table:formula="of:=VLOOKUP([.$A136];[$T_Wires.$A:.$P];4)" office:value-type="string" office:string-value="IoT_D7 - Int_D1 (SCL)" calcext:value-type="string">
            <text:p>IoT_D7 - Int_D1 (SCL)</text:p>
          </table:table-cell>
          <table:table-cell table:style-name="ce12" table:formula="of:=VLOOKUP([.$A136];[$T_Wires.$A:.$P];15)" office:value-type="string" office:string-value="TODO" calcext:value-type="string">
            <text:p>TODO</text:p>
          </table:table-cell>
          <table:table-cell table:style-name="ce12" table:formula="of:=VLOOKUP([.$A136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9</text:p>
          </table:table-cell>
          <table:table-cell table:style-name="ce12" table:formula="of:=VLOOKUP([.$A137];[$T_Wires.$A:.$P];2)" office:value-type="string" office:string-value="Wire" calcext:value-type="string">
            <text:p>Wire</text:p>
          </table:table-cell>
          <table:table-cell table:style-name="ce12" table:formula="of:=VLOOKUP([.$A137];[$T_Wires.$A:.$P];3)" office:value-type="string" office:string-value="IoTBlock" calcext:value-type="string">
            <text:p>IoTBlock</text:p>
          </table:table-cell>
          <table:table-cell table:style-name="ce12" table:formula="of:=VLOOKUP([.$A137];[$T_Wires.$A:.$P];4)" office:value-type="string" office:string-value="IoT_D7 - Int_D1 (INT)" calcext:value-type="string">
            <text:p>IoT_D7 - Int_D1 (INT)</text:p>
          </table:table-cell>
          <table:table-cell table:style-name="ce12" table:formula="of:=VLOOKUP([.$A137];[$T_Wires.$A:.$P];15)" office:value-type="string" office:string-value="TODO" calcext:value-type="string">
            <text:p>TODO</text:p>
          </table:table-cell>
          <table:table-cell table:style-name="ce12" table:formula="of:=VLOOKUP([.$A137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30</text:p>
          </table:table-cell>
          <table:table-cell table:style-name="ce12" table:formula="of:=VLOOKUP([.$A138];[$T_Wires.$A:.$P];2)" office:value-type="string" office:string-value="Wire" calcext:value-type="string">
            <text:p>Wire</text:p>
          </table:table-cell>
          <table:table-cell table:style-name="ce12" table:formula="of:=VLOOKUP([.$A138];[$T_Wires.$A:.$P];3)" office:value-type="string" office:string-value="IoTBlock" calcext:value-type="string">
            <text:p>IoTBlock</text:p>
          </table:table-cell>
          <table:table-cell table:style-name="ce12" table:formula="of:=VLOOKUP([.$A138];[$T_Wires.$A:.$P];4)" office:value-type="string" office:string-value="IoT_D7 - Int_D1 (RST)" calcext:value-type="string">
            <text:p>IoT_D7 - Int_D1 (RST)</text:p>
          </table:table-cell>
          <table:table-cell table:style-name="ce12" table:formula="of:=VLOOKUP([.$A138];[$T_Wires.$A:.$P];15)" office:value-type="string" office:string-value="TODO" calcext:value-type="string">
            <text:p>TODO</text:p>
          </table:table-cell>
          <table:table-cell table:style-name="ce12" table:formula="of:=VLOOKUP([.$A138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BB01</text:p>
          </table:table-cell>
          <table:table-cell table:style-name="ce12" table:formula="of:=VLOOKUP([.$A139];[$T_Others.$A:.$H];2)" office:value-type="string" office:string-value="Other" calcext:value-type="string">
            <text:p>Other</text:p>
          </table:table-cell>
          <table:table-cell table:style-name="ce12" table:formula="of:=VLOOKUP([.$A139];[$T_Others.$A:.$H];3)" office:value-type="string" office:string-value="PowerBlock" calcext:value-type="string">
            <text:p>PowerBlock</text:p>
          </table:table-cell>
          <table:table-cell table:style-name="ce12" table:formula="of:=VLOOKUP([.$A139];[$T_Others.$A:.$H];4)" office:value-type="string" office:string-value="Main Bus Bar" calcext:value-type="string">
            <text:p>Main Bus Bar</text:p>
          </table:table-cell>
          <table:table-cell table:style-name="ce12" table:formula="of:=VLOOKUP([.$A139];[$T_Others.$A:.$H];7)" office:value-type="string" office:string-value="OK" calcext:value-type="string">
            <text:p>OK</text:p>
          </table:table-cell>
          <table:table-cell table:style-name="ce12" table:formula="of:=VLOOKUP([.$A139];[$T_Othe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C01</text:p>
          </table:table-cell>
          <table:table-cell table:style-name="ce12" table:formula="of:=VLOOKUP([.$A140];[$T_Connectors.$A:.$H];2)" office:value-type="string" office:string-value="Conn" calcext:value-type="string">
            <text:p>Conn</text:p>
          </table:table-cell>
          <table:table-cell table:style-name="ce12" table:formula="of:=VLOOKUP([.$A140];[$T_Connectors.$A:.$H];3)" office:value-type="string" office:string-value="PowerBlock" calcext:value-type="string">
            <text:p>PowerBlock</text:p>
          </table:table-cell>
          <table:table-cell table:style-name="ce12" table:formula="of:=VLOOKUP([.$A140];[$T_Connectors.$A:.$H];4)" office:value-type="string" office:string-value="Connector Service Battery" calcext:value-type="string">
            <text:p>Connector Service Battery</text:p>
          </table:table-cell>
          <table:table-cell table:style-name="ce12" table:formula="of:=VLOOKUP([.$A140];[$T_Connectors.$A:.$H];7)" office:value-type="string" office:string-value="TODO" calcext:value-type="string">
            <text:p>TODO</text:p>
          </table:table-cell>
          <table:table-cell table:style-name="ce12" table:formula="of:=VLOOKUP([.$A140];[$T_Connectors.$A:.$H];8)" office:value-type="string" office:string-value="Change with real connector" calcext:value-type="string">
            <text:p>Change with real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C02</text:p>
          </table:table-cell>
          <table:table-cell table:style-name="ce12" table:formula="of:=VLOOKUP([.$A141];[$T_Connectors.$A:.$H];2)" office:value-type="string" office:string-value="Conn" calcext:value-type="string">
            <text:p>Conn</text:p>
          </table:table-cell>
          <table:table-cell table:style-name="ce12" table:formula="of:=VLOOKUP([.$A141];[$T_Connectors.$A:.$H];3)" office:value-type="string" office:string-value="PowerBlock" calcext:value-type="string">
            <text:p>PowerBlock</text:p>
          </table:table-cell>
          <table:table-cell table:style-name="ce12" table:formula="of:=VLOOKUP([.$A141];[$T_Connectors.$A:.$H];4)" office:value-type="string" office:string-value="Connector Solar Panels" calcext:value-type="string">
            <text:p>Connector Solar Panels</text:p>
          </table:table-cell>
          <table:table-cell table:style-name="ce12" table:formula="of:=VLOOKUP([.$A141];[$T_Connectors.$A:.$H];7)" office:value-type="string" office:string-value="TODO" calcext:value-type="string">
            <text:p>TODO</text:p>
          </table:table-cell>
          <table:table-cell table:style-name="ce12" table:formula="of:=VLOOKUP([.$A141];[$T_Connectors.$A:.$H];8)" office:value-type="string" office:string-value="Change with real connector" calcext:value-type="string">
            <text:p>Change with real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C03</text:p>
          </table:table-cell>
          <table:table-cell table:style-name="ce12" table:formula="of:=VLOOKUP([.$A142];[$T_Connectors.$A:.$H];2)" office:value-type="string" office:string-value="Conn" calcext:value-type="string">
            <text:p>Conn</text:p>
          </table:table-cell>
          <table:table-cell table:style-name="ce12" table:formula="of:=VLOOKUP([.$A142];[$T_Connectors.$A:.$H];3)" office:value-type="string" office:string-value="PowerBlock" calcext:value-type="string">
            <text:p>PowerBlock</text:p>
          </table:table-cell>
          <table:table-cell table:style-name="ce12" table:formula="of:=VLOOKUP([.$A142];[$T_Connectors.$A:.$H];4)" office:value-type="string" office:string-value="Connector Vehicle Battery" calcext:value-type="string">
            <text:p>Connector Vehicle Battery</text:p>
          </table:table-cell>
          <table:table-cell table:style-name="ce12" table:formula="of:=VLOOKUP([.$A142];[$T_Connectors.$A:.$H];7)" office:value-type="string" office:string-value="TODO" calcext:value-type="string">
            <text:p>TODO</text:p>
          </table:table-cell>
          <table:table-cell table:style-name="ce12" table:formula="of:=VLOOKUP([.$A142];[$T_Connectors.$A:.$H];8)" office:value-type="string" office:string-value="Change with real connector" calcext:value-type="string">
            <text:p>Change with real connector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1</text:p>
          </table:table-cell>
          <table:table-cell table:style-name="ce12" table:formula="of:=VLOOKUP([.$A143];[$T_Devices.$A:.$H];2)" office:value-type="string" office:string-value="Device" calcext:value-type="string">
            <text:p>Device</text:p>
          </table:table-cell>
          <table:table-cell table:style-name="ce12" table:formula="of:=VLOOKUP([.$A143];[$T_Devices.$A:.$H];3)" office:value-type="string" office:string-value="PowerBlock" calcext:value-type="string">
            <text:p>PowerBlock</text:p>
          </table:table-cell>
          <table:table-cell table:style-name="ce12" table:formula="of:=VLOOKUP([.$A143];[$T_Devices.$A:.$H];4)" office:value-type="string" office:string-value="Inverter" calcext:value-type="string">
            <text:p>Inverter</text:p>
          </table:table-cell>
          <table:table-cell table:style-name="ce12" table:formula="of:=VLOOKUP([.$A143];[$T_Devices.$A:.$H];7)" office:value-type="string" office:string-value="OK" calcext:value-type="string">
            <text:p>OK</text:p>
          </table:table-cell>
          <table:table-cell table:style-name="ce12" table:formula="of:=VLOOKUP([.$A143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2</text:p>
          </table:table-cell>
          <table:table-cell table:style-name="ce12" table:formula="of:=VLOOKUP([.$A144];[$T_Devices.$A:.$H];2)" office:value-type="string" office:string-value="Device" calcext:value-type="string">
            <text:p>Device</text:p>
          </table:table-cell>
          <table:table-cell table:style-name="ce12" table:formula="of:=VLOOKUP([.$A144];[$T_Devices.$A:.$H];3)" office:value-type="string" office:string-value="PowerBlock" calcext:value-type="string">
            <text:p>PowerBlock</text:p>
          </table:table-cell>
          <table:table-cell table:style-name="ce12" table:formula="of:=VLOOKUP([.$A144];[$T_Devices.$A:.$H];4)" office:value-type="string" office:string-value="Solar Charger" calcext:value-type="string">
            <text:p>Solar Charger</text:p>
          </table:table-cell>
          <table:table-cell table:style-name="ce12" table:formula="of:=VLOOKUP([.$A144];[$T_Devices.$A:.$H];7)" office:value-type="string" office:string-value="OK" calcext:value-type="string">
            <text:p>OK</text:p>
          </table:table-cell>
          <table:table-cell table:style-name="ce12" table:formula="of:=VLOOKUP([.$A144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3</text:p>
          </table:table-cell>
          <table:table-cell table:style-name="ce12" table:formula="of:=VLOOKUP([.$A145];[$T_Devices.$A:.$H];2)" office:value-type="string" office:string-value="Device" calcext:value-type="string">
            <text:p>Device</text:p>
          </table:table-cell>
          <table:table-cell table:style-name="ce12" table:formula="of:=VLOOKUP([.$A145];[$T_Devices.$A:.$H];3)" office:value-type="string" office:string-value="PowerBlock" calcext:value-type="string">
            <text:p>PowerBlock</text:p>
          </table:table-cell>
          <table:table-cell table:style-name="ce12" table:formula="of:=VLOOKUP([.$A145];[$T_Devices.$A:.$H];4)" office:value-type="string" office:string-value="DC/DC or CSB2" calcext:value-type="string">
            <text:p>DC/DC or CSB2</text:p>
          </table:table-cell>
          <table:table-cell table:style-name="ce12" table:formula="of:=VLOOKUP([.$A145];[$T_Devices.$A:.$H];7)" office:value-type="string" office:string-value="OK" calcext:value-type="string">
            <text:p>OK</text:p>
          </table:table-cell>
          <table:table-cell table:style-name="ce12" table:formula="of:=VLOOKUP([.$A145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4</text:p>
          </table:table-cell>
          <table:table-cell table:style-name="ce12" table:formula="of:=VLOOKUP([.$A146];[$T_Devices.$A:.$H];2)" office:value-type="string" office:string-value="Device" calcext:value-type="string">
            <text:p>Device</text:p>
          </table:table-cell>
          <table:table-cell table:style-name="ce12" table:formula="of:=VLOOKUP([.$A146];[$T_Devices.$A:.$H];3)" office:value-type="string" office:string-value="PowerBlock" calcext:value-type="string">
            <text:p>PowerBlock</text:p>
          </table:table-cell>
          <table:table-cell table:style-name="ce12" table:formula="of:=VLOOKUP([.$A146];[$T_Devices.$A:.$H];4)" office:value-type="string" office:string-value="Power Charger" calcext:value-type="string">
            <text:p>Power Charger</text:p>
          </table:table-cell>
          <table:table-cell table:style-name="ce12" table:formula="of:=VLOOKUP([.$A146];[$T_Devices.$A:.$H];7)" office:value-type="string" office:string-value="OK" calcext:value-type="string">
            <text:p>OK</text:p>
          </table:table-cell>
          <table:table-cell table:style-name="ce12" table:formula="of:=VLOOKUP([.$A146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F01</text:p>
          </table:table-cell>
          <table:table-cell table:style-name="ce12" table:formula="of:=VLOOKUP([.$A147];[$T_Fuses.$A:.$H];2)" office:value-type="string" office:string-value="Fuse" calcext:value-type="string">
            <text:p>Fuse</text:p>
          </table:table-cell>
          <table:table-cell table:style-name="ce12" table:formula="of:=VLOOKUP([.$A147];[$T_Fuses.$A:.$H];3)" office:value-type="string" office:string-value="PowerBlock" calcext:value-type="string">
            <text:p>PowerBlock</text:p>
          </table:table-cell>
          <table:table-cell table:style-name="ce12" table:formula="of:=VLOOKUP([.$A147];[$T_Fuses.$A:.$H];4)" office:value-type="string" office:string-value="Fuse Inverter" calcext:value-type="string">
            <text:p>Fuse Inverter</text:p>
          </table:table-cell>
          <table:table-cell table:style-name="ce12" table:formula="of:=VLOOKUP([.$A147];[$T_Fuses.$A:.$H];7)" office:value-type="string" office:string-value="OK" calcext:value-type="string">
            <text:p>OK</text:p>
          </table:table-cell>
          <table:table-cell table:style-name="ce12" table:formula="of:=VLOOKUP([.$A147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<text:span text:style-name="T1">Pow_</text:span>F02</text:p>
          </table:table-cell>
          <table:table-cell table:style-name="ce12" table:formula="of:=VLOOKUP([.$A148];[$T_Fuses.$A:.$H];2)" office:value-type="string" office:string-value="Fuse" calcext:value-type="string">
            <text:p>Fuse</text:p>
          </table:table-cell>
          <table:table-cell table:style-name="ce12" table:formula="of:=VLOOKUP([.$A148];[$T_Fuses.$A:.$H];3)" office:value-type="string" office:string-value="PowerBlock" calcext:value-type="string">
            <text:p>PowerBlock</text:p>
          </table:table-cell>
          <table:table-cell table:style-name="ce12" table:formula="of:=VLOOKUP([.$A148];[$T_Fuses.$A:.$H];4)" office:value-type="string" office:string-value="Fuse Solar Charger" calcext:value-type="string">
            <text:p>Fuse Solar Charger</text:p>
          </table:table-cell>
          <table:table-cell table:style-name="ce12" table:formula="of:=VLOOKUP([.$A148];[$T_Fuses.$A:.$H];7)" office:value-type="string" office:string-value="OK" calcext:value-type="string">
            <text:p>OK</text:p>
          </table:table-cell>
          <table:table-cell table:style-name="ce12" table:formula="of:=VLOOKUP([.$A148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<text:span text:style-name="T1">Pow_</text:span>F03</text:p>
          </table:table-cell>
          <table:table-cell table:style-name="ce12" table:formula="of:=VLOOKUP([.$A149];[$T_Fuses.$A:.$H];2)" office:value-type="string" office:string-value="Fuse" calcext:value-type="string">
            <text:p>Fuse</text:p>
          </table:table-cell>
          <table:table-cell table:style-name="ce12" table:formula="of:=VLOOKUP([.$A149];[$T_Fuses.$A:.$H];3)" office:value-type="string" office:string-value="PowerBlock" calcext:value-type="string">
            <text:p>PowerBlock</text:p>
          </table:table-cell>
          <table:table-cell table:style-name="ce12" table:formula="of:=VLOOKUP([.$A149];[$T_Fuses.$A:.$H];4)" office:value-type="string" office:string-value="Fuse Vehicle Battery" calcext:value-type="string">
            <text:p>Fuse Vehicle Battery</text:p>
          </table:table-cell>
          <table:table-cell table:style-name="ce12" table:formula="of:=VLOOKUP([.$A149];[$T_Fuses.$A:.$H];7)" office:value-type="string" office:string-value="OK" calcext:value-type="string">
            <text:p>OK</text:p>
          </table:table-cell>
          <table:table-cell table:style-name="ce12" table:formula="of:=VLOOKUP([.$A149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<text:span text:style-name="T1">Pow_</text:span>F04</text:p>
          </table:table-cell>
          <table:table-cell table:style-name="ce12" table:formula="of:=VLOOKUP([.$A150];[$T_Fuses.$A:.$H];2)" office:value-type="string" office:string-value="Fuse" calcext:value-type="string">
            <text:p>Fuse</text:p>
          </table:table-cell>
          <table:table-cell table:style-name="ce12" table:formula="of:=VLOOKUP([.$A150];[$T_Fuses.$A:.$H];3)" office:value-type="string" office:string-value="PowerBlock" calcext:value-type="string">
            <text:p>PowerBlock</text:p>
          </table:table-cell>
          <table:table-cell table:style-name="ce12" table:formula="of:=VLOOKUP([.$A150];[$T_Fuses.$A:.$H];4)" office:value-type="string" office:string-value="Fuse Power Charger" calcext:value-type="string">
            <text:p>Fuse Power Charger</text:p>
          </table:table-cell>
          <table:table-cell table:style-name="ce12" table:formula="of:=VLOOKUP([.$A150];[$T_Fuses.$A:.$H];7)" office:value-type="string" office:string-value="OK" calcext:value-type="string">
            <text:p>OK</text:p>
          </table:table-cell>
          <table:table-cell table:style-name="ce12" table:formula="of:=VLOOKUP([.$A150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SW01</text:p>
          </table:table-cell>
          <table:table-cell table:style-name="ce12" table:formula="of:=VLOOKUP([.$A151];[$T_Others.$A:.$H];2)" office:value-type="string" office:string-value="Other" calcext:value-type="string">
            <text:p>Other</text:p>
          </table:table-cell>
          <table:table-cell table:style-name="ce12" table:formula="of:=VLOOKUP([.$A151];[$T_Others.$A:.$H];3)" office:value-type="string" office:string-value="PowerBlock" calcext:value-type="string">
            <text:p>PowerBlock</text:p>
          </table:table-cell>
          <table:table-cell table:style-name="ce12" table:formula="of:=VLOOKUP([.$A151];[$T_Others.$A:.$H];4)" office:value-type="string" office:string-value="Switch Service Battery" calcext:value-type="string">
            <text:p>Switch Service Battery</text:p>
          </table:table-cell>
          <table:table-cell table:style-name="ce12" table:formula="of:=VLOOKUP([.$A151];[$T_Others.$A:.$H];7)" office:value-type="string" office:string-value="TODO" calcext:value-type="string">
            <text:p>TODO</text:p>
          </table:table-cell>
          <table:table-cell table:style-name="ce12" table:formula="of:=VLOOKUP([.$A151];[$T_Others.$A:.$H];8)" office:value-type="string" office:string-value="Change with Magetotoermico" calcext:value-type="string">
            <text:p>Change with Magetotoerm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Pow_</text:span>SW02</text:p>
          </table:table-cell>
          <table:table-cell table:style-name="ce12" table:formula="of:=VLOOKUP([.$A152];[$T_Others.$A:.$H];2)" office:value-type="string" office:string-value="Other" calcext:value-type="string">
            <text:p>Other</text:p>
          </table:table-cell>
          <table:table-cell table:style-name="ce12" table:formula="of:=VLOOKUP([.$A152];[$T_Others.$A:.$H];3)" office:value-type="string" office:string-value="PowerBlock" calcext:value-type="string">
            <text:p>PowerBlock</text:p>
          </table:table-cell>
          <table:table-cell table:style-name="ce12" table:formula="of:=VLOOKUP([.$A152];[$T_Others.$A:.$H];4)" office:value-type="string" office:string-value="Switch Solar Panels" calcext:value-type="string">
            <text:p>Switch Solar Panels</text:p>
          </table:table-cell>
          <table:table-cell table:style-name="ce12" table:formula="of:=VLOOKUP([.$A152];[$T_Others.$A:.$H];7)" office:value-type="string" office:string-value="TODO" calcext:value-type="string">
            <text:p>TODO</text:p>
          </table:table-cell>
          <table:table-cell table:style-name="ce12" table:formula="of:=VLOOKUP([.$A152];[$T_Others.$A:.$H];8)" office:value-type="string" office:string-value="Change with Magetotoermico" calcext:value-type="string">
            <text:p>Change with Magetotoerm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Pow_</text:span>SW03</text:p>
          </table:table-cell>
          <table:table-cell table:style-name="ce12" table:formula="of:=VLOOKUP([.$A153];[$T_Others.$A:.$H];2)" office:value-type="string" office:string-value="Other" calcext:value-type="string">
            <text:p>Other</text:p>
          </table:table-cell>
          <table:table-cell table:style-name="ce12" table:formula="of:=VLOOKUP([.$A153];[$T_Others.$A:.$H];3)" office:value-type="string" office:string-value="PowerBlock" calcext:value-type="string">
            <text:p>PowerBlock</text:p>
          </table:table-cell>
          <table:table-cell table:style-name="ce12" table:formula="of:=VLOOKUP([.$A153];[$T_Others.$A:.$H];4)" office:value-type="string" office:string-value="Switch Vehicle Battery" calcext:value-type="string">
            <text:p>Switch Vehicle Battery</text:p>
          </table:table-cell>
          <table:table-cell table:style-name="ce12" table:formula="of:=VLOOKUP([.$A153];[$T_Others.$A:.$H];7)" office:value-type="string" office:string-value="TODO" calcext:value-type="string">
            <text:p>TODO</text:p>
          </table:table-cell>
          <table:table-cell table:style-name="ce12" table:formula="of:=VLOOKUP([.$A153];[$T_Others.$A:.$H];8)" office:value-type="string" office:string-value="Change with Magetotoermico" calcext:value-type="string">
            <text:p>Change with Magetotoerm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0</text:p>
          </table:table-cell>
          <table:table-cell table:style-name="ce12" table:formula="of:=VLOOKUP([.$A154];[$T_Wires.$A:.$P];2)" office:value-type="string" office:string-value="Wire" calcext:value-type="string">
            <text:p>Wire</text:p>
          </table:table-cell>
          <table:table-cell table:style-name="ce12" table:formula="of:=VLOOKUP([.$A154];[$T_Wires.$A:.$P];3)" office:value-type="string" office:string-value="PowerBlock" calcext:value-type="string">
            <text:p>PowerBlock</text:p>
          </table:table-cell>
          <table:table-cell table:style-name="ce12" table:formula="of:=VLOOKUP([.$A154];[$T_Wires.$A:.$P];4)" office:value-type="string" office:string-value="Pow_D2 - IoT_D1 (Serial)" calcext:value-type="string">
            <text:p>Pow_D2 - IoT_D1 (Serial)</text:p>
          </table:table-cell>
          <table:table-cell table:style-name="ce12" table:formula="of:=VLOOKUP([.$A154];[$T_Wires.$A:.$P];15)" office:value-type="string" office:string-value="OK" calcext:value-type="string">
            <text:p>OK</text:p>
          </table:table-cell>
          <table:table-cell table:style-name="ce12" table:formula="of:=VLOOKUP([.$A15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1</text:p>
          </table:table-cell>
          <table:table-cell table:style-name="ce12" table:formula="of:=VLOOKUP([.$A155];[$T_Wires.$A:.$P];2)" office:value-type="string" office:string-value="Wire" calcext:value-type="string">
            <text:p>Wire</text:p>
          </table:table-cell>
          <table:table-cell table:style-name="ce12" table:formula="of:=VLOOKUP([.$A155];[$T_Wires.$A:.$P];3)" office:value-type="string" office:string-value="PowerBlock" calcext:value-type="string">
            <text:p>PowerBlock</text:p>
          </table:table-cell>
          <table:table-cell table:style-name="ce12" table:formula="of:=VLOOKUP([.$A155];[$T_Wires.$A:.$P];4)" office:value-type="string" office:string-value="Pow_BB1 - Pow_SW1 (+)" calcext:value-type="string">
            <text:p>Pow_BB1 - Pow_SW1 (+)</text:p>
          </table:table-cell>
          <table:table-cell table:style-name="ce12" table:formula="of:=VLOOKUP([.$A155];[$T_Wires.$A:.$P];15)" office:value-type="string" office:string-value="OK" calcext:value-type="string">
            <text:p>OK</text:p>
          </table:table-cell>
          <table:table-cell table:style-name="ce12" table:formula="of:=VLOOKUP([.$A15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2</text:p>
          </table:table-cell>
          <table:table-cell table:style-name="ce12" table:formula="of:=VLOOKUP([.$A156];[$T_Wires.$A:.$P];2)" office:value-type="string" office:string-value="Wire" calcext:value-type="string">
            <text:p>Wire</text:p>
          </table:table-cell>
          <table:table-cell table:style-name="ce12" table:formula="of:=VLOOKUP([.$A156];[$T_Wires.$A:.$P];3)" office:value-type="string" office:string-value="PowerBlock" calcext:value-type="string">
            <text:p>PowerBlock</text:p>
          </table:table-cell>
          <table:table-cell table:style-name="ce12" table:formula="of:=VLOOKUP([.$A156];[$T_Wires.$A:.$P];4)" office:value-type="string" office:string-value="Pow_SW1 - Pow_C1 (+)" calcext:value-type="string">
            <text:p>Pow_SW1 - Pow_C1 (+)</text:p>
          </table:table-cell>
          <table:table-cell table:style-name="ce12" table:formula="of:=VLOOKUP([.$A156];[$T_Wires.$A:.$P];15)" office:value-type="string" office:string-value="OK" calcext:value-type="string">
            <text:p>OK</text:p>
          </table:table-cell>
          <table:table-cell table:style-name="ce12" table:formula="of:=VLOOKUP([.$A15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3</text:p>
          </table:table-cell>
          <table:table-cell table:style-name="ce12" table:formula="of:=VLOOKUP([.$A157];[$T_Wires.$A:.$P];2)" office:value-type="string" office:string-value="Wire" calcext:value-type="string">
            <text:p>Wire</text:p>
          </table:table-cell>
          <table:table-cell table:style-name="ce12" table:formula="of:=VLOOKUP([.$A157];[$T_Wires.$A:.$P];3)" office:value-type="string" office:string-value="PowerBlock" calcext:value-type="string">
            <text:p>PowerBlock</text:p>
          </table:table-cell>
          <table:table-cell table:style-name="ce12" table:formula="of:=VLOOKUP([.$A157];[$T_Wires.$A:.$P];4)" office:value-type="string" office:string-value="Pow_BB1 - Pow_C1 (-)" calcext:value-type="string">
            <text:p>Pow_BB1 - Pow_C1 (-)</text:p>
          </table:table-cell>
          <table:table-cell table:style-name="ce12" table:formula="of:=VLOOKUP([.$A157];[$T_Wires.$A:.$P];15)" office:value-type="string" office:string-value="OK" calcext:value-type="string">
            <text:p>OK</text:p>
          </table:table-cell>
          <table:table-cell table:style-name="ce12" table:formula="of:=VLOOKUP([.$A15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4</text:p>
          </table:table-cell>
          <table:table-cell table:style-name="ce12" table:formula="of:=VLOOKUP([.$A158];[$T_Wires.$A:.$P];2)" office:value-type="string" office:string-value="Wire" calcext:value-type="string">
            <text:p>Wire</text:p>
          </table:table-cell>
          <table:table-cell table:style-name="ce12" table:formula="of:=VLOOKUP([.$A158];[$T_Wires.$A:.$P];3)" office:value-type="string" office:string-value="PowerBlock" calcext:value-type="string">
            <text:p>PowerBlock</text:p>
          </table:table-cell>
          <table:table-cell table:style-name="ce12" table:formula="of:=VLOOKUP([.$A158];[$T_Wires.$A:.$P];4)" office:value-type="string" office:string-value="Pow_BB1 - Pow_F2 (+)" calcext:value-type="string">
            <text:p>Pow_BB1 - Pow_F2 (+)</text:p>
          </table:table-cell>
          <table:table-cell table:style-name="ce12" table:formula="of:=VLOOKUP([.$A158];[$T_Wires.$A:.$P];15)" office:value-type="string" office:string-value="OK" calcext:value-type="string">
            <text:p>OK</text:p>
          </table:table-cell>
          <table:table-cell table:style-name="ce12" table:formula="of:=VLOOKUP([.$A15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5</text:p>
          </table:table-cell>
          <table:table-cell table:style-name="ce12" table:formula="of:=VLOOKUP([.$A159];[$T_Wires.$A:.$P];2)" office:value-type="string" office:string-value="Wire" calcext:value-type="string">
            <text:p>Wire</text:p>
          </table:table-cell>
          <table:table-cell table:style-name="ce12" table:formula="of:=VLOOKUP([.$A159];[$T_Wires.$A:.$P];3)" office:value-type="string" office:string-value="PowerBlock" calcext:value-type="string">
            <text:p>PowerBlock</text:p>
          </table:table-cell>
          <table:table-cell table:style-name="ce12" table:formula="of:=VLOOKUP([.$A159];[$T_Wires.$A:.$P];4)" office:value-type="string" office:string-value="Pow_F2 - Pow_D2 (+)" calcext:value-type="string">
            <text:p>Pow_F2 - Pow_D2 (+)</text:p>
          </table:table-cell>
          <table:table-cell table:style-name="ce12" table:formula="of:=VLOOKUP([.$A159];[$T_Wires.$A:.$P];15)" office:value-type="string" office:string-value="OK" calcext:value-type="string">
            <text:p>OK</text:p>
          </table:table-cell>
          <table:table-cell table:style-name="ce12" table:formula="of:=VLOOKUP([.$A15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6</text:p>
          </table:table-cell>
          <table:table-cell table:style-name="ce12" table:formula="of:=VLOOKUP([.$A160];[$T_Wires.$A:.$P];2)" office:value-type="string" office:string-value="Wire" calcext:value-type="string">
            <text:p>Wire</text:p>
          </table:table-cell>
          <table:table-cell table:style-name="ce12" table:formula="of:=VLOOKUP([.$A160];[$T_Wires.$A:.$P];3)" office:value-type="string" office:string-value="PowerBlock" calcext:value-type="string">
            <text:p>PowerBlock</text:p>
          </table:table-cell>
          <table:table-cell table:style-name="ce12" table:formula="of:=VLOOKUP([.$A160];[$T_Wires.$A:.$P];4)" office:value-type="string" office:string-value="Pow_BB1 - Pow_D2 (-)" calcext:value-type="string">
            <text:p>Pow_BB1 - Pow_D2 (-)</text:p>
          </table:table-cell>
          <table:table-cell table:style-name="ce12" table:formula="of:=VLOOKUP([.$A160];[$T_Wires.$A:.$P];15)" office:value-type="string" office:string-value="OK" calcext:value-type="string">
            <text:p>OK</text:p>
          </table:table-cell>
          <table:table-cell table:style-name="ce12" table:formula="of:=VLOOKUP([.$A16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7</text:p>
          </table:table-cell>
          <table:table-cell table:style-name="ce12" table:formula="of:=VLOOKUP([.$A161];[$T_Wires.$A:.$P];2)" office:value-type="string" office:string-value="Wire" calcext:value-type="string">
            <text:p>Wire</text:p>
          </table:table-cell>
          <table:table-cell table:style-name="ce12" table:formula="of:=VLOOKUP([.$A161];[$T_Wires.$A:.$P];3)" office:value-type="string" office:string-value="PowerBlock" calcext:value-type="string">
            <text:p>PowerBlock</text:p>
          </table:table-cell>
          <table:table-cell table:style-name="ce12" table:formula="of:=VLOOKUP([.$A161];[$T_Wires.$A:.$P];4)" office:value-type="string" office:string-value="Pow_D2 - Pow_SW2 (+)" calcext:value-type="string">
            <text:p>Pow_D2 - Pow_SW2 (+)</text:p>
          </table:table-cell>
          <table:table-cell table:style-name="ce12" table:formula="of:=VLOOKUP([.$A161];[$T_Wires.$A:.$P];15)" office:value-type="string" office:string-value="OK" calcext:value-type="string">
            <text:p>OK</text:p>
          </table:table-cell>
          <table:table-cell table:style-name="ce12" table:formula="of:=VLOOKUP([.$A16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8</text:p>
          </table:table-cell>
          <table:table-cell table:style-name="ce12" table:formula="of:=VLOOKUP([.$A162];[$T_Wires.$A:.$P];2)" office:value-type="string" office:string-value="Wire" calcext:value-type="string">
            <text:p>Wire</text:p>
          </table:table-cell>
          <table:table-cell table:style-name="ce12" table:formula="of:=VLOOKUP([.$A162];[$T_Wires.$A:.$P];3)" office:value-type="string" office:string-value="PowerBlock" calcext:value-type="string">
            <text:p>PowerBlock</text:p>
          </table:table-cell>
          <table:table-cell table:style-name="ce12" table:formula="of:=VLOOKUP([.$A162];[$T_Wires.$A:.$P];4)" office:value-type="string" office:string-value="Pow_SW2 - Pow_C2 (+)" calcext:value-type="string">
            <text:p>Pow_SW2 - Pow_C2 (+)</text:p>
          </table:table-cell>
          <table:table-cell table:style-name="ce12" table:formula="of:=VLOOKUP([.$A162];[$T_Wires.$A:.$P];15)" office:value-type="string" office:string-value="OK" calcext:value-type="string">
            <text:p>OK</text:p>
          </table:table-cell>
          <table:table-cell table:style-name="ce12" table:formula="of:=VLOOKUP([.$A16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9</text:p>
          </table:table-cell>
          <table:table-cell table:style-name="ce12" table:formula="of:=VLOOKUP([.$A163];[$T_Wires.$A:.$P];2)" office:value-type="string" office:string-value="Wire" calcext:value-type="string">
            <text:p>Wire</text:p>
          </table:table-cell>
          <table:table-cell table:style-name="ce12" table:formula="of:=VLOOKUP([.$A163];[$T_Wires.$A:.$P];3)" office:value-type="string" office:string-value="PowerBlock" calcext:value-type="string">
            <text:p>PowerBlock</text:p>
          </table:table-cell>
          <table:table-cell table:style-name="ce12" table:formula="of:=VLOOKUP([.$A163];[$T_Wires.$A:.$P];4)" office:value-type="string" office:string-value="Pow_D2 - Pow_C2 (-)" calcext:value-type="string">
            <text:p>Pow_D2 - Pow_C2 (-)</text:p>
          </table:table-cell>
          <table:table-cell table:style-name="ce12" table:formula="of:=VLOOKUP([.$A163];[$T_Wires.$A:.$P];15)" office:value-type="string" office:string-value="OK" calcext:value-type="string">
            <text:p>OK</text:p>
          </table:table-cell>
          <table:table-cell table:style-name="ce12" table:formula="of:=VLOOKUP([.$A16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0</text:p>
          </table:table-cell>
          <table:table-cell table:style-name="ce12" table:formula="of:=VLOOKUP([.$A164];[$T_Wires.$A:.$P];2)" office:value-type="string" office:string-value="Wire" calcext:value-type="string">
            <text:p>Wire</text:p>
          </table:table-cell>
          <table:table-cell table:style-name="ce12" table:formula="of:=VLOOKUP([.$A164];[$T_Wires.$A:.$P];3)" office:value-type="string" office:string-value="PowerBlock" calcext:value-type="string">
            <text:p>PowerBlock</text:p>
          </table:table-cell>
          <table:table-cell table:style-name="ce12" table:formula="of:=VLOOKUP([.$A164];[$T_Wires.$A:.$P];4)" office:value-type="string" office:string-value="Pow_D2 - Int_F0 (+)" calcext:value-type="string">
            <text:p>Pow_D2 - Int_F0 (+)</text:p>
          </table:table-cell>
          <table:table-cell table:style-name="ce12" table:formula="of:=VLOOKUP([.$A164];[$T_Wires.$A:.$P];15)" office:value-type="string" office:string-value="OK" calcext:value-type="string">
            <text:p>OK</text:p>
          </table:table-cell>
          <table:table-cell table:style-name="ce12" table:formula="of:=VLOOKUP([.$A16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1</text:p>
          </table:table-cell>
          <table:table-cell table:style-name="ce12" table:formula="of:=VLOOKUP([.$A165];[$T_Wires.$A:.$P];2)" office:value-type="string" office:string-value="Wire" calcext:value-type="string">
            <text:p>Wire</text:p>
          </table:table-cell>
          <table:table-cell table:style-name="ce12" table:formula="of:=VLOOKUP([.$A165];[$T_Wires.$A:.$P];3)" office:value-type="string" office:string-value="PowerBlock" calcext:value-type="string">
            <text:p>PowerBlock</text:p>
          </table:table-cell>
          <table:table-cell table:style-name="ce12" table:formula="of:=VLOOKUP([.$A165];[$T_Wires.$A:.$P];4)" office:value-type="string" office:string-value="Pow_D2 - Int_FB0 (-)" calcext:value-type="string">
            <text:p>Pow_D2 - Int_FB0 (-)</text:p>
          </table:table-cell>
          <table:table-cell table:style-name="ce12" table:formula="of:=VLOOKUP([.$A165];[$T_Wires.$A:.$P];15)" office:value-type="string" office:string-value="OK" calcext:value-type="string">
            <text:p>OK</text:p>
          </table:table-cell>
          <table:table-cell table:style-name="ce12" table:formula="of:=VLOOKUP([.$A16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2</text:p>
          </table:table-cell>
          <table:table-cell table:style-name="ce12" table:formula="of:=VLOOKUP([.$A166];[$T_Wires.$A:.$P];2)" office:value-type="string" office:string-value="Wire" calcext:value-type="string">
            <text:p>Wire</text:p>
          </table:table-cell>
          <table:table-cell table:style-name="ce12" table:formula="of:=VLOOKUP([.$A166];[$T_Wires.$A:.$P];3)" office:value-type="string" office:string-value="PowerBlock" calcext:value-type="string">
            <text:p>PowerBlock</text:p>
          </table:table-cell>
          <table:table-cell table:style-name="ce12" table:formula="of:=VLOOKUP([.$A166];[$T_Wires.$A:.$P];4)" office:value-type="string" office:string-value="Pow_BB1 - Pow_F3 (+)" calcext:value-type="string">
            <text:p>Pow_BB1 - Pow_F3 (+)</text:p>
          </table:table-cell>
          <table:table-cell table:style-name="ce12" table:formula="of:=VLOOKUP([.$A166];[$T_Wires.$A:.$P];15)" office:value-type="string" office:string-value="OK" calcext:value-type="string">
            <text:p>OK</text:p>
          </table:table-cell>
          <table:table-cell table:style-name="ce12" table:formula="of:=VLOOKUP([.$A16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3</text:p>
          </table:table-cell>
          <table:table-cell table:style-name="ce12" table:formula="of:=VLOOKUP([.$A167];[$T_Wires.$A:.$P];2)" office:value-type="string" office:string-value="Wire" calcext:value-type="string">
            <text:p>Wire</text:p>
          </table:table-cell>
          <table:table-cell table:style-name="ce12" table:formula="of:=VLOOKUP([.$A167];[$T_Wires.$A:.$P];3)" office:value-type="string" office:string-value="PowerBlock" calcext:value-type="string">
            <text:p>PowerBlock</text:p>
          </table:table-cell>
          <table:table-cell table:style-name="ce12" table:formula="of:=VLOOKUP([.$A167];[$T_Wires.$A:.$P];4)" office:value-type="string" office:string-value="Pow_F3 - Pow_D3 (+)" calcext:value-type="string">
            <text:p>Pow_F3 - Pow_D3 (+)</text:p>
          </table:table-cell>
          <table:table-cell table:style-name="ce12" table:formula="of:=VLOOKUP([.$A167];[$T_Wires.$A:.$P];15)" office:value-type="string" office:string-value="OK" calcext:value-type="string">
            <text:p>OK</text:p>
          </table:table-cell>
          <table:table-cell table:style-name="ce12" table:formula="of:=VLOOKUP([.$A16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4</text:p>
          </table:table-cell>
          <table:table-cell table:style-name="ce12" table:formula="of:=VLOOKUP([.$A168];[$T_Wires.$A:.$P];2)" office:value-type="string" office:string-value="Wire" calcext:value-type="string">
            <text:p>Wire</text:p>
          </table:table-cell>
          <table:table-cell table:style-name="ce12" table:formula="of:=VLOOKUP([.$A168];[$T_Wires.$A:.$P];3)" office:value-type="string" office:string-value="PowerBlock" calcext:value-type="string">
            <text:p>PowerBlock</text:p>
          </table:table-cell>
          <table:table-cell table:style-name="ce12" table:formula="of:=VLOOKUP([.$A168];[$T_Wires.$A:.$P];4)" office:value-type="string" office:string-value="Pow_BB1 - Pow_D3 (-)" calcext:value-type="string">
            <text:p>Pow_BB1 - Pow_D3 (-)</text:p>
          </table:table-cell>
          <table:table-cell table:style-name="ce12" table:formula="of:=VLOOKUP([.$A168];[$T_Wires.$A:.$P];15)" office:value-type="string" office:string-value="OK" calcext:value-type="string">
            <text:p>OK</text:p>
          </table:table-cell>
          <table:table-cell table:style-name="ce12" table:formula="of:=VLOOKUP([.$A16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5</text:p>
          </table:table-cell>
          <table:table-cell table:style-name="ce12" table:formula="of:=VLOOKUP([.$A169];[$T_Wires.$A:.$P];2)" office:value-type="string" office:string-value="Wire" calcext:value-type="string">
            <text:p>Wire</text:p>
          </table:table-cell>
          <table:table-cell table:style-name="ce12" table:formula="of:=VLOOKUP([.$A169];[$T_Wires.$A:.$P];3)" office:value-type="string" office:string-value="PowerBlock" calcext:value-type="string">
            <text:p>PowerBlock</text:p>
          </table:table-cell>
          <table:table-cell table:style-name="ce12" table:formula="of:=VLOOKUP([.$A169];[$T_Wires.$A:.$P];4)" office:value-type="string" office:string-value="Pow_D3 - Pow_SW3 (+)" calcext:value-type="string">
            <text:p>Pow_D3 - Pow_SW3 (+)</text:p>
          </table:table-cell>
          <table:table-cell table:style-name="ce12" table:formula="of:=VLOOKUP([.$A169];[$T_Wires.$A:.$P];15)" office:value-type="string" office:string-value="OK" calcext:value-type="string">
            <text:p>OK</text:p>
          </table:table-cell>
          <table:table-cell table:style-name="ce12" table:formula="of:=VLOOKUP([.$A16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6</text:p>
          </table:table-cell>
          <table:table-cell table:style-name="ce12" table:formula="of:=VLOOKUP([.$A170];[$T_Wires.$A:.$P];2)" office:value-type="string" office:string-value="Wire" calcext:value-type="string">
            <text:p>Wire</text:p>
          </table:table-cell>
          <table:table-cell table:style-name="ce12" table:formula="of:=VLOOKUP([.$A170];[$T_Wires.$A:.$P];3)" office:value-type="string" office:string-value="PowerBlock" calcext:value-type="string">
            <text:p>PowerBlock</text:p>
          </table:table-cell>
          <table:table-cell table:style-name="ce12" table:formula="of:=VLOOKUP([.$A170];[$T_Wires.$A:.$P];4)" office:value-type="string" office:string-value="Pow_SW3 - Pow_C3 (+)" calcext:value-type="string">
            <text:p>Pow_SW3 - Pow_C3 (+)</text:p>
          </table:table-cell>
          <table:table-cell table:style-name="ce12" table:formula="of:=VLOOKUP([.$A170];[$T_Wires.$A:.$P];15)" office:value-type="string" office:string-value="OK" calcext:value-type="string">
            <text:p>OK</text:p>
          </table:table-cell>
          <table:table-cell table:style-name="ce12" table:formula="of:=VLOOKUP([.$A17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7</text:p>
          </table:table-cell>
          <table:table-cell table:style-name="ce12" table:formula="of:=VLOOKUP([.$A171];[$T_Wires.$A:.$P];2)" office:value-type="string" office:string-value="Wire" calcext:value-type="string">
            <text:p>Wire</text:p>
          </table:table-cell>
          <table:table-cell table:style-name="ce12" table:formula="of:=VLOOKUP([.$A171];[$T_Wires.$A:.$P];3)" office:value-type="string" office:string-value="PowerBlock" calcext:value-type="string">
            <text:p>PowerBlock</text:p>
          </table:table-cell>
          <table:table-cell table:style-name="ce12" table:formula="of:=VLOOKUP([.$A171];[$T_Wires.$A:.$P];4)" office:value-type="string" office:string-value="Pow_BB1 - Pow_C3 (-)" calcext:value-type="string">
            <text:p>Pow_BB1 - Pow_C3 (-)</text:p>
          </table:table-cell>
          <table:table-cell table:style-name="ce12" table:formula="of:=VLOOKUP([.$A171];[$T_Wires.$A:.$P];15)" office:value-type="string" office:string-value="OK" calcext:value-type="string">
            <text:p>OK</text:p>
          </table:table-cell>
          <table:table-cell table:style-name="ce12" table:formula="of:=VLOOKUP([.$A17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ow_W17.b</text:p>
          </table:table-cell>
          <table:table-cell table:style-name="ce12" table:formula="of:=VLOOKUP([.$A172];[$T_Wires.$A:.$P];2)" office:value-type="string" office:string-value="Wire" calcext:value-type="string">
            <text:p>Wire</text:p>
          </table:table-cell>
          <table:table-cell table:style-name="ce12" table:formula="of:=VLOOKUP([.$A172];[$T_Wires.$A:.$P];3)" office:value-type="string" office:string-value="PowerBlock" calcext:value-type="string">
            <text:p>PowerBlock</text:p>
          </table:table-cell>
          <table:table-cell table:style-name="ce12" table:formula="of:=VLOOKUP([.$A172];[$T_Wires.$A:.$P];4)" office:value-type="string" office:string-value="Pow_D3 - Pow_C3 (-)" calcext:value-type="string">
            <text:p>Pow_D3 - Pow_C3 (-)</text:p>
          </table:table-cell>
          <table:table-cell table:style-name="ce12" table:formula="of:=VLOOKUP([.$A172];[$T_Wires.$A:.$P];15)" office:value-type="string" office:string-value="NA" calcext:value-type="string">
            <text:p>NA</text:p>
          </table:table-cell>
          <table:table-cell table:style-name="ce12" table:formula="of:=VLOOKUP([.$A17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8</text:p>
          </table:table-cell>
          <table:table-cell table:style-name="ce12" table:formula="of:=VLOOKUP([.$A173];[$T_Wires.$A:.$P];2)" office:value-type="string" office:string-value="Wire" calcext:value-type="string">
            <text:p>Wire</text:p>
          </table:table-cell>
          <table:table-cell table:style-name="ce12" table:formula="of:=VLOOKUP([.$A173];[$T_Wires.$A:.$P];3)" office:value-type="string" office:string-value="PowerBlock" calcext:value-type="string">
            <text:p>PowerBlock</text:p>
          </table:table-cell>
          <table:table-cell table:style-name="ce12" table:formula="of:=VLOOKUP([.$A173];[$T_Wires.$A:.$P];4)" office:value-type="string" office:string-value="Pow_BB1 - Pow_F1 (+)" calcext:value-type="string">
            <text:p>Pow_BB1 - Pow_F1 (+)</text:p>
          </table:table-cell>
          <table:table-cell table:style-name="ce12" table:formula="of:=VLOOKUP([.$A173];[$T_Wires.$A:.$P];15)" office:value-type="string" office:string-value="OK" calcext:value-type="string">
            <text:p>OK</text:p>
          </table:table-cell>
          <table:table-cell table:style-name="ce12" table:formula="of:=VLOOKUP([.$A17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9</text:p>
          </table:table-cell>
          <table:table-cell table:style-name="ce12" table:formula="of:=VLOOKUP([.$A174];[$T_Wires.$A:.$P];2)" office:value-type="string" office:string-value="Wire" calcext:value-type="string">
            <text:p>Wire</text:p>
          </table:table-cell>
          <table:table-cell table:style-name="ce12" table:formula="of:=VLOOKUP([.$A174];[$T_Wires.$A:.$P];3)" office:value-type="string" office:string-value="PowerBlock" calcext:value-type="string">
            <text:p>PowerBlock</text:p>
          </table:table-cell>
          <table:table-cell table:style-name="ce12" table:formula="of:=VLOOKUP([.$A174];[$T_Wires.$A:.$P];4)" office:value-type="string" office:string-value="Pow_F1 - Pow_D1 (+)" calcext:value-type="string">
            <text:p>Pow_F1 - Pow_D1 (+)</text:p>
          </table:table-cell>
          <table:table-cell table:style-name="ce12" table:formula="of:=VLOOKUP([.$A174];[$T_Wires.$A:.$P];15)" office:value-type="string" office:string-value="OK" calcext:value-type="string">
            <text:p>OK</text:p>
          </table:table-cell>
          <table:table-cell table:style-name="ce12" table:formula="of:=VLOOKUP([.$A17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0</text:p>
          </table:table-cell>
          <table:table-cell table:style-name="ce12" table:formula="of:=VLOOKUP([.$A175];[$T_Wires.$A:.$P];2)" office:value-type="string" office:string-value="Wire" calcext:value-type="string">
            <text:p>Wire</text:p>
          </table:table-cell>
          <table:table-cell table:style-name="ce12" table:formula="of:=VLOOKUP([.$A175];[$T_Wires.$A:.$P];3)" office:value-type="string" office:string-value="PowerBlock" calcext:value-type="string">
            <text:p>PowerBlock</text:p>
          </table:table-cell>
          <table:table-cell table:style-name="ce12" table:formula="of:=VLOOKUP([.$A175];[$T_Wires.$A:.$P];4)" office:value-type="string" office:string-value="Pow_BB1 - Pow_D1 (-)" calcext:value-type="string">
            <text:p>Pow_BB1 - Pow_D1 (-)</text:p>
          </table:table-cell>
          <table:table-cell table:style-name="ce12" table:formula="of:=VLOOKUP([.$A175];[$T_Wires.$A:.$P];15)" office:value-type="string" office:string-value="OK" calcext:value-type="string">
            <text:p>OK</text:p>
          </table:table-cell>
          <table:table-cell table:style-name="ce12" table:formula="of:=VLOOKUP([.$A17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1</text:p>
          </table:table-cell>
          <table:table-cell table:style-name="ce12" table:formula="of:=VLOOKUP([.$A176];[$T_Wires.$A:.$P];2)" office:value-type="string" office:string-value="Wire" calcext:value-type="string">
            <text:p>Wire</text:p>
          </table:table-cell>
          <table:table-cell table:style-name="ce12" table:formula="of:=VLOOKUP([.$A176];[$T_Wires.$A:.$P];3)" office:value-type="string" office:string-value="PowerBlock" calcext:value-type="string">
            <text:p>PowerBlock</text:p>
          </table:table-cell>
          <table:table-cell table:style-name="ce12" table:formula="of:=VLOOKUP([.$A176];[$T_Wires.$A:.$P];4)" office:value-type="string" office:string-value="Pow_BB1 - Pow_F4 (+)" calcext:value-type="string">
            <text:p>Pow_BB1 - Pow_F4 (+)</text:p>
          </table:table-cell>
          <table:table-cell table:style-name="ce12" table:formula="of:=VLOOKUP([.$A176];[$T_Wires.$A:.$P];15)" office:value-type="string" office:string-value="OK" calcext:value-type="string">
            <text:p>OK</text:p>
          </table:table-cell>
          <table:table-cell table:style-name="ce12" table:formula="of:=VLOOKUP([.$A17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2</text:p>
          </table:table-cell>
          <table:table-cell table:style-name="ce12" table:formula="of:=VLOOKUP([.$A177];[$T_Wires.$A:.$P];2)" office:value-type="string" office:string-value="Wire" calcext:value-type="string">
            <text:p>Wire</text:p>
          </table:table-cell>
          <table:table-cell table:style-name="ce12" table:formula="of:=VLOOKUP([.$A177];[$T_Wires.$A:.$P];3)" office:value-type="string" office:string-value="PowerBlock" calcext:value-type="string">
            <text:p>PowerBlock</text:p>
          </table:table-cell>
          <table:table-cell table:style-name="ce12" table:formula="of:=VLOOKUP([.$A177];[$T_Wires.$A:.$P];4)" office:value-type="string" office:string-value="Pow_F4 - Pow_D4 (+)" calcext:value-type="string">
            <text:p>Pow_F4 - Pow_D4 (+)</text:p>
          </table:table-cell>
          <table:table-cell table:style-name="ce12" table:formula="of:=VLOOKUP([.$A177];[$T_Wires.$A:.$P];15)" office:value-type="string" office:string-value="OK" calcext:value-type="string">
            <text:p>OK</text:p>
          </table:table-cell>
          <table:table-cell table:style-name="ce12" table:formula="of:=VLOOKUP([.$A17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3</text:p>
          </table:table-cell>
          <table:table-cell table:style-name="ce12" table:formula="of:=VLOOKUP([.$A178];[$T_Wires.$A:.$P];2)" office:value-type="string" office:string-value="Wire" calcext:value-type="string">
            <text:p>Wire</text:p>
          </table:table-cell>
          <table:table-cell table:style-name="ce12" table:formula="of:=VLOOKUP([.$A178];[$T_Wires.$A:.$P];3)" office:value-type="string" office:string-value="PowerBlock" calcext:value-type="string">
            <text:p>PowerBlock</text:p>
          </table:table-cell>
          <table:table-cell table:style-name="ce12" table:formula="of:=VLOOKUP([.$A178];[$T_Wires.$A:.$P];4)" office:value-type="string" office:string-value="Pow_BB1 - Pow_D4 (-)" calcext:value-type="string">
            <text:p>Pow_BB1 - Pow_D4 (-)</text:p>
          </table:table-cell>
          <table:table-cell table:style-name="ce12" table:formula="of:=VLOOKUP([.$A178];[$T_Wires.$A:.$P];15)" office:value-type="string" office:string-value="OK" calcext:value-type="string">
            <text:p>OK</text:p>
          </table:table-cell>
          <table:table-cell table:style-name="ce12" table:formula="of:=VLOOKUP([.$A17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  <table:table-cell table:number-columns-repeated="3"/>
        </table:table-row>
        <table:table-row table:style-name="ro1" table:number-rows-repeated="104839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lock_External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8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>
          <table:table-cell table:style-name="ce9" office:value-type="string" calcext:value-type="string">
            <text:p>Ext_D01</text:p>
          </table:table-cell>
          <table:table-cell table:style-name="ce12" table:formula="of:=VLOOKUP([.$A2];[$T_Devices.$A:.$H];2)" office:value-type="string" office:string-value="Device" calcext:value-type="string">
            <text:p>Device</text:p>
          </table:table-cell>
          <table:table-cell table:style-name="ce12" table:formula="of:=VLOOKUP([.$A2];[$T_Devices.$A:.$H];3)" office:value-type="string" office:string-value="External" calcext:value-type="string">
            <text:p>External</text:p>
          </table:table-cell>
          <table:table-cell table:style-name="ce12" table:formula="of:=VLOOKUP([.$A2];[$T_Devices.$A:.$H];4)" office:value-type="string" office:string-value="Service Battery" calcext:value-type="string">
            <text:p>Service Battery</text:p>
          </table:table-cell>
          <table:table-cell table:style-name="ce12" table:formula="of:=VLOOKUP([.$A2];[$T_Devices.$A:.$H];7)" office:value-type="string" office:string-value="OK" calcext:value-type="string">
            <text:p>OK</text:p>
          </table:table-cell>
          <table:table-cell table:style-name="ce12" table:formula="of:=VLOOKUP([.$A2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D02</text:p>
          </table:table-cell>
          <table:table-cell table:style-name="ce12" table:formula="of:=VLOOKUP([.$A3];[$T_Devices.$A:.$H];2)" office:value-type="string" office:string-value="Device" calcext:value-type="string">
            <text:p>Device</text:p>
          </table:table-cell>
          <table:table-cell table:style-name="ce12" table:formula="of:=VLOOKUP([.$A3];[$T_Devices.$A:.$H];3)" office:value-type="string" office:string-value="External" calcext:value-type="string">
            <text:p>External</text:p>
          </table:table-cell>
          <table:table-cell table:style-name="ce12" table:formula="of:=VLOOKUP([.$A3];[$T_Devices.$A:.$H];4)" office:value-type="string" office:string-value="Solar Panels" calcext:value-type="string">
            <text:p>Solar Panels</text:p>
          </table:table-cell>
          <table:table-cell table:style-name="ce12" table:formula="of:=VLOOKUP([.$A3];[$T_Devices.$A:.$H];7)" office:value-type="string" office:string-value="OK" calcext:value-type="string">
            <text:p>OK</text:p>
          </table:table-cell>
          <table:table-cell table:style-name="ce12" table:formula="of:=VLOOKUP([.$A3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D03</text:p>
          </table:table-cell>
          <table:table-cell table:style-name="ce12" table:formula="of:=VLOOKUP([.$A4];[$T_Devices.$A:.$H];2)" office:value-type="string" office:string-value="Device" calcext:value-type="string">
            <text:p>Device</text:p>
          </table:table-cell>
          <table:table-cell table:style-name="ce12" table:formula="of:=VLOOKUP([.$A4];[$T_Devices.$A:.$H];3)" office:value-type="string" office:string-value="External" calcext:value-type="string">
            <text:p>External</text:p>
          </table:table-cell>
          <table:table-cell table:style-name="ce12" table:formula="of:=VLOOKUP([.$A4];[$T_Devices.$A:.$H];4)" office:value-type="string" office:string-value="Vehicle Battery" calcext:value-type="string">
            <text:p>Vehicle Battery</text:p>
          </table:table-cell>
          <table:table-cell table:style-name="ce12" table:formula="of:=VLOOKUP([.$A4];[$T_Devices.$A:.$H];7)" office:value-type="string" office:string-value="OK" calcext:value-type="string">
            <text:p>OK</text:p>
          </table:table-cell>
          <table:table-cell table:style-name="ce12" table:formula="of:=VLOOKUP([.$A4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1</text:p>
          </table:table-cell>
          <table:table-cell table:style-name="ce12" table:formula="of:=VLOOKUP([.$A5];[$T_Wires.$A:.$P];2)" office:value-type="string" office:string-value="Wire" calcext:value-type="string">
            <text:p>Wire</text:p>
          </table:table-cell>
          <table:table-cell table:style-name="ce12" table:formula="of:=VLOOKUP([.$A5];[$T_Wires.$A:.$P];3)" office:value-type="string" office:string-value="External" calcext:value-type="string">
            <text:p>External</text:p>
          </table:table-cell>
          <table:table-cell table:style-name="ce12" table:formula="of:=VLOOKUP([.$A5];[$T_Wires.$A:.$P];4)" office:value-type="string" office:string-value="Ext_D1 - Pow_C1 (+)" calcext:value-type="string">
            <text:p>Ext_D1 - Pow_C1 (+)</text:p>
          </table:table-cell>
          <table:table-cell table:style-name="ce12" table:formula="of:=VLOOKUP([.$A5];[$T_Wires.$A:.$P];15)" office:value-type="string" office:string-value="OK" calcext:value-type="string">
            <text:p>OK</text:p>
          </table:table-cell>
          <table:table-cell table:style-name="ce12" table:formula="of:=VLOOKUP([.$A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2</text:p>
          </table:table-cell>
          <table:table-cell table:style-name="ce12" table:formula="of:=VLOOKUP([.$A6];[$T_Wires.$A:.$P];2)" office:value-type="string" office:string-value="Wire" calcext:value-type="string">
            <text:p>Wire</text:p>
          </table:table-cell>
          <table:table-cell table:style-name="ce12" table:formula="of:=VLOOKUP([.$A6];[$T_Wires.$A:.$P];3)" office:value-type="string" office:string-value="External" calcext:value-type="string">
            <text:p>External</text:p>
          </table:table-cell>
          <table:table-cell table:style-name="ce12" table:formula="of:=VLOOKUP([.$A6];[$T_Wires.$A:.$P];4)" office:value-type="string" office:string-value="Ext_D1 - Pow_C1 (-)" calcext:value-type="string">
            <text:p>Ext_D1 - Pow_C1 (-)</text:p>
          </table:table-cell>
          <table:table-cell table:style-name="ce12" table:formula="of:=VLOOKUP([.$A6];[$T_Wires.$A:.$P];15)" office:value-type="string" office:string-value="OK" calcext:value-type="string">
            <text:p>OK</text:p>
          </table:table-cell>
          <table:table-cell table:style-name="ce12" table:formula="of:=VLOOKUP([.$A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3</text:p>
          </table:table-cell>
          <table:table-cell table:style-name="ce12" table:formula="of:=VLOOKUP([.$A7];[$T_Wires.$A:.$P];2)" office:value-type="string" office:string-value="Wire" calcext:value-type="string">
            <text:p>Wire</text:p>
          </table:table-cell>
          <table:table-cell table:style-name="ce12" table:formula="of:=VLOOKUP([.$A7];[$T_Wires.$A:.$P];3)" office:value-type="string" office:string-value="External" calcext:value-type="string">
            <text:p>External</text:p>
          </table:table-cell>
          <table:table-cell table:style-name="ce12" table:formula="of:=VLOOKUP([.$A7];[$T_Wires.$A:.$P];4)" office:value-type="string" office:string-value="Ext_D2 - Pow_C2 (+)" calcext:value-type="string">
            <text:p>Ext_D2 - Pow_C2 (+)</text:p>
          </table:table-cell>
          <table:table-cell table:style-name="ce12" table:formula="of:=VLOOKUP([.$A7];[$T_Wires.$A:.$P];15)" office:value-type="string" office:string-value="TODO" calcext:value-type="string">
            <text:p>TODO</text:p>
          </table:table-cell>
          <table:table-cell table:style-name="ce12" table:formula="of:=VLOOKUP([.$A7];[$T_Wires.$A:.$P];16)" office:value-type="string" office:string-value="Fix Cables" calcext:value-type="string">
            <text:p>Fix Cables</text:p>
          </table:table-cell>
        </table:table-row>
        <table:table-row table:style-name="ro1">
          <table:table-cell table:style-name="ce9" office:value-type="string" calcext:value-type="string">
            <text:p>Ext_W04</text:p>
          </table:table-cell>
          <table:table-cell table:style-name="ce12" table:formula="of:=VLOOKUP([.$A8];[$T_Wires.$A:.$P];2)" office:value-type="string" office:string-value="Wire" calcext:value-type="string">
            <text:p>Wire</text:p>
          </table:table-cell>
          <table:table-cell table:style-name="ce12" table:formula="of:=VLOOKUP([.$A8];[$T_Wires.$A:.$P];3)" office:value-type="string" office:string-value="External" calcext:value-type="string">
            <text:p>External</text:p>
          </table:table-cell>
          <table:table-cell table:style-name="ce12" table:formula="of:=VLOOKUP([.$A8];[$T_Wires.$A:.$P];4)" office:value-type="string" office:string-value="Ext_D2 - Pow_C2 (-)" calcext:value-type="string">
            <text:p>Ext_D2 - Pow_C2 (-)</text:p>
          </table:table-cell>
          <table:table-cell table:style-name="ce12" table:formula="of:=VLOOKUP([.$A8];[$T_Wires.$A:.$P];15)" office:value-type="string" office:string-value="TODO" calcext:value-type="string">
            <text:p>TODO</text:p>
          </table:table-cell>
          <table:table-cell table:style-name="ce12" table:formula="of:=VLOOKUP([.$A8];[$T_Wires.$A:.$P];16)" office:value-type="string" office:string-value="Fix Cables" calcext:value-type="string">
            <text:p>Fix Cables</text:p>
          </table:table-cell>
        </table:table-row>
        <table:table-row table:style-name="ro1">
          <table:table-cell table:style-name="ce9" office:value-type="string" calcext:value-type="string">
            <text:p>Ext_W05</text:p>
          </table:table-cell>
          <table:table-cell table:style-name="ce12" table:formula="of:=VLOOKUP([.$A9];[$T_Wires.$A:.$P];2)" office:value-type="string" office:string-value="Wire" calcext:value-type="string">
            <text:p>Wire</text:p>
          </table:table-cell>
          <table:table-cell table:style-name="ce12" table:formula="of:=VLOOKUP([.$A9];[$T_Wires.$A:.$P];3)" office:value-type="string" office:string-value="External" calcext:value-type="string">
            <text:p>External</text:p>
          </table:table-cell>
          <table:table-cell table:style-name="ce12" table:formula="of:=VLOOKUP([.$A9];[$T_Wires.$A:.$P];4)" office:value-type="string" office:string-value="Ext_D3 - Pow_C3 (+)" calcext:value-type="string">
            <text:p>Ext_D3 - Pow_C3 (+)</text:p>
          </table:table-cell>
          <table:table-cell table:style-name="ce12" table:formula="of:=VLOOKUP([.$A9];[$T_Wires.$A:.$P];15)" office:value-type="string" office:string-value="OK" calcext:value-type="string">
            <text:p>OK</text:p>
          </table:table-cell>
          <table:table-cell table:style-name="ce12" table:formula="of:=VLOOKUP([.$A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6</text:p>
          </table:table-cell>
          <table:table-cell table:style-name="ce12" table:formula="of:=VLOOKUP([.$A10];[$T_Wires.$A:.$P];2)" office:value-type="string" office:string-value="Wire" calcext:value-type="string">
            <text:p>Wire</text:p>
          </table:table-cell>
          <table:table-cell table:style-name="ce12" table:formula="of:=VLOOKUP([.$A10];[$T_Wires.$A:.$P];3)" office:value-type="string" office:string-value="External" calcext:value-type="string">
            <text:p>External</text:p>
          </table:table-cell>
          <table:table-cell table:style-name="ce12" table:formula="of:=VLOOKUP([.$A10];[$T_Wires.$A:.$P];4)" office:value-type="string" office:string-value="Ext_D3 - Pow_C3 (-)" calcext:value-type="string">
            <text:p>Ext_D3 - Pow_C3 (-)</text:p>
          </table:table-cell>
          <table:table-cell table:style-name="ce12" table:formula="of:=VLOOKUP([.$A10];[$T_Wires.$A:.$P];15)" office:value-type="string" office:string-value="OK" calcext:value-type="string">
            <text:p>OK</text:p>
          </table:table-cell>
          <table:table-cell table:style-name="ce12" table:formula="of:=VLOOKUP([.$A10];[$T_Wires.$A:.$P];16)" office:value-type="float" office:value="0" calcext:value-type="float">
            <text:p/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lock_Power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8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>
          <table:table-cell table:style-name="ce9" office:value-type="string" calcext:value-type="string">
            <text:p>Pow_BB01</text:p>
          </table:table-cell>
          <table:table-cell table:style-name="ce12" table:formula="of:=VLOOKUP([.$A2];[$T_Others.$A:.$H];2)" office:value-type="string" office:string-value="Other" calcext:value-type="string">
            <text:p>Other</text:p>
          </table:table-cell>
          <table:table-cell table:style-name="ce12" table:formula="of:=VLOOKUP([.$A2];[$T_Others.$A:.$H];3)" office:value-type="string" office:string-value="PowerBlock" calcext:value-type="string">
            <text:p>PowerBlock</text:p>
          </table:table-cell>
          <table:table-cell table:style-name="ce12" table:formula="of:=VLOOKUP([.$A2];[$T_Others.$A:.$H];4)" office:value-type="string" office:string-value="Main Bus Bar" calcext:value-type="string">
            <text:p>Main Bus Bar</text:p>
          </table:table-cell>
          <table:table-cell table:style-name="ce12" table:formula="of:=VLOOKUP([.$A2];[$T_Others.$A:.$H];7)" office:value-type="string" office:string-value="OK" calcext:value-type="string">
            <text:p>OK</text:p>
          </table:table-cell>
          <table:table-cell table:style-name="ce12" table:formula="of:=VLOOKUP([.$A2];[$T_Other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C01</text:p>
          </table:table-cell>
          <table:table-cell table:style-name="ce12" table:formula="of:=VLOOKUP([.$A3];[$T_Connectors.$A:.$H];2)" office:value-type="string" office:string-value="Conn" calcext:value-type="string">
            <text:p>Conn</text:p>
          </table:table-cell>
          <table:table-cell table:style-name="ce12" table:formula="of:=VLOOKUP([.$A3];[$T_Connectors.$A:.$H];3)" office:value-type="string" office:string-value="PowerBlock" calcext:value-type="string">
            <text:p>PowerBlock</text:p>
          </table:table-cell>
          <table:table-cell table:style-name="ce12" table:formula="of:=VLOOKUP([.$A3];[$T_Connectors.$A:.$H];4)" office:value-type="string" office:string-value="Connector Service Battery" calcext:value-type="string">
            <text:p>Connector Service Battery</text:p>
          </table:table-cell>
          <table:table-cell table:style-name="ce12" table:formula="of:=VLOOKUP([.$A3];[$T_Connectors.$A:.$H];7)" office:value-type="string" office:string-value="TODO" calcext:value-type="string">
            <text:p>TODO</text:p>
          </table:table-cell>
          <table:table-cell table:style-name="ce12" table:formula="of:=VLOOKUP([.$A3];[$T_Connectors.$A:.$H];8)" office:value-type="string" office:string-value="Change with real connector" calcext:value-type="string">
            <text:p>Change with real connector</text:p>
          </table:table-cell>
        </table:table-row>
        <table:table-row table:style-name="ro1">
          <table:table-cell table:style-name="ce9" office:value-type="string" calcext:value-type="string">
            <text:p>Pow_C02</text:p>
          </table:table-cell>
          <table:table-cell table:style-name="ce12" table:formula="of:=VLOOKUP([.$A4];[$T_Connectors.$A:.$H];2)" office:value-type="string" office:string-value="Conn" calcext:value-type="string">
            <text:p>Conn</text:p>
          </table:table-cell>
          <table:table-cell table:style-name="ce12" table:formula="of:=VLOOKUP([.$A4];[$T_Connectors.$A:.$H];3)" office:value-type="string" office:string-value="PowerBlock" calcext:value-type="string">
            <text:p>PowerBlock</text:p>
          </table:table-cell>
          <table:table-cell table:style-name="ce12" table:formula="of:=VLOOKUP([.$A4];[$T_Connectors.$A:.$H];4)" office:value-type="string" office:string-value="Connector Solar Panels" calcext:value-type="string">
            <text:p>Connector Solar Panels</text:p>
          </table:table-cell>
          <table:table-cell table:style-name="ce12" table:formula="of:=VLOOKUP([.$A4];[$T_Connectors.$A:.$H];7)" office:value-type="string" office:string-value="TODO" calcext:value-type="string">
            <text:p>TODO</text:p>
          </table:table-cell>
          <table:table-cell table:style-name="ce12" table:formula="of:=VLOOKUP([.$A4];[$T_Connectors.$A:.$H];8)" office:value-type="string" office:string-value="Change with real connector" calcext:value-type="string">
            <text:p>Change with real connector</text:p>
          </table:table-cell>
        </table:table-row>
        <table:table-row table:style-name="ro1">
          <table:table-cell table:style-name="ce9" office:value-type="string" calcext:value-type="string">
            <text:p>Pow_C03</text:p>
          </table:table-cell>
          <table:table-cell table:style-name="ce12" table:formula="of:=VLOOKUP([.$A5];[$T_Connectors.$A:.$H];2)" office:value-type="string" office:string-value="Conn" calcext:value-type="string">
            <text:p>Conn</text:p>
          </table:table-cell>
          <table:table-cell table:style-name="ce12" table:formula="of:=VLOOKUP([.$A5];[$T_Connectors.$A:.$H];3)" office:value-type="string" office:string-value="PowerBlock" calcext:value-type="string">
            <text:p>PowerBlock</text:p>
          </table:table-cell>
          <table:table-cell table:style-name="ce12" table:formula="of:=VLOOKUP([.$A5];[$T_Connectors.$A:.$H];4)" office:value-type="string" office:string-value="Connector Vehicle Battery" calcext:value-type="string">
            <text:p>Connector Vehicle Battery</text:p>
          </table:table-cell>
          <table:table-cell table:style-name="ce12" table:formula="of:=VLOOKUP([.$A5];[$T_Connectors.$A:.$H];7)" office:value-type="string" office:string-value="TODO" calcext:value-type="string">
            <text:p>TODO</text:p>
          </table:table-cell>
          <table:table-cell table:style-name="ce12" table:formula="of:=VLOOKUP([.$A5];[$T_Connectors.$A:.$H];8)" office:value-type="string" office:string-value="Change with real connector" calcext:value-type="string">
            <text:p>Change with real connector</text:p>
          </table:table-cell>
        </table:table-row>
        <table:table-row table:style-name="ro1">
          <table:table-cell table:style-name="ce9" office:value-type="string" calcext:value-type="string">
            <text:p>Pow_D01</text:p>
          </table:table-cell>
          <table:table-cell table:style-name="ce12" table:formula="of:=VLOOKUP([.$A6];[$T_Devices.$A:.$H];2)" office:value-type="string" office:string-value="Device" calcext:value-type="string">
            <text:p>Device</text:p>
          </table:table-cell>
          <table:table-cell table:style-name="ce12" table:formula="of:=VLOOKUP([.$A6];[$T_Devices.$A:.$H];3)" office:value-type="string" office:string-value="PowerBlock" calcext:value-type="string">
            <text:p>PowerBlock</text:p>
          </table:table-cell>
          <table:table-cell table:style-name="ce12" table:formula="of:=VLOOKUP([.$A6];[$T_Devices.$A:.$H];4)" office:value-type="string" office:string-value="Inverter" calcext:value-type="string">
            <text:p>Inverter</text:p>
          </table:table-cell>
          <table:table-cell table:style-name="ce12" table:formula="of:=VLOOKUP([.$A6];[$T_Devices.$A:.$H];7)" office:value-type="string" office:string-value="OK" calcext:value-type="string">
            <text:p>OK</text:p>
          </table:table-cell>
          <table:table-cell table:style-name="ce12" table:formula="of:=VLOOKUP([.$A6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D02</text:p>
          </table:table-cell>
          <table:table-cell table:style-name="ce12" table:formula="of:=VLOOKUP([.$A7];[$T_Devices.$A:.$H];2)" office:value-type="string" office:string-value="Device" calcext:value-type="string">
            <text:p>Device</text:p>
          </table:table-cell>
          <table:table-cell table:style-name="ce12" table:formula="of:=VLOOKUP([.$A7];[$T_Devices.$A:.$H];3)" office:value-type="string" office:string-value="PowerBlock" calcext:value-type="string">
            <text:p>PowerBlock</text:p>
          </table:table-cell>
          <table:table-cell table:style-name="ce12" table:formula="of:=VLOOKUP([.$A7];[$T_Devices.$A:.$H];4)" office:value-type="string" office:string-value="Solar Charger" calcext:value-type="string">
            <text:p>Solar Charger</text:p>
          </table:table-cell>
          <table:table-cell table:style-name="ce12" table:formula="of:=VLOOKUP([.$A7];[$T_Devices.$A:.$H];7)" office:value-type="string" office:string-value="OK" calcext:value-type="string">
            <text:p>OK</text:p>
          </table:table-cell>
          <table:table-cell table:style-name="ce12" table:formula="of:=VLOOKUP([.$A7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D03</text:p>
          </table:table-cell>
          <table:table-cell table:style-name="ce12" table:formula="of:=VLOOKUP([.$A8];[$T_Devices.$A:.$H];2)" office:value-type="string" office:string-value="Device" calcext:value-type="string">
            <text:p>Device</text:p>
          </table:table-cell>
          <table:table-cell table:style-name="ce12" table:formula="of:=VLOOKUP([.$A8];[$T_Devices.$A:.$H];3)" office:value-type="string" office:string-value="PowerBlock" calcext:value-type="string">
            <text:p>PowerBlock</text:p>
          </table:table-cell>
          <table:table-cell table:style-name="ce12" table:formula="of:=VLOOKUP([.$A8];[$T_Devices.$A:.$H];4)" office:value-type="string" office:string-value="DC/DC or CSB2" calcext:value-type="string">
            <text:p>DC/DC or CSB2</text:p>
          </table:table-cell>
          <table:table-cell table:style-name="ce12" table:formula="of:=VLOOKUP([.$A8];[$T_Devices.$A:.$H];7)" office:value-type="string" office:string-value="OK" calcext:value-type="string">
            <text:p>OK</text:p>
          </table:table-cell>
          <table:table-cell table:style-name="ce12" table:formula="of:=VLOOKUP([.$A8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D04</text:p>
          </table:table-cell>
          <table:table-cell table:style-name="ce12" table:formula="of:=VLOOKUP([.$A9];[$T_Devices.$A:.$H];2)" office:value-type="string" office:string-value="Device" calcext:value-type="string">
            <text:p>Device</text:p>
          </table:table-cell>
          <table:table-cell table:style-name="ce12" table:formula="of:=VLOOKUP([.$A9];[$T_Devices.$A:.$H];3)" office:value-type="string" office:string-value="PowerBlock" calcext:value-type="string">
            <text:p>PowerBlock</text:p>
          </table:table-cell>
          <table:table-cell table:style-name="ce12" table:formula="of:=VLOOKUP([.$A9];[$T_Devices.$A:.$H];4)" office:value-type="string" office:string-value="Power Charger" calcext:value-type="string">
            <text:p>Power Charger</text:p>
          </table:table-cell>
          <table:table-cell table:style-name="ce12" table:formula="of:=VLOOKUP([.$A9];[$T_Devices.$A:.$H];7)" office:value-type="string" office:string-value="OK" calcext:value-type="string">
            <text:p>OK</text:p>
          </table:table-cell>
          <table:table-cell table:style-name="ce12" table:formula="of:=VLOOKUP([.$A9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F01</text:p>
          </table:table-cell>
          <table:table-cell table:style-name="ce12" table:formula="of:=VLOOKUP([.$A10];[$T_Fuses.$A:.$H];2)" office:value-type="string" office:string-value="Fuse" calcext:value-type="string">
            <text:p>Fuse</text:p>
          </table:table-cell>
          <table:table-cell table:style-name="ce12" table:formula="of:=VLOOKUP([.$A10];[$T_Fuses.$A:.$H];3)" office:value-type="string" office:string-value="PowerBlock" calcext:value-type="string">
            <text:p>PowerBlock</text:p>
          </table:table-cell>
          <table:table-cell table:style-name="ce12" table:formula="of:=VLOOKUP([.$A10];[$T_Fuses.$A:.$H];4)" office:value-type="string" office:string-value="Fuse Inverter" calcext:value-type="string">
            <text:p>Fuse Inverter</text:p>
          </table:table-cell>
          <table:table-cell table:style-name="ce12" table:formula="of:=VLOOKUP([.$A10];[$T_Fuses.$A:.$H];7)" office:value-type="string" office:string-value="OK" calcext:value-type="string">
            <text:p>OK</text:p>
          </table:table-cell>
          <table:table-cell table:style-name="ce12" table:formula="of:=VLOOKUP([.$A10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F02</text:p>
          </table:table-cell>
          <table:table-cell table:style-name="ce12" table:formula="of:=VLOOKUP([.$A11];[$T_Fuses.$A:.$H];2)" office:value-type="string" office:string-value="Fuse" calcext:value-type="string">
            <text:p>Fuse</text:p>
          </table:table-cell>
          <table:table-cell table:style-name="ce12" table:formula="of:=VLOOKUP([.$A11];[$T_Fuses.$A:.$H];3)" office:value-type="string" office:string-value="PowerBlock" calcext:value-type="string">
            <text:p>PowerBlock</text:p>
          </table:table-cell>
          <table:table-cell table:style-name="ce12" table:formula="of:=VLOOKUP([.$A11];[$T_Fuses.$A:.$H];4)" office:value-type="string" office:string-value="Fuse Solar Charger" calcext:value-type="string">
            <text:p>Fuse Solar Charger</text:p>
          </table:table-cell>
          <table:table-cell table:style-name="ce12" table:formula="of:=VLOOKUP([.$A11];[$T_Fuses.$A:.$H];7)" office:value-type="string" office:string-value="OK" calcext:value-type="string">
            <text:p>OK</text:p>
          </table:table-cell>
          <table:table-cell table:style-name="ce12" table:formula="of:=VLOOKUP([.$A11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F03</text:p>
          </table:table-cell>
          <table:table-cell table:style-name="ce12" table:formula="of:=VLOOKUP([.$A12];[$T_Fuses.$A:.$H];2)" office:value-type="string" office:string-value="Fuse" calcext:value-type="string">
            <text:p>Fuse</text:p>
          </table:table-cell>
          <table:table-cell table:style-name="ce12" table:formula="of:=VLOOKUP([.$A12];[$T_Fuses.$A:.$H];3)" office:value-type="string" office:string-value="PowerBlock" calcext:value-type="string">
            <text:p>PowerBlock</text:p>
          </table:table-cell>
          <table:table-cell table:style-name="ce12" table:formula="of:=VLOOKUP([.$A12];[$T_Fuses.$A:.$H];4)" office:value-type="string" office:string-value="Fuse Vehicle Battery" calcext:value-type="string">
            <text:p>Fuse Vehicle Battery</text:p>
          </table:table-cell>
          <table:table-cell table:style-name="ce12" table:formula="of:=VLOOKUP([.$A12];[$T_Fuses.$A:.$H];7)" office:value-type="string" office:string-value="OK" calcext:value-type="string">
            <text:p>OK</text:p>
          </table:table-cell>
          <table:table-cell table:style-name="ce12" table:formula="of:=VLOOKUP([.$A12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F04</text:p>
          </table:table-cell>
          <table:table-cell table:style-name="ce12" table:formula="of:=VLOOKUP([.$A13];[$T_Fuses.$A:.$H];2)" office:value-type="string" office:string-value="Fuse" calcext:value-type="string">
            <text:p>Fuse</text:p>
          </table:table-cell>
          <table:table-cell table:style-name="ce12" table:formula="of:=VLOOKUP([.$A13];[$T_Fuses.$A:.$H];3)" office:value-type="string" office:string-value="PowerBlock" calcext:value-type="string">
            <text:p>PowerBlock</text:p>
          </table:table-cell>
          <table:table-cell table:style-name="ce12" table:formula="of:=VLOOKUP([.$A13];[$T_Fuses.$A:.$H];4)" office:value-type="string" office:string-value="Fuse Power Charger" calcext:value-type="string">
            <text:p>Fuse Power Charger</text:p>
          </table:table-cell>
          <table:table-cell table:style-name="ce12" table:formula="of:=VLOOKUP([.$A13];[$T_Fuses.$A:.$H];7)" office:value-type="string" office:string-value="OK" calcext:value-type="string">
            <text:p>OK</text:p>
          </table:table-cell>
          <table:table-cell table:style-name="ce12" table:formula="of:=VLOOKUP([.$A13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SW01</text:p>
          </table:table-cell>
          <table:table-cell table:style-name="ce12" table:formula="of:=VLOOKUP([.$A14];[$T_Others.$A:.$H];2)" office:value-type="string" office:string-value="Other" calcext:value-type="string">
            <text:p>Other</text:p>
          </table:table-cell>
          <table:table-cell table:style-name="ce12" table:formula="of:=VLOOKUP([.$A14];[$T_Others.$A:.$H];3)" office:value-type="string" office:string-value="PowerBlock" calcext:value-type="string">
            <text:p>PowerBlock</text:p>
          </table:table-cell>
          <table:table-cell table:style-name="ce12" table:formula="of:=VLOOKUP([.$A14];[$T_Others.$A:.$H];4)" office:value-type="string" office:string-value="Switch Service Battery" calcext:value-type="string">
            <text:p>Switch Service Battery</text:p>
          </table:table-cell>
          <table:table-cell table:style-name="ce12" table:formula="of:=VLOOKUP([.$A14];[$T_Others.$A:.$H];7)" office:value-type="string" office:string-value="TODO" calcext:value-type="string">
            <text:p>TODO</text:p>
          </table:table-cell>
          <table:table-cell table:style-name="ce12" table:formula="of:=VLOOKUP([.$A14];[$T_Others.$A:.$H];8)" office:value-type="string" office:string-value="Change with Magetotoermico" calcext:value-type="string">
            <text:p>Change with Magetotoermico</text:p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SW02</text:p>
          </table:table-cell>
          <table:table-cell table:style-name="ce12" table:formula="of:=VLOOKUP([.$A15];[$T_Others.$A:.$H];2)" office:value-type="string" office:string-value="Other" calcext:value-type="string">
            <text:p>Other</text:p>
          </table:table-cell>
          <table:table-cell table:style-name="ce12" table:formula="of:=VLOOKUP([.$A15];[$T_Others.$A:.$H];3)" office:value-type="string" office:string-value="PowerBlock" calcext:value-type="string">
            <text:p>PowerBlock</text:p>
          </table:table-cell>
          <table:table-cell table:style-name="ce12" table:formula="of:=VLOOKUP([.$A15];[$T_Others.$A:.$H];4)" office:value-type="string" office:string-value="Switch Solar Panels" calcext:value-type="string">
            <text:p>Switch Solar Panels</text:p>
          </table:table-cell>
          <table:table-cell table:style-name="ce12" table:formula="of:=VLOOKUP([.$A15];[$T_Others.$A:.$H];7)" office:value-type="string" office:string-value="TODO" calcext:value-type="string">
            <text:p>TODO</text:p>
          </table:table-cell>
          <table:table-cell table:style-name="ce12" table:formula="of:=VLOOKUP([.$A15];[$T_Others.$A:.$H];8)" office:value-type="string" office:string-value="Change with Magetotoermico" calcext:value-type="string">
            <text:p>Change with Magetotoermico</text:p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SW03</text:p>
          </table:table-cell>
          <table:table-cell table:style-name="ce12" table:formula="of:=VLOOKUP([.$A16];[$T_Others.$A:.$H];2)" office:value-type="string" office:string-value="Other" calcext:value-type="string">
            <text:p>Other</text:p>
          </table:table-cell>
          <table:table-cell table:style-name="ce12" table:formula="of:=VLOOKUP([.$A16];[$T_Others.$A:.$H];3)" office:value-type="string" office:string-value="PowerBlock" calcext:value-type="string">
            <text:p>PowerBlock</text:p>
          </table:table-cell>
          <table:table-cell table:style-name="ce12" table:formula="of:=VLOOKUP([.$A16];[$T_Others.$A:.$H];4)" office:value-type="string" office:string-value="Switch Vehicle Battery" calcext:value-type="string">
            <text:p>Switch Vehicle Battery</text:p>
          </table:table-cell>
          <table:table-cell table:style-name="ce12" table:formula="of:=VLOOKUP([.$A16];[$T_Others.$A:.$H];7)" office:value-type="string" office:string-value="TODO" calcext:value-type="string">
            <text:p>TODO</text:p>
          </table:table-cell>
          <table:table-cell table:style-name="ce12" table:formula="of:=VLOOKUP([.$A16];[$T_Others.$A:.$H];8)" office:value-type="string" office:string-value="Change with Magetotoermico" calcext:value-type="string">
            <text:p>Change with Magetotoermico</text:p>
          </table:table-cell>
        </table:table-row>
        <table:table-row table:style-name="ro1">
          <table:table-cell table:style-name="ce9" office:value-type="string" calcext:value-type="string">
            <text:p>Pow_W00</text:p>
          </table:table-cell>
          <table:table-cell table:style-name="ce12" table:formula="of:=VLOOKUP([.$A17];[$T_Wires.$A:.$P];2)" office:value-type="string" office:string-value="Wire" calcext:value-type="string">
            <text:p>Wire</text:p>
          </table:table-cell>
          <table:table-cell table:style-name="ce12" table:formula="of:=VLOOKUP([.$A17];[$T_Wires.$A:.$P];3)" office:value-type="string" office:string-value="PowerBlock" calcext:value-type="string">
            <text:p>PowerBlock</text:p>
          </table:table-cell>
          <table:table-cell table:style-name="ce12" table:formula="of:=VLOOKUP([.$A17];[$T_Wires.$A:.$P];4)" office:value-type="string" office:string-value="Pow_D2 - IoT_D1 (Serial)" calcext:value-type="string">
            <text:p>Pow_D2 - IoT_D1 (Serial)</text:p>
          </table:table-cell>
          <table:table-cell table:style-name="ce12" table:formula="of:=VLOOKUP([.$A17];[$T_Wires.$A:.$P];15)" office:value-type="string" office:string-value="OK" calcext:value-type="string">
            <text:p>OK</text:p>
          </table:table-cell>
          <table:table-cell table:style-name="ce12" table:formula="of:=VLOOKUP([.$A1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1</text:p>
          </table:table-cell>
          <table:table-cell table:style-name="ce12" table:formula="of:=VLOOKUP([.$A18];[$T_Wires.$A:.$P];2)" office:value-type="string" office:string-value="Wire" calcext:value-type="string">
            <text:p>Wire</text:p>
          </table:table-cell>
          <table:table-cell table:style-name="ce12" table:formula="of:=VLOOKUP([.$A18];[$T_Wires.$A:.$P];3)" office:value-type="string" office:string-value="PowerBlock" calcext:value-type="string">
            <text:p>PowerBlock</text:p>
          </table:table-cell>
          <table:table-cell table:style-name="ce12" table:formula="of:=VLOOKUP([.$A18];[$T_Wires.$A:.$P];4)" office:value-type="string" office:string-value="Pow_BB1 - Pow_SW1 (+)" calcext:value-type="string">
            <text:p>Pow_BB1 - Pow_SW1 (+)</text:p>
          </table:table-cell>
          <table:table-cell table:style-name="ce12" table:formula="of:=VLOOKUP([.$A18];[$T_Wires.$A:.$P];15)" office:value-type="string" office:string-value="OK" calcext:value-type="string">
            <text:p>OK</text:p>
          </table:table-cell>
          <table:table-cell table:style-name="ce12" table:formula="of:=VLOOKUP([.$A1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2</text:p>
          </table:table-cell>
          <table:table-cell table:style-name="ce12" table:formula="of:=VLOOKUP([.$A19];[$T_Wires.$A:.$P];2)" office:value-type="string" office:string-value="Wire" calcext:value-type="string">
            <text:p>Wire</text:p>
          </table:table-cell>
          <table:table-cell table:style-name="ce12" table:formula="of:=VLOOKUP([.$A19];[$T_Wires.$A:.$P];3)" office:value-type="string" office:string-value="PowerBlock" calcext:value-type="string">
            <text:p>PowerBlock</text:p>
          </table:table-cell>
          <table:table-cell table:style-name="ce12" table:formula="of:=VLOOKUP([.$A19];[$T_Wires.$A:.$P];4)" office:value-type="string" office:string-value="Pow_SW1 - Pow_C1 (+)" calcext:value-type="string">
            <text:p>Pow_SW1 - Pow_C1 (+)</text:p>
          </table:table-cell>
          <table:table-cell table:style-name="ce12" table:formula="of:=VLOOKUP([.$A19];[$T_Wires.$A:.$P];15)" office:value-type="string" office:string-value="OK" calcext:value-type="string">
            <text:p>OK</text:p>
          </table:table-cell>
          <table:table-cell table:style-name="ce12" table:formula="of:=VLOOKUP([.$A1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3</text:p>
          </table:table-cell>
          <table:table-cell table:style-name="ce12" table:formula="of:=VLOOKUP([.$A20];[$T_Wires.$A:.$P];2)" office:value-type="string" office:string-value="Wire" calcext:value-type="string">
            <text:p>Wire</text:p>
          </table:table-cell>
          <table:table-cell table:style-name="ce12" table:formula="of:=VLOOKUP([.$A20];[$T_Wires.$A:.$P];3)" office:value-type="string" office:string-value="PowerBlock" calcext:value-type="string">
            <text:p>PowerBlock</text:p>
          </table:table-cell>
          <table:table-cell table:style-name="ce12" table:formula="of:=VLOOKUP([.$A20];[$T_Wires.$A:.$P];4)" office:value-type="string" office:string-value="Pow_BB1 - Pow_C1 (-)" calcext:value-type="string">
            <text:p>Pow_BB1 - Pow_C1 (-)</text:p>
          </table:table-cell>
          <table:table-cell table:style-name="ce12" table:formula="of:=VLOOKUP([.$A20];[$T_Wires.$A:.$P];15)" office:value-type="string" office:string-value="OK" calcext:value-type="string">
            <text:p>OK</text:p>
          </table:table-cell>
          <table:table-cell table:style-name="ce12" table:formula="of:=VLOOKUP([.$A2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4</text:p>
          </table:table-cell>
          <table:table-cell table:style-name="ce12" table:formula="of:=VLOOKUP([.$A21];[$T_Wires.$A:.$P];2)" office:value-type="string" office:string-value="Wire" calcext:value-type="string">
            <text:p>Wire</text:p>
          </table:table-cell>
          <table:table-cell table:style-name="ce12" table:formula="of:=VLOOKUP([.$A21];[$T_Wires.$A:.$P];3)" office:value-type="string" office:string-value="PowerBlock" calcext:value-type="string">
            <text:p>PowerBlock</text:p>
          </table:table-cell>
          <table:table-cell table:style-name="ce12" table:formula="of:=VLOOKUP([.$A21];[$T_Wires.$A:.$P];4)" office:value-type="string" office:string-value="Pow_BB1 - Pow_F2 (+)" calcext:value-type="string">
            <text:p>Pow_BB1 - Pow_F2 (+)</text:p>
          </table:table-cell>
          <table:table-cell table:style-name="ce12" table:formula="of:=VLOOKUP([.$A21];[$T_Wires.$A:.$P];15)" office:value-type="string" office:string-value="OK" calcext:value-type="string">
            <text:p>OK</text:p>
          </table:table-cell>
          <table:table-cell table:style-name="ce12" table:formula="of:=VLOOKUP([.$A2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5</text:p>
          </table:table-cell>
          <table:table-cell table:style-name="ce12" table:formula="of:=VLOOKUP([.$A22];[$T_Wires.$A:.$P];2)" office:value-type="string" office:string-value="Wire" calcext:value-type="string">
            <text:p>Wire</text:p>
          </table:table-cell>
          <table:table-cell table:style-name="ce12" table:formula="of:=VLOOKUP([.$A22];[$T_Wires.$A:.$P];3)" office:value-type="string" office:string-value="PowerBlock" calcext:value-type="string">
            <text:p>PowerBlock</text:p>
          </table:table-cell>
          <table:table-cell table:style-name="ce12" table:formula="of:=VLOOKUP([.$A22];[$T_Wires.$A:.$P];4)" office:value-type="string" office:string-value="Pow_F2 - Pow_D2 (+)" calcext:value-type="string">
            <text:p>Pow_F2 - Pow_D2 (+)</text:p>
          </table:table-cell>
          <table:table-cell table:style-name="ce12" table:formula="of:=VLOOKUP([.$A22];[$T_Wires.$A:.$P];15)" office:value-type="string" office:string-value="OK" calcext:value-type="string">
            <text:p>OK</text:p>
          </table:table-cell>
          <table:table-cell table:style-name="ce12" table:formula="of:=VLOOKUP([.$A2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6</text:p>
          </table:table-cell>
          <table:table-cell table:style-name="ce12" table:formula="of:=VLOOKUP([.$A23];[$T_Wires.$A:.$P];2)" office:value-type="string" office:string-value="Wire" calcext:value-type="string">
            <text:p>Wire</text:p>
          </table:table-cell>
          <table:table-cell table:style-name="ce12" table:formula="of:=VLOOKUP([.$A23];[$T_Wires.$A:.$P];3)" office:value-type="string" office:string-value="PowerBlock" calcext:value-type="string">
            <text:p>PowerBlock</text:p>
          </table:table-cell>
          <table:table-cell table:style-name="ce12" table:formula="of:=VLOOKUP([.$A23];[$T_Wires.$A:.$P];4)" office:value-type="string" office:string-value="Pow_BB1 - Pow_D2 (-)" calcext:value-type="string">
            <text:p>Pow_BB1 - Pow_D2 (-)</text:p>
          </table:table-cell>
          <table:table-cell table:style-name="ce12" table:formula="of:=VLOOKUP([.$A23];[$T_Wires.$A:.$P];15)" office:value-type="string" office:string-value="OK" calcext:value-type="string">
            <text:p>OK</text:p>
          </table:table-cell>
          <table:table-cell table:style-name="ce12" table:formula="of:=VLOOKUP([.$A2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7</text:p>
          </table:table-cell>
          <table:table-cell table:style-name="ce12" table:formula="of:=VLOOKUP([.$A24];[$T_Wires.$A:.$P];2)" office:value-type="string" office:string-value="Wire" calcext:value-type="string">
            <text:p>Wire</text:p>
          </table:table-cell>
          <table:table-cell table:style-name="ce12" table:formula="of:=VLOOKUP([.$A24];[$T_Wires.$A:.$P];3)" office:value-type="string" office:string-value="PowerBlock" calcext:value-type="string">
            <text:p>PowerBlock</text:p>
          </table:table-cell>
          <table:table-cell table:style-name="ce12" table:formula="of:=VLOOKUP([.$A24];[$T_Wires.$A:.$P];4)" office:value-type="string" office:string-value="Pow_D2 - Pow_SW2 (+)" calcext:value-type="string">
            <text:p>Pow_D2 - Pow_SW2 (+)</text:p>
          </table:table-cell>
          <table:table-cell table:style-name="ce12" table:formula="of:=VLOOKUP([.$A24];[$T_Wires.$A:.$P];15)" office:value-type="string" office:string-value="OK" calcext:value-type="string">
            <text:p>OK</text:p>
          </table:table-cell>
          <table:table-cell table:style-name="ce12" table:formula="of:=VLOOKUP([.$A24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8</text:p>
          </table:table-cell>
          <table:table-cell table:style-name="ce12" table:formula="of:=VLOOKUP([.$A25];[$T_Wires.$A:.$P];2)" office:value-type="string" office:string-value="Wire" calcext:value-type="string">
            <text:p>Wire</text:p>
          </table:table-cell>
          <table:table-cell table:style-name="ce12" table:formula="of:=VLOOKUP([.$A25];[$T_Wires.$A:.$P];3)" office:value-type="string" office:string-value="PowerBlock" calcext:value-type="string">
            <text:p>PowerBlock</text:p>
          </table:table-cell>
          <table:table-cell table:style-name="ce12" table:formula="of:=VLOOKUP([.$A25];[$T_Wires.$A:.$P];4)" office:value-type="string" office:string-value="Pow_SW2 - Pow_C2 (+)" calcext:value-type="string">
            <text:p>Pow_SW2 - Pow_C2 (+)</text:p>
          </table:table-cell>
          <table:table-cell table:style-name="ce12" table:formula="of:=VLOOKUP([.$A25];[$T_Wires.$A:.$P];15)" office:value-type="string" office:string-value="OK" calcext:value-type="string">
            <text:p>OK</text:p>
          </table:table-cell>
          <table:table-cell table:style-name="ce12" table:formula="of:=VLOOKUP([.$A2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9</text:p>
          </table:table-cell>
          <table:table-cell table:style-name="ce12" table:formula="of:=VLOOKUP([.$A26];[$T_Wires.$A:.$P];2)" office:value-type="string" office:string-value="Wire" calcext:value-type="string">
            <text:p>Wire</text:p>
          </table:table-cell>
          <table:table-cell table:style-name="ce12" table:formula="of:=VLOOKUP([.$A26];[$T_Wires.$A:.$P];3)" office:value-type="string" office:string-value="PowerBlock" calcext:value-type="string">
            <text:p>PowerBlock</text:p>
          </table:table-cell>
          <table:table-cell table:style-name="ce12" table:formula="of:=VLOOKUP([.$A26];[$T_Wires.$A:.$P];4)" office:value-type="string" office:string-value="Pow_D2 - Pow_C2 (-)" calcext:value-type="string">
            <text:p>Pow_D2 - Pow_C2 (-)</text:p>
          </table:table-cell>
          <table:table-cell table:style-name="ce12" table:formula="of:=VLOOKUP([.$A26];[$T_Wires.$A:.$P];15)" office:value-type="string" office:string-value="OK" calcext:value-type="string">
            <text:p>OK</text:p>
          </table:table-cell>
          <table:table-cell table:style-name="ce12" table:formula="of:=VLOOKUP([.$A2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0</text:p>
          </table:table-cell>
          <table:table-cell table:style-name="ce12" table:formula="of:=VLOOKUP([.$A27];[$T_Wires.$A:.$P];2)" office:value-type="string" office:string-value="Wire" calcext:value-type="string">
            <text:p>Wire</text:p>
          </table:table-cell>
          <table:table-cell table:style-name="ce12" table:formula="of:=VLOOKUP([.$A27];[$T_Wires.$A:.$P];3)" office:value-type="string" office:string-value="PowerBlock" calcext:value-type="string">
            <text:p>PowerBlock</text:p>
          </table:table-cell>
          <table:table-cell table:style-name="ce12" table:formula="of:=VLOOKUP([.$A27];[$T_Wires.$A:.$P];4)" office:value-type="string" office:string-value="Pow_D2 - Int_F0 (+)" calcext:value-type="string">
            <text:p>Pow_D2 - Int_F0 (+)</text:p>
          </table:table-cell>
          <table:table-cell table:style-name="ce12" table:formula="of:=VLOOKUP([.$A27];[$T_Wires.$A:.$P];15)" office:value-type="string" office:string-value="OK" calcext:value-type="string">
            <text:p>OK</text:p>
          </table:table-cell>
          <table:table-cell table:style-name="ce12" table:formula="of:=VLOOKUP([.$A2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1</text:p>
          </table:table-cell>
          <table:table-cell table:style-name="ce12" table:formula="of:=VLOOKUP([.$A28];[$T_Wires.$A:.$P];2)" office:value-type="string" office:string-value="Wire" calcext:value-type="string">
            <text:p>Wire</text:p>
          </table:table-cell>
          <table:table-cell table:style-name="ce12" table:formula="of:=VLOOKUP([.$A28];[$T_Wires.$A:.$P];3)" office:value-type="string" office:string-value="PowerBlock" calcext:value-type="string">
            <text:p>PowerBlock</text:p>
          </table:table-cell>
          <table:table-cell table:style-name="ce12" table:formula="of:=VLOOKUP([.$A28];[$T_Wires.$A:.$P];4)" office:value-type="string" office:string-value="Pow_D2 - Int_FB0 (-)" calcext:value-type="string">
            <text:p>Pow_D2 - Int_FB0 (-)</text:p>
          </table:table-cell>
          <table:table-cell table:style-name="ce12" table:formula="of:=VLOOKUP([.$A28];[$T_Wires.$A:.$P];15)" office:value-type="string" office:string-value="OK" calcext:value-type="string">
            <text:p>OK</text:p>
          </table:table-cell>
          <table:table-cell table:style-name="ce12" table:formula="of:=VLOOKUP([.$A2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2</text:p>
          </table:table-cell>
          <table:table-cell table:style-name="ce12" table:formula="of:=VLOOKUP([.$A29];[$T_Wires.$A:.$P];2)" office:value-type="string" office:string-value="Wire" calcext:value-type="string">
            <text:p>Wire</text:p>
          </table:table-cell>
          <table:table-cell table:style-name="ce12" table:formula="of:=VLOOKUP([.$A29];[$T_Wires.$A:.$P];3)" office:value-type="string" office:string-value="PowerBlock" calcext:value-type="string">
            <text:p>PowerBlock</text:p>
          </table:table-cell>
          <table:table-cell table:style-name="ce12" table:formula="of:=VLOOKUP([.$A29];[$T_Wires.$A:.$P];4)" office:value-type="string" office:string-value="Pow_BB1 - Pow_F3 (+)" calcext:value-type="string">
            <text:p>Pow_BB1 - Pow_F3 (+)</text:p>
          </table:table-cell>
          <table:table-cell table:style-name="ce12" table:formula="of:=VLOOKUP([.$A29];[$T_Wires.$A:.$P];15)" office:value-type="string" office:string-value="OK" calcext:value-type="string">
            <text:p>OK</text:p>
          </table:table-cell>
          <table:table-cell table:style-name="ce12" table:formula="of:=VLOOKUP([.$A2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3</text:p>
          </table:table-cell>
          <table:table-cell table:style-name="ce12" table:formula="of:=VLOOKUP([.$A30];[$T_Wires.$A:.$P];2)" office:value-type="string" office:string-value="Wire" calcext:value-type="string">
            <text:p>Wire</text:p>
          </table:table-cell>
          <table:table-cell table:style-name="ce12" table:formula="of:=VLOOKUP([.$A30];[$T_Wires.$A:.$P];3)" office:value-type="string" office:string-value="PowerBlock" calcext:value-type="string">
            <text:p>PowerBlock</text:p>
          </table:table-cell>
          <table:table-cell table:style-name="ce12" table:formula="of:=VLOOKUP([.$A30];[$T_Wires.$A:.$P];4)" office:value-type="string" office:string-value="Pow_F3 - Pow_D3 (+)" calcext:value-type="string">
            <text:p>Pow_F3 - Pow_D3 (+)</text:p>
          </table:table-cell>
          <table:table-cell table:style-name="ce12" table:formula="of:=VLOOKUP([.$A30];[$T_Wires.$A:.$P];15)" office:value-type="string" office:string-value="OK" calcext:value-type="string">
            <text:p>OK</text:p>
          </table:table-cell>
          <table:table-cell table:style-name="ce12" table:formula="of:=VLOOKUP([.$A3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4</text:p>
          </table:table-cell>
          <table:table-cell table:style-name="ce12" table:formula="of:=VLOOKUP([.$A31];[$T_Wires.$A:.$P];2)" office:value-type="string" office:string-value="Wire" calcext:value-type="string">
            <text:p>Wire</text:p>
          </table:table-cell>
          <table:table-cell table:style-name="ce12" table:formula="of:=VLOOKUP([.$A31];[$T_Wires.$A:.$P];3)" office:value-type="string" office:string-value="PowerBlock" calcext:value-type="string">
            <text:p>PowerBlock</text:p>
          </table:table-cell>
          <table:table-cell table:style-name="ce12" table:formula="of:=VLOOKUP([.$A31];[$T_Wires.$A:.$P];4)" office:value-type="string" office:string-value="Pow_BB1 - Pow_D3 (-)" calcext:value-type="string">
            <text:p>Pow_BB1 - Pow_D3 (-)</text:p>
          </table:table-cell>
          <table:table-cell table:style-name="ce12" table:formula="of:=VLOOKUP([.$A31];[$T_Wires.$A:.$P];15)" office:value-type="string" office:string-value="OK" calcext:value-type="string">
            <text:p>OK</text:p>
          </table:table-cell>
          <table:table-cell table:style-name="ce12" table:formula="of:=VLOOKUP([.$A3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5</text:p>
          </table:table-cell>
          <table:table-cell table:style-name="ce12" table:formula="of:=VLOOKUP([.$A32];[$T_Wires.$A:.$P];2)" office:value-type="string" office:string-value="Wire" calcext:value-type="string">
            <text:p>Wire</text:p>
          </table:table-cell>
          <table:table-cell table:style-name="ce12" table:formula="of:=VLOOKUP([.$A32];[$T_Wires.$A:.$P];3)" office:value-type="string" office:string-value="PowerBlock" calcext:value-type="string">
            <text:p>PowerBlock</text:p>
          </table:table-cell>
          <table:table-cell table:style-name="ce12" table:formula="of:=VLOOKUP([.$A32];[$T_Wires.$A:.$P];4)" office:value-type="string" office:string-value="Pow_D3 - Pow_SW3 (+)" calcext:value-type="string">
            <text:p>Pow_D3 - Pow_SW3 (+)</text:p>
          </table:table-cell>
          <table:table-cell table:style-name="ce12" table:formula="of:=VLOOKUP([.$A32];[$T_Wires.$A:.$P];15)" office:value-type="string" office:string-value="OK" calcext:value-type="string">
            <text:p>OK</text:p>
          </table:table-cell>
          <table:table-cell table:style-name="ce12" table:formula="of:=VLOOKUP([.$A3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6</text:p>
          </table:table-cell>
          <table:table-cell table:style-name="ce12" table:formula="of:=VLOOKUP([.$A33];[$T_Wires.$A:.$P];2)" office:value-type="string" office:string-value="Wire" calcext:value-type="string">
            <text:p>Wire</text:p>
          </table:table-cell>
          <table:table-cell table:style-name="ce12" table:formula="of:=VLOOKUP([.$A33];[$T_Wires.$A:.$P];3)" office:value-type="string" office:string-value="PowerBlock" calcext:value-type="string">
            <text:p>PowerBlock</text:p>
          </table:table-cell>
          <table:table-cell table:style-name="ce12" table:formula="of:=VLOOKUP([.$A33];[$T_Wires.$A:.$P];4)" office:value-type="string" office:string-value="Pow_SW3 - Pow_C3 (+)" calcext:value-type="string">
            <text:p>Pow_SW3 - Pow_C3 (+)</text:p>
          </table:table-cell>
          <table:table-cell table:style-name="ce12" table:formula="of:=VLOOKUP([.$A33];[$T_Wires.$A:.$P];15)" office:value-type="string" office:string-value="OK" calcext:value-type="string">
            <text:p>OK</text:p>
          </table:table-cell>
          <table:table-cell table:style-name="ce12" table:formula="of:=VLOOKUP([.$A3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7</text:p>
          </table:table-cell>
          <table:table-cell table:style-name="ce12" table:formula="of:=VLOOKUP([.$A34];[$T_Wires.$A:.$P];2)" office:value-type="string" office:string-value="Wire" calcext:value-type="string">
            <text:p>Wire</text:p>
          </table:table-cell>
          <table:table-cell table:style-name="ce12" table:formula="of:=VLOOKUP([.$A34];[$T_Wires.$A:.$P];3)" office:value-type="string" office:string-value="PowerBlock" calcext:value-type="string">
            <text:p>PowerBlock</text:p>
          </table:table-cell>
          <table:table-cell table:style-name="ce12" table:formula="of:=VLOOKUP([.$A34];[$T_Wires.$A:.$P];4)" office:value-type="string" office:string-value="Pow_BB1 - Pow_C3 (-)" calcext:value-type="string">
            <text:p>Pow_BB1 - Pow_C3 (-)</text:p>
          </table:table-cell>
          <table:table-cell table:style-name="ce12" table:formula="of:=VLOOKUP([.$A34];[$T_Wires.$A:.$P];15)" office:value-type="string" office:string-value="OK" calcext:value-type="string">
            <text:p>OK</text:p>
          </table:table-cell>
          <table:table-cell table:style-name="ce12" table:formula="of:=VLOOKUP([.$A34];[$T_Wires.$A:.$P];16)" office:value-type="float" office:value="0" calcext:value-type="float">
            <text:p/>
          </table:table-cell>
        </table:table-row>
        <table:table-row table:style-name="ro1">
          <table:table-cell table:style-name="ce10" office:value-type="string" calcext:value-type="string">
            <text:p>Pow_W17.b</text:p>
          </table:table-cell>
          <table:table-cell table:style-name="ce12" table:formula="of:=VLOOKUP([.$A35];[$T_Wires.$A:.$P];2)" office:value-type="string" office:string-value="Wire" calcext:value-type="string">
            <text:p>Wire</text:p>
          </table:table-cell>
          <table:table-cell table:style-name="ce12" table:formula="of:=VLOOKUP([.$A35];[$T_Wires.$A:.$P];3)" office:value-type="string" office:string-value="PowerBlock" calcext:value-type="string">
            <text:p>PowerBlock</text:p>
          </table:table-cell>
          <table:table-cell table:style-name="ce12" table:formula="of:=VLOOKUP([.$A35];[$T_Wires.$A:.$P];4)" office:value-type="string" office:string-value="Pow_D3 - Pow_C3 (-)" calcext:value-type="string">
            <text:p>Pow_D3 - Pow_C3 (-)</text:p>
          </table:table-cell>
          <table:table-cell table:style-name="ce12" table:formula="of:=VLOOKUP([.$A35];[$T_Wires.$A:.$P];15)" office:value-type="string" office:string-value="NA" calcext:value-type="string">
            <text:p>NA</text:p>
          </table:table-cell>
          <table:table-cell table:style-name="ce12" table:formula="of:=VLOOKUP([.$A3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8</text:p>
          </table:table-cell>
          <table:table-cell table:style-name="ce12" table:formula="of:=VLOOKUP([.$A36];[$T_Wires.$A:.$P];2)" office:value-type="string" office:string-value="Wire" calcext:value-type="string">
            <text:p>Wire</text:p>
          </table:table-cell>
          <table:table-cell table:style-name="ce12" table:formula="of:=VLOOKUP([.$A36];[$T_Wires.$A:.$P];3)" office:value-type="string" office:string-value="PowerBlock" calcext:value-type="string">
            <text:p>PowerBlock</text:p>
          </table:table-cell>
          <table:table-cell table:style-name="ce12" table:formula="of:=VLOOKUP([.$A36];[$T_Wires.$A:.$P];4)" office:value-type="string" office:string-value="Pow_BB1 - Pow_F1 (+)" calcext:value-type="string">
            <text:p>Pow_BB1 - Pow_F1 (+)</text:p>
          </table:table-cell>
          <table:table-cell table:style-name="ce12" table:formula="of:=VLOOKUP([.$A36];[$T_Wires.$A:.$P];15)" office:value-type="string" office:string-value="OK" calcext:value-type="string">
            <text:p>OK</text:p>
          </table:table-cell>
          <table:table-cell table:style-name="ce12" table:formula="of:=VLOOKUP([.$A3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9</text:p>
          </table:table-cell>
          <table:table-cell table:style-name="ce12" table:formula="of:=VLOOKUP([.$A37];[$T_Wires.$A:.$P];2)" office:value-type="string" office:string-value="Wire" calcext:value-type="string">
            <text:p>Wire</text:p>
          </table:table-cell>
          <table:table-cell table:style-name="ce12" table:formula="of:=VLOOKUP([.$A37];[$T_Wires.$A:.$P];3)" office:value-type="string" office:string-value="PowerBlock" calcext:value-type="string">
            <text:p>PowerBlock</text:p>
          </table:table-cell>
          <table:table-cell table:style-name="ce12" table:formula="of:=VLOOKUP([.$A37];[$T_Wires.$A:.$P];4)" office:value-type="string" office:string-value="Pow_F1 - Pow_D1 (+)" calcext:value-type="string">
            <text:p>Pow_F1 - Pow_D1 (+)</text:p>
          </table:table-cell>
          <table:table-cell table:style-name="ce12" table:formula="of:=VLOOKUP([.$A37];[$T_Wires.$A:.$P];15)" office:value-type="string" office:string-value="OK" calcext:value-type="string">
            <text:p>OK</text:p>
          </table:table-cell>
          <table:table-cell table:style-name="ce12" table:formula="of:=VLOOKUP([.$A3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0</text:p>
          </table:table-cell>
          <table:table-cell table:style-name="ce12" table:formula="of:=VLOOKUP([.$A38];[$T_Wires.$A:.$P];2)" office:value-type="string" office:string-value="Wire" calcext:value-type="string">
            <text:p>Wire</text:p>
          </table:table-cell>
          <table:table-cell table:style-name="ce12" table:formula="of:=VLOOKUP([.$A38];[$T_Wires.$A:.$P];3)" office:value-type="string" office:string-value="PowerBlock" calcext:value-type="string">
            <text:p>PowerBlock</text:p>
          </table:table-cell>
          <table:table-cell table:style-name="ce12" table:formula="of:=VLOOKUP([.$A38];[$T_Wires.$A:.$P];4)" office:value-type="string" office:string-value="Pow_BB1 - Pow_D1 (-)" calcext:value-type="string">
            <text:p>Pow_BB1 - Pow_D1 (-)</text:p>
          </table:table-cell>
          <table:table-cell table:style-name="ce12" table:formula="of:=VLOOKUP([.$A38];[$T_Wires.$A:.$P];15)" office:value-type="string" office:string-value="OK" calcext:value-type="string">
            <text:p>OK</text:p>
          </table:table-cell>
          <table:table-cell table:style-name="ce12" table:formula="of:=VLOOKUP([.$A3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1</text:p>
          </table:table-cell>
          <table:table-cell table:style-name="ce12" table:formula="of:=VLOOKUP([.$A39];[$T_Wires.$A:.$P];2)" office:value-type="string" office:string-value="Wire" calcext:value-type="string">
            <text:p>Wire</text:p>
          </table:table-cell>
          <table:table-cell table:style-name="ce12" table:formula="of:=VLOOKUP([.$A39];[$T_Wires.$A:.$P];3)" office:value-type="string" office:string-value="PowerBlock" calcext:value-type="string">
            <text:p>PowerBlock</text:p>
          </table:table-cell>
          <table:table-cell table:style-name="ce12" table:formula="of:=VLOOKUP([.$A39];[$T_Wires.$A:.$P];4)" office:value-type="string" office:string-value="Pow_BB1 - Pow_F4 (+)" calcext:value-type="string">
            <text:p>Pow_BB1 - Pow_F4 (+)</text:p>
          </table:table-cell>
          <table:table-cell table:style-name="ce12" table:formula="of:=VLOOKUP([.$A39];[$T_Wires.$A:.$P];15)" office:value-type="string" office:string-value="OK" calcext:value-type="string">
            <text:p>OK</text:p>
          </table:table-cell>
          <table:table-cell table:style-name="ce12" table:formula="of:=VLOOKUP([.$A3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2</text:p>
          </table:table-cell>
          <table:table-cell table:style-name="ce12" table:formula="of:=VLOOKUP([.$A40];[$T_Wires.$A:.$P];2)" office:value-type="string" office:string-value="Wire" calcext:value-type="string">
            <text:p>Wire</text:p>
          </table:table-cell>
          <table:table-cell table:style-name="ce12" table:formula="of:=VLOOKUP([.$A40];[$T_Wires.$A:.$P];3)" office:value-type="string" office:string-value="PowerBlock" calcext:value-type="string">
            <text:p>PowerBlock</text:p>
          </table:table-cell>
          <table:table-cell table:style-name="ce12" table:formula="of:=VLOOKUP([.$A40];[$T_Wires.$A:.$P];4)" office:value-type="string" office:string-value="Pow_F4 - Pow_D4 (+)" calcext:value-type="string">
            <text:p>Pow_F4 - Pow_D4 (+)</text:p>
          </table:table-cell>
          <table:table-cell table:style-name="ce12" table:formula="of:=VLOOKUP([.$A40];[$T_Wires.$A:.$P];15)" office:value-type="string" office:string-value="OK" calcext:value-type="string">
            <text:p>OK</text:p>
          </table:table-cell>
          <table:table-cell table:style-name="ce12" table:formula="of:=VLOOKUP([.$A4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3</text:p>
          </table:table-cell>
          <table:table-cell table:style-name="ce12" table:formula="of:=VLOOKUP([.$A41];[$T_Wires.$A:.$P];2)" office:value-type="string" office:string-value="Wire" calcext:value-type="string">
            <text:p>Wire</text:p>
          </table:table-cell>
          <table:table-cell table:style-name="ce12" table:formula="of:=VLOOKUP([.$A41];[$T_Wires.$A:.$P];3)" office:value-type="string" office:string-value="PowerBlock" calcext:value-type="string">
            <text:p>PowerBlock</text:p>
          </table:table-cell>
          <table:table-cell table:style-name="ce12" table:formula="of:=VLOOKUP([.$A41];[$T_Wires.$A:.$P];4)" office:value-type="string" office:string-value="Pow_BB1 - Pow_D4 (-)" calcext:value-type="string">
            <text:p>Pow_BB1 - Pow_D4 (-)</text:p>
          </table:table-cell>
          <table:table-cell table:style-name="ce12" table:formula="of:=VLOOKUP([.$A41];[$T_Wires.$A:.$P];15)" office:value-type="string" office:string-value="OK" calcext:value-type="string">
            <text:p>OK</text:p>
          </table:table-cell>
          <table:table-cell table:style-name="ce12" table:formula="of:=VLOOKUP([.$A41];[$T_Wires.$A:.$P];16)" office:value-type="float" office:value="0" calcext:value-type="float">
            <text:p/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lock_Integration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9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>
          <table:table-cell table:style-name="ce9" office:value-type="string" calcext:value-type="string">
            <text:p>Int_C01</text:p>
          </table:table-cell>
          <table:table-cell table:style-name="ce12" table:formula="of:=VLOOKUP([.$A2];[$T_Connectors.$A:.$H];2)" office:value-type="string" office:string-value="Conn" calcext:value-type="string">
            <text:p>Conn</text:p>
          </table:table-cell>
          <table:table-cell table:style-name="ce12" table:formula="of:=VLOOKUP([.$A2];[$T_Connectors.$A:.$H];3)" office:value-type="string" office:string-value="IntBlock" calcext:value-type="string">
            <text:p>IntBlock</text:p>
          </table:table-cell>
          <table:table-cell table:style-name="ce12" table:formula="of:=VLOOKUP([.$A2];[$T_Connectors.$A:.$H];4)" office:value-type="string" office:string-value="Connector for Light 1 (2x1)" calcext:value-type="string">
            <text:p>Connector for Light 1 (2x1)</text:p>
          </table:table-cell>
          <table:table-cell table:style-name="ce12" table:formula="of:=VLOOKUP([.$A2];[$T_Connectors.$A:.$H];7)" office:value-type="string" office:string-value="TODO" calcext:value-type="string">
            <text:p>TODO</text:p>
          </table:table-cell>
          <table:table-cell table:style-name="ce12" table:formula="of:=VLOOKUP([.$A2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2</text:p>
          </table:table-cell>
          <table:table-cell table:style-name="ce12" table:formula="of:=VLOOKUP([.$A3];[$T_Connectors.$A:.$H];2)" office:value-type="string" office:string-value="Conn" calcext:value-type="string">
            <text:p>Conn</text:p>
          </table:table-cell>
          <table:table-cell table:style-name="ce12" table:formula="of:=VLOOKUP([.$A3];[$T_Connectors.$A:.$H];3)" office:value-type="string" office:string-value="IntBlock" calcext:value-type="string">
            <text:p>IntBlock</text:p>
          </table:table-cell>
          <table:table-cell table:style-name="ce12" table:formula="of:=VLOOKUP([.$A3];[$T_Connectors.$A:.$H];4)" office:value-type="string" office:string-value="Connector for Light 2 (2x1)" calcext:value-type="string">
            <text:p>Connector for Light 2 (2x1)</text:p>
          </table:table-cell>
          <table:table-cell table:style-name="ce12" table:formula="of:=VLOOKUP([.$A3];[$T_Connectors.$A:.$H];7)" office:value-type="string" office:string-value="TODO" calcext:value-type="string">
            <text:p>TODO</text:p>
          </table:table-cell>
          <table:table-cell table:style-name="ce12" table:formula="of:=VLOOKUP([.$A3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3</text:p>
          </table:table-cell>
          <table:table-cell table:style-name="ce12" table:formula="of:=VLOOKUP([.$A4];[$T_Connectors.$A:.$H];2)" office:value-type="string" office:string-value="Conn" calcext:value-type="string">
            <text:p>Conn</text:p>
          </table:table-cell>
          <table:table-cell table:style-name="ce12" table:formula="of:=VLOOKUP([.$A4];[$T_Connectors.$A:.$H];3)" office:value-type="string" office:string-value="IntBlock" calcext:value-type="string">
            <text:p>IntBlock</text:p>
          </table:table-cell>
          <table:table-cell table:style-name="ce12" table:formula="of:=VLOOKUP([.$A4];[$T_Connectors.$A:.$H];4)" office:value-type="string" office:string-value="Connector for Fan 1 (2x1)" calcext:value-type="string">
            <text:p>Connector for Fan 1 (2x1)</text:p>
          </table:table-cell>
          <table:table-cell table:style-name="ce12" table:formula="of:=VLOOKUP([.$A4];[$T_Connectors.$A:.$H];7)" office:value-type="string" office:string-value="TODO" calcext:value-type="string">
            <text:p>TODO</text:p>
          </table:table-cell>
          <table:table-cell table:style-name="ce12" table:formula="of:=VLOOKUP([.$A4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4</text:p>
          </table:table-cell>
          <table:table-cell table:style-name="ce12" table:formula="of:=VLOOKUP([.$A5];[$T_Connectors.$A:.$H];2)" office:value-type="string" office:string-value="Conn" calcext:value-type="string">
            <text:p>Conn</text:p>
          </table:table-cell>
          <table:table-cell table:style-name="ce12" table:formula="of:=VLOOKUP([.$A5];[$T_Connectors.$A:.$H];3)" office:value-type="string" office:string-value="IntBlock" calcext:value-type="string">
            <text:p>IntBlock</text:p>
          </table:table-cell>
          <table:table-cell table:style-name="ce12" table:formula="of:=VLOOKUP([.$A5];[$T_Connectors.$A:.$H];4)" office:value-type="string" office:string-value="Connector for Fan 2 (2x1)" calcext:value-type="string">
            <text:p>Connector for Fan 2 (2x1)</text:p>
          </table:table-cell>
          <table:table-cell table:style-name="ce12" table:formula="of:=VLOOKUP([.$A5];[$T_Connectors.$A:.$H];7)" office:value-type="string" office:string-value="TODO" calcext:value-type="string">
            <text:p>TODO</text:p>
          </table:table-cell>
          <table:table-cell table:style-name="ce12" table:formula="of:=VLOOKUP([.$A5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5</text:p>
          </table:table-cell>
          <table:table-cell table:style-name="ce12" table:formula="of:=VLOOKUP([.$A6];[$T_Connectors.$A:.$H];2)" office:value-type="string" office:string-value="Conn" calcext:value-type="string">
            <text:p>Conn</text:p>
          </table:table-cell>
          <table:table-cell table:style-name="ce12" table:formula="of:=VLOOKUP([.$A6];[$T_Connectors.$A:.$H];3)" office:value-type="string" office:string-value="IntBlock" calcext:value-type="string">
            <text:p>IntBlock</text:p>
          </table:table-cell>
          <table:table-cell table:style-name="ce12" table:formula="of:=VLOOKUP([.$A6];[$T_Connectors.$A:.$H];4)" office:value-type="string" office:string-value="Connector for Fridge (2x1)" calcext:value-type="string">
            <text:p>Connector for Fridge (2x1)</text:p>
          </table:table-cell>
          <table:table-cell table:style-name="ce12" table:formula="of:=VLOOKUP([.$A6];[$T_Connectors.$A:.$H];7)" office:value-type="string" office:string-value="TODO" calcext:value-type="string">
            <text:p>TODO</text:p>
          </table:table-cell>
          <table:table-cell table:style-name="ce12" table:formula="of:=VLOOKUP([.$A6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6</text:p>
          </table:table-cell>
          <table:table-cell table:style-name="ce12" table:formula="of:=VLOOKUP([.$A7];[$T_Connectors.$A:.$H];2)" office:value-type="string" office:string-value="Conn" calcext:value-type="string">
            <text:p>Conn</text:p>
          </table:table-cell>
          <table:table-cell table:style-name="ce12" table:formula="of:=VLOOKUP([.$A7];[$T_Connectors.$A:.$H];3)" office:value-type="string" office:string-value="IntBlock" calcext:value-type="string">
            <text:p>IntBlock</text:p>
          </table:table-cell>
          <table:table-cell table:style-name="ce12" table:formula="of:=VLOOKUP([.$A7];[$T_Connectors.$A:.$H];4)" office:value-type="string" office:string-value="Connector for Heating (2x1)" calcext:value-type="string">
            <text:p>Connector for Heating (2x1)</text:p>
          </table:table-cell>
          <table:table-cell table:style-name="ce12" table:formula="of:=VLOOKUP([.$A7];[$T_Connectors.$A:.$H];7)" office:value-type="string" office:string-value="TODO" calcext:value-type="string">
            <text:p>TODO</text:p>
          </table:table-cell>
          <table:table-cell table:style-name="ce12" table:formula="of:=VLOOKUP([.$A7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7</text:p>
          </table:table-cell>
          <table:table-cell table:style-name="ce12" table:formula="of:=VLOOKUP([.$A8];[$T_Connectors.$A:.$H];2)" office:value-type="string" office:string-value="Conn" calcext:value-type="string">
            <text:p>Conn</text:p>
          </table:table-cell>
          <table:table-cell table:style-name="ce12" table:formula="of:=VLOOKUP([.$A8];[$T_Connectors.$A:.$H];3)" office:value-type="string" office:string-value="IntBlock" calcext:value-type="string">
            <text:p>IntBlock</text:p>
          </table:table-cell>
          <table:table-cell table:style-name="ce12" table:formula="of:=VLOOKUP([.$A8];[$T_Connectors.$A:.$H];4)" office:value-type="string" office:string-value="Connector for Motor 1 - UP (2x1)" calcext:value-type="string">
            <text:p>Connector for Motor 1 - UP (2x1)</text:p>
          </table:table-cell>
          <table:table-cell table:style-name="ce12" table:formula="of:=VLOOKUP([.$A8];[$T_Connectors.$A:.$H];7)" office:value-type="string" office:string-value="TODO" calcext:value-type="string">
            <text:p>TODO</text:p>
          </table:table-cell>
          <table:table-cell table:style-name="ce12" table:formula="of:=VLOOKUP([.$A8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8</text:p>
          </table:table-cell>
          <table:table-cell table:style-name="ce12" table:formula="of:=VLOOKUP([.$A9];[$T_Connectors.$A:.$H];2)" office:value-type="string" office:string-value="Conn" calcext:value-type="string">
            <text:p>Conn</text:p>
          </table:table-cell>
          <table:table-cell table:style-name="ce12" table:formula="of:=VLOOKUP([.$A9];[$T_Connectors.$A:.$H];3)" office:value-type="string" office:string-value="IntBlock" calcext:value-type="string">
            <text:p>IntBlock</text:p>
          </table:table-cell>
          <table:table-cell table:style-name="ce12" table:formula="of:=VLOOKUP([.$A9];[$T_Connectors.$A:.$H];4)" office:value-type="string" office:string-value="Connector for Motor 1 – DOWN (2x1)" calcext:value-type="string">
            <text:p>Connector for Motor 1 – DOWN (2x1)</text:p>
          </table:table-cell>
          <table:table-cell table:style-name="ce12" table:formula="of:=VLOOKUP([.$A9];[$T_Connectors.$A:.$H];7)" office:value-type="string" office:string-value="TODO" calcext:value-type="string">
            <text:p>TODO</text:p>
          </table:table-cell>
          <table:table-cell table:style-name="ce12" table:formula="of:=VLOOKUP([.$A9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9</text:p>
          </table:table-cell>
          <table:table-cell table:style-name="ce12" table:formula="of:=VLOOKUP([.$A10];[$T_Connectors.$A:.$H];2)" office:value-type="string" office:string-value="Conn" calcext:value-type="string">
            <text:p>Conn</text:p>
          </table:table-cell>
          <table:table-cell table:style-name="ce12" table:formula="of:=VLOOKUP([.$A10];[$T_Connectors.$A:.$H];3)" office:value-type="string" office:string-value="IntBlock" calcext:value-type="string">
            <text:p>IntBlock</text:p>
          </table:table-cell>
          <table:table-cell table:style-name="ce12" table:formula="of:=VLOOKUP([.$A10];[$T_Connectors.$A:.$H];4)" office:value-type="string" office:string-value="Connector for IoT Power line JSL-2P" calcext:value-type="string">
            <text:p>Connector for IoT Power line JSL-2P</text:p>
          </table:table-cell>
          <table:table-cell table:style-name="ce12" table:formula="of:=VLOOKUP([.$A10];[$T_Connectors.$A:.$H];7)" office:value-type="string" office:string-value="TODO" calcext:value-type="string">
            <text:p>TODO</text:p>
          </table:table-cell>
          <table:table-cell table:style-name="ce12" table:formula="of:=VLOOKUP([.$A10];[$T_Connectors.$A:.$H];8)" office:value-type="string" office:string-value="Use a JST Connector (2p)" calcext:value-type="string">
            <text:p>Use a JST Connector (2p)</text:p>
          </table:table-cell>
        </table:table-row>
        <table:table-row table:style-name="ro1">
          <table:table-cell office:value-type="string" calcext:value-type="string">
            <text:p>Int_C10</text:p>
          </table:table-cell>
          <table:table-cell table:style-name="ce12" table:formula="of:=VLOOKUP([.$A11];[$T_Connectors.$A:.$H];2)" office:value-type="string" office:string-value="Conn" calcext:value-type="string">
            <text:p>Conn</text:p>
          </table:table-cell>
          <table:table-cell table:style-name="ce12" table:formula="of:=VLOOKUP([.$A11];[$T_Connectors.$A:.$H];3)" office:value-type="string" office:string-value="IntBlock" calcext:value-type="string">
            <text:p>IntBlock</text:p>
          </table:table-cell>
          <table:table-cell table:style-name="ce12" table:formula="of:=VLOOKUP([.$A11];[$T_Connectors.$A:.$H];4)" office:value-type="string" office:string-value="Connector for GPIO Expansion JSL-6P" calcext:value-type="string">
            <text:p>Connector for GPIO Expansion JSL-6P</text:p>
          </table:table-cell>
          <table:table-cell table:style-name="ce12" table:formula="of:=VLOOKUP([.$A11];[$T_Connectors.$A:.$H];7)" office:value-type="string" office:string-value="TODO" calcext:value-type="string">
            <text:p>TODO</text:p>
          </table:table-cell>
          <table:table-cell table:style-name="ce12" table:formula="of:=VLOOKUP([.$A11];[$T_Connectors.$A:.$H];8)" office:value-type="string" office:string-value="Use a JST Connector (6p)" calcext:value-type="string">
            <text:p>Use a JST Connector (6p)</text:p>
          </table:table-cell>
        </table:table-row>
        <table:table-row table:style-name="ro1">
          <table:table-cell table:style-name="ce9" office:value-type="string" calcext:value-type="string">
            <text:p>Int_D00</text:p>
          </table:table-cell>
          <table:table-cell table:style-name="ce12" table:formula="of:=VLOOKUP([.$A12];[$T_Devices.$A:.$H];2)" office:value-type="string" office:string-value="Device" calcext:value-type="string">
            <text:p>Device</text:p>
          </table:table-cell>
          <table:table-cell table:style-name="ce12" table:formula="of:=VLOOKUP([.$A12];[$T_Devices.$A:.$H];3)" office:value-type="string" office:string-value="IntBlock" calcext:value-type="string">
            <text:p>IntBlock</text:p>
          </table:table-cell>
          <table:table-cell table:style-name="ce12" table:formula="of:=VLOOKUP([.$A12];[$T_Devices.$A:.$H];4)" office:value-type="string" office:string-value="Fuses Box (x12 poles)" calcext:value-type="string">
            <text:p>Fuses Box (x12 poles)</text:p>
          </table:table-cell>
          <table:table-cell table:style-name="ce12" table:formula="of:=VLOOKUP([.$A12];[$T_Devices.$A:.$H];7)" office:value-type="string" office:string-value="OK" calcext:value-type="string">
            <text:p>OK</text:p>
          </table:table-cell>
          <table:table-cell table:style-name="ce12" table:formula="of:=VLOOKUP([.$A12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D01</text:p>
          </table:table-cell>
          <table:table-cell table:style-name="ce12" table:formula="of:=VLOOKUP([.$A13];[$T_Devices.$A:.$H];2)" office:value-type="string" office:string-value="Device" calcext:value-type="string">
            <text:p>Device</text:p>
          </table:table-cell>
          <table:table-cell table:style-name="ce12" table:formula="of:=VLOOKUP([.$A13];[$T_Devices.$A:.$H];3)" office:value-type="string" office:string-value="IntBlock" calcext:value-type="string">
            <text:p>IntBlock</text:p>
          </table:table-cell>
          <table:table-cell table:style-name="ce12" table:formula="of:=VLOOKUP([.$A13];[$T_Devices.$A:.$H];4)" office:value-type="string" office:string-value="GPIO Expansion" calcext:value-type="string">
            <text:p>GPIO Expansion</text:p>
          </table:table-cell>
          <table:table-cell table:style-name="ce12" table:formula="of:=VLOOKUP([.$A13];[$T_Devices.$A:.$H];7)" office:value-type="string" office:string-value="OK" calcext:value-type="string">
            <text:p>OK</text:p>
          </table:table-cell>
          <table:table-cell table:style-name="ce12" table:formula="of:=VLOOKUP([.$A13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D02</text:p>
          </table:table-cell>
          <table:table-cell table:style-name="ce12" table:formula="of:=VLOOKUP([.$A14];[$T_Devices.$A:.$H];2)" office:value-type="string" office:string-value="Device" calcext:value-type="string">
            <text:p>Device</text:p>
          </table:table-cell>
          <table:table-cell table:style-name="ce12" table:formula="of:=VLOOKUP([.$A14];[$T_Devices.$A:.$H];3)" office:value-type="string" office:string-value="IntBlock" calcext:value-type="string">
            <text:p>IntBlock</text:p>
          </table:table-cell>
          <table:table-cell table:style-name="ce12" table:formula="of:=VLOOKUP([.$A14];[$T_Devices.$A:.$H];4)" office:value-type="string" office:string-value="Relays Module (x8)" calcext:value-type="string">
            <text:p>Relays Module (x8)</text:p>
          </table:table-cell>
          <table:table-cell table:style-name="ce12" table:formula="of:=VLOOKUP([.$A14];[$T_Devices.$A:.$H];7)" office:value-type="string" office:string-value="TODO" calcext:value-type="string">
            <text:p>TODO</text:p>
          </table:table-cell>
          <table:table-cell table:style-name="ce12" table:formula="of:=VLOOKUP([.$A14];[$T_Devices.$A:.$H];8)" office:value-type="string" office:string-value="Find how to connect 2mm2 cables" calcext:value-type="string">
            <text:p>Find how to connect 2mm2 cables</text:p>
          </table:table-cell>
        </table:table-row>
        <table:table-row table:style-name="ro1">
          <table:table-cell table:style-name="ce9" office:value-type="string" calcext:value-type="string">
            <text:p>Int_D03</text:p>
          </table:table-cell>
          <table:table-cell table:style-name="ce12" table:formula="of:=VLOOKUP([.$A15];[$T_Devices.$A:.$H];2)" office:value-type="string" office:string-value="Device" calcext:value-type="string">
            <text:p>Device</text:p>
          </table:table-cell>
          <table:table-cell table:style-name="ce12" table:formula="of:=VLOOKUP([.$A15];[$T_Devices.$A:.$H];3)" office:value-type="string" office:string-value="IntBlock" calcext:value-type="string">
            <text:p>IntBlock</text:p>
          </table:table-cell>
          <table:table-cell table:style-name="ce12" table:formula="of:=VLOOKUP([.$A15];[$T_Devices.$A:.$H];4)" office:value-type="string" office:string-value="Buttons Box (x8)" calcext:value-type="string">
            <text:p>Buttons Box (x8)</text:p>
          </table:table-cell>
          <table:table-cell table:style-name="ce12" table:formula="of:=VLOOKUP([.$A15];[$T_Devices.$A:.$H];7)" office:value-type="string" office:string-value="OK" calcext:value-type="string">
            <text:p>OK</text:p>
          </table:table-cell>
          <table:table-cell table:style-name="ce12" table:formula="of:=VLOOKUP([.$A15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0</text:p>
          </table:table-cell>
          <table:table-cell table:style-name="ce12" table:formula="of:=VLOOKUP([.$A16];[$T_Fuses.$A:.$H];2)" office:value-type="string" office:string-value="Fuse" calcext:value-type="string">
            <text:p>Fuse</text:p>
          </table:table-cell>
          <table:table-cell table:style-name="ce12" table:formula="of:=VLOOKUP([.$A16];[$T_Fuses.$A:.$H];3)" office:value-type="string" office:string-value="IntBlock" calcext:value-type="string">
            <text:p>IntBlock</text:p>
          </table:table-cell>
          <table:table-cell table:style-name="ce12" table:formula="of:=VLOOKUP([.$A16];[$T_Fuses.$A:.$H];4)" office:value-type="string" office:string-value="Fuse Integration Block" calcext:value-type="string">
            <text:p>Fuse Integration Block</text:p>
          </table:table-cell>
          <table:table-cell table:style-name="ce12" table:formula="of:=VLOOKUP([.$A16];[$T_Fuses.$A:.$H];7)" office:value-type="string" office:string-value="OK" calcext:value-type="string">
            <text:p>OK</text:p>
          </table:table-cell>
          <table:table-cell table:style-name="ce12" table:formula="of:=VLOOKUP([.$A16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1</text:p>
          </table:table-cell>
          <table:table-cell table:style-name="ce12" table:formula="of:=VLOOKUP([.$A17];[$T_Fuses.$A:.$H];2)" office:value-type="string" office:string-value="Fuse" calcext:value-type="string">
            <text:p>Fuse</text:p>
          </table:table-cell>
          <table:table-cell table:style-name="ce12" table:formula="of:=VLOOKUP([.$A17];[$T_Fuses.$A:.$H];3)" office:value-type="string" office:string-value="IntBlock" calcext:value-type="string">
            <text:p>IntBlock</text:p>
          </table:table-cell>
          <table:table-cell table:style-name="ce12" table:formula="of:=VLOOKUP([.$A17];[$T_Fuses.$A:.$H];4)" office:value-type="string" office:string-value="Fuse DC/DC for RaspberryPi" calcext:value-type="string">
            <text:p>Fuse DC/DC for RaspberryPi</text:p>
          </table:table-cell>
          <table:table-cell table:style-name="ce12" table:formula="of:=VLOOKUP([.$A17];[$T_Fuses.$A:.$H];7)" office:value-type="string" office:string-value="OK" calcext:value-type="string">
            <text:p>OK</text:p>
          </table:table-cell>
          <table:table-cell table:style-name="ce12" table:formula="of:=VLOOKUP([.$A17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2</text:p>
          </table:table-cell>
          <table:table-cell table:style-name="ce12" table:formula="of:=VLOOKUP([.$A18];[$T_Fuses.$A:.$H];2)" office:value-type="string" office:string-value="Fuse" calcext:value-type="string">
            <text:p>Fuse</text:p>
          </table:table-cell>
          <table:table-cell table:style-name="ce12" table:formula="of:=VLOOKUP([.$A18];[$T_Fuses.$A:.$H];3)" office:value-type="string" office:string-value="IntBlock" calcext:value-type="string">
            <text:p>IntBlock</text:p>
          </table:table-cell>
          <table:table-cell table:style-name="ce12" table:formula="of:=VLOOKUP([.$A18];[$T_Fuses.$A:.$H];4)" office:value-type="string" office:string-value="Fuse Light 1" calcext:value-type="string">
            <text:p>Fuse Light 1</text:p>
          </table:table-cell>
          <table:table-cell table:style-name="ce12" table:formula="of:=VLOOKUP([.$A18];[$T_Fuses.$A:.$H];7)" office:value-type="string" office:string-value="OK" calcext:value-type="string">
            <text:p>OK</text:p>
          </table:table-cell>
          <table:table-cell table:style-name="ce12" table:formula="of:=VLOOKUP([.$A18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3</text:p>
          </table:table-cell>
          <table:table-cell table:style-name="ce12" table:formula="of:=VLOOKUP([.$A19];[$T_Fuses.$A:.$H];2)" office:value-type="string" office:string-value="Fuse" calcext:value-type="string">
            <text:p>Fuse</text:p>
          </table:table-cell>
          <table:table-cell table:style-name="ce12" table:formula="of:=VLOOKUP([.$A19];[$T_Fuses.$A:.$H];3)" office:value-type="string" office:string-value="IntBlock" calcext:value-type="string">
            <text:p>IntBlock</text:p>
          </table:table-cell>
          <table:table-cell table:style-name="ce12" table:formula="of:=VLOOKUP([.$A19];[$T_Fuses.$A:.$H];4)" office:value-type="string" office:string-value="Fuse Light 2" calcext:value-type="string">
            <text:p>Fuse Light 2</text:p>
          </table:table-cell>
          <table:table-cell table:style-name="ce12" table:formula="of:=VLOOKUP([.$A19];[$T_Fuses.$A:.$H];7)" office:value-type="string" office:string-value="OK" calcext:value-type="string">
            <text:p>OK</text:p>
          </table:table-cell>
          <table:table-cell table:style-name="ce12" table:formula="of:=VLOOKUP([.$A19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4</text:p>
          </table:table-cell>
          <table:table-cell table:style-name="ce12" table:formula="of:=VLOOKUP([.$A20];[$T_Fuses.$A:.$H];2)" office:value-type="string" office:string-value="Fuse" calcext:value-type="string">
            <text:p>Fuse</text:p>
          </table:table-cell>
          <table:table-cell table:style-name="ce12" table:formula="of:=VLOOKUP([.$A20];[$T_Fuses.$A:.$H];3)" office:value-type="string" office:string-value="IntBlock" calcext:value-type="string">
            <text:p>IntBlock</text:p>
          </table:table-cell>
          <table:table-cell table:style-name="ce12" table:formula="of:=VLOOKUP([.$A20];[$T_Fuses.$A:.$H];4)" office:value-type="string" office:string-value="Fuse Fan 1" calcext:value-type="string">
            <text:p>Fuse Fan 1</text:p>
          </table:table-cell>
          <table:table-cell table:style-name="ce12" table:formula="of:=VLOOKUP([.$A20];[$T_Fuses.$A:.$H];7)" office:value-type="string" office:string-value="OK" calcext:value-type="string">
            <text:p>OK</text:p>
          </table:table-cell>
          <table:table-cell table:style-name="ce12" table:formula="of:=VLOOKUP([.$A20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5</text:p>
          </table:table-cell>
          <table:table-cell table:style-name="ce12" table:formula="of:=VLOOKUP([.$A21];[$T_Fuses.$A:.$H];2)" office:value-type="string" office:string-value="Fuse" calcext:value-type="string">
            <text:p>Fuse</text:p>
          </table:table-cell>
          <table:table-cell table:style-name="ce12" table:formula="of:=VLOOKUP([.$A21];[$T_Fuses.$A:.$H];3)" office:value-type="string" office:string-value="IntBlock" calcext:value-type="string">
            <text:p>IntBlock</text:p>
          </table:table-cell>
          <table:table-cell table:style-name="ce12" table:formula="of:=VLOOKUP([.$A21];[$T_Fuses.$A:.$H];4)" office:value-type="string" office:string-value="Fuse Fan 2" calcext:value-type="string">
            <text:p>Fuse Fan 2</text:p>
          </table:table-cell>
          <table:table-cell table:style-name="ce12" table:formula="of:=VLOOKUP([.$A21];[$T_Fuses.$A:.$H];7)" office:value-type="string" office:string-value="OK" calcext:value-type="string">
            <text:p>OK</text:p>
          </table:table-cell>
          <table:table-cell table:style-name="ce12" table:formula="of:=VLOOKUP([.$A21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6</text:p>
          </table:table-cell>
          <table:table-cell table:style-name="ce12" table:formula="of:=VLOOKUP([.$A22];[$T_Fuses.$A:.$H];2)" office:value-type="string" office:string-value="Fuse" calcext:value-type="string">
            <text:p>Fuse</text:p>
          </table:table-cell>
          <table:table-cell table:style-name="ce12" table:formula="of:=VLOOKUP([.$A22];[$T_Fuses.$A:.$H];3)" office:value-type="string" office:string-value="IntBlock" calcext:value-type="string">
            <text:p>IntBlock</text:p>
          </table:table-cell>
          <table:table-cell table:style-name="ce12" table:formula="of:=VLOOKUP([.$A22];[$T_Fuses.$A:.$H];4)" office:value-type="string" office:string-value="Fuse Fridge" calcext:value-type="string">
            <text:p>Fuse Fridge</text:p>
          </table:table-cell>
          <table:table-cell table:style-name="ce12" table:formula="of:=VLOOKUP([.$A22];[$T_Fuses.$A:.$H];7)" office:value-type="string" office:string-value="OK" calcext:value-type="string">
            <text:p>OK</text:p>
          </table:table-cell>
          <table:table-cell table:style-name="ce12" table:formula="of:=VLOOKUP([.$A22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7</text:p>
          </table:table-cell>
          <table:table-cell table:style-name="ce12" table:formula="of:=VLOOKUP([.$A23];[$T_Fuses.$A:.$H];2)" office:value-type="string" office:string-value="Fuse" calcext:value-type="string">
            <text:p>Fuse</text:p>
          </table:table-cell>
          <table:table-cell table:style-name="ce12" table:formula="of:=VLOOKUP([.$A23];[$T_Fuses.$A:.$H];3)" office:value-type="string" office:string-value="IntBlock" calcext:value-type="string">
            <text:p>IntBlock</text:p>
          </table:table-cell>
          <table:table-cell table:style-name="ce12" table:formula="of:=VLOOKUP([.$A23];[$T_Fuses.$A:.$H];4)" office:value-type="string" office:string-value="Fuse Heating" calcext:value-type="string">
            <text:p>Fuse Heating</text:p>
          </table:table-cell>
          <table:table-cell table:style-name="ce12" table:formula="of:=VLOOKUP([.$A23];[$T_Fuses.$A:.$H];7)" office:value-type="string" office:string-value="OK" calcext:value-type="string">
            <text:p>OK</text:p>
          </table:table-cell>
          <table:table-cell table:style-name="ce12" table:formula="of:=VLOOKUP([.$A23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8</text:p>
          </table:table-cell>
          <table:table-cell table:style-name="ce12" table:formula="of:=VLOOKUP([.$A24];[$T_Fuses.$A:.$H];2)" office:value-type="string" office:string-value="Fuse" calcext:value-type="string">
            <text:p>Fuse</text:p>
          </table:table-cell>
          <table:table-cell table:style-name="ce12" table:formula="of:=VLOOKUP([.$A24];[$T_Fuses.$A:.$H];3)" office:value-type="string" office:string-value="IntBlock" calcext:value-type="string">
            <text:p>IntBlock</text:p>
          </table:table-cell>
          <table:table-cell table:style-name="ce12" table:formula="of:=VLOOKUP([.$A24];[$T_Fuses.$A:.$H];4)" office:value-type="string" office:string-value="Fuse Motor 1 – UP" calcext:value-type="string">
            <text:p>Fuse Motor 1 – UP</text:p>
          </table:table-cell>
          <table:table-cell table:style-name="ce12" table:formula="of:=VLOOKUP([.$A24];[$T_Fuses.$A:.$H];7)" office:value-type="string" office:string-value="OK" calcext:value-type="string">
            <text:p>OK</text:p>
          </table:table-cell>
          <table:table-cell table:style-name="ce12" table:formula="of:=VLOOKUP([.$A24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9</text:p>
          </table:table-cell>
          <table:table-cell table:style-name="ce12" table:formula="of:=VLOOKUP([.$A25];[$T_Fuses.$A:.$H];2)" office:value-type="string" office:string-value="Fuse" calcext:value-type="string">
            <text:p>Fuse</text:p>
          </table:table-cell>
          <table:table-cell table:style-name="ce12" table:formula="of:=VLOOKUP([.$A25];[$T_Fuses.$A:.$H];3)" office:value-type="string" office:string-value="IntBlock" calcext:value-type="string">
            <text:p>IntBlock</text:p>
          </table:table-cell>
          <table:table-cell table:style-name="ce12" table:formula="of:=VLOOKUP([.$A25];[$T_Fuses.$A:.$H];4)" office:value-type="string" office:string-value="Fuse Motor 1 – DOWN" calcext:value-type="string">
            <text:p>Fuse Motor 1 – DOWN</text:p>
          </table:table-cell>
          <table:table-cell table:style-name="ce12" table:formula="of:=VLOOKUP([.$A25];[$T_Fuses.$A:.$H];7)" office:value-type="string" office:string-value="OK" calcext:value-type="string">
            <text:p>OK</text:p>
          </table:table-cell>
          <table:table-cell table:style-name="ce12" table:formula="of:=VLOOKUP([.$A25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10</text:p>
          </table:table-cell>
          <table:table-cell table:style-name="ce12" table:formula="of:=VLOOKUP([.$A26];[$T_Fuses.$A:.$H];2)" office:value-type="string" office:string-value="Fuse" calcext:value-type="string">
            <text:p>Fuse</text:p>
          </table:table-cell>
          <table:table-cell table:style-name="ce12" table:formula="of:=VLOOKUP([.$A26];[$T_Fuses.$A:.$H];3)" office:value-type="string" office:string-value="IntBlock" calcext:value-type="string">
            <text:p>IntBlock</text:p>
          </table:table-cell>
          <table:table-cell table:style-name="ce12" table:formula="of:=VLOOKUP([.$A26];[$T_Fuses.$A:.$H];4)" office:value-type="string" office:string-value="FREE" calcext:value-type="string">
            <text:p>FREE</text:p>
          </table:table-cell>
          <table:table-cell table:style-name="ce12" table:formula="of:=VLOOKUP([.$A26];[$T_Fuses.$A:.$H];7)" office:value-type="string" office:string-value="OK" calcext:value-type="string">
            <text:p>OK</text:p>
          </table:table-cell>
          <table:table-cell table:style-name="ce12" table:formula="of:=VLOOKUP([.$A26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11</text:p>
          </table:table-cell>
          <table:table-cell table:style-name="ce12" table:formula="of:=VLOOKUP([.$A27];[$T_Fuses.$A:.$H];2)" office:value-type="string" office:string-value="Fuse" calcext:value-type="string">
            <text:p>Fuse</text:p>
          </table:table-cell>
          <table:table-cell table:style-name="ce12" table:formula="of:=VLOOKUP([.$A27];[$T_Fuses.$A:.$H];3)" office:value-type="string" office:string-value="IntBlock" calcext:value-type="string">
            <text:p>IntBlock</text:p>
          </table:table-cell>
          <table:table-cell table:style-name="ce12" table:formula="of:=VLOOKUP([.$A27];[$T_Fuses.$A:.$H];4)" office:value-type="string" office:string-value="FREE" calcext:value-type="string">
            <text:p>FREE</text:p>
          </table:table-cell>
          <table:table-cell table:style-name="ce12" table:formula="of:=VLOOKUP([.$A27];[$T_Fuses.$A:.$H];7)" office:value-type="string" office:string-value="OK" calcext:value-type="string">
            <text:p>OK</text:p>
          </table:table-cell>
          <table:table-cell table:style-name="ce12" table:formula="of:=VLOOKUP([.$A27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12</text:p>
          </table:table-cell>
          <table:table-cell table:style-name="ce12" table:formula="of:=VLOOKUP([.$A28];[$T_Fuses.$A:.$H];2)" office:value-type="string" office:string-value="Fuse" calcext:value-type="string">
            <text:p>Fuse</text:p>
          </table:table-cell>
          <table:table-cell table:style-name="ce12" table:formula="of:=VLOOKUP([.$A28];[$T_Fuses.$A:.$H];3)" office:value-type="string" office:string-value="IntBlock" calcext:value-type="string">
            <text:p>IntBlock</text:p>
          </table:table-cell>
          <table:table-cell table:style-name="ce12" table:formula="of:=VLOOKUP([.$A28];[$T_Fuses.$A:.$H];4)" office:value-type="string" office:string-value="FREE" calcext:value-type="string">
            <text:p>FREE</text:p>
          </table:table-cell>
          <table:table-cell table:style-name="ce12" table:formula="of:=VLOOKUP([.$A28];[$T_Fuses.$A:.$H];7)" office:value-type="string" office:string-value="OK" calcext:value-type="string">
            <text:p>OK</text:p>
          </table:table-cell>
          <table:table-cell table:style-name="ce12" table:formula="of:=VLOOKUP([.$A28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B00</text:p>
          </table:table-cell>
          <table:table-cell table:style-name="ce12" table:formula="of:=VLOOKUP([.$A29];[$T_Fuses.$A:.$H];2)" office:value-type="string" office:string-value="Fuse" calcext:value-type="string">
            <text:p>Fuse</text:p>
          </table:table-cell>
          <table:table-cell table:style-name="ce12" table:formula="of:=VLOOKUP([.$A29];[$T_Fuses.$A:.$H];3)" office:value-type="string" office:string-value="IntBlock" calcext:value-type="string">
            <text:p>IntBlock</text:p>
          </table:table-cell>
          <table:table-cell table:style-name="ce12" table:formula="of:=VLOOKUP([.$A29];[$T_Fuses.$A:.$H];4)" office:value-type="string" office:string-value="FREE" calcext:value-type="string">
            <text:p>FREE</text:p>
          </table:table-cell>
          <table:table-cell table:style-name="ce12" table:formula="of:=VLOOKUP([.$A29];[$T_Fuses.$A:.$H];7)" office:value-type="string" office:string-value="OK" calcext:value-type="string">
            <text:p>OK</text:p>
          </table:table-cell>
          <table:table-cell table:style-name="ce12" table:formula="of:=VLOOKUP([.$A29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01</text:p>
          </table:table-cell>
          <table:table-cell table:style-name="ce12" table:formula="of:=VLOOKUP([.$A30];[$T_Wires.$A:.$P];2)" office:value-type="string" office:string-value="Wire" calcext:value-type="string">
            <text:p>Wire</text:p>
          </table:table-cell>
          <table:table-cell table:style-name="ce12" table:formula="of:=VLOOKUP([.$A30];[$T_Wires.$A:.$P];3)" office:value-type="string" office:string-value="IntBlock" calcext:value-type="string">
            <text:p>IntBlock</text:p>
          </table:table-cell>
          <table:table-cell table:style-name="ce12" table:formula="of:=VLOOKUP([.$A30];[$T_Wires.$A:.$P];4)" office:value-type="string" office:string-value="Int_F0 - Int_FB0 (+)" calcext:value-type="string">
            <text:p>Int_F0 - Int_FB0 (+)</text:p>
          </table:table-cell>
          <table:table-cell table:style-name="ce12" table:formula="of:=VLOOKUP([.$A30];[$T_Wires.$A:.$P];15)" office:value-type="string" office:string-value="OK" calcext:value-type="string">
            <text:p>OK</text:p>
          </table:table-cell>
          <table:table-cell table:style-name="ce12" table:formula="of:=VLOOKUP([.$A3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02</text:p>
          </table:table-cell>
          <table:table-cell table:style-name="ce12" table:formula="of:=VLOOKUP([.$A31];[$T_Wires.$A:.$P];2)" office:value-type="string" office:string-value="Wire" calcext:value-type="string">
            <text:p>Wire</text:p>
          </table:table-cell>
          <table:table-cell table:style-name="ce12" table:formula="of:=VLOOKUP([.$A31];[$T_Wires.$A:.$P];3)" office:value-type="string" office:string-value="IntBlock" calcext:value-type="string">
            <text:p>IntBlock</text:p>
          </table:table-cell>
          <table:table-cell table:style-name="ce12" table:formula="of:=VLOOKUP([.$A31];[$T_Wires.$A:.$P];4)" office:value-type="string" office:string-value="Int_FB0 (1) - IoT_D2 (+)" calcext:value-type="string">
            <text:p>Int_FB0 (1) - IoT_D2 (+)</text:p>
          </table:table-cell>
          <table:table-cell table:style-name="ce12" table:formula="of:=VLOOKUP([.$A31];[$T_Wires.$A:.$P];15)" office:value-type="string" office:string-value="TODO" calcext:value-type="string">
            <text:p>TODO</text:p>
          </table:table-cell>
          <table:table-cell table:style-name="ce12" table:formula="of:=VLOOKUP([.$A31];[$T_Wires.$A:.$P];16)" office:value-type="string" office:string-value="Create wire FusesBox to DC/DC" calcext:value-type="string">
            <text:p>Create wire FusesBox to DC/DC</text:p>
          </table:table-cell>
        </table:table-row>
        <table:table-row table:style-name="ro1">
          <table:table-cell table:style-name="ce9" office:value-type="string" calcext:value-type="string">
            <text:p>Int_W03</text:p>
          </table:table-cell>
          <table:table-cell table:style-name="ce12" table:formula="of:=VLOOKUP([.$A32];[$T_Wires.$A:.$P];2)" office:value-type="string" office:string-value="Wire" calcext:value-type="string">
            <text:p>Wire</text:p>
          </table:table-cell>
          <table:table-cell table:style-name="ce12" table:formula="of:=VLOOKUP([.$A32];[$T_Wires.$A:.$P];3)" office:value-type="string" office:string-value="IntBlock" calcext:value-type="string">
            <text:p>IntBlock</text:p>
          </table:table-cell>
          <table:table-cell table:style-name="ce12" table:formula="of:=VLOOKUP([.$A32];[$T_Wires.$A:.$P];4)" office:value-type="string" office:string-value="Int_FB0 (1) - IoT_D2 (-)" calcext:value-type="string">
            <text:p>Int_FB0 (1) - IoT_D2 (-)</text:p>
          </table:table-cell>
          <table:table-cell table:style-name="ce12" table:formula="of:=VLOOKUP([.$A32];[$T_Wires.$A:.$P];15)" office:value-type="string" office:string-value="TODO" calcext:value-type="string">
            <text:p>TODO</text:p>
          </table:table-cell>
          <table:table-cell table:style-name="ce12" table:formula="of:=VLOOKUP([.$A32];[$T_Wires.$A:.$P];16)" office:value-type="string" office:string-value="Create wire FusesBox to DC/DC" calcext:value-type="string">
            <text:p>Create wire FusesBox to DC/DC</text:p>
          </table:table-cell>
        </table:table-row>
        <table:table-row table:style-name="ro1">
          <table:table-cell table:style-name="ce9" office:value-type="string" calcext:value-type="string">
            <text:p>Int_W04</text:p>
          </table:table-cell>
          <table:table-cell table:style-name="ce12" table:formula="of:=VLOOKUP([.$A33];[$T_Wires.$A:.$P];2)" office:value-type="string" office:string-value="Wire" calcext:value-type="string">
            <text:p>Wire</text:p>
          </table:table-cell>
          <table:table-cell table:style-name="ce12" table:formula="of:=VLOOKUP([.$A33];[$T_Wires.$A:.$P];3)" office:value-type="string" office:string-value="IntBlock" calcext:value-type="string">
            <text:p>IntBlock</text:p>
          </table:table-cell>
          <table:table-cell table:style-name="ce12" table:formula="of:=VLOOKUP([.$A33];[$T_Wires.$A:.$P];4)" office:value-type="string" office:string-value="Int_FB0 (2) - Int_D2 (1) (+)" calcext:value-type="string">
            <text:p>Int_FB0 (2) - Int_D2 (1) (+)</text:p>
          </table:table-cell>
          <table:table-cell table:style-name="ce12" table:formula="of:=VLOOKUP([.$A33];[$T_Wires.$A:.$P];15)" office:value-type="string" office:string-value="TODO" calcext:value-type="string">
            <text:p>TODO</text:p>
          </table:table-cell>
          <table:table-cell table:style-name="ce12" table:formula="of:=VLOOKUP([.$A33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05</text:p>
          </table:table-cell>
          <table:table-cell table:style-name="ce12" table:formula="of:=VLOOKUP([.$A34];[$T_Wires.$A:.$P];2)" office:value-type="string" office:string-value="Wire" calcext:value-type="string">
            <text:p>Wire</text:p>
          </table:table-cell>
          <table:table-cell table:style-name="ce12" table:formula="of:=VLOOKUP([.$A34];[$T_Wires.$A:.$P];3)" office:value-type="string" office:string-value="IntBlock" calcext:value-type="string">
            <text:p>IntBlock</text:p>
          </table:table-cell>
          <table:table-cell table:style-name="ce12" table:formula="of:=VLOOKUP([.$A34];[$T_Wires.$A:.$P];4)" office:value-type="string" office:string-value="Int_D2 (1) - Int_C1 (+)" calcext:value-type="string">
            <text:p>Int_D2 (1) - Int_C1 (+)</text:p>
          </table:table-cell>
          <table:table-cell table:style-name="ce12" table:formula="of:=VLOOKUP([.$A34];[$T_Wires.$A:.$P];15)" office:value-type="string" office:string-value="TODO" calcext:value-type="string">
            <text:p>TODO</text:p>
          </table:table-cell>
          <table:table-cell table:style-name="ce12" table:formula="of:=VLOOKUP([.$A34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06</text:p>
          </table:table-cell>
          <table:table-cell table:style-name="ce12" table:formula="of:=VLOOKUP([.$A35];[$T_Wires.$A:.$P];2)" office:value-type="string" office:string-value="Wire" calcext:value-type="string">
            <text:p>Wire</text:p>
          </table:table-cell>
          <table:table-cell table:style-name="ce12" table:formula="of:=VLOOKUP([.$A35];[$T_Wires.$A:.$P];3)" office:value-type="string" office:string-value="IntBlock" calcext:value-type="string">
            <text:p>IntBlock</text:p>
          </table:table-cell>
          <table:table-cell table:style-name="ce12" table:formula="of:=VLOOKUP([.$A35];[$T_Wires.$A:.$P];4)" office:value-type="string" office:string-value="Int_FB0 (2) - Int_C1 (-)" calcext:value-type="string">
            <text:p>Int_FB0 (2) - Int_C1 (-)</text:p>
          </table:table-cell>
          <table:table-cell table:style-name="ce12" table:formula="of:=VLOOKUP([.$A35];[$T_Wires.$A:.$P];15)" office:value-type="string" office:string-value="TODO" calcext:value-type="string">
            <text:p>TODO</text:p>
          </table:table-cell>
          <table:table-cell table:style-name="ce12" table:formula="of:=VLOOKUP([.$A35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07</text:p>
          </table:table-cell>
          <table:table-cell table:style-name="ce12" table:formula="of:=VLOOKUP([.$A36];[$T_Wires.$A:.$P];2)" office:value-type="string" office:string-value="Wire" calcext:value-type="string">
            <text:p>Wire</text:p>
          </table:table-cell>
          <table:table-cell table:style-name="ce12" table:formula="of:=VLOOKUP([.$A36];[$T_Wires.$A:.$P];3)" office:value-type="string" office:string-value="IntBlock" calcext:value-type="string">
            <text:p>IntBlock</text:p>
          </table:table-cell>
          <table:table-cell table:style-name="ce12" table:formula="of:=VLOOKUP([.$A36];[$T_Wires.$A:.$P];4)" office:value-type="string" office:string-value="Int_FB0 (3) - Int_D2 (2) (+)" calcext:value-type="string">
            <text:p>Int_FB0 (3) - Int_D2 (2) (+)</text:p>
          </table:table-cell>
          <table:table-cell table:style-name="ce12" table:formula="of:=VLOOKUP([.$A36];[$T_Wires.$A:.$P];15)" office:value-type="string" office:string-value="TODO" calcext:value-type="string">
            <text:p>TODO</text:p>
          </table:table-cell>
          <table:table-cell table:style-name="ce12" table:formula="of:=VLOOKUP([.$A36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08</text:p>
          </table:table-cell>
          <table:table-cell table:style-name="ce12" table:formula="of:=VLOOKUP([.$A37];[$T_Wires.$A:.$P];2)" office:value-type="string" office:string-value="Wire" calcext:value-type="string">
            <text:p>Wire</text:p>
          </table:table-cell>
          <table:table-cell table:style-name="ce12" table:formula="of:=VLOOKUP([.$A37];[$T_Wires.$A:.$P];3)" office:value-type="string" office:string-value="IntBlock" calcext:value-type="string">
            <text:p>IntBlock</text:p>
          </table:table-cell>
          <table:table-cell table:style-name="ce12" table:formula="of:=VLOOKUP([.$A37];[$T_Wires.$A:.$P];4)" office:value-type="string" office:string-value="Int_D2 (2) - Int_C2 (+)" calcext:value-type="string">
            <text:p>Int_D2 (2) - Int_C2 (+)</text:p>
          </table:table-cell>
          <table:table-cell table:style-name="ce12" table:formula="of:=VLOOKUP([.$A37];[$T_Wires.$A:.$P];15)" office:value-type="string" office:string-value="TODO" calcext:value-type="string">
            <text:p>TODO</text:p>
          </table:table-cell>
          <table:table-cell table:style-name="ce12" table:formula="of:=VLOOKUP([.$A37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09</text:p>
          </table:table-cell>
          <table:table-cell table:style-name="ce12" table:formula="of:=VLOOKUP([.$A38];[$T_Wires.$A:.$P];2)" office:value-type="string" office:string-value="Wire" calcext:value-type="string">
            <text:p>Wire</text:p>
          </table:table-cell>
          <table:table-cell table:style-name="ce12" table:formula="of:=VLOOKUP([.$A38];[$T_Wires.$A:.$P];3)" office:value-type="string" office:string-value="IntBlock" calcext:value-type="string">
            <text:p>IntBlock</text:p>
          </table:table-cell>
          <table:table-cell table:style-name="ce12" table:formula="of:=VLOOKUP([.$A38];[$T_Wires.$A:.$P];4)" office:value-type="string" office:string-value="Int_FB0 (3) - Int_C2 (-)" calcext:value-type="string">
            <text:p>Int_FB0 (3) - Int_C2 (-)</text:p>
          </table:table-cell>
          <table:table-cell table:style-name="ce12" table:formula="of:=VLOOKUP([.$A38];[$T_Wires.$A:.$P];15)" office:value-type="string" office:string-value="TODO" calcext:value-type="string">
            <text:p>TODO</text:p>
          </table:table-cell>
          <table:table-cell table:style-name="ce12" table:formula="of:=VLOOKUP([.$A38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0</text:p>
          </table:table-cell>
          <table:table-cell table:style-name="ce12" table:formula="of:=VLOOKUP([.$A39];[$T_Wires.$A:.$P];2)" office:value-type="string" office:string-value="Wire" calcext:value-type="string">
            <text:p>Wire</text:p>
          </table:table-cell>
          <table:table-cell table:style-name="ce12" table:formula="of:=VLOOKUP([.$A39];[$T_Wires.$A:.$P];3)" office:value-type="string" office:string-value="IntBlock" calcext:value-type="string">
            <text:p>IntBlock</text:p>
          </table:table-cell>
          <table:table-cell table:style-name="ce12" table:formula="of:=VLOOKUP([.$A39];[$T_Wires.$A:.$P];4)" office:value-type="string" office:string-value="Int_FB0 (4) - Int_D2 (3) (+)" calcext:value-type="string">
            <text:p>Int_FB0 (4) - Int_D2 (3) (+)</text:p>
          </table:table-cell>
          <table:table-cell table:style-name="ce12" table:formula="of:=VLOOKUP([.$A39];[$T_Wires.$A:.$P];15)" office:value-type="string" office:string-value="TODO" calcext:value-type="string">
            <text:p>TODO</text:p>
          </table:table-cell>
          <table:table-cell table:style-name="ce12" table:formula="of:=VLOOKUP([.$A39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11</text:p>
          </table:table-cell>
          <table:table-cell table:style-name="ce12" table:formula="of:=VLOOKUP([.$A40];[$T_Wires.$A:.$P];2)" office:value-type="string" office:string-value="Wire" calcext:value-type="string">
            <text:p>Wire</text:p>
          </table:table-cell>
          <table:table-cell table:style-name="ce12" table:formula="of:=VLOOKUP([.$A40];[$T_Wires.$A:.$P];3)" office:value-type="string" office:string-value="IntBlock" calcext:value-type="string">
            <text:p>IntBlock</text:p>
          </table:table-cell>
          <table:table-cell table:style-name="ce12" table:formula="of:=VLOOKUP([.$A40];[$T_Wires.$A:.$P];4)" office:value-type="string" office:string-value="Int_D2 (3) - Int_C3 (+)" calcext:value-type="string">
            <text:p>Int_D2 (3) - Int_C3 (+)</text:p>
          </table:table-cell>
          <table:table-cell table:style-name="ce12" table:formula="of:=VLOOKUP([.$A40];[$T_Wires.$A:.$P];15)" office:value-type="string" office:string-value="TODO" calcext:value-type="string">
            <text:p>TODO</text:p>
          </table:table-cell>
          <table:table-cell table:style-name="ce12" table:formula="of:=VLOOKUP([.$A40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12</text:p>
          </table:table-cell>
          <table:table-cell table:style-name="ce12" table:formula="of:=VLOOKUP([.$A41];[$T_Wires.$A:.$P];2)" office:value-type="string" office:string-value="Wire" calcext:value-type="string">
            <text:p>Wire</text:p>
          </table:table-cell>
          <table:table-cell table:style-name="ce12" table:formula="of:=VLOOKUP([.$A41];[$T_Wires.$A:.$P];3)" office:value-type="string" office:string-value="IntBlock" calcext:value-type="string">
            <text:p>IntBlock</text:p>
          </table:table-cell>
          <table:table-cell table:style-name="ce12" table:formula="of:=VLOOKUP([.$A41];[$T_Wires.$A:.$P];4)" office:value-type="string" office:string-value="Int_FB0 (4) - Int_C3 (-)" calcext:value-type="string">
            <text:p>Int_FB0 (4) - Int_C3 (-)</text:p>
          </table:table-cell>
          <table:table-cell table:style-name="ce12" table:formula="of:=VLOOKUP([.$A41];[$T_Wires.$A:.$P];15)" office:value-type="string" office:string-value="TODO" calcext:value-type="string">
            <text:p>TODO</text:p>
          </table:table-cell>
          <table:table-cell table:style-name="ce12" table:formula="of:=VLOOKUP([.$A41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3</text:p>
          </table:table-cell>
          <table:table-cell table:style-name="ce12" table:formula="of:=VLOOKUP([.$A42];[$T_Wires.$A:.$P];2)" office:value-type="string" office:string-value="Wire" calcext:value-type="string">
            <text:p>Wire</text:p>
          </table:table-cell>
          <table:table-cell table:style-name="ce12" table:formula="of:=VLOOKUP([.$A42];[$T_Wires.$A:.$P];3)" office:value-type="string" office:string-value="IntBlock" calcext:value-type="string">
            <text:p>IntBlock</text:p>
          </table:table-cell>
          <table:table-cell table:style-name="ce12" table:formula="of:=VLOOKUP([.$A42];[$T_Wires.$A:.$P];4)" office:value-type="string" office:string-value="Int_FB0 (5) - Int_D2 (4) (+)" calcext:value-type="string">
            <text:p>Int_FB0 (5) - Int_D2 (4) (+)</text:p>
          </table:table-cell>
          <table:table-cell table:style-name="ce12" table:formula="of:=VLOOKUP([.$A42];[$T_Wires.$A:.$P];15)" office:value-type="string" office:string-value="TODO" calcext:value-type="string">
            <text:p>TODO</text:p>
          </table:table-cell>
          <table:table-cell table:style-name="ce12" table:formula="of:=VLOOKUP([.$A42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14</text:p>
          </table:table-cell>
          <table:table-cell table:style-name="ce12" table:formula="of:=VLOOKUP([.$A43];[$T_Wires.$A:.$P];2)" office:value-type="string" office:string-value="Wire" calcext:value-type="string">
            <text:p>Wire</text:p>
          </table:table-cell>
          <table:table-cell table:style-name="ce12" table:formula="of:=VLOOKUP([.$A43];[$T_Wires.$A:.$P];3)" office:value-type="string" office:string-value="IntBlock" calcext:value-type="string">
            <text:p>IntBlock</text:p>
          </table:table-cell>
          <table:table-cell table:style-name="ce12" table:formula="of:=VLOOKUP([.$A43];[$T_Wires.$A:.$P];4)" office:value-type="string" office:string-value="Int_D2 (4) - Int_C4 (+)" calcext:value-type="string">
            <text:p>Int_D2 (4) - Int_C4 (+)</text:p>
          </table:table-cell>
          <table:table-cell table:style-name="ce12" table:formula="of:=VLOOKUP([.$A43];[$T_Wires.$A:.$P];15)" office:value-type="string" office:string-value="TODO" calcext:value-type="string">
            <text:p>TODO</text:p>
          </table:table-cell>
          <table:table-cell table:style-name="ce12" table:formula="of:=VLOOKUP([.$A43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15</text:p>
          </table:table-cell>
          <table:table-cell table:style-name="ce12" table:formula="of:=VLOOKUP([.$A44];[$T_Wires.$A:.$P];2)" office:value-type="string" office:string-value="Wire" calcext:value-type="string">
            <text:p>Wire</text:p>
          </table:table-cell>
          <table:table-cell table:style-name="ce12" table:formula="of:=VLOOKUP([.$A44];[$T_Wires.$A:.$P];3)" office:value-type="string" office:string-value="IntBlock" calcext:value-type="string">
            <text:p>IntBlock</text:p>
          </table:table-cell>
          <table:table-cell table:style-name="ce12" table:formula="of:=VLOOKUP([.$A44];[$T_Wires.$A:.$P];4)" office:value-type="string" office:string-value="Int_FB0 (5) - Int_C4 (-)" calcext:value-type="string">
            <text:p>Int_FB0 (5) - Int_C4 (-)</text:p>
          </table:table-cell>
          <table:table-cell table:style-name="ce12" table:formula="of:=VLOOKUP([.$A44];[$T_Wires.$A:.$P];15)" office:value-type="string" office:string-value="TODO" calcext:value-type="string">
            <text:p>TODO</text:p>
          </table:table-cell>
          <table:table-cell table:style-name="ce12" table:formula="of:=VLOOKUP([.$A44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6</text:p>
          </table:table-cell>
          <table:table-cell table:style-name="ce12" table:formula="of:=VLOOKUP([.$A45];[$T_Wires.$A:.$P];2)" office:value-type="string" office:string-value="Wire" calcext:value-type="string">
            <text:p>Wire</text:p>
          </table:table-cell>
          <table:table-cell table:style-name="ce12" table:formula="of:=VLOOKUP([.$A45];[$T_Wires.$A:.$P];3)" office:value-type="string" office:string-value="IntBlock" calcext:value-type="string">
            <text:p>IntBlock</text:p>
          </table:table-cell>
          <table:table-cell table:style-name="ce12" table:formula="of:=VLOOKUP([.$A45];[$T_Wires.$A:.$P];4)" office:value-type="string" office:string-value="Int_FB0 (6) - Int_D2 (5) (+)" calcext:value-type="string">
            <text:p>Int_FB0 (6) - Int_D2 (5) (+)</text:p>
          </table:table-cell>
          <table:table-cell table:style-name="ce12" table:formula="of:=VLOOKUP([.$A45];[$T_Wires.$A:.$P];15)" office:value-type="string" office:string-value="TODO" calcext:value-type="string">
            <text:p>TODO</text:p>
          </table:table-cell>
          <table:table-cell table:style-name="ce12" table:formula="of:=VLOOKUP([.$A45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17</text:p>
          </table:table-cell>
          <table:table-cell table:style-name="ce12" table:formula="of:=VLOOKUP([.$A46];[$T_Wires.$A:.$P];2)" office:value-type="string" office:string-value="Wire" calcext:value-type="string">
            <text:p>Wire</text:p>
          </table:table-cell>
          <table:table-cell table:style-name="ce12" table:formula="of:=VLOOKUP([.$A46];[$T_Wires.$A:.$P];3)" office:value-type="string" office:string-value="IntBlock" calcext:value-type="string">
            <text:p>IntBlock</text:p>
          </table:table-cell>
          <table:table-cell table:style-name="ce12" table:formula="of:=VLOOKUP([.$A46];[$T_Wires.$A:.$P];4)" office:value-type="string" office:string-value="Int_D2 (5) - Int_C5 (+)" calcext:value-type="string">
            <text:p>Int_D2 (5) - Int_C5 (+)</text:p>
          </table:table-cell>
          <table:table-cell table:style-name="ce12" table:formula="of:=VLOOKUP([.$A46];[$T_Wires.$A:.$P];15)" office:value-type="string" office:string-value="TODO" calcext:value-type="string">
            <text:p>TODO</text:p>
          </table:table-cell>
          <table:table-cell table:style-name="ce12" table:formula="of:=VLOOKUP([.$A46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18</text:p>
          </table:table-cell>
          <table:table-cell table:style-name="ce12" table:formula="of:=VLOOKUP([.$A47];[$T_Wires.$A:.$P];2)" office:value-type="string" office:string-value="Wire" calcext:value-type="string">
            <text:p>Wire</text:p>
          </table:table-cell>
          <table:table-cell table:style-name="ce12" table:formula="of:=VLOOKUP([.$A47];[$T_Wires.$A:.$P];3)" office:value-type="string" office:string-value="IntBlock" calcext:value-type="string">
            <text:p>IntBlock</text:p>
          </table:table-cell>
          <table:table-cell table:style-name="ce12" table:formula="of:=VLOOKUP([.$A47];[$T_Wires.$A:.$P];4)" office:value-type="string" office:string-value="Int_FB0 (6) - Int_C5 (-)" calcext:value-type="string">
            <text:p>Int_FB0 (6) - Int_C5 (-)</text:p>
          </table:table-cell>
          <table:table-cell table:style-name="ce12" table:formula="of:=VLOOKUP([.$A47];[$T_Wires.$A:.$P];15)" office:value-type="string" office:string-value="TODO" calcext:value-type="string">
            <text:p>TODO</text:p>
          </table:table-cell>
          <table:table-cell table:style-name="ce12" table:formula="of:=VLOOKUP([.$A47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9</text:p>
          </table:table-cell>
          <table:table-cell table:style-name="ce12" table:formula="of:=VLOOKUP([.$A48];[$T_Wires.$A:.$P];2)" office:value-type="string" office:string-value="Wire" calcext:value-type="string">
            <text:p>Wire</text:p>
          </table:table-cell>
          <table:table-cell table:style-name="ce12" table:formula="of:=VLOOKUP([.$A48];[$T_Wires.$A:.$P];3)" office:value-type="string" office:string-value="IntBlock" calcext:value-type="string">
            <text:p>IntBlock</text:p>
          </table:table-cell>
          <table:table-cell table:style-name="ce12" table:formula="of:=VLOOKUP([.$A48];[$T_Wires.$A:.$P];4)" office:value-type="string" office:string-value="Int_FB0 (7) - Int_D2 (6) (+)" calcext:value-type="string">
            <text:p>Int_FB0 (7) - Int_D2 (6) (+)</text:p>
          </table:table-cell>
          <table:table-cell table:style-name="ce12" table:formula="of:=VLOOKUP([.$A48];[$T_Wires.$A:.$P];15)" office:value-type="string" office:string-value="TODO" calcext:value-type="string">
            <text:p>TODO</text:p>
          </table:table-cell>
          <table:table-cell table:style-name="ce12" table:formula="of:=VLOOKUP([.$A48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20</text:p>
          </table:table-cell>
          <table:table-cell table:style-name="ce12" table:formula="of:=VLOOKUP([.$A49];[$T_Wires.$A:.$P];2)" office:value-type="string" office:string-value="Wire" calcext:value-type="string">
            <text:p>Wire</text:p>
          </table:table-cell>
          <table:table-cell table:style-name="ce12" table:formula="of:=VLOOKUP([.$A49];[$T_Wires.$A:.$P];3)" office:value-type="string" office:string-value="IntBlock" calcext:value-type="string">
            <text:p>IntBlock</text:p>
          </table:table-cell>
          <table:table-cell table:style-name="ce12" table:formula="of:=VLOOKUP([.$A49];[$T_Wires.$A:.$P];4)" office:value-type="string" office:string-value="Int_D2 (6) - Int_C6 (+)" calcext:value-type="string">
            <text:p>Int_D2 (6) - Int_C6 (+)</text:p>
          </table:table-cell>
          <table:table-cell table:style-name="ce12" table:formula="of:=VLOOKUP([.$A49];[$T_Wires.$A:.$P];15)" office:value-type="string" office:string-value="TODO" calcext:value-type="string">
            <text:p>TODO</text:p>
          </table:table-cell>
          <table:table-cell table:style-name="ce12" table:formula="of:=VLOOKUP([.$A49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21</text:p>
          </table:table-cell>
          <table:table-cell table:style-name="ce12" table:formula="of:=VLOOKUP([.$A50];[$T_Wires.$A:.$P];2)" office:value-type="string" office:string-value="Wire" calcext:value-type="string">
            <text:p>Wire</text:p>
          </table:table-cell>
          <table:table-cell table:style-name="ce12" table:formula="of:=VLOOKUP([.$A50];[$T_Wires.$A:.$P];3)" office:value-type="string" office:string-value="IntBlock" calcext:value-type="string">
            <text:p>IntBlock</text:p>
          </table:table-cell>
          <table:table-cell table:style-name="ce12" table:formula="of:=VLOOKUP([.$A50];[$T_Wires.$A:.$P];4)" office:value-type="string" office:string-value="Int_FB0 (7) - Int_C6 (-)" calcext:value-type="string">
            <text:p>Int_FB0 (7) - Int_C6 (-)</text:p>
          </table:table-cell>
          <table:table-cell table:style-name="ce12" table:formula="of:=VLOOKUP([.$A50];[$T_Wires.$A:.$P];15)" office:value-type="string" office:string-value="TODO" calcext:value-type="string">
            <text:p>TODO</text:p>
          </table:table-cell>
          <table:table-cell table:style-name="ce12" table:formula="of:=VLOOKUP([.$A50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22</text:p>
          </table:table-cell>
          <table:table-cell table:style-name="ce12" table:formula="of:=VLOOKUP([.$A51];[$T_Wires.$A:.$P];2)" office:value-type="string" office:string-value="Wire" calcext:value-type="string">
            <text:p>Wire</text:p>
          </table:table-cell>
          <table:table-cell table:style-name="ce12" table:formula="of:=VLOOKUP([.$A51];[$T_Wires.$A:.$P];3)" office:value-type="string" office:string-value="IntBlock" calcext:value-type="string">
            <text:p>IntBlock</text:p>
          </table:table-cell>
          <table:table-cell table:style-name="ce12" table:formula="of:=VLOOKUP([.$A51];[$T_Wires.$A:.$P];4)" office:value-type="string" office:string-value="Int_FB0 (8) - Int_D2 (7) (+)" calcext:value-type="string">
            <text:p>Int_FB0 (8) - Int_D2 (7) (+)</text:p>
          </table:table-cell>
          <table:table-cell table:style-name="ce12" table:formula="of:=VLOOKUP([.$A51];[$T_Wires.$A:.$P];15)" office:value-type="string" office:string-value="TODO" calcext:value-type="string">
            <text:p>TODO</text:p>
          </table:table-cell>
          <table:table-cell table:style-name="ce12" table:formula="of:=VLOOKUP([.$A51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23</text:p>
          </table:table-cell>
          <table:table-cell table:style-name="ce12" table:formula="of:=VLOOKUP([.$A52];[$T_Wires.$A:.$P];2)" office:value-type="string" office:string-value="Wire" calcext:value-type="string">
            <text:p>Wire</text:p>
          </table:table-cell>
          <table:table-cell table:style-name="ce12" table:formula="of:=VLOOKUP([.$A52];[$T_Wires.$A:.$P];3)" office:value-type="string" office:string-value="IntBlock" calcext:value-type="string">
            <text:p>IntBlock</text:p>
          </table:table-cell>
          <table:table-cell table:style-name="ce12" table:formula="of:=VLOOKUP([.$A52];[$T_Wires.$A:.$P];4)" office:value-type="string" office:string-value="Int_D2 (7) - Int_C7 (+)" calcext:value-type="string">
            <text:p>Int_D2 (7) - Int_C7 (+)</text:p>
          </table:table-cell>
          <table:table-cell table:style-name="ce12" table:formula="of:=VLOOKUP([.$A52];[$T_Wires.$A:.$P];15)" office:value-type="string" office:string-value="TODO" calcext:value-type="string">
            <text:p>TODO</text:p>
          </table:table-cell>
          <table:table-cell table:style-name="ce12" table:formula="of:=VLOOKUP([.$A52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24</text:p>
          </table:table-cell>
          <table:table-cell table:style-name="ce12" table:formula="of:=VLOOKUP([.$A53];[$T_Wires.$A:.$P];2)" office:value-type="string" office:string-value="Wire" calcext:value-type="string">
            <text:p>Wire</text:p>
          </table:table-cell>
          <table:table-cell table:style-name="ce12" table:formula="of:=VLOOKUP([.$A53];[$T_Wires.$A:.$P];3)" office:value-type="string" office:string-value="IntBlock" calcext:value-type="string">
            <text:p>IntBlock</text:p>
          </table:table-cell>
          <table:table-cell table:style-name="ce12" table:formula="of:=VLOOKUP([.$A53];[$T_Wires.$A:.$P];4)" office:value-type="string" office:string-value="Int_FB0 (8) - Int_C7 (-)" calcext:value-type="string">
            <text:p>Int_FB0 (8) - Int_C7 (-)</text:p>
          </table:table-cell>
          <table:table-cell table:style-name="ce12" table:formula="of:=VLOOKUP([.$A53];[$T_Wires.$A:.$P];15)" office:value-type="string" office:string-value="TODO" calcext:value-type="string">
            <text:p>TODO</text:p>
          </table:table-cell>
          <table:table-cell table:style-name="ce12" table:formula="of:=VLOOKUP([.$A53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25</text:p>
          </table:table-cell>
          <table:table-cell table:style-name="ce12" table:formula="of:=VLOOKUP([.$A54];[$T_Wires.$A:.$P];2)" office:value-type="string" office:string-value="Wire" calcext:value-type="string">
            <text:p>Wire</text:p>
          </table:table-cell>
          <table:table-cell table:style-name="ce12" table:formula="of:=VLOOKUP([.$A54];[$T_Wires.$A:.$P];3)" office:value-type="string" office:string-value="IntBlock" calcext:value-type="string">
            <text:p>IntBlock</text:p>
          </table:table-cell>
          <table:table-cell table:style-name="ce12" table:formula="of:=VLOOKUP([.$A54];[$T_Wires.$A:.$P];4)" office:value-type="string" office:string-value="Int_FB0 (9) - Int_D2 (8) (+)" calcext:value-type="string">
            <text:p>Int_FB0 (9) - Int_D2 (8) (+)</text:p>
          </table:table-cell>
          <table:table-cell table:style-name="ce12" table:formula="of:=VLOOKUP([.$A54];[$T_Wires.$A:.$P];15)" office:value-type="string" office:string-value="TODO" calcext:value-type="string">
            <text:p>TODO</text:p>
          </table:table-cell>
          <table:table-cell table:style-name="ce12" table:formula="of:=VLOOKUP([.$A54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26</text:p>
          </table:table-cell>
          <table:table-cell table:style-name="ce12" table:formula="of:=VLOOKUP([.$A55];[$T_Wires.$A:.$P];2)" office:value-type="string" office:string-value="Wire" calcext:value-type="string">
            <text:p>Wire</text:p>
          </table:table-cell>
          <table:table-cell table:style-name="ce12" table:formula="of:=VLOOKUP([.$A55];[$T_Wires.$A:.$P];3)" office:value-type="string" office:string-value="IntBlock" calcext:value-type="string">
            <text:p>IntBlock</text:p>
          </table:table-cell>
          <table:table-cell table:style-name="ce12" table:formula="of:=VLOOKUP([.$A55];[$T_Wires.$A:.$P];4)" office:value-type="string" office:string-value="Int_D2 (8) - Int_C8 (+)" calcext:value-type="string">
            <text:p>Int_D2 (8) - Int_C8 (+)</text:p>
          </table:table-cell>
          <table:table-cell table:style-name="ce12" table:formula="of:=VLOOKUP([.$A55];[$T_Wires.$A:.$P];15)" office:value-type="string" office:string-value="TODO" calcext:value-type="string">
            <text:p>TODO</text:p>
          </table:table-cell>
          <table:table-cell table:style-name="ce12" table:formula="of:=VLOOKUP([.$A55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27</text:p>
          </table:table-cell>
          <table:table-cell table:style-name="ce12" table:formula="of:=VLOOKUP([.$A56];[$T_Wires.$A:.$P];2)" office:value-type="string" office:string-value="Wire" calcext:value-type="string">
            <text:p>Wire</text:p>
          </table:table-cell>
          <table:table-cell table:style-name="ce12" table:formula="of:=VLOOKUP([.$A56];[$T_Wires.$A:.$P];3)" office:value-type="string" office:string-value="IntBlock" calcext:value-type="string">
            <text:p>IntBlock</text:p>
          </table:table-cell>
          <table:table-cell table:style-name="ce12" table:formula="of:=VLOOKUP([.$A56];[$T_Wires.$A:.$P];4)" office:value-type="string" office:string-value="Int_FB0 (9) - Int_C8 (-)" calcext:value-type="string">
            <text:p>Int_FB0 (9) - Int_C8 (-)</text:p>
          </table:table-cell>
          <table:table-cell table:style-name="ce12" table:formula="of:=VLOOKUP([.$A56];[$T_Wires.$A:.$P];15)" office:value-type="string" office:string-value="TODO" calcext:value-type="string">
            <text:p>TODO</text:p>
          </table:table-cell>
          <table:table-cell table:style-name="ce12" table:formula="of:=VLOOKUP([.$A56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28</text:p>
          </table:table-cell>
          <table:table-cell table:style-name="ce12" table:formula="of:=VLOOKUP([.$A57];[$T_Wires.$A:.$P];2)" office:value-type="string" office:string-value="Wire" calcext:value-type="string">
            <text:p>Wire</text:p>
          </table:table-cell>
          <table:table-cell table:style-name="ce12" table:formula="of:=VLOOKUP([.$A57];[$T_Wires.$A:.$P];3)" office:value-type="string" office:string-value="IntBlock" calcext:value-type="string">
            <text:p>IntBlock</text:p>
          </table:table-cell>
          <table:table-cell table:style-name="ce12" table:formula="of:=VLOOKUP([.$A57];[$T_Wires.$A:.$P];4)" office:value-type="string" office:string-value="Int_D1 - Int_D2 (+)" calcext:value-type="string">
            <text:p>Int_D1 - Int_D2 (+)</text:p>
          </table:table-cell>
          <table:table-cell table:style-name="ce12" table:formula="of:=VLOOKUP([.$A57];[$T_Wires.$A:.$P];15)" office:value-type="string" office:string-value="OK" calcext:value-type="string">
            <text:p>OK</text:p>
          </table:table-cell>
          <table:table-cell table:style-name="ce12" table:formula="of:=VLOOKUP([.$A5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29</text:p>
          </table:table-cell>
          <table:table-cell table:style-name="ce12" table:formula="of:=VLOOKUP([.$A58];[$T_Wires.$A:.$P];2)" office:value-type="string" office:string-value="Wire" calcext:value-type="string">
            <text:p>Wire</text:p>
          </table:table-cell>
          <table:table-cell table:style-name="ce12" table:formula="of:=VLOOKUP([.$A58];[$T_Wires.$A:.$P];3)" office:value-type="string" office:string-value="IntBlock" calcext:value-type="string">
            <text:p>IntBlock</text:p>
          </table:table-cell>
          <table:table-cell table:style-name="ce12" table:formula="of:=VLOOKUP([.$A58];[$T_Wires.$A:.$P];4)" office:value-type="string" office:string-value="Int_D1 - Int_D2 (-)" calcext:value-type="string">
            <text:p>Int_D1 - Int_D2 (-)</text:p>
          </table:table-cell>
          <table:table-cell table:style-name="ce12" table:formula="of:=VLOOKUP([.$A58];[$T_Wires.$A:.$P];15)" office:value-type="string" office:string-value="OK" calcext:value-type="string">
            <text:p>OK</text:p>
          </table:table-cell>
          <table:table-cell table:style-name="ce12" table:formula="of:=VLOOKUP([.$A5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0</text:p>
          </table:table-cell>
          <table:table-cell table:style-name="ce12" table:formula="of:=VLOOKUP([.$A59];[$T_Wires.$A:.$P];2)" office:value-type="string" office:string-value="Wire" calcext:value-type="string">
            <text:p>Wire</text:p>
          </table:table-cell>
          <table:table-cell table:style-name="ce12" table:formula="of:=VLOOKUP([.$A59];[$T_Wires.$A:.$P];3)" office:value-type="string" office:string-value="IntBlock" calcext:value-type="string">
            <text:p>IntBlock</text:p>
          </table:table-cell>
          <table:table-cell table:style-name="ce12" table:formula="of:=VLOOKUP([.$A59];[$T_Wires.$A:.$P];4)" office:value-type="string" office:string-value="Int_D1 - Int_D2 (D1)" calcext:value-type="string">
            <text:p>Int_D1 - Int_D2 (D1)</text:p>
          </table:table-cell>
          <table:table-cell table:style-name="ce12" table:formula="of:=VLOOKUP([.$A59];[$T_Wires.$A:.$P];15)" office:value-type="string" office:string-value="OK" calcext:value-type="string">
            <text:p>OK</text:p>
          </table:table-cell>
          <table:table-cell table:style-name="ce12" table:formula="of:=VLOOKUP([.$A5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1</text:p>
          </table:table-cell>
          <table:table-cell table:style-name="ce12" table:formula="of:=VLOOKUP([.$A60];[$T_Wires.$A:.$P];2)" office:value-type="string" office:string-value="Wire" calcext:value-type="string">
            <text:p>Wire</text:p>
          </table:table-cell>
          <table:table-cell table:style-name="ce12" table:formula="of:=VLOOKUP([.$A60];[$T_Wires.$A:.$P];3)" office:value-type="string" office:string-value="IntBlock" calcext:value-type="string">
            <text:p>IntBlock</text:p>
          </table:table-cell>
          <table:table-cell table:style-name="ce12" table:formula="of:=VLOOKUP([.$A60];[$T_Wires.$A:.$P];4)" office:value-type="string" office:string-value="Int_D1 - Int_D2 (D2)" calcext:value-type="string">
            <text:p>Int_D1 - Int_D2 (D2)</text:p>
          </table:table-cell>
          <table:table-cell table:style-name="ce12" table:formula="of:=VLOOKUP([.$A60];[$T_Wires.$A:.$P];15)" office:value-type="string" office:string-value="OK" calcext:value-type="string">
            <text:p>OK</text:p>
          </table:table-cell>
          <table:table-cell table:style-name="ce12" table:formula="of:=VLOOKUP([.$A6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2</text:p>
          </table:table-cell>
          <table:table-cell table:style-name="ce12" table:formula="of:=VLOOKUP([.$A61];[$T_Wires.$A:.$P];2)" office:value-type="string" office:string-value="Wire" calcext:value-type="string">
            <text:p>Wire</text:p>
          </table:table-cell>
          <table:table-cell table:style-name="ce12" table:formula="of:=VLOOKUP([.$A61];[$T_Wires.$A:.$P];3)" office:value-type="string" office:string-value="IntBlock" calcext:value-type="string">
            <text:p>IntBlock</text:p>
          </table:table-cell>
          <table:table-cell table:style-name="ce12" table:formula="of:=VLOOKUP([.$A61];[$T_Wires.$A:.$P];4)" office:value-type="string" office:string-value="Int_D1 - Int_D2 (D3)" calcext:value-type="string">
            <text:p>Int_D1 - Int_D2 (D3)</text:p>
          </table:table-cell>
          <table:table-cell table:style-name="ce12" table:formula="of:=VLOOKUP([.$A61];[$T_Wires.$A:.$P];15)" office:value-type="string" office:string-value="OK" calcext:value-type="string">
            <text:p>OK</text:p>
          </table:table-cell>
          <table:table-cell table:style-name="ce12" table:formula="of:=VLOOKUP([.$A6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3</text:p>
          </table:table-cell>
          <table:table-cell table:style-name="ce12" table:formula="of:=VLOOKUP([.$A62];[$T_Wires.$A:.$P];2)" office:value-type="string" office:string-value="Wire" calcext:value-type="string">
            <text:p>Wire</text:p>
          </table:table-cell>
          <table:table-cell table:style-name="ce12" table:formula="of:=VLOOKUP([.$A62];[$T_Wires.$A:.$P];3)" office:value-type="string" office:string-value="IntBlock" calcext:value-type="string">
            <text:p>IntBlock</text:p>
          </table:table-cell>
          <table:table-cell table:style-name="ce12" table:formula="of:=VLOOKUP([.$A62];[$T_Wires.$A:.$P];4)" office:value-type="string" office:string-value="Int_D1 - Int_D2 (D4)" calcext:value-type="string">
            <text:p>Int_D1 - Int_D2 (D4)</text:p>
          </table:table-cell>
          <table:table-cell table:style-name="ce12" table:formula="of:=VLOOKUP([.$A62];[$T_Wires.$A:.$P];15)" office:value-type="string" office:string-value="OK" calcext:value-type="string">
            <text:p>OK</text:p>
          </table:table-cell>
          <table:table-cell table:style-name="ce12" table:formula="of:=VLOOKUP([.$A6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4</text:p>
          </table:table-cell>
          <table:table-cell table:style-name="ce12" table:formula="of:=VLOOKUP([.$A63];[$T_Wires.$A:.$P];2)" office:value-type="string" office:string-value="Wire" calcext:value-type="string">
            <text:p>Wire</text:p>
          </table:table-cell>
          <table:table-cell table:style-name="ce12" table:formula="of:=VLOOKUP([.$A63];[$T_Wires.$A:.$P];3)" office:value-type="string" office:string-value="IntBlock" calcext:value-type="string">
            <text:p>IntBlock</text:p>
          </table:table-cell>
          <table:table-cell table:style-name="ce12" table:formula="of:=VLOOKUP([.$A63];[$T_Wires.$A:.$P];4)" office:value-type="string" office:string-value="Int_D1 - Int_D2 (D5)" calcext:value-type="string">
            <text:p>Int_D1 - Int_D2 (D5)</text:p>
          </table:table-cell>
          <table:table-cell table:style-name="ce12" table:formula="of:=VLOOKUP([.$A63];[$T_Wires.$A:.$P];15)" office:value-type="string" office:string-value="OK" calcext:value-type="string">
            <text:p>OK</text:p>
          </table:table-cell>
          <table:table-cell table:style-name="ce12" table:formula="of:=VLOOKUP([.$A6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5</text:p>
          </table:table-cell>
          <table:table-cell table:style-name="ce12" table:formula="of:=VLOOKUP([.$A64];[$T_Wires.$A:.$P];2)" office:value-type="string" office:string-value="Wire" calcext:value-type="string">
            <text:p>Wire</text:p>
          </table:table-cell>
          <table:table-cell table:style-name="ce12" table:formula="of:=VLOOKUP([.$A64];[$T_Wires.$A:.$P];3)" office:value-type="string" office:string-value="IntBlock" calcext:value-type="string">
            <text:p>IntBlock</text:p>
          </table:table-cell>
          <table:table-cell table:style-name="ce12" table:formula="of:=VLOOKUP([.$A64];[$T_Wires.$A:.$P];4)" office:value-type="string" office:string-value="Int_D1 - Int_D2 (D6)" calcext:value-type="string">
            <text:p>Int_D1 - Int_D2 (D6)</text:p>
          </table:table-cell>
          <table:table-cell table:style-name="ce12" table:formula="of:=VLOOKUP([.$A64];[$T_Wires.$A:.$P];15)" office:value-type="string" office:string-value="OK" calcext:value-type="string">
            <text:p>OK</text:p>
          </table:table-cell>
          <table:table-cell table:style-name="ce12" table:formula="of:=VLOOKUP([.$A64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6</text:p>
          </table:table-cell>
          <table:table-cell table:style-name="ce12" table:formula="of:=VLOOKUP([.$A65];[$T_Wires.$A:.$P];2)" office:value-type="string" office:string-value="Wire" calcext:value-type="string">
            <text:p>Wire</text:p>
          </table:table-cell>
          <table:table-cell table:style-name="ce12" table:formula="of:=VLOOKUP([.$A65];[$T_Wires.$A:.$P];3)" office:value-type="string" office:string-value="IntBlock" calcext:value-type="string">
            <text:p>IntBlock</text:p>
          </table:table-cell>
          <table:table-cell table:style-name="ce12" table:formula="of:=VLOOKUP([.$A65];[$T_Wires.$A:.$P];4)" office:value-type="string" office:string-value="Int_D1 - Int_D2 (D7)" calcext:value-type="string">
            <text:p>Int_D1 - Int_D2 (D7)</text:p>
          </table:table-cell>
          <table:table-cell table:style-name="ce12" table:formula="of:=VLOOKUP([.$A65];[$T_Wires.$A:.$P];15)" office:value-type="string" office:string-value="OK" calcext:value-type="string">
            <text:p>OK</text:p>
          </table:table-cell>
          <table:table-cell table:style-name="ce12" table:formula="of:=VLOOKUP([.$A6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7</text:p>
          </table:table-cell>
          <table:table-cell table:style-name="ce12" table:formula="of:=VLOOKUP([.$A66];[$T_Wires.$A:.$P];2)" office:value-type="string" office:string-value="Wire" calcext:value-type="string">
            <text:p>Wire</text:p>
          </table:table-cell>
          <table:table-cell table:style-name="ce12" table:formula="of:=VLOOKUP([.$A66];[$T_Wires.$A:.$P];3)" office:value-type="string" office:string-value="IntBlock" calcext:value-type="string">
            <text:p>IntBlock</text:p>
          </table:table-cell>
          <table:table-cell table:style-name="ce12" table:formula="of:=VLOOKUP([.$A66];[$T_Wires.$A:.$P];4)" office:value-type="string" office:string-value="Int_D1 - Int_D2 (D8)" calcext:value-type="string">
            <text:p>Int_D1 - Int_D2 (D8)</text:p>
          </table:table-cell>
          <table:table-cell table:style-name="ce12" table:formula="of:=VLOOKUP([.$A66];[$T_Wires.$A:.$P];15)" office:value-type="string" office:string-value="OK" calcext:value-type="string">
            <text:p>OK</text:p>
          </table:table-cell>
          <table:table-cell table:style-name="ce12" table:formula="of:=VLOOKUP([.$A6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8</text:p>
          </table:table-cell>
          <table:table-cell table:style-name="ce12" table:formula="of:=VLOOKUP([.$A67];[$T_Wires.$A:.$P];2)" office:value-type="string" office:string-value="Wire" calcext:value-type="string">
            <text:p>Wire</text:p>
          </table:table-cell>
          <table:table-cell table:style-name="ce12" table:formula="of:=VLOOKUP([.$A67];[$T_Wires.$A:.$P];3)" office:value-type="string" office:string-value="IntBlock" calcext:value-type="string">
            <text:p>IntBlock</text:p>
          </table:table-cell>
          <table:table-cell table:style-name="ce12" table:formula="of:=VLOOKUP([.$A67];[$T_Wires.$A:.$P];4)" office:value-type="string" office:string-value="Int_D1 - Int_D3 (D1)" calcext:value-type="string">
            <text:p>Int_D1 - Int_D3 (D1)</text:p>
          </table:table-cell>
          <table:table-cell table:style-name="ce12" table:formula="of:=VLOOKUP([.$A67];[$T_Wires.$A:.$P];15)" office:value-type="string" office:string-value="OK" calcext:value-type="string">
            <text:p>OK</text:p>
          </table:table-cell>
          <table:table-cell table:style-name="ce12" table:formula="of:=VLOOKUP([.$A6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9</text:p>
          </table:table-cell>
          <table:table-cell table:style-name="ce12" table:formula="of:=VLOOKUP([.$A68];[$T_Wires.$A:.$P];2)" office:value-type="string" office:string-value="Wire" calcext:value-type="string">
            <text:p>Wire</text:p>
          </table:table-cell>
          <table:table-cell table:style-name="ce12" table:formula="of:=VLOOKUP([.$A68];[$T_Wires.$A:.$P];3)" office:value-type="string" office:string-value="IntBlock" calcext:value-type="string">
            <text:p>IntBlock</text:p>
          </table:table-cell>
          <table:table-cell table:style-name="ce12" table:formula="of:=VLOOKUP([.$A68];[$T_Wires.$A:.$P];4)" office:value-type="string" office:string-value="Int_D1 - Int_D3 (D2)" calcext:value-type="string">
            <text:p>Int_D1 - Int_D3 (D2)</text:p>
          </table:table-cell>
          <table:table-cell table:style-name="ce12" table:formula="of:=VLOOKUP([.$A68];[$T_Wires.$A:.$P];15)" office:value-type="string" office:string-value="OK" calcext:value-type="string">
            <text:p>OK</text:p>
          </table:table-cell>
          <table:table-cell table:style-name="ce12" table:formula="of:=VLOOKUP([.$A6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0</text:p>
          </table:table-cell>
          <table:table-cell table:style-name="ce12" table:formula="of:=VLOOKUP([.$A69];[$T_Wires.$A:.$P];2)" office:value-type="string" office:string-value="Wire" calcext:value-type="string">
            <text:p>Wire</text:p>
          </table:table-cell>
          <table:table-cell table:style-name="ce12" table:formula="of:=VLOOKUP([.$A69];[$T_Wires.$A:.$P];3)" office:value-type="string" office:string-value="IntBlock" calcext:value-type="string">
            <text:p>IntBlock</text:p>
          </table:table-cell>
          <table:table-cell table:style-name="ce12" table:formula="of:=VLOOKUP([.$A69];[$T_Wires.$A:.$P];4)" office:value-type="string" office:string-value="Int_D1 - Int_D3 (D3)" calcext:value-type="string">
            <text:p>Int_D1 - Int_D3 (D3)</text:p>
          </table:table-cell>
          <table:table-cell table:style-name="ce12" table:formula="of:=VLOOKUP([.$A69];[$T_Wires.$A:.$P];15)" office:value-type="string" office:string-value="OK" calcext:value-type="string">
            <text:p>OK</text:p>
          </table:table-cell>
          <table:table-cell table:style-name="ce12" table:formula="of:=VLOOKUP([.$A6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1</text:p>
          </table:table-cell>
          <table:table-cell table:style-name="ce12" table:formula="of:=VLOOKUP([.$A70];[$T_Wires.$A:.$P];2)" office:value-type="string" office:string-value="Wire" calcext:value-type="string">
            <text:p>Wire</text:p>
          </table:table-cell>
          <table:table-cell table:style-name="ce12" table:formula="of:=VLOOKUP([.$A70];[$T_Wires.$A:.$P];3)" office:value-type="string" office:string-value="IntBlock" calcext:value-type="string">
            <text:p>IntBlock</text:p>
          </table:table-cell>
          <table:table-cell table:style-name="ce12" table:formula="of:=VLOOKUP([.$A70];[$T_Wires.$A:.$P];4)" office:value-type="string" office:string-value="Int_D1 - Int_D3 (D4)" calcext:value-type="string">
            <text:p>Int_D1 - Int_D3 (D4)</text:p>
          </table:table-cell>
          <table:table-cell table:style-name="ce12" table:formula="of:=VLOOKUP([.$A70];[$T_Wires.$A:.$P];15)" office:value-type="string" office:string-value="OK" calcext:value-type="string">
            <text:p>OK</text:p>
          </table:table-cell>
          <table:table-cell table:style-name="ce12" table:formula="of:=VLOOKUP([.$A7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2</text:p>
          </table:table-cell>
          <table:table-cell table:style-name="ce12" table:formula="of:=VLOOKUP([.$A71];[$T_Wires.$A:.$P];2)" office:value-type="string" office:string-value="Wire" calcext:value-type="string">
            <text:p>Wire</text:p>
          </table:table-cell>
          <table:table-cell table:style-name="ce12" table:formula="of:=VLOOKUP([.$A71];[$T_Wires.$A:.$P];3)" office:value-type="string" office:string-value="IntBlock" calcext:value-type="string">
            <text:p>IntBlock</text:p>
          </table:table-cell>
          <table:table-cell table:style-name="ce12" table:formula="of:=VLOOKUP([.$A71];[$T_Wires.$A:.$P];4)" office:value-type="string" office:string-value="Int_D1 - Int_D3 (D5)" calcext:value-type="string">
            <text:p>Int_D1 - Int_D3 (D5)</text:p>
          </table:table-cell>
          <table:table-cell table:style-name="ce12" table:formula="of:=VLOOKUP([.$A71];[$T_Wires.$A:.$P];15)" office:value-type="string" office:string-value="OK" calcext:value-type="string">
            <text:p>OK</text:p>
          </table:table-cell>
          <table:table-cell table:style-name="ce12" table:formula="of:=VLOOKUP([.$A7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3</text:p>
          </table:table-cell>
          <table:table-cell table:style-name="ce12" table:formula="of:=VLOOKUP([.$A72];[$T_Wires.$A:.$P];2)" office:value-type="string" office:string-value="Wire" calcext:value-type="string">
            <text:p>Wire</text:p>
          </table:table-cell>
          <table:table-cell table:style-name="ce12" table:formula="of:=VLOOKUP([.$A72];[$T_Wires.$A:.$P];3)" office:value-type="string" office:string-value="IntBlock" calcext:value-type="string">
            <text:p>IntBlock</text:p>
          </table:table-cell>
          <table:table-cell table:style-name="ce12" table:formula="of:=VLOOKUP([.$A72];[$T_Wires.$A:.$P];4)" office:value-type="string" office:string-value="Int_D1 - Int_D3 (D6)" calcext:value-type="string">
            <text:p>Int_D1 - Int_D3 (D6)</text:p>
          </table:table-cell>
          <table:table-cell table:style-name="ce12" table:formula="of:=VLOOKUP([.$A72];[$T_Wires.$A:.$P];15)" office:value-type="string" office:string-value="OK" calcext:value-type="string">
            <text:p>OK</text:p>
          </table:table-cell>
          <table:table-cell table:style-name="ce12" table:formula="of:=VLOOKUP([.$A7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4</text:p>
          </table:table-cell>
          <table:table-cell table:style-name="ce12" table:formula="of:=VLOOKUP([.$A73];[$T_Wires.$A:.$P];2)" office:value-type="string" office:string-value="Wire" calcext:value-type="string">
            <text:p>Wire</text:p>
          </table:table-cell>
          <table:table-cell table:style-name="ce12" table:formula="of:=VLOOKUP([.$A73];[$T_Wires.$A:.$P];3)" office:value-type="string" office:string-value="IntBlock" calcext:value-type="string">
            <text:p>IntBlock</text:p>
          </table:table-cell>
          <table:table-cell table:style-name="ce12" table:formula="of:=VLOOKUP([.$A73];[$T_Wires.$A:.$P];4)" office:value-type="string" office:string-value="Int_D1 - Int_D3 (D7)" calcext:value-type="string">
            <text:p>Int_D1 - Int_D3 (D7)</text:p>
          </table:table-cell>
          <table:table-cell table:style-name="ce12" table:formula="of:=VLOOKUP([.$A73];[$T_Wires.$A:.$P];15)" office:value-type="string" office:string-value="OK" calcext:value-type="string">
            <text:p>OK</text:p>
          </table:table-cell>
          <table:table-cell table:style-name="ce12" table:formula="of:=VLOOKUP([.$A7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5</text:p>
          </table:table-cell>
          <table:table-cell table:style-name="ce12" table:formula="of:=VLOOKUP([.$A74];[$T_Wires.$A:.$P];2)" office:value-type="string" office:string-value="Wire" calcext:value-type="string">
            <text:p>Wire</text:p>
          </table:table-cell>
          <table:table-cell table:style-name="ce12" table:formula="of:=VLOOKUP([.$A74];[$T_Wires.$A:.$P];3)" office:value-type="string" office:string-value="IntBlock" calcext:value-type="string">
            <text:p>IntBlock</text:p>
          </table:table-cell>
          <table:table-cell table:style-name="ce12" table:formula="of:=VLOOKUP([.$A74];[$T_Wires.$A:.$P];4)" office:value-type="string" office:string-value="Int_D1 - Int_D3 (D8)" calcext:value-type="string">
            <text:p>Int_D1 - Int_D3 (D8)</text:p>
          </table:table-cell>
          <table:table-cell table:style-name="ce12" table:formula="of:=VLOOKUP([.$A74];[$T_Wires.$A:.$P];15)" office:value-type="string" office:string-value="OK" calcext:value-type="string">
            <text:p>OK</text:p>
          </table:table-cell>
          <table:table-cell table:style-name="ce12" table:formula="of:=VLOOKUP([.$A74];[$T_Wires.$A:.$P];16)" office:value-type="float" office:value="0" calcext:value-type="float">
            <text:p/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 table:number-rows-repeated="104849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lock_IoT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8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3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C01</text:p>
          </table:table-cell>
          <table:table-cell table:style-name="ce12" table:formula="of:=VLOOKUP([.$A2];[$T_Connectors.$A:.$H];2)" office:value-type="string" office:string-value="Conn" calcext:value-type="string">
            <text:p>Conn</text:p>
          </table:table-cell>
          <table:table-cell table:style-name="ce12" table:formula="of:=VLOOKUP([.$A2];[$T_Connectors.$A:.$H];3)" office:value-type="string" office:string-value="IoTBlock" calcext:value-type="string">
            <text:p>IoTBlock</text:p>
          </table:table-cell>
          <table:table-cell table:style-name="ce12" table:formula="of:=VLOOKUP([.$A2];[$T_Connectors.$A:.$H];4)" office:value-type="string" office:string-value="Connector for IoT Power line JSL-2P" calcext:value-type="string">
            <text:p>Connector for IoT Power line JSL-2P</text:p>
          </table:table-cell>
          <table:table-cell table:style-name="ce12" table:formula="of:=VLOOKUP([.$A2];[$T_Connectors.$A:.$H];7)" office:value-type="string" office:string-value="TODO" calcext:value-type="string">
            <text:p>TODO</text:p>
          </table:table-cell>
          <table:table-cell table:style-name="ce12" table:formula="of:=VLOOKUP([.$A2];[$T_Connectors.$A:.$H];8)" office:value-type="string" office:string-value="Use a JST Connector (2p)" calcext:value-type="string">
            <text:p>Use a JST Connector (2p)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1</text:p>
          </table:table-cell>
          <table:table-cell table:style-name="ce12" table:formula="of:=VLOOKUP([.$A3];[$T_Devices.$A:.$H];2)" office:value-type="string" office:string-value="Device" calcext:value-type="string">
            <text:p>Device</text:p>
          </table:table-cell>
          <table:table-cell table:style-name="ce12" table:formula="of:=VLOOKUP([.$A3];[$T_Devices.$A:.$H];3)" office:value-type="string" office:string-value="IoTBlock" calcext:value-type="string">
            <text:p>IoTBlock</text:p>
          </table:table-cell>
          <table:table-cell table:style-name="ce12" table:formula="of:=VLOOKUP([.$A3];[$T_Devices.$A:.$H];4)" office:value-type="string" office:string-value="RaspberryPi" calcext:value-type="string">
            <text:p>RaspberryPi</text:p>
          </table:table-cell>
          <table:table-cell table:style-name="ce12" table:formula="of:=VLOOKUP([.$A3];[$T_Devices.$A:.$H];7)" office:value-type="string" office:string-value="OK" calcext:value-type="string">
            <text:p>OK</text:p>
          </table:table-cell>
          <table:table-cell table:style-name="ce12" table:formula="of:=VLOOKUP([.$A3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2</text:p>
          </table:table-cell>
          <table:table-cell table:style-name="ce12" table:formula="of:=VLOOKUP([.$A4];[$T_Devices.$A:.$H];2)" office:value-type="string" office:string-value="Device" calcext:value-type="string">
            <text:p>Device</text:p>
          </table:table-cell>
          <table:table-cell table:style-name="ce12" table:formula="of:=VLOOKUP([.$A4];[$T_Devices.$A:.$H];3)" office:value-type="string" office:string-value="IoTBlock" calcext:value-type="string">
            <text:p>IoTBlock</text:p>
          </table:table-cell>
          <table:table-cell table:style-name="ce12" table:formula="of:=VLOOKUP([.$A4];[$T_Devices.$A:.$H];4)" office:value-type="string" office:string-value="DC/DC for RaspberryPi" calcext:value-type="string">
            <text:p>DC/DC for RaspberryPi</text:p>
          </table:table-cell>
          <table:table-cell table:style-name="ce12" table:formula="of:=VLOOKUP([.$A4];[$T_Devices.$A:.$H];7)" office:value-type="string" office:string-value="OK" calcext:value-type="string">
            <text:p>OK</text:p>
          </table:table-cell>
          <table:table-cell table:style-name="ce12" table:formula="of:=VLOOKUP([.$A4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3</text:p>
          </table:table-cell>
          <table:table-cell table:style-name="ce12" table:formula="of:=VLOOKUP([.$A5];[$T_Devices.$A:.$H];2)" office:value-type="string" office:string-value="Device" calcext:value-type="string">
            <text:p>Device</text:p>
          </table:table-cell>
          <table:table-cell table:style-name="ce12" table:formula="of:=VLOOKUP([.$A5];[$T_Devices.$A:.$H];3)" office:value-type="string" office:string-value="IoTBlock" calcext:value-type="string">
            <text:p>IoTBlock</text:p>
          </table:table-cell>
          <table:table-cell table:style-name="ce12" table:formula="of:=VLOOKUP([.$A5];[$T_Devices.$A:.$H];4)" office:value-type="string" office:string-value="UPS Pack" calcext:value-type="string">
            <text:p>UPS Pack</text:p>
          </table:table-cell>
          <table:table-cell table:style-name="ce12" table:formula="of:=VLOOKUP([.$A5];[$T_Devices.$A:.$H];7)" office:value-type="string" office:string-value="OK" calcext:value-type="string">
            <text:p>OK</text:p>
          </table:table-cell>
          <table:table-cell table:style-name="ce12" table:formula="of:=VLOOKUP([.$A5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4</text:p>
          </table:table-cell>
          <table:table-cell table:style-name="ce12" table:formula="of:=VLOOKUP([.$A6];[$T_Devices.$A:.$H];2)" office:value-type="string" office:string-value="Device" calcext:value-type="string">
            <text:p>Device</text:p>
          </table:table-cell>
          <table:table-cell table:style-name="ce12" table:formula="of:=VLOOKUP([.$A6];[$T_Devices.$A:.$H];3)" office:value-type="string" office:string-value="IoTBlock" calcext:value-type="string">
            <text:p>IoTBlock</text:p>
          </table:table-cell>
          <table:table-cell table:style-name="ce12" table:formula="of:=VLOOKUP([.$A6];[$T_Devices.$A:.$H];4)" office:value-type="string" office:string-value="UPS Battery" calcext:value-type="string">
            <text:p>UPS Battery</text:p>
          </table:table-cell>
          <table:table-cell table:style-name="ce12" table:formula="of:=VLOOKUP([.$A6];[$T_Devices.$A:.$H];7)" office:value-type="string" office:string-value="OK" calcext:value-type="string">
            <text:p>OK</text:p>
          </table:table-cell>
          <table:table-cell table:style-name="ce12" table:formula="of:=VLOOKUP([.$A6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5</text:p>
          </table:table-cell>
          <table:table-cell table:style-name="ce12" table:formula="of:=VLOOKUP([.$A7];[$T_Devices.$A:.$H];2)" office:value-type="string" office:string-value="Device" calcext:value-type="string">
            <text:p>Device</text:p>
          </table:table-cell>
          <table:table-cell table:style-name="ce12" table:formula="of:=VLOOKUP([.$A7];[$T_Devices.$A:.$H];3)" office:value-type="string" office:string-value="IoTBlock" calcext:value-type="string">
            <text:p>IoTBlock</text:p>
          </table:table-cell>
          <table:table-cell table:style-name="ce12" table:formula="of:=VLOOKUP([.$A7];[$T_Devices.$A:.$H];4)" office:value-type="string" office:string-value="SIM7600E-H" calcext:value-type="string">
            <text:p>SIM7600E-H</text:p>
          </table:table-cell>
          <table:table-cell table:style-name="ce12" table:formula="of:=VLOOKUP([.$A7];[$T_Devices.$A:.$H];7)" office:value-type="string" office:string-value="OK" calcext:value-type="string">
            <text:p>OK</text:p>
          </table:table-cell>
          <table:table-cell table:style-name="ce12" table:formula="of:=VLOOKUP([.$A7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6</text:p>
          </table:table-cell>
          <table:table-cell table:style-name="ce12" table:formula="of:=VLOOKUP([.$A8];[$T_Devices.$A:.$H];2)" office:value-type="string" office:string-value="Device" calcext:value-type="string">
            <text:p>Device</text:p>
          </table:table-cell>
          <table:table-cell table:style-name="ce12" table:formula="of:=VLOOKUP([.$A8];[$T_Devices.$A:.$H];3)" office:value-type="string" office:string-value="IoTBlock" calcext:value-type="string">
            <text:p>IoTBlock</text:p>
          </table:table-cell>
          <table:table-cell table:style-name="ce12" table:formula="of:=VLOOKUP([.$A8];[$T_Devices.$A:.$H];4)" office:value-type="string" office:string-value="Sense Hat (c)" calcext:value-type="string">
            <text:p>Sense Hat (c)</text:p>
          </table:table-cell>
          <table:table-cell table:style-name="ce12" table:formula="of:=VLOOKUP([.$A8];[$T_Devices.$A:.$H];7)" office:value-type="string" office:string-value="OK" calcext:value-type="string">
            <text:p>OK</text:p>
          </table:table-cell>
          <table:table-cell table:style-name="ce12" table:formula="of:=VLOOKUP([.$A8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7</text:p>
          </table:table-cell>
          <table:table-cell table:style-name="ce12" table:formula="of:=VLOOKUP([.$A9];[$T_Devices.$A:.$H];2)" office:value-type="string" office:string-value="Device" calcext:value-type="string">
            <text:p>Device</text:p>
          </table:table-cell>
          <table:table-cell table:style-name="ce12" table:formula="of:=VLOOKUP([.$A9];[$T_Devices.$A:.$H];3)" office:value-type="string" office:string-value="IoTBlock" calcext:value-type="string">
            <text:p>IoTBlock</text:p>
          </table:table-cell>
          <table:table-cell table:style-name="ce12" table:formula="of:=VLOOKUP([.$A9];[$T_Devices.$A:.$H];4)" office:value-type="string" office:string-value="Custom Board" calcext:value-type="string">
            <text:p>Custom Board</text:p>
          </table:table-cell>
          <table:table-cell table:style-name="ce12" table:formula="of:=VLOOKUP([.$A9];[$T_Devices.$A:.$H];7)" office:value-type="string" office:string-value="TODO" calcext:value-type="string">
            <text:p>TODO</text:p>
          </table:table-cell>
          <table:table-cell table:style-name="ce12" table:formula="of:=VLOOKUP([.$A9];[$T_Devices.$A:.$H];8)" office:value-type="string" office:string-value="Assemble PCB" calcext:value-type="string">
            <text:p>Assemble PCB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8</text:p>
          </table:table-cell>
          <table:table-cell table:style-name="ce12" table:formula="of:=VLOOKUP([.$A10];[$T_Devices.$A:.$H];2)" office:value-type="string" office:string-value="Device" calcext:value-type="string">
            <text:p>Device</text:p>
          </table:table-cell>
          <table:table-cell table:style-name="ce12" table:formula="of:=VLOOKUP([.$A10];[$T_Devices.$A:.$H];3)" office:value-type="string" office:string-value="IoTBlock" calcext:value-type="string">
            <text:p>IoTBlock</text:p>
          </table:table-cell>
          <table:table-cell table:style-name="ce12" table:formula="of:=VLOOKUP([.$A10];[$T_Devices.$A:.$H];4)" office:value-type="string" office:string-value="Weight sensor" calcext:value-type="string">
            <text:p>Weight sensor</text:p>
          </table:table-cell>
          <table:table-cell table:style-name="ce12" table:formula="of:=VLOOKUP([.$A10];[$T_Devices.$A:.$H];7)" office:value-type="string" office:string-value="TODO" calcext:value-type="string">
            <text:p>TODO</text:p>
          </table:table-cell>
          <table:table-cell table:style-name="ce12" table:formula="of:=VLOOKUP([.$A10];[$T_Devices.$A:.$H];8)" office:value-type="string" office:string-value="Create tank platform" calcext:value-type="string">
            <text:p>Create tank platform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9</text:p>
          </table:table-cell>
          <table:table-cell table:style-name="ce12" table:formula="of:=VLOOKUP([.$A11];[$T_Devices.$A:.$H];2)" office:value-type="string" office:string-value="Device" calcext:value-type="string">
            <text:p>Device</text:p>
          </table:table-cell>
          <table:table-cell table:style-name="ce12" table:formula="of:=VLOOKUP([.$A11];[$T_Devices.$A:.$H];3)" office:value-type="string" office:string-value="IoTBlock" calcext:value-type="string">
            <text:p>IoTBlock</text:p>
          </table:table-cell>
          <table:table-cell table:style-name="ce12" table:formula="of:=VLOOKUP([.$A11];[$T_Devices.$A:.$H];4)" office:value-type="string" office:string-value="Gas MQ-2 Propane Sensor" calcext:value-type="string">
            <text:p>Gas MQ-2 Propane Sensor</text:p>
          </table:table-cell>
          <table:table-cell table:style-name="ce12" table:formula="of:=VLOOKUP([.$A11];[$T_Devices.$A:.$H];7)" office:value-type="string" office:string-value="OK" calcext:value-type="string">
            <text:p>OK</text:p>
          </table:table-cell>
          <table:table-cell table:style-name="ce12" table:formula="of:=VLOOKUP([.$A11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10</text:p>
          </table:table-cell>
          <table:table-cell table:style-name="ce12" table:formula="of:=VLOOKUP([.$A12];[$T_Devices.$A:.$H];2)" office:value-type="string" office:string-value="Device" calcext:value-type="string">
            <text:p>Device</text:p>
          </table:table-cell>
          <table:table-cell table:style-name="ce12" table:formula="of:=VLOOKUP([.$A12];[$T_Devices.$A:.$H];3)" office:value-type="string" office:string-value="IoTBlock" calcext:value-type="string">
            <text:p>IoTBlock</text:p>
          </table:table-cell>
          <table:table-cell table:style-name="ce12" table:formula="of:=VLOOKUP([.$A12];[$T_Devices.$A:.$H];4)" office:value-type="string" office:string-value="Gas MQ-7 CO2 Sensor" calcext:value-type="string">
            <text:p>Gas MQ-7 CO2 Sensor</text:p>
          </table:table-cell>
          <table:table-cell table:style-name="ce12" table:formula="of:=VLOOKUP([.$A12];[$T_Devices.$A:.$H];7)" office:value-type="string" office:string-value="OK" calcext:value-type="string">
            <text:p>OK</text:p>
          </table:table-cell>
          <table:table-cell table:style-name="ce12" table:formula="of:=VLOOKUP([.$A12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0</text:p>
          </table:table-cell>
          <table:table-cell table:style-name="ce12" table:formula="of:=VLOOKUP([.$A13];[$T_Wires.$A:.$P];2)" office:value-type="string" office:string-value="Wire" calcext:value-type="string">
            <text:p>Wire</text:p>
          </table:table-cell>
          <table:table-cell table:style-name="ce12" table:formula="of:=VLOOKUP([.$A13];[$T_Wires.$A:.$P];3)" office:value-type="string" office:string-value="IoTBlock" calcext:value-type="string">
            <text:p>IoTBlock</text:p>
          </table:table-cell>
          <table:table-cell table:style-name="ce12" table:formula="of:=VLOOKUP([.$A13];[$T_Wires.$A:.$P];4)" office:value-type="string" office:string-value="IoT_D1 - IoT_D7 (40 PIN)" calcext:value-type="string">
            <text:p>IoT_D1 - IoT_D7 (40 PIN)</text:p>
          </table:table-cell>
          <table:table-cell table:style-name="ce12" table:formula="of:=VLOOKUP([.$A13];[$T_Wires.$A:.$P];15)" office:value-type="string" office:string-value="TODO" calcext:value-type="string">
            <text:p>TODO</text:p>
          </table:table-cell>
          <table:table-cell table:style-name="ce12" table:formula="of:=VLOOKUP([.$A13];[$T_Wires.$A:.$P];16)" office:value-type="string" office:string-value="Ribbon Cable" calcext:value-type="string">
            <text:p>Ribbon Cable</text:p>
          </table:table-cell>
          <table:table-cell table:number-columns-repeated="2"/>
          <table:table-cell table:style-name="ce16" table:formula="of:=VLOOKUP([.$A2];[$T_Connectors.$A:.$H];2)" office:value-type="string" office:string-value="Conn" calcext:value-type="string">
            <text:p>Conn</text:p>
          </table:table-cell>
        </table:table-row>
        <table:table-row table:style-name="ro1">
          <table:table-cell table:style-name="ce9" office:value-type="string" calcext:value-type="string">
            <text:p>IoT_W01</text:p>
          </table:table-cell>
          <table:table-cell table:style-name="ce12" table:formula="of:=VLOOKUP([.$A14];[$T_Wires.$A:.$P];2)" office:value-type="string" office:string-value="Wire" calcext:value-type="string">
            <text:p>Wire</text:p>
          </table:table-cell>
          <table:table-cell table:style-name="ce12" table:formula="of:=VLOOKUP([.$A14];[$T_Wires.$A:.$P];3)" office:value-type="string" office:string-value="IoTBlock" calcext:value-type="string">
            <text:p>IoTBlock</text:p>
          </table:table-cell>
          <table:table-cell table:style-name="ce12" table:formula="of:=VLOOKUP([.$A14];[$T_Wires.$A:.$P];4)" office:value-type="string" office:string-value="IoT_D2 - IoT_D7 (+)" calcext:value-type="string">
            <text:p>IoT_D2 - IoT_D7 (+)</text:p>
          </table:table-cell>
          <table:table-cell table:style-name="ce12" table:formula="of:=VLOOKUP([.$A14];[$T_Wires.$A:.$P];15)" office:value-type="string" office:string-value="TODO" calcext:value-type="string">
            <text:p>TODO</text:p>
          </table:table-cell>
          <table:table-cell table:style-name="ce12" table:formula="of:=VLOOKUP([.$A14];[$T_Wires.$A:.$P];16)" office:value-type="string" office:string-value="DC/DC to CustomBoard" calcext:value-type="string">
            <text:p>DC/DC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2</text:p>
          </table:table-cell>
          <table:table-cell table:style-name="ce12" table:formula="of:=VLOOKUP([.$A15];[$T_Wires.$A:.$P];2)" office:value-type="string" office:string-value="Wire" calcext:value-type="string">
            <text:p>Wire</text:p>
          </table:table-cell>
          <table:table-cell table:style-name="ce12" table:formula="of:=VLOOKUP([.$A15];[$T_Wires.$A:.$P];3)" office:value-type="string" office:string-value="IoTBlock" calcext:value-type="string">
            <text:p>IoTBlock</text:p>
          </table:table-cell>
          <table:table-cell table:style-name="ce12" table:formula="of:=VLOOKUP([.$A15];[$T_Wires.$A:.$P];4)" office:value-type="string" office:string-value="IoT_D2 - IoT_D7 (-)" calcext:value-type="string">
            <text:p>IoT_D2 - IoT_D7 (-)</text:p>
          </table:table-cell>
          <table:table-cell table:style-name="ce12" table:formula="of:=VLOOKUP([.$A15];[$T_Wires.$A:.$P];15)" office:value-type="string" office:string-value="TODO" calcext:value-type="string">
            <text:p>TODO</text:p>
          </table:table-cell>
          <table:table-cell table:style-name="ce12" table:formula="of:=VLOOKUP([.$A15];[$T_Wires.$A:.$P];16)" office:value-type="string" office:string-value="DC/DC to CustomBoard" calcext:value-type="string">
            <text:p>DC/DC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3</text:p>
          </table:table-cell>
          <table:table-cell table:style-name="ce12" table:formula="of:=VLOOKUP([.$A16];[$T_Wires.$A:.$P];2)" office:value-type="string" office:string-value="Wire" calcext:value-type="string">
            <text:p>Wire</text:p>
          </table:table-cell>
          <table:table-cell table:style-name="ce12" table:formula="of:=VLOOKUP([.$A16];[$T_Wires.$A:.$P];3)" office:value-type="string" office:string-value="IoTBlock" calcext:value-type="string">
            <text:p>IoTBlock</text:p>
          </table:table-cell>
          <table:table-cell table:style-name="ce12" table:formula="of:=VLOOKUP([.$A16];[$T_Wires.$A:.$P];4)" office:value-type="string" office:string-value="IoT_D7 - IoT_D3 (USB)" calcext:value-type="string">
            <text:p>IoT_D7 - IoT_D3 (USB)</text:p>
          </table:table-cell>
          <table:table-cell table:style-name="ce12" table:formula="of:=VLOOKUP([.$A16];[$T_Wires.$A:.$P];15)" office:value-type="string" office:string-value="TODO" calcext:value-type="string">
            <text:p>TODO</text:p>
          </table:table-cell>
          <table:table-cell table:style-name="ce12" table:formula="of:=VLOOKUP([.$A16];[$T_Wires.$A:.$P];16)" office:value-type="string" office:string-value="CustomBoard to UPS (USB-C)" calcext:value-type="string">
            <text:p>CustomBoard to UPS (USB-C)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4</text:p>
          </table:table-cell>
          <table:table-cell table:style-name="ce12" table:formula="of:=VLOOKUP([.$A17];[$T_Wires.$A:.$P];2)" office:value-type="string" office:string-value="Wire" calcext:value-type="string">
            <text:p>Wire</text:p>
          </table:table-cell>
          <table:table-cell table:style-name="ce12" table:formula="of:=VLOOKUP([.$A17];[$T_Wires.$A:.$P];3)" office:value-type="string" office:string-value="IoTBlock" calcext:value-type="string">
            <text:p>IoTBlock</text:p>
          </table:table-cell>
          <table:table-cell table:style-name="ce12" table:formula="of:=VLOOKUP([.$A17];[$T_Wires.$A:.$P];4)" office:value-type="string" office:string-value="IoT_D3 - IoT_D7 (+)" calcext:value-type="string">
            <text:p>IoT_D3 - IoT_D7 (+)</text:p>
          </table:table-cell>
          <table:table-cell table:style-name="ce12" table:formula="of:=VLOOKUP([.$A17];[$T_Wires.$A:.$P];15)" office:value-type="string" office:string-value="TODO" calcext:value-type="string">
            <text:p>TODO</text:p>
          </table:table-cell>
          <table:table-cell table:style-name="ce12" table:formula="of:=VLOOKUP([.$A17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5</text:p>
          </table:table-cell>
          <table:table-cell table:style-name="ce12" table:formula="of:=VLOOKUP([.$A18];[$T_Wires.$A:.$P];2)" office:value-type="string" office:string-value="Wire" calcext:value-type="string">
            <text:p>Wire</text:p>
          </table:table-cell>
          <table:table-cell table:style-name="ce12" table:formula="of:=VLOOKUP([.$A18];[$T_Wires.$A:.$P];3)" office:value-type="string" office:string-value="IoTBlock" calcext:value-type="string">
            <text:p>IoTBlock</text:p>
          </table:table-cell>
          <table:table-cell table:style-name="ce12" table:formula="of:=VLOOKUP([.$A18];[$T_Wires.$A:.$P];4)" office:value-type="string" office:string-value="IoT_D3 - IoT_D7 (-)" calcext:value-type="string">
            <text:p>IoT_D3 - IoT_D7 (-)</text:p>
          </table:table-cell>
          <table:table-cell table:style-name="ce12" table:formula="of:=VLOOKUP([.$A18];[$T_Wires.$A:.$P];15)" office:value-type="string" office:string-value="TODO" calcext:value-type="string">
            <text:p>TODO</text:p>
          </table:table-cell>
          <table:table-cell table:style-name="ce12" table:formula="of:=VLOOKUP([.$A18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6</text:p>
          </table:table-cell>
          <table:table-cell table:style-name="ce12" table:formula="of:=VLOOKUP([.$A19];[$T_Wires.$A:.$P];2)" office:value-type="string" office:string-value="Wire" calcext:value-type="string">
            <text:p>Wire</text:p>
          </table:table-cell>
          <table:table-cell table:style-name="ce12" table:formula="of:=VLOOKUP([.$A19];[$T_Wires.$A:.$P];3)" office:value-type="string" office:string-value="IoTBlock" calcext:value-type="string">
            <text:p>IoTBlock</text:p>
          </table:table-cell>
          <table:table-cell table:style-name="ce12" table:formula="of:=VLOOKUP([.$A19];[$T_Wires.$A:.$P];4)" office:value-type="string" office:string-value="IoT_D3 - IoT_D7 (Tx)" calcext:value-type="string">
            <text:p>IoT_D3 - IoT_D7 (Tx)</text:p>
          </table:table-cell>
          <table:table-cell table:style-name="ce12" table:formula="of:=VLOOKUP([.$A19];[$T_Wires.$A:.$P];15)" office:value-type="string" office:string-value="TODO" calcext:value-type="string">
            <text:p>TODO</text:p>
          </table:table-cell>
          <table:table-cell table:style-name="ce12" table:formula="of:=VLOOKUP([.$A19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7</text:p>
          </table:table-cell>
          <table:table-cell table:style-name="ce12" table:formula="of:=VLOOKUP([.$A20];[$T_Wires.$A:.$P];2)" office:value-type="string" office:string-value="Wire" calcext:value-type="string">
            <text:p>Wire</text:p>
          </table:table-cell>
          <table:table-cell table:style-name="ce12" table:formula="of:=VLOOKUP([.$A20];[$T_Wires.$A:.$P];3)" office:value-type="string" office:string-value="IoTBlock" calcext:value-type="string">
            <text:p>IoTBlock</text:p>
          </table:table-cell>
          <table:table-cell table:style-name="ce12" table:formula="of:=VLOOKUP([.$A20];[$T_Wires.$A:.$P];4)" office:value-type="string" office:string-value="IoT_D3 - IoT_D7 (Rx)" calcext:value-type="string">
            <text:p>IoT_D3 - IoT_D7 (Rx)</text:p>
          </table:table-cell>
          <table:table-cell table:style-name="ce12" table:formula="of:=VLOOKUP([.$A20];[$T_Wires.$A:.$P];15)" office:value-type="string" office:string-value="TODO" calcext:value-type="string">
            <text:p>TODO</text:p>
          </table:table-cell>
          <table:table-cell table:style-name="ce12" table:formula="of:=VLOOKUP([.$A20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8</text:p>
          </table:table-cell>
          <table:table-cell table:style-name="ce12" table:formula="of:=VLOOKUP([.$A21];[$T_Wires.$A:.$P];2)" office:value-type="string" office:string-value="Wire" calcext:value-type="string">
            <text:p>Wire</text:p>
          </table:table-cell>
          <table:table-cell table:style-name="ce12" table:formula="of:=VLOOKUP([.$A21];[$T_Wires.$A:.$P];3)" office:value-type="string" office:string-value="IoTBlock" calcext:value-type="string">
            <text:p>IoTBlock</text:p>
          </table:table-cell>
          <table:table-cell table:style-name="ce12" table:formula="of:=VLOOKUP([.$A21];[$T_Wires.$A:.$P];4)" office:value-type="string" office:string-value="IoT_D3 - IoT_D7 (STA)" calcext:value-type="string">
            <text:p>IoT_D3 - IoT_D7 (STA)</text:p>
          </table:table-cell>
          <table:table-cell table:style-name="ce12" table:formula="of:=VLOOKUP([.$A21];[$T_Wires.$A:.$P];15)" office:value-type="string" office:string-value="TODO" calcext:value-type="string">
            <text:p>TODO</text:p>
          </table:table-cell>
          <table:table-cell table:style-name="ce12" table:formula="of:=VLOOKUP([.$A21];[$T_Wires.$A:.$P];16)" office:value-type="string" office:string-value="UPS to CustomBoard" calcext:value-type="string">
            <text:p>UPS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09</text:p>
          </table:table-cell>
          <table:table-cell table:style-name="ce12" table:formula="of:=VLOOKUP([.$A22];[$T_Wires.$A:.$P];2)" office:value-type="string" office:string-value="Wire" calcext:value-type="string">
            <text:p>Wire</text:p>
          </table:table-cell>
          <table:table-cell table:style-name="ce12" table:formula="of:=VLOOKUP([.$A22];[$T_Wires.$A:.$P];3)" office:value-type="string" office:string-value="IoTBlock" calcext:value-type="string">
            <text:p>IoTBlock</text:p>
          </table:table-cell>
          <table:table-cell table:style-name="ce12" table:formula="of:=VLOOKUP([.$A22];[$T_Wires.$A:.$P];4)" office:value-type="string" office:string-value="IoT_D3 - IoT_D4 (+)" calcext:value-type="string">
            <text:p>IoT_D3 - IoT_D4 (+)</text:p>
          </table:table-cell>
          <table:table-cell table:style-name="ce12" table:formula="of:=VLOOKUP([.$A22];[$T_Wires.$A:.$P];15)" office:value-type="string" office:string-value="OK" calcext:value-type="string">
            <text:p>OK</text:p>
          </table:table-cell>
          <table:table-cell table:style-name="ce12" table:formula="of:=VLOOKUP([.$A2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0</text:p>
          </table:table-cell>
          <table:table-cell table:style-name="ce12" table:formula="of:=VLOOKUP([.$A23];[$T_Wires.$A:.$P];2)" office:value-type="string" office:string-value="Wire" calcext:value-type="string">
            <text:p>Wire</text:p>
          </table:table-cell>
          <table:table-cell table:style-name="ce12" table:formula="of:=VLOOKUP([.$A23];[$T_Wires.$A:.$P];3)" office:value-type="string" office:string-value="IoTBlock" calcext:value-type="string">
            <text:p>IoTBlock</text:p>
          </table:table-cell>
          <table:table-cell table:style-name="ce12" table:formula="of:=VLOOKUP([.$A23];[$T_Wires.$A:.$P];4)" office:value-type="string" office:string-value="IoT_D3 - IoT_D4 (-)" calcext:value-type="string">
            <text:p>IoT_D3 - IoT_D4 (-)</text:p>
          </table:table-cell>
          <table:table-cell table:style-name="ce12" table:formula="of:=VLOOKUP([.$A23];[$T_Wires.$A:.$P];15)" office:value-type="string" office:string-value="OK" calcext:value-type="string">
            <text:p>OK</text:p>
          </table:table-cell>
          <table:table-cell table:style-name="ce12" table:formula="of:=VLOOKUP([.$A2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1</text:p>
          </table:table-cell>
          <table:table-cell table:style-name="ce12" table:formula="of:=VLOOKUP([.$A24];[$T_Wires.$A:.$P];2)" office:value-type="string" office:string-value="Wire" calcext:value-type="string">
            <text:p>Wire</text:p>
          </table:table-cell>
          <table:table-cell table:style-name="ce12" table:formula="of:=VLOOKUP([.$A24];[$T_Wires.$A:.$P];3)" office:value-type="string" office:string-value="IoTBlock" calcext:value-type="string">
            <text:p>IoTBlock</text:p>
          </table:table-cell>
          <table:table-cell table:style-name="ce12" table:formula="of:=VLOOKUP([.$A24];[$T_Wires.$A:.$P];4)" office:value-type="string" office:string-value="IoT_D5 - IoT_D7 (40 PIN)" calcext:value-type="string">
            <text:p>IoT_D5 - IoT_D7 (40 PIN)</text:p>
          </table:table-cell>
          <table:table-cell table:style-name="ce12" table:formula="of:=VLOOKUP([.$A24];[$T_Wires.$A:.$P];15)" office:value-type="string" office:string-value="TODO" calcext:value-type="string">
            <text:p>TODO</text:p>
          </table:table-cell>
          <table:table-cell table:style-name="ce12" table:formula="of:=VLOOKUP([.$A24];[$T_Wires.$A:.$P];16)" office:value-type="string" office:string-value="Ribbon Cable" calcext:value-type="string">
            <text:p>Ribbon Cable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2</text:p>
          </table:table-cell>
          <table:table-cell table:style-name="ce12" table:formula="of:=VLOOKUP([.$A25];[$T_Wires.$A:.$P];2)" office:value-type="string" office:string-value="Wire" calcext:value-type="string">
            <text:p>Wire</text:p>
          </table:table-cell>
          <table:table-cell table:style-name="ce12" table:formula="of:=VLOOKUP([.$A25];[$T_Wires.$A:.$P];3)" office:value-type="string" office:string-value="IoTBlock" calcext:value-type="string">
            <text:p>IoTBlock</text:p>
          </table:table-cell>
          <table:table-cell table:style-name="ce12" table:formula="of:=VLOOKUP([.$A25];[$T_Wires.$A:.$P];4)" office:value-type="string" office:string-value="IoT_D6 - IoT_D7 (40 PIN)" calcext:value-type="string">
            <text:p>IoT_D6 - IoT_D7 (40 PIN)</text:p>
          </table:table-cell>
          <table:table-cell table:style-name="ce12" table:formula="of:=VLOOKUP([.$A25];[$T_Wires.$A:.$P];15)" office:value-type="string" office:string-value="TODO" calcext:value-type="string">
            <text:p>TODO</text:p>
          </table:table-cell>
          <table:table-cell table:style-name="ce12" table:formula="of:=VLOOKUP([.$A25];[$T_Wires.$A:.$P];16)" office:value-type="string" office:string-value="Ribbon Cable" calcext:value-type="string">
            <text:p>Ribbon Cable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3</text:p>
          </table:table-cell>
          <table:table-cell table:style-name="ce12" table:formula="of:=VLOOKUP([.$A26];[$T_Wires.$A:.$P];2)" office:value-type="string" office:string-value="Wire" calcext:value-type="string">
            <text:p>Wire</text:p>
          </table:table-cell>
          <table:table-cell table:style-name="ce12" table:formula="of:=VLOOKUP([.$A26];[$T_Wires.$A:.$P];3)" office:value-type="string" office:string-value="IoTBlock" calcext:value-type="string">
            <text:p>IoTBlock</text:p>
          </table:table-cell>
          <table:table-cell table:style-name="ce12" table:formula="of:=VLOOKUP([.$A26];[$T_Wires.$A:.$P];4)" office:value-type="string" office:string-value="IoT_D8 - IoT_D7 (+)" calcext:value-type="string">
            <text:p>IoT_D8 - IoT_D7 (+)</text:p>
          </table:table-cell>
          <table:table-cell table:style-name="ce12" table:formula="of:=VLOOKUP([.$A26];[$T_Wires.$A:.$P];15)" office:value-type="string" office:string-value="TODO" calcext:value-type="string">
            <text:p>TODO</text:p>
          </table:table-cell>
          <table:table-cell table:style-name="ce12" table:formula="of:=VLOOKUP([.$A26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4</text:p>
          </table:table-cell>
          <table:table-cell table:style-name="ce12" table:formula="of:=VLOOKUP([.$A27];[$T_Wires.$A:.$P];2)" office:value-type="string" office:string-value="Wire" calcext:value-type="string">
            <text:p>Wire</text:p>
          </table:table-cell>
          <table:table-cell table:style-name="ce12" table:formula="of:=VLOOKUP([.$A27];[$T_Wires.$A:.$P];3)" office:value-type="string" office:string-value="IoTBlock" calcext:value-type="string">
            <text:p>IoTBlock</text:p>
          </table:table-cell>
          <table:table-cell table:style-name="ce12" table:formula="of:=VLOOKUP([.$A27];[$T_Wires.$A:.$P];4)" office:value-type="string" office:string-value="IoT_D8 - IoT_D7 (-)" calcext:value-type="string">
            <text:p>IoT_D8 - IoT_D7 (-)</text:p>
          </table:table-cell>
          <table:table-cell table:style-name="ce12" table:formula="of:=VLOOKUP([.$A27];[$T_Wires.$A:.$P];15)" office:value-type="string" office:string-value="TODO" calcext:value-type="string">
            <text:p>TODO</text:p>
          </table:table-cell>
          <table:table-cell table:style-name="ce12" table:formula="of:=VLOOKUP([.$A27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5</text:p>
          </table:table-cell>
          <table:table-cell table:style-name="ce12" table:formula="of:=VLOOKUP([.$A28];[$T_Wires.$A:.$P];2)" office:value-type="string" office:string-value="Wire" calcext:value-type="string">
            <text:p>Wire</text:p>
          </table:table-cell>
          <table:table-cell table:style-name="ce12" table:formula="of:=VLOOKUP([.$A28];[$T_Wires.$A:.$P];3)" office:value-type="string" office:string-value="IoTBlock" calcext:value-type="string">
            <text:p>IoTBlock</text:p>
          </table:table-cell>
          <table:table-cell table:style-name="ce12" table:formula="of:=VLOOKUP([.$A28];[$T_Wires.$A:.$P];4)" office:value-type="string" office:string-value="IoT_D8 - IoT_D7 (SCK)" calcext:value-type="string">
            <text:p>IoT_D8 - IoT_D7 (SCK)</text:p>
          </table:table-cell>
          <table:table-cell table:style-name="ce12" table:formula="of:=VLOOKUP([.$A28];[$T_Wires.$A:.$P];15)" office:value-type="string" office:string-value="TODO" calcext:value-type="string">
            <text:p>TODO</text:p>
          </table:table-cell>
          <table:table-cell table:style-name="ce12" table:formula="of:=VLOOKUP([.$A28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6</text:p>
          </table:table-cell>
          <table:table-cell table:style-name="ce12" table:formula="of:=VLOOKUP([.$A29];[$T_Wires.$A:.$P];2)" office:value-type="string" office:string-value="Wire" calcext:value-type="string">
            <text:p>Wire</text:p>
          </table:table-cell>
          <table:table-cell table:style-name="ce12" table:formula="of:=VLOOKUP([.$A29];[$T_Wires.$A:.$P];3)" office:value-type="string" office:string-value="IoTBlock" calcext:value-type="string">
            <text:p>IoTBlock</text:p>
          </table:table-cell>
          <table:table-cell table:style-name="ce12" table:formula="of:=VLOOKUP([.$A29];[$T_Wires.$A:.$P];4)" office:value-type="string" office:string-value="IoT_D8 - IoT_D7 (DT)" calcext:value-type="string">
            <text:p>IoT_D8 - IoT_D7 (DT)</text:p>
          </table:table-cell>
          <table:table-cell table:style-name="ce12" table:formula="of:=VLOOKUP([.$A29];[$T_Wires.$A:.$P];15)" office:value-type="string" office:string-value="TODO" calcext:value-type="string">
            <text:p>TODO</text:p>
          </table:table-cell>
          <table:table-cell table:style-name="ce12" table:formula="of:=VLOOKUP([.$A29];[$T_Wires.$A:.$P];16)" office:value-type="string" office:string-value="Weight to CustomBoard" calcext:value-type="string">
            <text:p>Weight to CustomBoard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7</text:p>
          </table:table-cell>
          <table:table-cell table:style-name="ce12" table:formula="of:=VLOOKUP([.$A30];[$T_Wires.$A:.$P];2)" office:value-type="string" office:string-value="Wire" calcext:value-type="string">
            <text:p>Wire</text:p>
          </table:table-cell>
          <table:table-cell table:style-name="ce12" table:formula="of:=VLOOKUP([.$A30];[$T_Wires.$A:.$P];3)" office:value-type="string" office:string-value="IoTBlock" calcext:value-type="string">
            <text:p>IoTBlock</text:p>
          </table:table-cell>
          <table:table-cell table:style-name="ce12" table:formula="of:=VLOOKUP([.$A30];[$T_Wires.$A:.$P];4)" office:value-type="string" office:string-value="IoT_D9 - IoT_D6 (+)" calcext:value-type="string">
            <text:p>IoT_D9 - IoT_D6 (+)</text:p>
          </table:table-cell>
          <table:table-cell table:style-name="ce12" table:formula="of:=VLOOKUP([.$A30];[$T_Wires.$A:.$P];15)" office:value-type="string" office:string-value="OK" calcext:value-type="string">
            <text:p>OK</text:p>
          </table:table-cell>
          <table:table-cell table:style-name="ce12" table:formula="of:=VLOOKUP([.$A3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8</text:p>
          </table:table-cell>
          <table:table-cell table:style-name="ce12" table:formula="of:=VLOOKUP([.$A31];[$T_Wires.$A:.$P];2)" office:value-type="string" office:string-value="Wire" calcext:value-type="string">
            <text:p>Wire</text:p>
          </table:table-cell>
          <table:table-cell table:style-name="ce12" table:formula="of:=VLOOKUP([.$A31];[$T_Wires.$A:.$P];3)" office:value-type="string" office:string-value="IoTBlock" calcext:value-type="string">
            <text:p>IoTBlock</text:p>
          </table:table-cell>
          <table:table-cell table:style-name="ce12" table:formula="of:=VLOOKUP([.$A31];[$T_Wires.$A:.$P];4)" office:value-type="string" office:string-value="IoT_D9 - IoT_D6 (-)" calcext:value-type="string">
            <text:p>IoT_D9 - IoT_D6 (-)</text:p>
          </table:table-cell>
          <table:table-cell table:style-name="ce12" table:formula="of:=VLOOKUP([.$A31];[$T_Wires.$A:.$P];15)" office:value-type="string" office:string-value="OK" calcext:value-type="string">
            <text:p>OK</text:p>
          </table:table-cell>
          <table:table-cell table:style-name="ce12" table:formula="of:=VLOOKUP([.$A3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19</text:p>
          </table:table-cell>
          <table:table-cell table:style-name="ce12" table:formula="of:=VLOOKUP([.$A32];[$T_Wires.$A:.$P];2)" office:value-type="string" office:string-value="Wire" calcext:value-type="string">
            <text:p>Wire</text:p>
          </table:table-cell>
          <table:table-cell table:style-name="ce12" table:formula="of:=VLOOKUP([.$A32];[$T_Wires.$A:.$P];3)" office:value-type="string" office:string-value="IoTBlock" calcext:value-type="string">
            <text:p>IoTBlock</text:p>
          </table:table-cell>
          <table:table-cell table:style-name="ce12" table:formula="of:=VLOOKUP([.$A32];[$T_Wires.$A:.$P];4)" office:value-type="string" office:string-value="IoT_D9 - IoT_D6 (AOUT)" calcext:value-type="string">
            <text:p>IoT_D9 - IoT_D6 (AOUT)</text:p>
          </table:table-cell>
          <table:table-cell table:style-name="ce12" table:formula="of:=VLOOKUP([.$A32];[$T_Wires.$A:.$P];15)" office:value-type="string" office:string-value="OK" calcext:value-type="string">
            <text:p>OK</text:p>
          </table:table-cell>
          <table:table-cell table:style-name="ce12" table:formula="of:=VLOOKUP([.$A3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0</text:p>
          </table:table-cell>
          <table:table-cell table:style-name="ce12" table:formula="of:=VLOOKUP([.$A33];[$T_Wires.$A:.$P];2)" office:value-type="string" office:string-value="Wire" calcext:value-type="string">
            <text:p>Wire</text:p>
          </table:table-cell>
          <table:table-cell table:style-name="ce12" table:formula="of:=VLOOKUP([.$A33];[$T_Wires.$A:.$P];3)" office:value-type="string" office:string-value="IoTBlock" calcext:value-type="string">
            <text:p>IoTBlock</text:p>
          </table:table-cell>
          <table:table-cell table:style-name="ce12" table:formula="of:=VLOOKUP([.$A33];[$T_Wires.$A:.$P];4)" office:value-type="string" office:string-value="IoT_D9 - IoT_D6 (DOUT)" calcext:value-type="string">
            <text:p>IoT_D9 - IoT_D6 (DOUT)</text:p>
          </table:table-cell>
          <table:table-cell table:style-name="ce12" table:formula="of:=VLOOKUP([.$A33];[$T_Wires.$A:.$P];15)" office:value-type="string" office:string-value="OK" calcext:value-type="string">
            <text:p>OK</text:p>
          </table:table-cell>
          <table:table-cell table:style-name="ce12" table:formula="of:=VLOOKUP([.$A3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1</text:p>
          </table:table-cell>
          <table:table-cell table:style-name="ce12" table:formula="of:=VLOOKUP([.$A34];[$T_Wires.$A:.$P];2)" office:value-type="string" office:string-value="Wire" calcext:value-type="string">
            <text:p>Wire</text:p>
          </table:table-cell>
          <table:table-cell table:style-name="ce12" table:formula="of:=VLOOKUP([.$A34];[$T_Wires.$A:.$P];3)" office:value-type="string" office:string-value="IoTBlock" calcext:value-type="string">
            <text:p>IoTBlock</text:p>
          </table:table-cell>
          <table:table-cell table:style-name="ce12" table:formula="of:=VLOOKUP([.$A34];[$T_Wires.$A:.$P];4)" office:value-type="string" office:string-value="IoT_D10 - IoT_D6 (+)" calcext:value-type="string">
            <text:p>IoT_D10 - IoT_D6 (+)</text:p>
          </table:table-cell>
          <table:table-cell table:style-name="ce12" table:formula="of:=VLOOKUP([.$A34];[$T_Wires.$A:.$P];15)" office:value-type="string" office:string-value="OK" calcext:value-type="string">
            <text:p>OK</text:p>
          </table:table-cell>
          <table:table-cell table:style-name="ce12" table:formula="of:=VLOOKUP([.$A3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2</text:p>
          </table:table-cell>
          <table:table-cell table:style-name="ce12" table:formula="of:=VLOOKUP([.$A35];[$T_Wires.$A:.$P];2)" office:value-type="string" office:string-value="Wire" calcext:value-type="string">
            <text:p>Wire</text:p>
          </table:table-cell>
          <table:table-cell table:style-name="ce12" table:formula="of:=VLOOKUP([.$A35];[$T_Wires.$A:.$P];3)" office:value-type="string" office:string-value="IoTBlock" calcext:value-type="string">
            <text:p>IoTBlock</text:p>
          </table:table-cell>
          <table:table-cell table:style-name="ce12" table:formula="of:=VLOOKUP([.$A35];[$T_Wires.$A:.$P];4)" office:value-type="string" office:string-value="IoT_D10 - IoT_D6 (-)" calcext:value-type="string">
            <text:p>IoT_D10 - IoT_D6 (-)</text:p>
          </table:table-cell>
          <table:table-cell table:style-name="ce12" table:formula="of:=VLOOKUP([.$A35];[$T_Wires.$A:.$P];15)" office:value-type="string" office:string-value="OK" calcext:value-type="string">
            <text:p>OK</text:p>
          </table:table-cell>
          <table:table-cell table:style-name="ce12" table:formula="of:=VLOOKUP([.$A3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3</text:p>
          </table:table-cell>
          <table:table-cell table:style-name="ce12" table:formula="of:=VLOOKUP([.$A36];[$T_Wires.$A:.$P];2)" office:value-type="string" office:string-value="Wire" calcext:value-type="string">
            <text:p>Wire</text:p>
          </table:table-cell>
          <table:table-cell table:style-name="ce12" table:formula="of:=VLOOKUP([.$A36];[$T_Wires.$A:.$P];3)" office:value-type="string" office:string-value="IoTBlock" calcext:value-type="string">
            <text:p>IoTBlock</text:p>
          </table:table-cell>
          <table:table-cell table:style-name="ce12" table:formula="of:=VLOOKUP([.$A36];[$T_Wires.$A:.$P];4)" office:value-type="string" office:string-value="IoT_D10 - IoT_D6 (AOUT)" calcext:value-type="string">
            <text:p>IoT_D10 - IoT_D6 (AOUT)</text:p>
          </table:table-cell>
          <table:table-cell table:style-name="ce12" table:formula="of:=VLOOKUP([.$A36];[$T_Wires.$A:.$P];15)" office:value-type="string" office:string-value="OK" calcext:value-type="string">
            <text:p>OK</text:p>
          </table:table-cell>
          <table:table-cell table:style-name="ce12" table:formula="of:=VLOOKUP([.$A3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4</text:p>
          </table:table-cell>
          <table:table-cell table:style-name="ce12" table:formula="of:=VLOOKUP([.$A37];[$T_Wires.$A:.$P];2)" office:value-type="string" office:string-value="Wire" calcext:value-type="string">
            <text:p>Wire</text:p>
          </table:table-cell>
          <table:table-cell table:style-name="ce12" table:formula="of:=VLOOKUP([.$A37];[$T_Wires.$A:.$P];3)" office:value-type="string" office:string-value="IoTBlock" calcext:value-type="string">
            <text:p>IoTBlock</text:p>
          </table:table-cell>
          <table:table-cell table:style-name="ce12" table:formula="of:=VLOOKUP([.$A37];[$T_Wires.$A:.$P];4)" office:value-type="string" office:string-value="IoT_D10 - IoT_D6 (DOUT)" calcext:value-type="string">
            <text:p>IoT_D10 - IoT_D6 (DOUT)</text:p>
          </table:table-cell>
          <table:table-cell table:style-name="ce12" table:formula="of:=VLOOKUP([.$A37];[$T_Wires.$A:.$P];15)" office:value-type="string" office:string-value="OK" calcext:value-type="string">
            <text:p>OK</text:p>
          </table:table-cell>
          <table:table-cell table:style-name="ce12" table:formula="of:=VLOOKUP([.$A3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5</text:p>
          </table:table-cell>
          <table:table-cell table:style-name="ce12" table:formula="of:=VLOOKUP([.$A38];[$T_Wires.$A:.$P];2)" office:value-type="string" office:string-value="Wire" calcext:value-type="string">
            <text:p>Wire</text:p>
          </table:table-cell>
          <table:table-cell table:style-name="ce12" table:formula="of:=VLOOKUP([.$A38];[$T_Wires.$A:.$P];3)" office:value-type="string" office:string-value="IoTBlock" calcext:value-type="string">
            <text:p>IoTBlock</text:p>
          </table:table-cell>
          <table:table-cell table:style-name="ce12" table:formula="of:=VLOOKUP([.$A38];[$T_Wires.$A:.$P];4)" office:value-type="string" office:string-value="IoT_D7 - Int_D1 (+)" calcext:value-type="string">
            <text:p>IoT_D7 - Int_D1 (+)</text:p>
          </table:table-cell>
          <table:table-cell table:style-name="ce12" table:formula="of:=VLOOKUP([.$A38];[$T_Wires.$A:.$P];15)" office:value-type="string" office:string-value="TODO" calcext:value-type="string">
            <text:p>TODO</text:p>
          </table:table-cell>
          <table:table-cell table:style-name="ce12" table:formula="of:=VLOOKUP([.$A38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6</text:p>
          </table:table-cell>
          <table:table-cell table:style-name="ce12" table:formula="of:=VLOOKUP([.$A39];[$T_Wires.$A:.$P];2)" office:value-type="string" office:string-value="Wire" calcext:value-type="string">
            <text:p>Wire</text:p>
          </table:table-cell>
          <table:table-cell table:style-name="ce12" table:formula="of:=VLOOKUP([.$A39];[$T_Wires.$A:.$P];3)" office:value-type="string" office:string-value="IoTBlock" calcext:value-type="string">
            <text:p>IoTBlock</text:p>
          </table:table-cell>
          <table:table-cell table:style-name="ce12" table:formula="of:=VLOOKUP([.$A39];[$T_Wires.$A:.$P];4)" office:value-type="string" office:string-value="IoT_D7 - Int_D1 (-)" calcext:value-type="string">
            <text:p>IoT_D7 - Int_D1 (-)</text:p>
          </table:table-cell>
          <table:table-cell table:style-name="ce12" table:formula="of:=VLOOKUP([.$A39];[$T_Wires.$A:.$P];15)" office:value-type="string" office:string-value="TODO" calcext:value-type="string">
            <text:p>TODO</text:p>
          </table:table-cell>
          <table:table-cell table:style-name="ce12" table:formula="of:=VLOOKUP([.$A39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7</text:p>
          </table:table-cell>
          <table:table-cell table:style-name="ce12" table:formula="of:=VLOOKUP([.$A40];[$T_Wires.$A:.$P];2)" office:value-type="string" office:string-value="Wire" calcext:value-type="string">
            <text:p>Wire</text:p>
          </table:table-cell>
          <table:table-cell table:style-name="ce12" table:formula="of:=VLOOKUP([.$A40];[$T_Wires.$A:.$P];3)" office:value-type="string" office:string-value="IoTBlock" calcext:value-type="string">
            <text:p>IoTBlock</text:p>
          </table:table-cell>
          <table:table-cell table:style-name="ce12" table:formula="of:=VLOOKUP([.$A40];[$T_Wires.$A:.$P];4)" office:value-type="string" office:string-value="IoT_D7 - Int_D1 (SDA)" calcext:value-type="string">
            <text:p>IoT_D7 - Int_D1 (SDA)</text:p>
          </table:table-cell>
          <table:table-cell table:style-name="ce12" table:formula="of:=VLOOKUP([.$A40];[$T_Wires.$A:.$P];15)" office:value-type="string" office:string-value="TODO" calcext:value-type="string">
            <text:p>TODO</text:p>
          </table:table-cell>
          <table:table-cell table:style-name="ce12" table:formula="of:=VLOOKUP([.$A40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8</text:p>
          </table:table-cell>
          <table:table-cell table:style-name="ce12" table:formula="of:=VLOOKUP([.$A41];[$T_Wires.$A:.$P];2)" office:value-type="string" office:string-value="Wire" calcext:value-type="string">
            <text:p>Wire</text:p>
          </table:table-cell>
          <table:table-cell table:style-name="ce12" table:formula="of:=VLOOKUP([.$A41];[$T_Wires.$A:.$P];3)" office:value-type="string" office:string-value="IoTBlock" calcext:value-type="string">
            <text:p>IoTBlock</text:p>
          </table:table-cell>
          <table:table-cell table:style-name="ce12" table:formula="of:=VLOOKUP([.$A41];[$T_Wires.$A:.$P];4)" office:value-type="string" office:string-value="IoT_D7 - Int_D1 (SCL)" calcext:value-type="string">
            <text:p>IoT_D7 - Int_D1 (SCL)</text:p>
          </table:table-cell>
          <table:table-cell table:style-name="ce12" table:formula="of:=VLOOKUP([.$A41];[$T_Wires.$A:.$P];15)" office:value-type="string" office:string-value="TODO" calcext:value-type="string">
            <text:p>TODO</text:p>
          </table:table-cell>
          <table:table-cell table:style-name="ce12" table:formula="of:=VLOOKUP([.$A41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29</text:p>
          </table:table-cell>
          <table:table-cell table:style-name="ce12" table:formula="of:=VLOOKUP([.$A42];[$T_Wires.$A:.$P];2)" office:value-type="string" office:string-value="Wire" calcext:value-type="string">
            <text:p>Wire</text:p>
          </table:table-cell>
          <table:table-cell table:style-name="ce12" table:formula="of:=VLOOKUP([.$A42];[$T_Wires.$A:.$P];3)" office:value-type="string" office:string-value="IoTBlock" calcext:value-type="string">
            <text:p>IoTBlock</text:p>
          </table:table-cell>
          <table:table-cell table:style-name="ce12" table:formula="of:=VLOOKUP([.$A42];[$T_Wires.$A:.$P];4)" office:value-type="string" office:string-value="IoT_D7 - Int_D1 (INT)" calcext:value-type="string">
            <text:p>IoT_D7 - Int_D1 (INT)</text:p>
          </table:table-cell>
          <table:table-cell table:style-name="ce12" table:formula="of:=VLOOKUP([.$A42];[$T_Wires.$A:.$P];15)" office:value-type="string" office:string-value="TODO" calcext:value-type="string">
            <text:p>TODO</text:p>
          </table:table-cell>
          <table:table-cell table:style-name="ce12" table:formula="of:=VLOOKUP([.$A42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W30</text:p>
          </table:table-cell>
          <table:table-cell table:style-name="ce12" table:formula="of:=VLOOKUP([.$A43];[$T_Wires.$A:.$P];2)" office:value-type="string" office:string-value="Wire" calcext:value-type="string">
            <text:p>Wire</text:p>
          </table:table-cell>
          <table:table-cell table:style-name="ce12" table:formula="of:=VLOOKUP([.$A43];[$T_Wires.$A:.$P];3)" office:value-type="string" office:string-value="IoTBlock" calcext:value-type="string">
            <text:p>IoTBlock</text:p>
          </table:table-cell>
          <table:table-cell table:style-name="ce12" table:formula="of:=VLOOKUP([.$A43];[$T_Wires.$A:.$P];4)" office:value-type="string" office:string-value="IoT_D7 - Int_D1 (RST)" calcext:value-type="string">
            <text:p>IoT_D7 - Int_D1 (RST)</text:p>
          </table:table-cell>
          <table:table-cell table:style-name="ce12" table:formula="of:=VLOOKUP([.$A43];[$T_Wires.$A:.$P];15)" office:value-type="string" office:string-value="TODO" calcext:value-type="string">
            <text:p>TODO</text:p>
          </table:table-cell>
          <table:table-cell table:style-name="ce12" table:formula="of:=VLOOKUP([.$A43];[$T_Wires.$A:.$P];16)" office:value-type="string" office:string-value="CustomBoard to GPIO" calcext:value-type="string">
            <text:p>CustomBoard to GPIO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  <table:table-cell table:number-columns-repeated="3"/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ustom_Board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3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BB01</text:p>
          </table:table-cell>
          <table:table-cell table:style-name="ce12" table:formula="of:=VLOOKUP([.$A1];[$T_Others.$A:.$H];2)" office:value-type="string" office:string-value="Type" calcext:value-type="string">
            <text:p>Type</text:p>
          </table:table-cell>
          <table:table-cell table:style-name="ce12" table:formula="of:=VLOOKUP([.$A1];[$T_Others.$A:.$H];3)" office:value-type="string" office:string-value="Block" calcext:value-type="string">
            <text:p>Block</text:p>
          </table:table-cell>
          <table:table-cell table:style-name="ce12" table:formula="of:=VLOOKUP([.$A1];[$T_Others.$A:.$H];4)" office:value-type="string" office:string-value="Name" calcext:value-type="string">
            <text:p>Name</text:p>
          </table:table-cell>
          <table:table-cell table:style-name="ce12" table:formula="of:=VLOOKUP([.$A1];[$T_Others.$A:.$H];7)" office:value-type="string" office:string-value="Status" calcext:value-type="string">
            <text:p>Status</text:p>
          </table:table-cell>
          <table:table-cell table:style-name="ce12" table:formula="of:=VLOOKUP([.$A1];[$T_Others.$A:.$H];8)" office:value-type="string" office:string-value="Status Notes" calcext:value-type="string">
            <text:p>Status 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1</text:p>
          </table:table-cell>
          <table:table-cell table:style-name="ce12" table:formula="of:=VLOOKUP([.$A3];[$T_Connectors.$A:.$H];2)" office:value-type="string" office:string-value="Conn" calcext:value-type="string">
            <text:p>Conn</text:p>
          </table:table-cell>
          <table:table-cell table:style-name="ce12" table:formula="of:=VLOOKUP([.$A3];[$T_Connectors.$A:.$H];3)" office:value-type="string" office:string-value="CustomBoard" calcext:value-type="string">
            <text:p>CustomBoard</text:p>
          </table:table-cell>
          <table:table-cell table:style-name="ce12" table:formula="of:=VLOOKUP([.$A3];[$T_Connectors.$A:.$H];4)" office:value-type="string" office:string-value="Connector from DC/DC (vite)" calcext:value-type="string">
            <text:p>Connector from DC/DC (vite)</text:p>
          </table:table-cell>
          <table:table-cell table:style-name="ce12" table:formula="of:=VLOOKUP([.$A3];[$T_Connectors.$A:.$H];7)" office:value-type="string" office:string-value="OK" calcext:value-type="string">
            <text:p>OK</text:p>
          </table:table-cell>
          <table:table-cell table:style-name="ce12" table:formula="of:=VLOOKUP([.$A3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2</text:p>
          </table:table-cell>
          <table:table-cell table:style-name="ce12" table:formula="of:=VLOOKUP([.$A4];[$T_Connectors.$A:.$H];2)" office:value-type="string" office:string-value="Conn" calcext:value-type="string">
            <text:p>Conn</text:p>
          </table:table-cell>
          <table:table-cell table:style-name="ce12" table:formula="of:=VLOOKUP([.$A4];[$T_Connectors.$A:.$H];3)" office:value-type="string" office:string-value="CustomBoard" calcext:value-type="string">
            <text:p>CustomBoard</text:p>
          </table:table-cell>
          <table:table-cell table:style-name="ce12" table:formula="of:=VLOOKUP([.$A4];[$T_Connectors.$A:.$H];4)" office:value-type="string" office:string-value="Connector to UPS (vite)" calcext:value-type="string">
            <text:p>Connector to UPS (vite)</text:p>
          </table:table-cell>
          <table:table-cell table:style-name="ce12" table:formula="of:=VLOOKUP([.$A4];[$T_Connectors.$A:.$H];7)" office:value-type="string" office:string-value="OK" calcext:value-type="string">
            <text:p>OK</text:p>
          </table:table-cell>
          <table:table-cell table:style-name="ce12" table:formula="of:=VLOOKUP([.$A4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3</text:p>
          </table:table-cell>
          <table:table-cell table:style-name="ce12" table:formula="of:=VLOOKUP([.$A5];[$T_Connectors.$A:.$H];2)" office:value-type="string" office:string-value="Conn" calcext:value-type="string">
            <text:p>Conn</text:p>
          </table:table-cell>
          <table:table-cell table:style-name="ce12" table:formula="of:=VLOOKUP([.$A5];[$T_Connectors.$A:.$H];3)" office:value-type="string" office:string-value="CustomBoard" calcext:value-type="string">
            <text:p>CustomBoard</text:p>
          </table:table-cell>
          <table:table-cell table:style-name="ce12" table:formula="of:=VLOOKUP([.$A5];[$T_Connectors.$A:.$H];4)" office:value-type="string" office:string-value="Connector to RaspberryPi Ribbon 40PIN" calcext:value-type="string">
            <text:p>Connector to RaspberryPi Ribbon 40PIN</text:p>
          </table:table-cell>
          <table:table-cell table:style-name="ce12" table:formula="of:=VLOOKUP([.$A5];[$T_Connectors.$A:.$H];7)" office:value-type="string" office:string-value="OK" calcext:value-type="string">
            <text:p>OK</text:p>
          </table:table-cell>
          <table:table-cell table:style-name="ce12" table:formula="of:=VLOOKUP([.$A5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4</text:p>
          </table:table-cell>
          <table:table-cell table:style-name="ce12" table:formula="of:=VLOOKUP([.$A6];[$T_Connectors.$A:.$H];2)" office:value-type="string" office:string-value="Conn" calcext:value-type="string">
            <text:p>Conn</text:p>
          </table:table-cell>
          <table:table-cell table:style-name="ce12" table:formula="of:=VLOOKUP([.$A6];[$T_Connectors.$A:.$H];3)" office:value-type="string" office:string-value="CustomBoard" calcext:value-type="string">
            <text:p>CustomBoard</text:p>
          </table:table-cell>
          <table:table-cell table:style-name="ce12" table:formula="of:=VLOOKUP([.$A6];[$T_Connectors.$A:.$H];4)" office:value-type="string" office:string-value="Connector from UPS ???-5P" calcext:value-type="string">
            <text:p>Connector from UPS ???-5P</text:p>
          </table:table-cell>
          <table:table-cell table:style-name="ce12" table:formula="of:=VLOOKUP([.$A6];[$T_Connectors.$A:.$H];7)" office:value-type="string" office:string-value="OK" calcext:value-type="string">
            <text:p>OK</text:p>
          </table:table-cell>
          <table:table-cell table:style-name="ce12" table:formula="of:=VLOOKUP([.$A6];[$T_Connecto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5</text:p>
          </table:table-cell>
          <table:table-cell table:style-name="ce12" table:formula="of:=VLOOKUP([.$A7];[$T_Connectors.$A:.$H];2)" office:value-type="string" office:string-value="Conn" calcext:value-type="string">
            <text:p>Conn</text:p>
          </table:table-cell>
          <table:table-cell table:style-name="ce12" table:formula="of:=VLOOKUP([.$A7];[$T_Connectors.$A:.$H];3)" office:value-type="string" office:string-value="CustomBoard" calcext:value-type="string">
            <text:p>CustomBoard</text:p>
          </table:table-cell>
          <table:table-cell table:style-name="ce12" table:formula="of:=VLOOKUP([.$A7];[$T_Connectors.$A:.$H];4)" office:value-type="string" office:string-value="Connector for GPIO Expansion JSL-6P" calcext:value-type="string">
            <text:p>Connector for GPIO Expansion JSL-6P</text:p>
          </table:table-cell>
          <table:table-cell table:style-name="ce12" table:formula="of:=VLOOKUP([.$A7];[$T_Connectors.$A:.$H];7)" office:value-type="string" office:string-value="TODO" calcext:value-type="string">
            <text:p>TODO</text:p>
          </table:table-cell>
          <table:table-cell table:style-name="ce12" table:formula="of:=VLOOKUP([.$A7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6</text:p>
          </table:table-cell>
          <table:table-cell table:style-name="ce12" table:formula="of:=VLOOKUP([.$A8];[$T_Connectors.$A:.$H];2)" office:value-type="string" office:string-value="Conn" calcext:value-type="string">
            <text:p>Conn</text:p>
          </table:table-cell>
          <table:table-cell table:style-name="ce12" table:formula="of:=VLOOKUP([.$A8];[$T_Connectors.$A:.$H];3)" office:value-type="string" office:string-value="CustomBoard" calcext:value-type="string">
            <text:p>CustomBoard</text:p>
          </table:table-cell>
          <table:table-cell table:style-name="ce12" table:formula="of:=VLOOKUP([.$A8];[$T_Connectors.$A:.$H];4)" office:value-type="string" office:string-value="Connector for Serial Comm JSL-3P" calcext:value-type="string">
            <text:p>Connector for Serial Comm JSL-3P</text:p>
          </table:table-cell>
          <table:table-cell table:style-name="ce12" table:formula="of:=VLOOKUP([.$A8];[$T_Connectors.$A:.$H];7)" office:value-type="string" office:string-value="TODO" calcext:value-type="string">
            <text:p>TODO</text:p>
          </table:table-cell>
          <table:table-cell table:style-name="ce12" table:formula="of:=VLOOKUP([.$A8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C07</text:p>
          </table:table-cell>
          <table:table-cell table:style-name="ce12" table:formula="of:=VLOOKUP([.$A9];[$T_Connectors.$A:.$H];2)" office:value-type="string" office:string-value="Conn" calcext:value-type="string">
            <text:p>Conn</text:p>
          </table:table-cell>
          <table:table-cell table:style-name="ce12" table:formula="of:=VLOOKUP([.$A9];[$T_Connectors.$A:.$H];3)" office:value-type="string" office:string-value="CustomBoard" calcext:value-type="string">
            <text:p>CustomBoard</text:p>
          </table:table-cell>
          <table:table-cell table:style-name="ce12" table:formula="of:=VLOOKUP([.$A9];[$T_Connectors.$A:.$H];4)" office:value-type="string" office:string-value="Connector for Weight Sensor JSL-4P" calcext:value-type="string">
            <text:p>Connector for Weight Sensor JSL-4P</text:p>
          </table:table-cell>
          <table:table-cell table:style-name="ce12" table:formula="of:=VLOOKUP([.$A9];[$T_Connectors.$A:.$H];7)" office:value-type="string" office:string-value="TODO" calcext:value-type="string">
            <text:p>TODO</text:p>
          </table:table-cell>
          <table:table-cell table:style-name="ce12" table:formula="of:=VLOOKUP([.$A9];[$T_Connectors.$A:.$H];8)" office:value-type="string" office:string-value="Order angular JST connectors" calcext:value-type="string">
            <text:p>Order angular JST connectors</text:p>
          </table:table-cell>
          <table:table-cell table:number-columns-repeated="2"/>
          <table:table-cell table:style-name="ce16"/>
        </table:table-row>
        <table:table-row table:style-name="ro1">
          <table:table-cell office:value-type="string" calcext:value-type="string">
            <text:p>CB_W01</text:p>
          </table:table-cell>
          <table:table-cell table:style-name="ce12" table:formula="of:=VLOOKUP([.$A10];[$T_Wires.$A:.$P];2)" office:value-type="string" office:string-value="Wire" calcext:value-type="string">
            <text:p>Wire</text:p>
          </table:table-cell>
          <table:table-cell table:style-name="ce12" table:formula="of:=VLOOKUP([.$A10];[$T_Wires.$A:.$P];3)" office:value-type="string" office:string-value="CustomBoard" calcext:value-type="string">
            <text:p>CustomBoard</text:p>
          </table:table-cell>
          <table:table-cell table:style-name="ce12" table:formula="of:=VLOOKUP([.$A10];[$T_Wires.$A:.$P];4)" office:value-type="string" office:string-value="CB_DCDCConn - CB_UPSConn (x2)" calcext:value-type="string">
            <text:p>CB_DCDCConn - CB_UPSConn (x2)</text:p>
          </table:table-cell>
          <table:table-cell table:style-name="ce12" table:formula="of:=VLOOKUP([.$A10];[$T_Wires.$A:.$P];15)" office:value-type="string" office:string-value="TODO" calcext:value-type="string">
            <text:p>TODO</text:p>
          </table:table-cell>
          <table:table-cell table:style-name="ce12" table:formula="of:=VLOOKUP([.$A10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2</text:p>
          </table:table-cell>
          <table:table-cell table:style-name="ce12" table:formula="of:=VLOOKUP([.$A11];[$T_Wires.$A:.$P];2)" office:value-type="string" office:string-value="Wire" calcext:value-type="string">
            <text:p>Wire</text:p>
          </table:table-cell>
          <table:table-cell table:style-name="ce12" table:formula="of:=VLOOKUP([.$A11];[$T_Wires.$A:.$P];3)" office:value-type="string" office:string-value="CustomBoard" calcext:value-type="string">
            <text:p>CustomBoard</text:p>
          </table:table-cell>
          <table:table-cell table:style-name="ce12" table:formula="of:=VLOOKUP([.$A11];[$T_Wires.$A:.$P];4)" office:value-type="string" office:string-value="CB_RpiHeader - CB_WeightConn (x4)" calcext:value-type="string">
            <text:p>CB_RpiHeader - CB_WeightConn (x4)</text:p>
          </table:table-cell>
          <table:table-cell table:style-name="ce12" table:formula="of:=VLOOKUP([.$A11];[$T_Wires.$A:.$P];15)" office:value-type="string" office:string-value="TODO" calcext:value-type="string">
            <text:p>TODO</text:p>
          </table:table-cell>
          <table:table-cell table:style-name="ce12" table:formula="of:=VLOOKUP([.$A11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3</text:p>
          </table:table-cell>
          <table:table-cell table:style-name="ce12" table:formula="of:=VLOOKUP([.$A12];[$T_Wires.$A:.$P];2)" office:value-type="string" office:string-value="Wire" calcext:value-type="string">
            <text:p>Wire</text:p>
          </table:table-cell>
          <table:table-cell table:style-name="ce12" table:formula="of:=VLOOKUP([.$A12];[$T_Wires.$A:.$P];3)" office:value-type="string" office:string-value="CustomBoard" calcext:value-type="string">
            <text:p>CustomBoard</text:p>
          </table:table-cell>
          <table:table-cell table:style-name="ce12" table:formula="of:=VLOOKUP([.$A12];[$T_Wires.$A:.$P];4)" office:value-type="string" office:string-value="CB_RpiHeader - CB_SerialConn (x3)" calcext:value-type="string">
            <text:p>CB_RpiHeader - CB_SerialConn (x3)</text:p>
          </table:table-cell>
          <table:table-cell table:style-name="ce12" table:formula="of:=VLOOKUP([.$A12];[$T_Wires.$A:.$P];15)" office:value-type="string" office:string-value="TODO" calcext:value-type="string">
            <text:p>TODO</text:p>
          </table:table-cell>
          <table:table-cell table:style-name="ce12" table:formula="of:=VLOOKUP([.$A12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4</text:p>
          </table:table-cell>
          <table:table-cell table:style-name="ce12" table:formula="of:=VLOOKUP([.$A13];[$T_Wires.$A:.$P];2)" office:value-type="string" office:string-value="Wire" calcext:value-type="string">
            <text:p>Wire</text:p>
          </table:table-cell>
          <table:table-cell table:style-name="ce12" table:formula="of:=VLOOKUP([.$A13];[$T_Wires.$A:.$P];3)" office:value-type="string" office:string-value="CustomBoard" calcext:value-type="string">
            <text:p>CustomBoard</text:p>
          </table:table-cell>
          <table:table-cell table:style-name="ce12" table:formula="of:=VLOOKUP([.$A13];[$T_Wires.$A:.$P];4)" office:value-type="string" office:string-value="CB_RpiHeader - CB_GPIOConn (x6)" calcext:value-type="string">
            <text:p>CB_RpiHeader - CB_GPIOConn (x6)</text:p>
          </table:table-cell>
          <table:table-cell table:style-name="ce12" table:formula="of:=VLOOKUP([.$A13];[$T_Wires.$A:.$P];15)" office:value-type="string" office:string-value="TODO" calcext:value-type="string">
            <text:p>TODO</text:p>
          </table:table-cell>
          <table:table-cell table:style-name="ce12" table:formula="of:=VLOOKUP([.$A13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_W05</text:p>
          </table:table-cell>
          <table:table-cell table:style-name="ce12" table:formula="of:=VLOOKUP([.$A14];[$T_Wires.$A:.$P];2)" office:value-type="string" office:string-value="Wire" calcext:value-type="string">
            <text:p>Wire</text:p>
          </table:table-cell>
          <table:table-cell table:style-name="ce12" table:formula="of:=VLOOKUP([.$A14];[$T_Wires.$A:.$P];3)" office:value-type="string" office:string-value="CustomBoard" calcext:value-type="string">
            <text:p>CustomBoard</text:p>
          </table:table-cell>
          <table:table-cell table:style-name="ce12" table:formula="of:=VLOOKUP([.$A14];[$T_Wires.$A:.$P];4)" office:value-type="string" office:string-value="CB_RpiHeader - CB_UPSConn (x5)" calcext:value-type="string">
            <text:p>CB_RpiHeader - CB_UPSConn (x5)</text:p>
          </table:table-cell>
          <table:table-cell table:style-name="ce12" table:formula="of:=VLOOKUP([.$A14];[$T_Wires.$A:.$P];15)" office:value-type="string" office:string-value="TODO" calcext:value-type="string">
            <text:p>TODO</text:p>
          </table:table-cell>
          <table:table-cell table:style-name="ce12" table:formula="of:=VLOOKUP([.$A14];[$T_Wires.$A:.$P];16)" office:value-type="string" office:string-value="Assemble CustomBoard" calcext:value-type="string">
            <text:p>Assemble CustomBoard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  <table:table-cell table:number-columns-repeated="3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_Devices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8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7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/>
          <table:table-cell table:style-name="ce19" table:number-columns-repeated="6"/>
        </table:table-row>
        <table:table-row table:style-name="ro1">
          <table:table-cell table:style-name="ce9" office:value-type="string" calcext:value-type="string">
            <text:p>Ext_D01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External</text:p>
          </table:table-cell>
          <table:table-cell table:style-name="ce9" office:value-type="string" calcext:value-type="string">
            <text:p>Service Battery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Ext_D02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External</text:p>
          </table:table-cell>
          <table:table-cell table:style-name="ce9" office:value-type="string" calcext:value-type="string">
            <text:p>Solar Panels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Ext_D03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External</text:p>
          </table:table-cell>
          <table:table-cell table:style-name="ce9" office:value-type="string" calcext:value-type="string">
            <text:p>Vehicle Battery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nt_D00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lock</text:p>
          </table:table-cell>
          <table:table-cell table:style-name="ce9" office:value-type="string" calcext:value-type="string">
            <text:p>Fuses Box (x12 poles)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nt_D01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lock</text:p>
          </table:table-cell>
          <table:table-cell table:style-name="ce9" office:value-type="string" calcext:value-type="string">
            <text:p>GPIO Expansion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nt_D02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lock</text:p>
          </table:table-cell>
          <table:table-cell table:style-name="ce9" office:value-type="string" calcext:value-type="string">
            <text:p>Relays Module (x8)</text:p>
          </table:table-cell>
          <table:table-cell table:style-name="ce9" table:number-columns-repeated="2"/>
          <table:table-cell table:style-name="ce9" office:value-type="string" calcext:value-type="string">
            <text:p>TODO</text:p>
          </table:table-cell>
          <table:table-cell table:style-name="ce9" office:value-type="string" calcext:value-type="string">
            <text:p>Find how to connect 2mm2 cables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nt_D03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lock</text:p>
          </table:table-cell>
          <table:table-cell table:style-name="ce9" office:value-type="string" calcext:value-type="string">
            <text:p>Buttons Box (x8)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1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lock</text:p>
          </table:table-cell>
          <table:table-cell table:style-name="ce9" office:value-type="string" calcext:value-type="string">
            <text:p>RaspberryPi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2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lock</text:p>
          </table:table-cell>
          <table:table-cell table:style-name="ce9" office:value-type="string" calcext:value-type="string">
            <text:p>DC/DC for RaspberryPi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3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lock</text:p>
          </table:table-cell>
          <table:table-cell table:style-name="ce9" office:value-type="string" calcext:value-type="string">
            <text:p>UPS Pack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4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lock</text:p>
          </table:table-cell>
          <table:table-cell table:style-name="ce9" office:value-type="string" calcext:value-type="string">
            <text:p>UPS Battery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5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lock</text:p>
          </table:table-cell>
          <table:table-cell table:style-name="ce9" office:value-type="string" calcext:value-type="string">
            <text:p>SIM7600E-H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6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lock</text:p>
          </table:table-cell>
          <table:table-cell table:style-name="ce9" office:value-type="string" calcext:value-type="string">
            <text:p>Sense Hat (c)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7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lock</text:p>
          </table:table-cell>
          <table:table-cell table:style-name="ce9" office:value-type="string" calcext:value-type="string">
            <text:p>Custom Board</text:p>
          </table:table-cell>
          <table:table-cell table:style-name="ce9" table:number-columns-repeated="2"/>
          <table:table-cell table:style-name="ce9" office:value-type="string" calcext:value-type="string">
            <text:p>TODO</text:p>
          </table:table-cell>
          <table:table-cell table:style-name="ce9" office:value-type="string" calcext:value-type="string">
            <text:p>Assemble PCB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oT_D08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lock</text:p>
          </table:table-cell>
          <table:table-cell table:style-name="ce9" office:value-type="string" calcext:value-type="string">
            <text:p>Weight sensor</text:p>
          </table:table-cell>
          <table:table-cell table:style-name="ce9" table:number-columns-repeated="2"/>
          <table:table-cell table:style-name="ce9" office:value-type="string" calcext:value-type="string">
            <text:p>TODO</text:p>
          </table:table-cell>
          <table:table-cell table:style-name="ce9" office:value-type="string" calcext:value-type="string">
            <text:p>Create tank platform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oT_D09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lock</text:p>
          </table:table-cell>
          <table:table-cell table:style-name="ce9" office:value-type="string" calcext:value-type="string">
            <text:p>Gas MQ-2 Propane Senso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10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lock</text:p>
          </table:table-cell>
          <table:table-cell table:style-name="ce9" office:value-type="string" calcext:value-type="string">
            <text:p>Gas MQ-7 CO2 Senso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1</text:p>
          </table:table-cell>
          <table:table-cell table:style-name="ce9" office:value-type="string" calcext:value-type="string">
            <text:p>Device</text:p>
          </table:table-cell>
          <table:table-cell office:value-type="string" calcext:value-type="string">
            <text:p>PowerBlock</text:p>
          </table:table-cell>
          <table:table-cell table:style-name="ce9" office:value-type="string" calcext:value-type="string">
            <text:p>Inverte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2</text:p>
          </table:table-cell>
          <table:table-cell table:style-name="ce9" office:value-type="string" calcext:value-type="string">
            <text:p>Device</text:p>
          </table:table-cell>
          <table:table-cell office:value-type="string" calcext:value-type="string">
            <text:p>PowerBlock</text:p>
          </table:table-cell>
          <table:table-cell table:style-name="ce9" office:value-type="string" calcext:value-type="string">
            <text:p>Solar Charge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3</text:p>
          </table:table-cell>
          <table:table-cell table:style-name="ce9" office:value-type="string" calcext:value-type="string">
            <text:p>Device</text:p>
          </table:table-cell>
          <table:table-cell office:value-type="string" calcext:value-type="string">
            <text:p>PowerBlock</text:p>
          </table:table-cell>
          <table:table-cell table:style-name="ce9" office:value-type="string" calcext:value-type="string">
            <text:p>DC/DC or CSB2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4</text:p>
          </table:table-cell>
          <table:table-cell table:style-name="ce9" office:value-type="string" calcext:value-type="string">
            <text:p>Device</text:p>
          </table:table-cell>
          <table:table-cell office:value-type="string" calcext:value-type="string">
            <text:p>PowerBlock</text:p>
          </table:table-cell>
          <table:table-cell table:style-name="ce9" office:value-type="string" calcext:value-type="string">
            <text:p>Power Charge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 table:number-columns-repeated="7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_Fuses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8" table:number-columns-repeated="3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pec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Int_F00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use Integration Block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1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use DC/DC for RaspberryPi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2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use Light 1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3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use Light 2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4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use Fan 1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5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use Fan 2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6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use Fridg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7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use Heating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8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use Motor 1 – UP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9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use Motor 1 – DOWN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10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11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12</text:p>
          </table:table-cell>
          <table:table-cell office:value-type="string" calcext:value-type="string">
            <text:p>Fuse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F0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lock</text:p>
          </table:table-cell>
          <table:table-cell office:value-type="string" calcext:value-type="string">
            <text:p>Fuse Inver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ow_</text:span>F0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lock</text:p>
          </table:table-cell>
          <table:table-cell office:value-type="string" calcext:value-type="string">
            <text:p>Fuse Solar Charg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ow_</text:span>F03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lock</text:p>
          </table:table-cell>
          <table:table-cell office:value-type="string" calcext:value-type="string">
            <text:p>Fuse Vehicle Battery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ow_</text:span>F04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lock</text:p>
          </table:table-cell>
          <table:table-cell office:value-type="string" calcext:value-type="string">
            <text:p>Fuse Power Charg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_Connectors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8" table:number-columns-repeated="3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pec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CB_C0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from DC/DC (vite)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B_C02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to UPS (vite)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B_C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to RaspberryPi Ribbon 40PIN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B_C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from UPS ???-5P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B_C05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for GPIO Expansion JSL-6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Order angular JST connectors</text:p>
          </table:table-cell>
        </table:table-row>
        <table:table-row table:style-name="ro1">
          <table:table-cell office:value-type="string" calcext:value-type="string">
            <text:p>CB_C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for Serial Comm JSL-3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Order angular JST connectors</text:p>
          </table:table-cell>
        </table:table-row>
        <table:table-row table:style-name="ro1">
          <table:table-cell office:value-type="string" calcext:value-type="string">
            <text:p>CB_C07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Connector for Weight Sensor JSL-4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Order angular JST connectors</text:p>
          </table:table-cell>
        </table:table-row>
        <table:table-row table:style-name="ro1">
          <table:table-cell office:value-type="string" calcext:value-type="string">
            <text:p>Int_C01</text:p>
          </table:table-cell>
          <table:table-cell office:value-type="string" calcext:value-type="string">
            <text:p>Conn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Connector for Light 1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2</text:p>
          </table:table-cell>
          <table:table-cell office:value-type="string" calcext:value-type="string">
            <text:p>Conn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Connector for Light 2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3</text:p>
          </table:table-cell>
          <table:table-cell office:value-type="string" calcext:value-type="string">
            <text:p>Conn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Connector for Fan 1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4</text:p>
          </table:table-cell>
          <table:table-cell office:value-type="string" calcext:value-type="string">
            <text:p>Conn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Connector for Fan 2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5</text:p>
          </table:table-cell>
          <table:table-cell office:value-type="string" calcext:value-type="string">
            <text:p>Conn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Connector for Fridge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6</text:p>
          </table:table-cell>
          <table:table-cell office:value-type="string" calcext:value-type="string">
            <text:p>Conn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Connector for Heating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7</text:p>
          </table:table-cell>
          <table:table-cell office:value-type="string" calcext:value-type="string">
            <text:p>Conn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Connector for Motor 1 - UP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8</text:p>
          </table:table-cell>
          <table:table-cell office:value-type="string" calcext:value-type="string">
            <text:p>Conn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Connector for Motor 1 – DOWN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9</text:p>
          </table:table-cell>
          <table:table-cell office:value-type="string" calcext:value-type="string">
            <text:p>Conn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Connector for IoT Power line JSL-2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Use a JST Connector (2p)</text:p>
          </table:table-cell>
        </table:table-row>
        <table:table-row table:style-name="ro1">
          <table:table-cell office:value-type="string" calcext:value-type="string">
            <text:p>Int_C10</text:p>
          </table:table-cell>
          <table:table-cell office:value-type="string" calcext:value-type="string">
            <text:p>Conn</text:p>
          </table:table-cell>
          <table:table-cell table:style-name="ce9" office:value-type="string" calcext:value-type="string">
            <text:p>IntBlock</text:p>
          </table:table-cell>
          <table:table-cell office:value-type="string" calcext:value-type="string">
            <text:p>Connector for GPIO Expansion JSL-6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Use a JST Connector (6p)</text:p>
          </table:table-cell>
        </table:table-row>
        <table:table-row table:style-name="ro1">
          <table:table-cell office:value-type="string" calcext:value-type="string">
            <text:p>IoT_C01</text:p>
          </table:table-cell>
          <table:table-cell office:value-type="string" calcext:value-type="string">
            <text:p>Conn</text:p>
          </table:table-cell>
          <table:table-cell table:style-name="ce9" office:value-type="string" calcext:value-type="string">
            <text:p>IoTBlock</text:p>
          </table:table-cell>
          <table:table-cell office:value-type="string" calcext:value-type="string">
            <text:p>Connector for IoT Power line JSL-2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Use a JST Connector (2p)</text:p>
          </table:table-cell>
        </table:table-row>
        <table:table-row table:style-name="ro1">
          <table:table-cell office:value-type="string" calcext:value-type="string">
            <text:p>Pow_C0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owerBlock</text:p>
          </table:table-cell>
          <table:table-cell office:value-type="string" calcext:value-type="string">
            <text:p>Connector Servic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real connector</text:p>
          </table:table-cell>
        </table:table-row>
        <table:table-row table:style-name="ro1">
          <table:table-cell office:value-type="string" calcext:value-type="string">
            <text:p>Pow_C02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owerBlock</text:p>
          </table:table-cell>
          <table:table-cell office:value-type="string" calcext:value-type="string">
            <text:p>Connector Solar Pane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real connector</text:p>
          </table:table-cell>
        </table:table-row>
        <table:table-row table:style-name="ro1">
          <table:table-cell office:value-type="string" calcext:value-type="string">
            <text:p>Pow_C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owerBlock</text:p>
          </table:table-cell>
          <table:table-cell office:value-type="string" calcext:value-type="string">
            <text:p>Connector Vehicl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real connector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_Others" table:style-name="ta1">
        <table:table-column table:style-name="co10" table:default-cell-style-name="ce11"/>
        <table:table-column table:style-name="co2" table:default-cell-style-name="ce11"/>
        <table:table-column table:style-name="co3" table:default-cell-style-name="ce11"/>
        <table:table-column table:style-name="co8" table:number-columns-repeated="3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pec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CB_BB01</text:p>
          </table:table-cell>
          <table:table-cell table:style-name="Default" office:value-type="string" calcext:value-type="string">
            <text:p>Other</text:p>
          </table:table-cell>
          <table:table-cell office:value-type="string" calcext:value-type="string">
            <text:p>CustomBoard</text:p>
          </table:table-cell>
          <table:table-cell office:value-type="string" calcext:value-type="string">
            <text:p>PCB Panel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ssemble Custom Board PCB</text:p>
          </table:table-cell>
        </table:table-row>
        <table:table-row table:style-name="ro1">
          <table:table-cell office:value-type="string" calcext:value-type="string">
            <text:p>Pow_BB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lock</text:p>
          </table:table-cell>
          <table:table-cell office:value-type="string" calcext:value-type="string">
            <text:p>Main Bus Ba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SW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lock</text:p>
          </table:table-cell>
          <table:table-cell office:value-type="string" calcext:value-type="string">
            <text:p>Switch Servic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Magetotoermico</text:p>
          </table:table-cell>
        </table:table-row>
        <table:table-row table:style-name="ro1">
          <table:table-cell office:value-type="string" calcext:value-type="string">
            <text:p><text:span text:style-name="T1">Pow_</text:span>SW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lock</text:p>
          </table:table-cell>
          <table:table-cell office:value-type="string" calcext:value-type="string">
            <text:p>Switch Solar Pane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Magetotoermico</text:p>
          </table:table-cell>
        </table:table-row>
        <table:table-row table:style-name="ro1">
          <table:table-cell office:value-type="string" calcext:value-type="string">
            <text:p><text:span text:style-name="T1">Pow_</text:span>SW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lock</text:p>
          </table:table-cell>
          <table:table-cell office:value-type="string" calcext:value-type="string">
            <text:p>Switch Vehicl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Magetotoermico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_Wir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8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order Wire</text:p>
          </table:table-cell>
          <table:table-cell table:style-name="ce24" office:value-type="string" calcext:value-type="string">
            <text:p>Point A</text:p>
          </table:table-cell>
          <table:table-cell table:style-name="ce24" office:value-type="string" calcext:value-type="string">
            <text:p>Point B</text:p>
          </table:table-cell>
          <table:table-cell table:style-name="ce24" office:value-type="string" calcext:value-type="string">
            <text:p>Pos/Neg</text:p>
          </table:table-cell>
          <table:table-cell table:style-name="ce24" office:value-type="string" calcext:value-type="string">
            <text:p>Sub Group</text:p>
          </table:table-cell>
          <table:table-cell table:style-name="ce24" office:value-type="string" calcext:value-type="string">
            <text:p>Size (mm2)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Terminal A</text:p>
          </table:table-cell>
          <table:table-cell table:style-name="ce24" office:value-type="string" calcext:value-type="string">
            <text:p>Terminal B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CB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ustomBoard</text:p>
          </table:table-cell>
          <table:table-cell table:formula="of:=COM.MICROSOFT.CONCAT([.$F2];&quot; - &quot;;[.$G2];&quot; (&quot;;[.$H2];&quot;)&quot;)" office:value-type="string" office:string-value="CB_DCDCConn - CB_UPSConn (x2)" calcext:value-type="string">
            <text:p>CB_DCDCConn - CB_UPSConn (x2)</text:p>
          </table:table-cell>
          <table:table-cell/>
          <table:table-cell office:value-type="string" calcext:value-type="string">
            <text:p>CB_DCDCConn</text:p>
          </table:table-cell>
          <table:table-cell office:value-type="string" calcext:value-type="string">
            <text:p>CB_UPSConn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number-columns-repeated="2" office:value-type="string" calcext:value-type="string">
            <text:p>PCB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Assemble CustomBoard</text:p>
          </table:table-cell>
        </table:table-row>
        <table:table-row table:style-name="ro1">
          <table:table-cell office:value-type="string" calcext:value-type="string">
            <text:p>CB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ustomBoard</text:p>
          </table:table-cell>
          <table:table-cell table:formula="of:=COM.MICROSOFT.CONCAT([.$F3];&quot; - &quot;;[.$G3];&quot; (&quot;;[.$H3];&quot;)&quot;)" office:value-type="string" office:string-value="CB_RpiHeader - CB_WeightConn (x4)" calcext:value-type="string">
            <text:p>CB_RpiHeader - CB_WeightConn (x4)</text:p>
          </table:table-cell>
          <table:table-cell/>
          <table:table-cell office:value-type="string" calcext:value-type="string">
            <text:p>CB_RpiHeader</text:p>
          </table:table-cell>
          <table:table-cell office:value-type="string" calcext:value-type="string">
            <text:p>CB_WeightConn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PWR + Data</text:p>
          </table:table-cell>
          <table:table-cell table:number-columns-repeated="2"/>
          <table:table-cell table:number-columns-repeated="2" office:value-type="string" calcext:value-type="string">
            <text:p>PCB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Assemble CustomBoard</text:p>
          </table:table-cell>
        </table:table-row>
        <table:table-row table:style-name="ro1">
          <table:table-cell office:value-type="string" calcext:value-type="string">
            <text:p>CB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ustomBoard</text:p>
          </table:table-cell>
          <table:table-cell table:formula="of:=COM.MICROSOFT.CONCAT([.$F4];&quot; - &quot;;[.$G4];&quot; (&quot;;[.$H4];&quot;)&quot;)" office:value-type="string" office:string-value="CB_RpiHeader - CB_SerialConn (x3)" calcext:value-type="string">
            <text:p>CB_RpiHeader - CB_SerialConn (x3)</text:p>
          </table:table-cell>
          <table:table-cell/>
          <table:table-cell office:value-type="string" calcext:value-type="string">
            <text:p>CB_RpiHeader</text:p>
          </table:table-cell>
          <table:table-cell office:value-type="string" calcext:value-type="string">
            <text:p>CB_SerialConn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PWR + Serial</text:p>
          </table:table-cell>
          <table:table-cell table:number-columns-repeated="2"/>
          <table:table-cell table:number-columns-repeated="2" office:value-type="string" calcext:value-type="string">
            <text:p>PCB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Assemble CustomBoard</text:p>
          </table:table-cell>
        </table:table-row>
        <table:table-row table:style-name="ro1">
          <table:table-cell office:value-type="string" calcext:value-type="string">
            <text:p>CB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ustomBoard</text:p>
          </table:table-cell>
          <table:table-cell table:formula="of:=COM.MICROSOFT.CONCAT([.$F5];&quot; - &quot;;[.$G5];&quot; (&quot;;[.$H5];&quot;)&quot;)" office:value-type="string" office:string-value="CB_RpiHeader - CB_GPIOConn (x6)" calcext:value-type="string">
            <text:p>CB_RpiHeader - CB_GPIOConn (x6)</text:p>
          </table:table-cell>
          <table:table-cell/>
          <table:table-cell office:value-type="string" calcext:value-type="string">
            <text:p>CB_RpiHeader</text:p>
          </table:table-cell>
          <table:table-cell office:value-type="string" calcext:value-type="string">
            <text:p>CB_GPIOConn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PWD + I2C</text:p>
          </table:table-cell>
          <table:table-cell table:number-columns-repeated="2"/>
          <table:table-cell table:number-columns-repeated="2" office:value-type="string" calcext:value-type="string">
            <text:p>PCB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Assemble CustomBoard</text:p>
          </table:table-cell>
        </table:table-row>
        <table:table-row table:style-name="ro1">
          <table:table-cell office:value-type="string" calcext:value-type="string">
            <text:p>CB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ustomBoard</text:p>
          </table:table-cell>
          <table:table-cell table:formula="of:=COM.MICROSOFT.CONCAT([.$F6];&quot; - &quot;;[.$G6];&quot; (&quot;;[.$H6];&quot;)&quot;)" office:value-type="string" office:string-value="CB_RpiHeader - CB_UPSConn (x5)" calcext:value-type="string">
            <text:p>CB_RpiHeader - CB_UPSConn (x5)</text:p>
          </table:table-cell>
          <table:table-cell/>
          <table:table-cell office:value-type="string" calcext:value-type="string">
            <text:p>CB_RpiHeader</text:p>
          </table:table-cell>
          <table:table-cell office:value-type="string" calcext:value-type="string">
            <text:p>CB_UPSConn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PWD + Serial</text:p>
          </table:table-cell>
          <table:table-cell table:number-columns-repeated="2"/>
          <table:table-cell table:number-columns-repeated="2" office:value-type="string" calcext:value-type="string">
            <text:p>PCB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Assemble CustomBoard</text:p>
          </table:table-cell>
        </table:table-row>
        <table:table-row table:style-name="ro1">
          <table:table-cell office:value-type="string" calcext:value-type="string">
            <text:p>Ext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7];&quot; - &quot;;[.$G7];&quot; (&quot;;[.$H7];&quot;)&quot;)" office:value-type="string" office:string-value="Ext_D1 - Pow_C1 (+)" calcext:value-type="string">
            <text:p>Ext_D1 - Pow_C1 (+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ervice Battery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xt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8];&quot; - &quot;;[.$G8];&quot; (&quot;;[.$H8];&quot;)&quot;)" office:value-type="string" office:string-value="Ext_D1 - Pow_C1 (-)" calcext:value-type="string">
            <text:p>Ext_D1 - Pow_C1 (-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ervice Battery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xt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9];&quot; - &quot;;[.$G9];&quot; (&quot;;[.$H9];&quot;)&quot;)" office:value-type="string" office:string-value="Ext_D2 - Pow_C2 (+)" calcext:value-type="string">
            <text:p>Ext_D2 - Pow_C2 (+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Panels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C-4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Fix Cables</text:p>
          </table:table-cell>
        </table:table-row>
        <table:table-row table:style-name="ro1">
          <table:table-cell office:value-type="string" calcext:value-type="string">
            <text:p>Ext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10];&quot; - &quot;;[.$G10];&quot; (&quot;;[.$H10];&quot;)&quot;)" office:value-type="string" office:string-value="Ext_D2 - Pow_C2 (-)" calcext:value-type="string">
            <text:p>Ext_D2 - Pow_C2 (-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olar Panels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C-4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Fix Cables</text:p>
          </table:table-cell>
        </table:table-row>
        <table:table-row table:style-name="ro1">
          <table:table-cell office:value-type="string" calcext:value-type="string">
            <text:p>Ext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11];&quot; - &quot;;[.$G11];&quot; (&quot;;[.$H11];&quot;)&quot;)" office:value-type="string" office:string-value="Ext_D3 - Pow_C3 (+)" calcext:value-type="string">
            <text:p>Ext_D3 - Pow_C3 (+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3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Vehicle Battery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xt_W0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12];&quot; - &quot;;[.$G12];&quot; (&quot;;[.$H12];&quot;)&quot;)" office:value-type="string" office:string-value="Ext_D3 - Pow_C3 (-)" calcext:value-type="string">
            <text:p>Ext_D3 - Pow_C3 (-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3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Vehicle Battery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01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13];&quot; - &quot;;[.$G13];&quot; (&quot;;[.$H13];&quot;)&quot;)" office:value-type="string" office:string-value="Int_F0 - Int_FB0 (+)" calcext:value-type="string">
            <text:p>Int_F0 - Int_FB0 (+)</text:p>
          </table:table-cell>
          <table:table-cell/>
          <table:table-cell office:value-type="string" calcext:value-type="string">
            <text:p>Int_F0</text:p>
          </table:table-cell>
          <table:table-cell office:value-type="string" calcext:value-type="string">
            <text:p>Int_FB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useBox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02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14];&quot; - &quot;;[.$G14];&quot; (&quot;;[.$H14];&quot;)&quot;)" office:value-type="string" office:string-value="Int_FB0 (1) - IoT_D2 (+)" calcext:value-type="string">
            <text:p>Int_FB0 (1) - IoT_D2 (+)</text:p>
          </table:table-cell>
          <table:table-cell office:value-type="string" calcext:value-type="string">
            <text:p>Int → IoT</text:p>
          </table:table-cell>
          <table:table-cell office:value-type="string" calcext:value-type="string">
            <text:p>Int_FB0 (1)</text:p>
          </table:table-cell>
          <table:table-cell office:value-type="string" calcext:value-type="string">
            <text:p>IoT_D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DC/DC for RaspberryP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DC/DC</text:p>
          </table:table-cell>
        </table:table-row>
        <table:table-row table:style-name="ro1">
          <table:table-cell office:value-type="string" calcext:value-type="string">
            <text:p>Int_W03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15];&quot; - &quot;;[.$G15];&quot; (&quot;;[.$H15];&quot;)&quot;)" office:value-type="string" office:string-value="Int_FB0 (1) - IoT_D2 (-)" calcext:value-type="string">
            <text:p>Int_FB0 (1) - IoT_D2 (-)</text:p>
          </table:table-cell>
          <table:table-cell office:value-type="string" calcext:value-type="string">
            <text:p>Int → IoT</text:p>
          </table:table-cell>
          <table:table-cell office:value-type="string" calcext:value-type="string">
            <text:p>Int_FB0 (1)</text:p>
          </table:table-cell>
          <table:table-cell office:value-type="string" calcext:value-type="string">
            <text:p>IoT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DC/DC for RaspberryP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DC/DC</text:p>
          </table:table-cell>
        </table:table-row>
        <table:table-row table:style-name="ro1">
          <table:table-cell office:value-type="string" calcext:value-type="string">
            <text:p>Int_W04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16];&quot; - &quot;;[.$G16];&quot; (&quot;;[.$H16];&quot;)&quot;)" office:value-type="string" office:string-value="Int_FB0 (2) - Int_D2 (1) (+)" calcext:value-type="string">
            <text:p>Int_FB0 (2) - Int_D2 (1) (+)</text:p>
          </table:table-cell>
          <table:table-cell/>
          <table:table-cell office:value-type="string" calcext:value-type="string">
            <text:p>Int_FB0 (2)</text:p>
          </table:table-cell>
          <table:table-cell office:value-type="string" calcext:value-type="string">
            <text:p>Int_D2 (1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05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17];&quot; - &quot;;[.$G17];&quot; (&quot;;[.$H17];&quot;)&quot;)" office:value-type="string" office:string-value="Int_D2 (1) - Int_C1 (+)" calcext:value-type="string">
            <text:p>Int_D2 (1) - Int_C1 (+)</text:p>
          </table:table-cell>
          <table:table-cell/>
          <table:table-cell office:value-type="string" calcext:value-type="string">
            <text:p>Int_D2 (1)</text:p>
          </table:table-cell>
          <table:table-cell office:value-type="string" calcext:value-type="string">
            <text:p>Int_C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06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18];&quot; - &quot;;[.$G18];&quot; (&quot;;[.$H18];&quot;)&quot;)" office:value-type="string" office:string-value="Int_FB0 (2) - Int_C1 (-)" calcext:value-type="string">
            <text:p>Int_FB0 (2) - Int_C1 (-)</text:p>
          </table:table-cell>
          <table:table-cell/>
          <table:table-cell office:value-type="string" calcext:value-type="string">
            <text:p>Int_FB0 (2)</text:p>
          </table:table-cell>
          <table:table-cell office:value-type="string" calcext:value-type="string">
            <text:p>Int_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Light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07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19];&quot; - &quot;;[.$G19];&quot; (&quot;;[.$H19];&quot;)&quot;)" office:value-type="string" office:string-value="Int_FB0 (3) - Int_D2 (2) (+)" calcext:value-type="string">
            <text:p>Int_FB0 (3) - Int_D2 (2) (+)</text:p>
          </table:table-cell>
          <table:table-cell/>
          <table:table-cell office:value-type="string" calcext:value-type="string">
            <text:p>Int_FB0 (3)</text:p>
          </table:table-cell>
          <table:table-cell office:value-type="string" calcext:value-type="string">
            <text:p>Int_D2 (2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08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20];&quot; - &quot;;[.$G20];&quot; (&quot;;[.$H20];&quot;)&quot;)" office:value-type="string" office:string-value="Int_D2 (2) - Int_C2 (+)" calcext:value-type="string">
            <text:p>Int_D2 (2) - Int_C2 (+)</text:p>
          </table:table-cell>
          <table:table-cell/>
          <table:table-cell office:value-type="string" calcext:value-type="string">
            <text:p>Int_D2 (2)</text:p>
          </table:table-cell>
          <table:table-cell office:value-type="string" calcext:value-type="string">
            <text:p>Int_C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09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21];&quot; - &quot;;[.$G21];&quot; (&quot;;[.$H21];&quot;)&quot;)" office:value-type="string" office:string-value="Int_FB0 (3) - Int_C2 (-)" calcext:value-type="string">
            <text:p>Int_FB0 (3) - Int_C2 (-)</text:p>
          </table:table-cell>
          <table:table-cell/>
          <table:table-cell office:value-type="string" calcext:value-type="string">
            <text:p>Int_FB0 (3)</text:p>
          </table:table-cell>
          <table:table-cell office:value-type="string" calcext:value-type="string">
            <text:p>Int_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Light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0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22];&quot; - &quot;;[.$G22];&quot; (&quot;;[.$H22];&quot;)&quot;)" office:value-type="string" office:string-value="Int_FB0 (4) - Int_D2 (3) (+)" calcext:value-type="string">
            <text:p>Int_FB0 (4) - Int_D2 (3) (+)</text:p>
          </table:table-cell>
          <table:table-cell/>
          <table:table-cell office:value-type="string" calcext:value-type="string">
            <text:p>Int_FB0 (4)</text:p>
          </table:table-cell>
          <table:table-cell office:value-type="string" calcext:value-type="string">
            <text:p>Int_D2 (3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11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23];&quot; - &quot;;[.$G23];&quot; (&quot;;[.$H23];&quot;)&quot;)" office:value-type="string" office:string-value="Int_D2 (3) - Int_C3 (+)" calcext:value-type="string">
            <text:p>Int_D2 (3) - Int_C3 (+)</text:p>
          </table:table-cell>
          <table:table-cell/>
          <table:table-cell office:value-type="string" calcext:value-type="string">
            <text:p>Int_D2 (3)</text:p>
          </table:table-cell>
          <table:table-cell office:value-type="string" calcext:value-type="string">
            <text:p>Int_C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12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24];&quot; - &quot;;[.$G24];&quot; (&quot;;[.$H24];&quot;)&quot;)" office:value-type="string" office:string-value="Int_FB0 (4) - Int_C3 (-)" calcext:value-type="string">
            <text:p>Int_FB0 (4) - Int_C3 (-)</text:p>
          </table:table-cell>
          <table:table-cell/>
          <table:table-cell office:value-type="string" calcext:value-type="string">
            <text:p>Int_FB0 (4)</text:p>
          </table:table-cell>
          <table:table-cell office:value-type="string" calcext:value-type="string">
            <text:p>Int_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Fan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3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25];&quot; - &quot;;[.$G25];&quot; (&quot;;[.$H25];&quot;)&quot;)" office:value-type="string" office:string-value="Int_FB0 (5) - Int_D2 (4) (+)" calcext:value-type="string">
            <text:p>Int_FB0 (5) - Int_D2 (4) (+)</text:p>
          </table:table-cell>
          <table:table-cell/>
          <table:table-cell office:value-type="string" calcext:value-type="string">
            <text:p>Int_FB0 (5)</text:p>
          </table:table-cell>
          <table:table-cell office:value-type="string" calcext:value-type="string">
            <text:p>Int_D2 (4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14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26];&quot; - &quot;;[.$G26];&quot; (&quot;;[.$H26];&quot;)&quot;)" office:value-type="string" office:string-value="Int_D2 (4) - Int_C4 (+)" calcext:value-type="string">
            <text:p>Int_D2 (4) - Int_C4 (+)</text:p>
          </table:table-cell>
          <table:table-cell/>
          <table:table-cell office:value-type="string" calcext:value-type="string">
            <text:p>Int_D2 (4)</text:p>
          </table:table-cell>
          <table:table-cell office:value-type="string" calcext:value-type="string">
            <text:p>Int_C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15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27];&quot; - &quot;;[.$G27];&quot; (&quot;;[.$H27];&quot;)&quot;)" office:value-type="string" office:string-value="Int_FB0 (5) - Int_C4 (-)" calcext:value-type="string">
            <text:p>Int_FB0 (5) - Int_C4 (-)</text:p>
          </table:table-cell>
          <table:table-cell/>
          <table:table-cell office:value-type="string" calcext:value-type="string">
            <text:p>Int_FB0 (5)</text:p>
          </table:table-cell>
          <table:table-cell office:value-type="string" calcext:value-type="string">
            <text:p>Int_C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Fan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6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28];&quot; - &quot;;[.$G28];&quot; (&quot;;[.$H28];&quot;)&quot;)" office:value-type="string" office:string-value="Int_FB0 (6) - Int_D2 (5) (+)" calcext:value-type="string">
            <text:p>Int_FB0 (6) - Int_D2 (5) (+)</text:p>
          </table:table-cell>
          <table:table-cell/>
          <table:table-cell office:value-type="string" calcext:value-type="string">
            <text:p>Int_FB0 (6)</text:p>
          </table:table-cell>
          <table:table-cell office:value-type="string" calcext:value-type="string">
            <text:p>Int_D2 (5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17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29];&quot; - &quot;;[.$G29];&quot; (&quot;;[.$H29];&quot;)&quot;)" office:value-type="string" office:string-value="Int_D2 (5) - Int_C5 (+)" calcext:value-type="string">
            <text:p>Int_D2 (5) - Int_C5 (+)</text:p>
          </table:table-cell>
          <table:table-cell/>
          <table:table-cell office:value-type="string" calcext:value-type="string">
            <text:p>Int_D2 (5)</text:p>
          </table:table-cell>
          <table:table-cell office:value-type="string" calcext:value-type="string">
            <text:p>Int_C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18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30];&quot; - &quot;;[.$G30];&quot; (&quot;;[.$H30];&quot;)&quot;)" office:value-type="string" office:string-value="Int_FB0 (6) - Int_C5 (-)" calcext:value-type="string">
            <text:p>Int_FB0 (6) - Int_C5 (-)</text:p>
          </table:table-cell>
          <table:table-cell/>
          <table:table-cell office:value-type="string" calcext:value-type="string">
            <text:p>Int_FB0 (6)</text:p>
          </table:table-cell>
          <table:table-cell office:value-type="string" calcext:value-type="string">
            <text:p>Int_C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F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9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31];&quot; - &quot;;[.$G31];&quot; (&quot;;[.$H31];&quot;)&quot;)" office:value-type="string" office:string-value="Int_FB0 (7) - Int_D2 (6) (+)" calcext:value-type="string">
            <text:p>Int_FB0 (7) - Int_D2 (6) (+)</text:p>
          </table:table-cell>
          <table:table-cell/>
          <table:table-cell office:value-type="string" calcext:value-type="string">
            <text:p>Int_FB0 (7)</text:p>
          </table:table-cell>
          <table:table-cell office:value-type="string" calcext:value-type="string">
            <text:p>Int_D2 (6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He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20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32];&quot; - &quot;;[.$G32];&quot; (&quot;;[.$H32];&quot;)&quot;)" office:value-type="string" office:string-value="Int_D2 (6) - Int_C6 (+)" calcext:value-type="string">
            <text:p>Int_D2 (6) - Int_C6 (+)</text:p>
          </table:table-cell>
          <table:table-cell/>
          <table:table-cell office:value-type="string" calcext:value-type="string">
            <text:p>Int_D2 (6)</text:p>
          </table:table-cell>
          <table:table-cell office:value-type="string" calcext:value-type="string">
            <text:p>Int_C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He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21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33];&quot; - &quot;;[.$G33];&quot; (&quot;;[.$H33];&quot;)&quot;)" office:value-type="string" office:string-value="Int_FB0 (7) - Int_C6 (-)" calcext:value-type="string">
            <text:p>Int_FB0 (7) - Int_C6 (-)</text:p>
          </table:table-cell>
          <table:table-cell/>
          <table:table-cell office:value-type="string" calcext:value-type="string">
            <text:p>Int_FB0 (7)</text:p>
          </table:table-cell>
          <table:table-cell office:value-type="string" calcext:value-type="string">
            <text:p>Int_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He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22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34];&quot; - &quot;;[.$G34];&quot; (&quot;;[.$H34];&quot;)&quot;)" office:value-type="string" office:string-value="Int_FB0 (8) - Int_D2 (7) (+)" calcext:value-type="string">
            <text:p>Int_FB0 (8) - Int_D2 (7) (+)</text:p>
          </table:table-cell>
          <table:table-cell/>
          <table:table-cell office:value-type="string" calcext:value-type="string">
            <text:p>Int_FB0 (8)</text:p>
          </table:table-cell>
          <table:table-cell office:value-type="string" calcext:value-type="string">
            <text:p>Int_D2 (7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23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35];&quot; - &quot;;[.$G35];&quot; (&quot;;[.$H35];&quot;)&quot;)" office:value-type="string" office:string-value="Int_D2 (7) - Int_C7 (+)" calcext:value-type="string">
            <text:p>Int_D2 (7) - Int_C7 (+)</text:p>
          </table:table-cell>
          <table:table-cell/>
          <table:table-cell office:value-type="string" calcext:value-type="string">
            <text:p>Int_D2 (7)</text:p>
          </table:table-cell>
          <table:table-cell office:value-type="string" calcext:value-type="string">
            <text:p>Int_C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24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36];&quot; - &quot;;[.$G36];&quot; (&quot;;[.$H36];&quot;)&quot;)" office:value-type="string" office:string-value="Int_FB0 (8) - Int_C7 (-)" calcext:value-type="string">
            <text:p>Int_FB0 (8) - Int_C7 (-)</text:p>
          </table:table-cell>
          <table:table-cell/>
          <table:table-cell office:value-type="string" calcext:value-type="string">
            <text:p>Int_FB0 (8)</text:p>
          </table:table-cell>
          <table:table-cell office:value-type="string" calcext:value-type="string">
            <text:p>Int_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Motor 1 – 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25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37];&quot; - &quot;;[.$G37];&quot; (&quot;;[.$H37];&quot;)&quot;)" office:value-type="string" office:string-value="Int_FB0 (9) - Int_D2 (8) (+)" calcext:value-type="string">
            <text:p>Int_FB0 (9) - Int_D2 (8) (+)</text:p>
          </table:table-cell>
          <table:table-cell/>
          <table:table-cell office:value-type="string" calcext:value-type="string">
            <text:p>Int_FB0 (9)</text:p>
          </table:table-cell>
          <table:table-cell office:value-type="string" calcext:value-type="string">
            <text:p>Int_D2 (8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26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38];&quot; - &quot;;[.$G38];&quot; (&quot;;[.$H38];&quot;)&quot;)" office:value-type="string" office:string-value="Int_D2 (8) - Int_C8 (+)" calcext:value-type="string">
            <text:p>Int_D2 (8) - Int_C8 (+)</text:p>
          </table:table-cell>
          <table:table-cell/>
          <table:table-cell office:value-type="string" calcext:value-type="string">
            <text:p>Int_D2 (8)</text:p>
          </table:table-cell>
          <table:table-cell office:value-type="string" calcext:value-type="string">
            <text:p>Int_C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rules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27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39];&quot; - &quot;;[.$G39];&quot; (&quot;;[.$H39];&quot;)&quot;)" office:value-type="string" office:string-value="Int_FB0 (9) - Int_C8 (-)" calcext:value-type="string">
            <text:p>Int_FB0 (9) - Int_C8 (-)</text:p>
          </table:table-cell>
          <table:table-cell/>
          <table:table-cell office:value-type="string" calcext:value-type="string">
            <text:p>Int_FB0 (9)</text:p>
          </table:table-cell>
          <table:table-cell office:value-type="string" calcext:value-type="string">
            <text:p>Int_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Motor 1 –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28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40];&quot; - &quot;;[.$G40];&quot; (&quot;;[.$H40];&quot;)&quot;)" office:value-type="string" office:string-value="Int_D1 - Int_D2 (+)" calcext:value-type="string">
            <text:p>Int_D1 - Int_D2 (+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Relays Module (x8)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29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41];&quot; - &quot;;[.$G41];&quot; (&quot;;[.$H41];&quot;)&quot;)" office:value-type="string" office:string-value="Int_D1 - Int_D2 (-)" calcext:value-type="string">
            <text:p>Int_D1 - Int_D2 (-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Relays Module (x8)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0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42];&quot; - &quot;;[.$G42];&quot; (&quot;;[.$H42];&quot;)&quot;)" office:value-type="string" office:string-value="Int_D1 - Int_D2 (D1)" calcext:value-type="string">
            <text:p>Int_D1 - Int_D2 (D1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1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43];&quot; - &quot;;[.$G43];&quot; (&quot;;[.$H43];&quot;)&quot;)" office:value-type="string" office:string-value="Int_D1 - Int_D2 (D2)" calcext:value-type="string">
            <text:p>Int_D1 - Int_D2 (D2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2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44];&quot; - &quot;;[.$G44];&quot; (&quot;;[.$H44];&quot;)&quot;)" office:value-type="string" office:string-value="Int_D1 - Int_D2 (D3)" calcext:value-type="string">
            <text:p>Int_D1 - Int_D2 (D3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3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45];&quot; - &quot;;[.$G45];&quot; (&quot;;[.$H45];&quot;)&quot;)" office:value-type="string" office:string-value="Int_D1 - Int_D2 (D4)" calcext:value-type="string">
            <text:p>Int_D1 - Int_D2 (D4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4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46];&quot; - &quot;;[.$G46];&quot; (&quot;;[.$H46];&quot;)&quot;)" office:value-type="string" office:string-value="Int_D1 - Int_D2 (D5)" calcext:value-type="string">
            <text:p>Int_D1 - Int_D2 (D5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5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47];&quot; - &quot;;[.$G47];&quot; (&quot;;[.$H47];&quot;)&quot;)" office:value-type="string" office:string-value="Int_D1 - Int_D2 (D6)" calcext:value-type="string">
            <text:p>Int_D1 - Int_D2 (D6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6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48];&quot; - &quot;;[.$G48];&quot; (&quot;;[.$H48];&quot;)&quot;)" office:value-type="string" office:string-value="Int_D1 - Int_D2 (D7)" calcext:value-type="string">
            <text:p>Int_D1 - Int_D2 (D7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7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49];&quot; - &quot;;[.$G49];&quot; (&quot;;[.$H49];&quot;)&quot;)" office:value-type="string" office:string-value="Int_D1 - Int_D2 (D8)" calcext:value-type="string">
            <text:p>Int_D1 - Int_D2 (D8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8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50];&quot; - &quot;;[.$G50];&quot; (&quot;;[.$H50];&quot;)&quot;)" office:value-type="string" office:string-value="Int_D1 - Int_D3 (D1)" calcext:value-type="string">
            <text:p>Int_D1 - Int_D3 (D1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9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51];&quot; - &quot;;[.$G51];&quot; (&quot;;[.$H51];&quot;)&quot;)" office:value-type="string" office:string-value="Int_D1 - Int_D3 (D2)" calcext:value-type="string">
            <text:p>Int_D1 - Int_D3 (D2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0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52];&quot; - &quot;;[.$G52];&quot; (&quot;;[.$H52];&quot;)&quot;)" office:value-type="string" office:string-value="Int_D1 - Int_D3 (D3)" calcext:value-type="string">
            <text:p>Int_D1 - Int_D3 (D3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1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53];&quot; - &quot;;[.$G53];&quot; (&quot;;[.$H53];&quot;)&quot;)" office:value-type="string" office:string-value="Int_D1 - Int_D3 (D4)" calcext:value-type="string">
            <text:p>Int_D1 - Int_D3 (D4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2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54];&quot; - &quot;;[.$G54];&quot; (&quot;;[.$H54];&quot;)&quot;)" office:value-type="string" office:string-value="Int_D1 - Int_D3 (D5)" calcext:value-type="string">
            <text:p>Int_D1 - Int_D3 (D5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3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55];&quot; - &quot;;[.$G55];&quot; (&quot;;[.$H55];&quot;)&quot;)" office:value-type="string" office:string-value="Int_D1 - Int_D3 (D6)" calcext:value-type="string">
            <text:p>Int_D1 - Int_D3 (D6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4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56];&quot; - &quot;;[.$G56];&quot; (&quot;;[.$H56];&quot;)&quot;)" office:value-type="string" office:string-value="Int_D1 - Int_D3 (D7)" calcext:value-type="string">
            <text:p>Int_D1 - Int_D3 (D7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5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ntBlock</text:p>
          </table:table-cell>
          <table:table-cell table:formula="of:=COM.MICROSOFT.CONCAT([.$F57];&quot; - &quot;;[.$G57];&quot; (&quot;;[.$H57];&quot;)&quot;)" office:value-type="string" office:string-value="Int_D1 - Int_D3 (D8)" calcext:value-type="string">
            <text:p>Int_D1 - Int_D3 (D8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JUMPR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00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58];&quot; - &quot;;[.$G58];&quot; (&quot;;[.$H58];&quot;)&quot;)" office:value-type="string" office:string-value="IoT_D1 - IoT_D7 (40 PIN)" calcext:value-type="string">
            <text:p>IoT_D1 - IoT_D7 (40 PIN)</text:p>
          </table:table-cell>
          <table:table-cell/>
          <table:table-cell office:value-type="string" calcext:value-type="string">
            <text:p>IoT_D1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40 PIN</text:p>
          </table:table-cell>
          <table:table-cell office:value-type="string" calcext:value-type="string">
            <text:p>On CustomBoard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Header (40 PIN)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Ribbon Cable</text:p>
          </table:table-cell>
        </table:table-row>
        <table:table-row table:style-name="ro1">
          <table:table-cell office:value-type="string" calcext:value-type="string">
            <text:p>IoT_W01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59];&quot; - &quot;;[.$G59];&quot; (&quot;;[.$H59];&quot;)&quot;)" office:value-type="string" office:string-value="IoT_D2 - IoT_D7 (+)" calcext:value-type="string">
            <text:p>IoT_D2 - IoT_D7 (+)</text:p>
          </table:table-cell>
          <table:table-cell/>
          <table:table-cell office:value-type="string" calcext:value-type="string">
            <text:p>IoT_D2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UPS P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DC/DC to CustomBoard</text:p>
          </table:table-cell>
        </table:table-row>
        <table:table-row table:style-name="ro1">
          <table:table-cell office:value-type="string" calcext:value-type="string">
            <text:p>IoT_W02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60];&quot; - &quot;;[.$G60];&quot; (&quot;;[.$H60];&quot;)&quot;)" office:value-type="string" office:string-value="IoT_D2 - IoT_D7 (-)" calcext:value-type="string">
            <text:p>IoT_D2 - IoT_D7 (-)</text:p>
          </table:table-cell>
          <table:table-cell/>
          <table:table-cell office:value-type="string" calcext:value-type="string">
            <text:p>IoT_D2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UPS P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crew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DC/DC to CustomBoard</text:p>
          </table:table-cell>
        </table:table-row>
        <table:table-row table:style-name="ro1">
          <table:table-cell office:value-type="string" calcext:value-type="string">
            <text:p>IoT_W03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61];&quot; - &quot;;[.$G61];&quot; (&quot;;[.$H61];&quot;)&quot;)" office:value-type="string" office:string-value="IoT_D7 - IoT_D3 (USB)" calcext:value-type="string">
            <text:p>IoT_D7 - IoT_D3 (USB)</text:p>
          </table:table-cell>
          <table:table-cell/>
          <table:table-cell office:value-type="string" calcext:value-type="string">
            <text:p>IoT_D7</text:p>
          </table:table-cell>
          <table:table-cell office:value-type="string" calcext:value-type="string">
            <text:p>IoT_D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To UPS Pack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crew</text:p>
          </table:table-cell>
          <table:table-cell office:value-type="string" calcext:value-type="string">
            <text:p>USB-C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UPS (USB-C)</text:p>
          </table:table-cell>
        </table:table-row>
        <table:table-row table:style-name="ro1">
          <table:table-cell office:value-type="string" calcext:value-type="string">
            <text:p>IoT_W04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62];&quot; - &quot;;[.$G62];&quot; (&quot;;[.$H62];&quot;)&quot;)" office:value-type="string" office:string-value="IoT_D3 - IoT_D7 (+)" calcext:value-type="string">
            <text:p>IoT_D3 - IoT_D7 (+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UPS Pack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UPS to CustomBoard</text:p>
          </table:table-cell>
        </table:table-row>
        <table:table-row table:style-name="ro1">
          <table:table-cell office:value-type="string" calcext:value-type="string">
            <text:p>IoT_W05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63];&quot; - &quot;;[.$G63];&quot; (&quot;;[.$H63];&quot;)&quot;)" office:value-type="string" office:string-value="IoT_D3 - IoT_D7 (-)" calcext:value-type="string">
            <text:p>IoT_D3 - IoT_D7 (-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UPS Pack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UPS to CustomBoard</text:p>
          </table:table-cell>
        </table:table-row>
        <table:table-row table:style-name="ro1">
          <table:table-cell office:value-type="string" calcext:value-type="string">
            <text:p>IoT_W06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64];&quot; - &quot;;[.$G64];&quot; (&quot;;[.$H64];&quot;)&quot;)" office:value-type="string" office:string-value="IoT_D3 - IoT_D7 (Tx)" calcext:value-type="string">
            <text:p>IoT_D3 - IoT_D7 (Tx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rom UPS Pack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UPS to CustomBoard</text:p>
          </table:table-cell>
        </table:table-row>
        <table:table-row table:style-name="ro1">
          <table:table-cell office:value-type="string" calcext:value-type="string">
            <text:p>IoT_W07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65];&quot; - &quot;;[.$G65];&quot; (&quot;;[.$H65];&quot;)&quot;)" office:value-type="string" office:string-value="IoT_D3 - IoT_D7 (Rx)" calcext:value-type="string">
            <text:p>IoT_D3 - IoT_D7 (Rx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From UPS Pack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UPS to CustomBoard</text:p>
          </table:table-cell>
        </table:table-row>
        <table:table-row table:style-name="ro1">
          <table:table-cell office:value-type="string" calcext:value-type="string">
            <text:p>IoT_W08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66];&quot; - &quot;;[.$G66];&quot; (&quot;;[.$H66];&quot;)&quot;)" office:value-type="string" office:string-value="IoT_D3 - IoT_D7 (STA)" calcext:value-type="string">
            <text:p>IoT_D3 - IoT_D7 (STA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From UPS Pack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UPS to CustomBoard</text:p>
          </table:table-cell>
        </table:table-row>
        <table:table-row table:style-name="ro1">
          <table:table-cell office:value-type="string" calcext:value-type="string">
            <text:p>IoT_W09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67];&quot; - &quot;;[.$G67];&quot; (&quot;;[.$H67];&quot;)&quot;)" office:value-type="string" office:string-value="IoT_D3 - IoT_D4 (+)" calcext:value-type="string">
            <text:p>IoT_D3 - IoT_D4 (+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UPS Battery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Scr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0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68];&quot; - &quot;;[.$G68];&quot; (&quot;;[.$H68];&quot;)&quot;)" office:value-type="string" office:string-value="IoT_D3 - IoT_D4 (-)" calcext:value-type="string">
            <text:p>IoT_D3 - IoT_D4 (-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UPS Battery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Scr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1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69];&quot; - &quot;;[.$G69];&quot; (&quot;;[.$H69];&quot;)&quot;)" office:value-type="string" office:string-value="IoT_D5 - IoT_D7 (40 PIN)" calcext:value-type="string">
            <text:p>IoT_D5 - IoT_D7 (40 PIN)</text:p>
          </table:table-cell>
          <table:table-cell/>
          <table:table-cell office:value-type="string" calcext:value-type="string">
            <text:p>IoT_D5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40 PIN</text:p>
          </table:table-cell>
          <table:table-cell office:value-type="string" calcext:value-type="string">
            <text:p>From SIM7600E-H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Header (40 PIN)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Ribbon Cable</text:p>
          </table:table-cell>
        </table:table-row>
        <table:table-row table:style-name="ro1">
          <table:table-cell office:value-type="string" calcext:value-type="string">
            <text:p>IoT_W12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70];&quot; - &quot;;[.$G70];&quot; (&quot;;[.$H70];&quot;)&quot;)" office:value-type="string" office:string-value="IoT_D6 - IoT_D7 (40 PIN)" calcext:value-type="string">
            <text:p>IoT_D6 - IoT_D7 (40 PIN)</text:p>
          </table:table-cell>
          <table:table-cell/>
          <table:table-cell office:value-type="string" calcext:value-type="string">
            <text:p>IoT_D6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40 PIN</text:p>
          </table:table-cell>
          <table:table-cell office:value-type="string" calcext:value-type="string">
            <text:p>From Sense Hat (c)</text:p>
          </table:table-cell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Header (40 PIN)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Ribbon Cable</text:p>
          </table:table-cell>
        </table:table-row>
        <table:table-row table:style-name="ro1">
          <table:table-cell office:value-type="string" calcext:value-type="string">
            <text:p>IoT_W13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71];&quot; - &quot;;[.$G71];&quot; (&quot;;[.$H71];&quot;)&quot;)" office:value-type="string" office:string-value="IoT_D8 - IoT_D7 (+)" calcext:value-type="string">
            <text:p>IoT_D8 - IoT_D7 (+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Weight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Weight to CustomBoard</text:p>
          </table:table-cell>
        </table:table-row>
        <table:table-row table:style-name="ro1">
          <table:table-cell office:value-type="string" calcext:value-type="string">
            <text:p>IoT_W14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72];&quot; - &quot;;[.$G72];&quot; (&quot;;[.$H72];&quot;)&quot;)" office:value-type="string" office:string-value="IoT_D8 - IoT_D7 (-)" calcext:value-type="string">
            <text:p>IoT_D8 - IoT_D7 (-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Weight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Weight to CustomBoard</text:p>
          </table:table-cell>
        </table:table-row>
        <table:table-row table:style-name="ro1">
          <table:table-cell office:value-type="string" calcext:value-type="string">
            <text:p>IoT_W15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73];&quot; - &quot;;[.$G73];&quot; (&quot;;[.$H73];&quot;)&quot;)" office:value-type="string" office:string-value="IoT_D8 - IoT_D7 (SCK)" calcext:value-type="string">
            <text:p>IoT_D8 - IoT_D7 (SCK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From Weight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Weight to CustomBoard</text:p>
          </table:table-cell>
        </table:table-row>
        <table:table-row table:style-name="ro1">
          <table:table-cell office:value-type="string" calcext:value-type="string">
            <text:p>IoT_W16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74];&quot; - &quot;;[.$G74];&quot; (&quot;;[.$H74];&quot;)&quot;)" office:value-type="string" office:string-value="IoT_D8 - IoT_D7 (DT)" calcext:value-type="string">
            <text:p>IoT_D8 - IoT_D7 (DT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rom Weight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Weight to CustomBoard</text:p>
          </table:table-cell>
        </table:table-row>
        <table:table-row table:style-name="ro1">
          <table:table-cell office:value-type="string" calcext:value-type="string">
            <text:p>IoT_W17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75];&quot; - &quot;;[.$G75];&quot; (&quot;;[.$H75];&quot;)&quot;)" office:value-type="string" office:string-value="IoT_D9 - IoT_D6 (+)" calcext:value-type="string">
            <text:p>IoT_D9 - IoT_D6 (+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Gas MQ-2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8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76];&quot; - &quot;;[.$G76];&quot; (&quot;;[.$H76];&quot;)&quot;)" office:value-type="string" office:string-value="IoT_D9 - IoT_D6 (-)" calcext:value-type="string">
            <text:p>IoT_D9 - IoT_D6 (-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Gas MQ-2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9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77];&quot; - &quot;;[.$G77];&quot; (&quot;;[.$H77];&quot;)&quot;)" office:value-type="string" office:string-value="IoT_D9 - IoT_D6 (AOUT)" calcext:value-type="string">
            <text:p>IoT_D9 - IoT_D6 (AOUT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From Gas MQ-2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0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78];&quot; - &quot;;[.$G78];&quot; (&quot;;[.$H78];&quot;)&quot;)" office:value-type="string" office:string-value="IoT_D9 - IoT_D6 (DOUT)" calcext:value-type="string">
            <text:p>IoT_D9 - IoT_D6 (DOUT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From Gas MQ-2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1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79];&quot; - &quot;;[.$G79];&quot; (&quot;;[.$H79];&quot;)&quot;)" office:value-type="string" office:string-value="IoT_D10 - IoT_D6 (+)" calcext:value-type="string">
            <text:p>IoT_D10 - IoT_D6 (+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Gas MQ-7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2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80];&quot; - &quot;;[.$G80];&quot; (&quot;;[.$H80];&quot;)&quot;)" office:value-type="string" office:string-value="IoT_D10 - IoT_D6 (-)" calcext:value-type="string">
            <text:p>IoT_D10 - IoT_D6 (-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Gas MQ-7 Sensor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3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81];&quot; - &quot;;[.$G81];&quot; (&quot;;[.$H81];&quot;)&quot;)" office:value-type="string" office:string-value="IoT_D10 - IoT_D6 (AOUT)" calcext:value-type="string">
            <text:p>IoT_D10 - IoT_D6 (AOUT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From Gas MQ-7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4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82];&quot; - &quot;;[.$G82];&quot; (&quot;;[.$H82];&quot;)&quot;)" office:value-type="string" office:string-value="IoT_D10 - IoT_D6 (DOUT)" calcext:value-type="string">
            <text:p>IoT_D10 - IoT_D6 (DOUT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From Gas MQ-7 Senso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UMPR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5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83];&quot; - &quot;;[.$G83];&quot; (&quot;;[.$H83];&quot;)&quot;)" office:value-type="string" office:string-value="IoT_D7 - Int_D1 (+)" calcext:value-type="string">
            <text:p>IoT_D7 - Int_D1 (+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GPIO Expansion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IoT_W26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84];&quot; - &quot;;[.$G84];&quot; (&quot;;[.$H84];&quot;)&quot;)" office:value-type="string" office:string-value="IoT_D7 - Int_D1 (-)" calcext:value-type="string">
            <text:p>IoT_D7 - Int_D1 (-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GPIO Expansion</text:p>
          </table:table-cell>
          <table:table-cell office:value-type="float" office:value="0.75" calcext:value-type="float">
            <text:p>0.75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IoT_W27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85];&quot; - &quot;;[.$G85];&quot; (&quot;;[.$H85];&quot;)&quot;)" office:value-type="string" office:string-value="IoT_D7 - Int_D1 (SDA)" calcext:value-type="string">
            <text:p>IoT_D7 - Int_D1 (SDA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IoT_W28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86];&quot; - &quot;;[.$G86];&quot; (&quot;;[.$H86];&quot;)&quot;)" office:value-type="string" office:string-value="IoT_D7 - Int_D1 (SCL)" calcext:value-type="string">
            <text:p>IoT_D7 - Int_D1 (SCL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IoT_W29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87];&quot; - &quot;;[.$G87];&quot; (&quot;;[.$H87];&quot;)&quot;)" office:value-type="string" office:string-value="IoT_D7 - Int_D1 (INT)" calcext:value-type="string">
            <text:p>IoT_D7 - Int_D1 (INT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IoT_W30</text:p>
          </table:table-cell>
          <table:table-cell office:value-type="string" calcext:value-type="string">
            <text:p>Wire</text:p>
          </table:table-cell>
          <table:table-cell table:style-name="ce9" office:value-type="string" calcext:value-type="string">
            <text:p>IoTBlock</text:p>
          </table:table-cell>
          <table:table-cell table:formula="of:=COM.MICROSOFT.CONCAT([.$F88];&quot; - &quot;;[.$G88];&quot; (&quot;;[.$H88];&quot;)&quot;)" office:value-type="string" office:string-value="IoT_D7 - Int_D1 (RST)" calcext:value-type="string">
            <text:p>IoT_D7 - Int_D1 (RST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string" calcext:value-type="string">
            <text:p>JS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Board to GPIO</text:p>
          </table:table-cell>
        </table:table-row>
        <table:table-row table:style-name="ro1">
          <table:table-cell office:value-type="string" calcext:value-type="string">
            <text:p>Pow_W0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89];&quot; - &quot;;[.$G89];&quot; (&quot;;[.$H89];&quot;)&quot;)" office:value-type="string" office:string-value="Pow_D2 - IoT_D1 (Serial)" calcext:value-type="string">
            <text:p>Pow_D2 - IoT_D1 (Serial)</text:p>
          </table:table-cell>
          <table:table-cell office:value-type="string" calcext:value-type="string">
            <text:p>P → Iot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IoT_D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To RaspberryP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RS232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90];&quot; - &quot;;[.$G90];&quot; (&quot;;[.$H90];&quot;)&quot;)" office:value-type="string" office:string-value="Pow_BB1 - Pow_SW1 (+)" calcext:value-type="string">
            <text:p>Pow_BB1 - Pow_SW1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SW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ervice Battery Switch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91];&quot; - &quot;;[.$G91];&quot; (&quot;;[.$H91];&quot;)&quot;)" office:value-type="string" office:string-value="Pow_SW1 - Pow_C1 (+)" calcext:value-type="string">
            <text:p>Pow_SW1 - Pow_C1 (+)</text:p>
          </table:table-cell>
          <table:table-cell/>
          <table:table-cell office:value-type="string" calcext:value-type="string">
            <text:p>Pow_SW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ervice Battery Switch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92];&quot; - &quot;;[.$G92];&quot; (&quot;;[.$H92];&quot;)&quot;)" office:value-type="string" office:string-value="Pow_BB1 - Pow_C1 (-)" calcext:value-type="string">
            <text:p>Pow_BB1 - Pow_C1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ervice Battery Switch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93];&quot; - &quot;;[.$G93];&quot; (&quot;;[.$H93];&quot;)&quot;)" office:value-type="string" office:string-value="Pow_BB1 - Pow_F2 (+)" calcext:value-type="string">
            <text:p>Pow_BB1 - Pow_F2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<text:span text:style-name="T1">Pow_</text:span>F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Charg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94];&quot; - &quot;;[.$G94];&quot; (&quot;;[.$H94];&quot;)&quot;)" office:value-type="string" office:string-value="Pow_F2 - Pow_D2 (+)" calcext:value-type="string">
            <text:p>Pow_F2 - Pow_D2 (+)</text:p>
          </table:table-cell>
          <table:table-cell/>
          <table:table-cell office:value-type="string" calcext:value-type="string">
            <text:p><text:span text:style-name="T1">Pow_</text:span>F2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Charger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durre PB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95];&quot; - &quot;;[.$G95];&quot; (&quot;;[.$H95];&quot;)&quot;)" office:value-type="string" office:string-value="Pow_BB1 - Pow_D2 (-)" calcext:value-type="string">
            <text:p>Pow_BB1 - Pow_D2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olar Charger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errules</text:p>
          </table:table-cell>
          <table:table-cell office:value-type="string" calcext:value-type="string">
            <text:p>Ridurre PB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96];&quot; - &quot;;[.$G96];&quot; (&quot;;[.$H96];&quot;)&quot;)" office:value-type="string" office:string-value="Pow_D2 - Pow_SW2 (+)" calcext:value-type="string">
            <text:p>Pow_D2 - Pow_SW2 (+)</text:p>
          </table:table-cell>
          <table:table-cell/>
          <table:table-cell office:value-type="string" calcext:value-type="string">
            <text:p>Pow_D2</text:p>
          </table:table-cell>
          <table:table-cell office:value-type="string" calcext:value-type="string">
            <text:p><text:span text:style-name="T1">Pow_</text:span>SW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Panels Switch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97];&quot; - &quot;;[.$G97];&quot; (&quot;;[.$H97];&quot;)&quot;)" office:value-type="string" office:string-value="Pow_SW2 - Pow_C2 (+)" calcext:value-type="string">
            <text:p>Pow_SW2 - Pow_C2 (+)</text:p>
          </table:table-cell>
          <table:table-cell/>
          <table:table-cell office:value-type="string" calcext:value-type="string">
            <text:p><text:span text:style-name="T1">Pow_</text:span>SW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Panels Switc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98];&quot; - &quot;;[.$G98];&quot; (&quot;;[.$H98];&quot;)&quot;)" office:value-type="string" office:string-value="Pow_D2 - Pow_C2 (-)" calcext:value-type="string">
            <text:p>Pow_D2 - Pow_C2 (-)</text:p>
          </table:table-cell>
          <table:table-cell/>
          <table:table-cell office:value-type="string" calcext:value-type="string">
            <text:p>Pow_D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olar Panels Switch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99];&quot; - &quot;;[.$G99];&quot; (&quot;;[.$H99];&quot;)&quot;)" office:value-type="string" office:string-value="Pow_D2 - Int_F0 (+)" calcext:value-type="string">
            <text:p>Pow_D2 - Int_F0 (+)</text:p>
          </table:table-cell>
          <table:table-cell office:value-type="string" calcext:value-type="string">
            <text:p>P → Int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Int_F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Integration Block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00];&quot; - &quot;;[.$G100];&quot; (&quot;;[.$H100];&quot;)&quot;)" office:value-type="string" office:string-value="Pow_D2 - Int_FB0 (-)" calcext:value-type="string">
            <text:p>Pow_D2 - Int_FB0 (-)</text:p>
          </table:table-cell>
          <table:table-cell office:value-type="string" calcext:value-type="string">
            <text:p>P → Int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Int_FB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Integration Block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01];&quot; - &quot;;[.$G101];&quot; (&quot;;[.$H101];&quot;)&quot;)" office:value-type="string" office:string-value="Pow_BB1 - Pow_F3 (+)" calcext:value-type="string">
            <text:p>Pow_BB1 - Pow_F3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<text:span text:style-name="T1">Pow_</text:span>F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DC/DC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02];&quot; - &quot;;[.$G102];&quot; (&quot;;[.$H102];&quot;)&quot;)" office:value-type="string" office:string-value="Pow_F3 - Pow_D3 (+)" calcext:value-type="string">
            <text:p>Pow_F3 - Pow_D3 (+)</text:p>
          </table:table-cell>
          <table:table-cell/>
          <table:table-cell office:value-type="string" calcext:value-type="string">
            <text:p><text:span text:style-name="T1">Pow_</text:span>F3</text:p>
          </table:table-cell>
          <table:table-cell office:value-type="string" calcext:value-type="string">
            <text:p>Pow_D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DC/DC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03];&quot; - &quot;;[.$G103];&quot; (&quot;;[.$H103];&quot;)&quot;)" office:value-type="string" office:string-value="Pow_BB1 - Pow_D3 (-)" calcext:value-type="string">
            <text:p>Pow_BB1 - Pow_D3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DC/DC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04];&quot; - &quot;;[.$G104];&quot; (&quot;;[.$H104];&quot;)&quot;)" office:value-type="string" office:string-value="Pow_D3 - Pow_SW3 (+)" calcext:value-type="string">
            <text:p>Pow_D3 - Pow_SW3 (+)</text:p>
          </table:table-cell>
          <table:table-cell/>
          <table:table-cell office:value-type="string" calcext:value-type="string">
            <text:p>Pow_D3</text:p>
          </table:table-cell>
          <table:table-cell office:value-type="string" calcext:value-type="string">
            <text:p><text:span text:style-name="T1">Pow_</text:span>SW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Vehicle Battery Switch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05];&quot; - &quot;;[.$G105];&quot; (&quot;;[.$H105];&quot;)&quot;)" office:value-type="string" office:string-value="Pow_SW3 - Pow_C3 (+)" calcext:value-type="string">
            <text:p>Pow_SW3 - Pow_C3 (+)</text:p>
          </table:table-cell>
          <table:table-cell/>
          <table:table-cell office:value-type="string" calcext:value-type="string">
            <text:p><text:span text:style-name="T1">Pow_</text:span>SW3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Vehicle Battery Switch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06];&quot; - &quot;;[.$G106];&quot; (&quot;;[.$H106];&quot;)&quot;)" office:value-type="string" office:string-value="Pow_BB1 - Pow_C3 (-)" calcext:value-type="string">
            <text:p>Pow_BB1 - Pow_C3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Vehicle Battery Switc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3" office:value-type="string" calcext:value-type="string">
            <text:p>Pow_W17.b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07];&quot; - &quot;;[.$G107];&quot; (&quot;;[.$H107];&quot;)&quot;)" office:value-type="string" office:string-value="Pow_D3 - Pow_C3 (-)" calcext:value-type="string">
            <text:p>Pow_D3 - Pow_C3 (-)</text:p>
          </table:table-cell>
          <table:table-cell/>
          <table:table-cell table:style-name="ce13" office:value-type="string" calcext:value-type="string">
            <text:p>Pow_D3</text:p>
          </table:table-cell>
          <table:table-cell table:style-name="ce13" office:value-type="string" calcext:value-type="string">
            <text:p>Pow_C3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To Vehicle Battery Switch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string" calcext:value-type="string">
            <text:p>Ring</text:p>
          </table:table-cell>
          <table:table-cell office:value-type="string" calcext:value-type="string">
            <text:p>Attualmente non c’è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ow_W1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08];&quot; - &quot;;[.$G108];&quot; (&quot;;[.$H108];&quot;)&quot;)" office:value-type="string" office:string-value="Pow_BB1 - Pow_F1 (+)" calcext:value-type="string">
            <text:p>Pow_BB1 - Pow_F1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F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Inverter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09];&quot; - &quot;;[.$G109];&quot; (&quot;;[.$H109];&quot;)&quot;)" office:value-type="string" office:string-value="Pow_F1 - Pow_D1 (+)" calcext:value-type="string">
            <text:p>Pow_F1 - Pow_D1 (+)</text:p>
          </table:table-cell>
          <table:table-cell/>
          <table:table-cell office:value-type="string" calcext:value-type="string">
            <text:p>Pow_F1</text:p>
          </table:table-cell>
          <table:table-cell office:value-type="string" calcext:value-type="string">
            <text:p>Pow_D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Inverter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10];&quot; - &quot;;[.$G110];&quot; (&quot;;[.$H110];&quot;)&quot;)" office:value-type="string" office:string-value="Pow_BB1 - Pow_D1 (-)" calcext:value-type="string">
            <text:p>Pow_BB1 - Pow_D1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Inverter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11];&quot; - &quot;;[.$G111];&quot; (&quot;;[.$H111];&quot;)&quot;)" office:value-type="string" office:string-value="Pow_BB1 - Pow_F4 (+)" calcext:value-type="string">
            <text:p>Pow_BB1 - Pow_F4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<text:span text:style-name="T1">Pow_</text:span>F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Power Charger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12];&quot; - &quot;;[.$G112];&quot; (&quot;;[.$H112];&quot;)&quot;)" office:value-type="string" office:string-value="Pow_F4 - Pow_D4 (+)" calcext:value-type="string">
            <text:p>Pow_F4 - Pow_D4 (+)</text:p>
          </table:table-cell>
          <table:table-cell/>
          <table:table-cell office:value-type="string" calcext:value-type="string">
            <text:p><text:span text:style-name="T1">Pow_</text:span>F4</text:p>
          </table:table-cell>
          <table:table-cell office:value-type="string" calcext:value-type="string">
            <text:p>Pow_D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Power Charger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lock</text:p>
          </table:table-cell>
          <table:table-cell table:formula="of:=COM.MICROSOFT.CONCAT([.$F113];&quot; - &quot;;[.$G113];&quot; (&quot;;[.$H113];&quot;)&quot;)" office:value-type="string" office:string-value="Pow_BB1 - Pow_D4 (-)" calcext:value-type="string">
            <text:p>Pow_BB1 - Pow_D4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Power Charger</text:p>
          </table:table-cell>
          <table:table-cell office:value-type="float" office:value="0.75" calcext:value-type="float">
            <text:p>0.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rrules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#########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################################</text:p>
          </table:table-cell>
          <table:table-cell table:number-columns-repeated="4"/>
          <table:table-cell office:value-type="string" calcext:value-type="string">
            <text:p>################################</text:p>
          </table:table-cell>
          <table:table-cell table:number-columns-repeated="4"/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lock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2"/>
          <table:table-cell table:number-columns-repeated="2"/>
          <table:table-cell table:style-name="ce24" office:value-type="string" calcext:value-type="string">
            <text:p>Sub Group</text:p>
          </table:table-cell>
          <table:table-cell table:number-columns-repeated="4"/>
          <table:table-cell table:style-name="ce24" office:value-type="string" calcext:value-type="string">
            <text:p>Note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45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Main.A1:Main.F178">
          <table:sort>
            <table:sort-by table:field-number="0" table:data-type="automatic"/>
          </table:sort>
        </table:database-range>
        <table:database-range table:name="__Anonymous_Sheet_DB__1" table:target-range-address="Block_External.A1:Block_External.F10">
          <table:sort>
            <table:sort-by table:field-number="0" table:data-type="automatic"/>
          </table:sort>
        </table:database-range>
        <table:database-range table:name="__Anonymous_Sheet_DB__2" table:target-range-address="Block_Power.A1:Block_Power.F41">
          <table:sort>
            <table:sort-by table:field-number="0" table:data-type="automatic"/>
          </table:sort>
        </table:database-range>
        <table:database-range table:name="__Anonymous_Sheet_DB__3" table:target-range-address="Block_Integration.A1:Block_Integration.F74">
          <table:sort>
            <table:sort-by table:field-number="0" table:data-type="automatic"/>
          </table:sort>
        </table:database-range>
        <table:database-range table:name="__Anonymous_Sheet_DB__4" table:target-range-address="Block_IoT.A1:Block_IoT.F43">
          <table:sort>
            <table:sort-by table:field-number="0" table:data-type="automatic"/>
          </table:sort>
        </table:database-range>
        <table:database-range table:name="__Anonymous_Sheet_DB__5" table:target-range-address="Custom_Board.A1:Custom_Board.F14">
          <table:sort>
            <table:sort-by table:field-number="0" table:data-type="automatic"/>
          </table:sort>
        </table:database-range>
        <table:database-range table:name="__Anonymous_Sheet_DB__6" table:target-range-address="T_Devices.A1:T_Devices.H22">
          <table:sort>
            <table:sort-by table:field-number="0" table:data-type="automatic"/>
          </table:sort>
        </table:database-range>
        <table:database-range table:name="__Anonymous_Sheet_DB__7" table:target-range-address="T_Fuses.A1:T_Fuses.H18">
          <table:sort>
            <table:sort-by table:field-number="0" table:data-type="automatic"/>
          </table:sort>
        </table:database-range>
        <table:database-range table:name="__Anonymous_Sheet_DB__8" table:target-range-address="T_Connectors.A1:T_Connectors.H22">
          <table:sort>
            <table:sort-by table:field-number="0" table:data-type="automatic"/>
          </table:sort>
        </table:database-range>
        <table:database-range table:name="__Anonymous_Sheet_DB__9" table:target-range-address="T_Others.A1:T_Others.H6">
          <table:sort>
            <table:sort-by table:field-number="0" table:data-type="automatic"/>
          </table:sort>
        </table:database-range>
        <table:database-range table:name="__Anonymous_Sheet_DB__10" table:target-range-address="T_Wires.A1:T_Wires.P1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6:11:09.9012273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7:38:54.007426268</meta:creation-date>
    <dc:date>2023-11-27T16:16:23.761778008</dc:date>
    <meta:editing-duration>P3DT12H13M40S</meta:editing-duration>
    <meta:editing-cycles>24</meta:editing-cycles>
    <meta:generator>LibreOffice/7.6.3.2$Linux_X86_64 LibreOffice_project/60$Build-2</meta:generator>
    <meta:document-statistic meta:table-count="11" meta:cell-count="4123" meta:object-count="0"/>
  </office:meta>
</office:document-meta>
</file>